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BC5000045FFE7483FD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Arial1" svg:font-family="Arial"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c0c0c0" fo:padding="0.0382in" fo:border="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007in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c0c0c0" fo:padding="0.0382in" fo:border="0.0007in solid #000000">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c0c0c0" fo:padding="0.0382in" fo:border="0.0007in solid #000000">
        <style:background-image/>
      </style:table-cell-properties>
    </style:style>
    <style:style style:name="Table10.A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0c0c0" fo:padding="0.0382in" fo:border="0.0007in solid #000000">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c0c0c0" fo:padding="0.0382in" fo:border="0.0007in solid #000000">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c0c0c0" fo:padding="0.0382in" fo:border="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c0c0c0" fo:padding="0.0382in" fo:border="0.0007in solid #000000">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c0c0c0" fo:padding="0.0382in" fo:border="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c0c0c0" fo:padding="0.0382in" fo:border="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c0c0c0" fo:padding="0.0382in" fo:border="0.0007in solid #000000">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c0c0c0" fo:padding="0.0382in" fo:border="0.0007in solid #000000">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c0c0c0" fo:padding="0.0382in" fo:border="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c0c0c0" fo:padding="0.0382in" fo:border="0.0007in solid #000000">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007in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007in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c0c0c0" fo:padding="0.0382in" fo:border="0.0007in solid #000000">
        <style:background-image/>
      </style:table-cell-properties>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background-color="#c0c0c0" fo:padding="0.0382in" fo:border="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c0c0c0" fo:padding="0.0382in" fo:border="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c0c0c0" fo:padding="0.0382in" fo:border="0.0007in solid #000000">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c0c0c0" fo:padding="0.0382in" fo:border="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c0c0c0" fo:padding="0.0382in" fo:border="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c0c0c0" fo:padding="0.0382in" fo:border="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c0c0c0" fo:padding="0.0382in" fo:border="0.0007in solid #000000">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c0c0c0" fo:padding="0.0382in" fo:border="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c0c0c0" fo:padding="0.0382in" fo:border="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c0c0c0" fo:padding="0.0382in" fo:border="0.0007in solid #000000">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c0c0c0" fo:padding="0.0382in" fo:border="0.0007in solid #000000">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background-color="#c0c0c0" fo:padding="0.0382in" fo:border="0.0007in solid #000000">
        <style:background-image/>
      </style:table-cell-properties>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background-color="#c0c0c0" fo:padding="0.0382in" fo:border="0.0007in solid #000000">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background-color="#c0c0c0" fo:padding="0.0382in" fo:border="0.0007in solid #000000">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background-color="#c0c0c0" fo:padding="0.0382in" fo:border="0.0007in solid #000000">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background-color="#c0c0c0" fo:padding="0.0382in" fo:border="0.0007in solid #000000">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background-color="#c0c0c0" fo:padding="0.0382in" fo:border="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background-color="#c0c0c0" fo:padding="0.0382in" fo:border="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background-color="#c0c0c0" fo:padding="0.0382in" fo:border="0.0007in solid #000000">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background-color="#c0c0c0" fo:padding="0.0382in" fo:border="0.0007in solid #000000">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c0c0c0" fo:padding="0.0382in" fo:border="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c0c0c0" fo:padding="0.0382in" fo:border="0.0007in solid #000000">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c0c0c0" fo:padding="0.0382in" fo:border="0.0007in solid #000000">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c0c0c0" fo:padding="0.0382in" fo:border="0.0007in solid #000000">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c0c0c0" fo:padding="0.0382in" fo:border="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c0c0c0" fo:padding="0.0382in" fo:border="0.0007in solid #000000">
        <style:background-image/>
      </style:table-cell-properties>
    </style:style>
    <style:style style:name="Table50" style:family="table">
      <style:table-properties style:width="6.9167in" fo:margin-left="0.0181in" fo:margin-right="-0.0097in" table:align="margins"/>
    </style:style>
    <style:style style:name="Table50.A" style:family="table-column">
      <style:table-column-properties style:column-width="6.9167in" style:rel-column-width="9960*"/>
    </style:style>
    <style:style style:name="Table50.A1" style:family="table-cell">
      <style:table-cell-properties fo:background-color="#c0c0c0" fo:padding="0.0382in" fo:border="0.0007in solid #000000">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c0c0c0" fo:padding="0.0382in" fo:border="0.0007in solid #000000">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c0c0c0" fo:padding="0.0382in" fo:border="0.0007in solid #000000">
        <style:background-image/>
      </style:table-cell-properties>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background-color="#c0c0c0" fo:padding="0.0382in" fo:border="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c0c0c0" fo:padding="0.0382in" fo:border="0.0007in solid #000000">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c0c0c0" fo:padding="0.0382in" fo:border="0.0007in solid #000000">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c0c0c0" fo:padding="0.0382in" fo:border="0.0007in solid #000000">
        <style:background-image/>
      </style:table-cell-properties>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background-color="#c0c0c0" fo:padding="0.0382in" fo:border="0.0007in solid #000000">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c0c0c0" fo:padding="0.0382in" fo:border="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background-color="#c0c0c0" fo:padding="0.0382in" fo:border="0.0007in solid #000000">
        <style:background-image/>
      </style:table-cell-properties>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background-color="#c0c0c0" fo:padding="0.0382in" fo:border="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c0c0c0" fo:padding="0.0382in" fo:border="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c0c0c0" fo:padding="0.0382in" fo:border="0.0007in solid #000000">
        <style:background-image/>
      </style:table-cell-properties>
    </style:style>
    <style:style style:name="P1" style:family="paragraph" style:parent-style-name="Standard">
      <style:paragraph-properties fo:text-align="start" style:justify-single-word="false" style:text-autospace="none"/>
      <style:text-properties style:font-name="Courier" fo:font-size="8pt" style:font-name-asian="Courier" style:font-size-asian="8pt" style:font-name-complex="Courier" style:font-size-complex="8pt"/>
    </style:style>
    <style:style style:name="P2" style:family="paragraph" style:parent-style-name="Standard">
      <style:paragraph-properties style:text-autospace="none"/>
      <style:text-properties style:font-name="Arial1" fo:font-size="10pt" style:font-name-asian="Arial1" style:font-size-asian="10pt" style:font-name-complex="Arial1" style:font-size-complex="10pt"/>
    </style:style>
    <style:style style:name="P3" style:family="paragraph" style:parent-style-name="Standard">
      <style:paragraph-properties style:text-autospace="none"/>
      <style:text-properties style:use-window-font-color="true" fo:font-size="10pt" fo:language="zxx" fo:country="none" style:font-size-asian="10pt" style:font-size-complex="10pt"/>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fo:color="#008000" fo:font-size="10pt" fo:language="zxx" fo:country="none" style:font-size-asian="10pt" style:font-size-complex="10pt"/>
    </style:style>
    <style:style style:name="P6" style:family="paragraph" style:parent-style-name="Standard">
      <style:paragraph-properties fo:text-align="start" style:justify-single-word="false" style:text-autospace="none"/>
    </style:style>
    <style:style style:name="P7" style:family="paragraph" style:parent-style-name="Standard">
      <style:paragraph-properties style:text-autospace="none"/>
      <style:text-properties fo:color="#808080" fo:font-size="10pt" fo:language="zxx" fo:country="none" style:font-size-asian="10pt" style:font-size-complex="10pt"/>
    </style:style>
    <style:style style:name="P8" style:family="paragraph" style:parent-style-name="Standard">
      <style:paragraph-properties style:text-autospace="none"/>
      <style:text-properties fo:color="#00ae00" fo:font-size="10pt" fo:font-weight="bold" style:font-size-asian="10pt" style:font-weight-asian="bold" style:font-size-complex="10pt" style:font-weight-complex="bold"/>
    </style:style>
    <style:style style:name="P9" style:family="paragraph" style:parent-style-name="Standard">
      <style:paragraph-properties style:text-autospace="none"/>
      <style:text-properties fo:color="#00ae00" fo:font-size="10pt" fo:language="zxx" fo:country="none" fo:font-weight="bold" style:font-size-asian="10pt" style:font-weight-asian="bold" style:font-size-complex="10pt" style:font-weight-complex="bold"/>
    </style:style>
    <style:style style:name="P10" style:family="paragraph" style:parent-style-name="Standard">
      <style:paragraph-properties style:text-autospace="none"/>
      <style:text-properties fo:font-size="10pt" fo:language="zxx" fo:country="none" style:font-size-asian="10pt" style:font-size-complex="10pt"/>
    </style:style>
    <style:style style:name="P11" style:family="paragraph" style:parent-style-name="Standard">
      <style:paragraph-properties style:text-autospace="none"/>
      <style:text-properties fo:color="#00ff00" fo:font-size="10pt" fo:language="zxx" fo:country="none" fo:font-weight="bold" style:font-size-asian="10pt" style:font-weight-asian="bold" style:font-size-complex="10pt" style:font-weight-complex="bold"/>
    </style:style>
    <style:style style:name="P12" style:family="paragraph" style:parent-style-name="Standard">
      <style:paragraph-properties fo:background-color="#c0c0c0">
        <style:background-image/>
      </style:paragraph-properties>
    </style:style>
    <style:style style:name="P13" style:family="paragraph" style:parent-style-name="Standard">
      <style:paragraph-properties fo:background-color="#c0c0c0" style:text-autospace="none">
        <style:background-image/>
      </style:paragraph-properties>
    </style:style>
    <style:style style:name="P14" style:family="paragraph" style:parent-style-name="Standard">
      <style:paragraph-properties fo:background-color="#c0c0c0">
        <style:background-image/>
      </style:paragraph-properties>
      <style:text-properties style:use-window-font-color="true" fo:font-size="10pt" fo:language="zxx" fo:country="none" style:font-size-asian="10pt" style:font-size-complex="10pt"/>
    </style:style>
    <style:style style:name="P15" style:family="paragraph" style:parent-style-name="Standard">
      <style:paragraph-properties fo:background-color="#c0c0c0" style:text-autospace="none">
        <style:background-image/>
      </style:paragraph-properties>
      <style:text-properties style:use-window-font-color="true" fo:font-size="10pt" fo:language="zxx" fo:country="none" style:font-size-asian="10pt" style:font-size-complex="10pt"/>
    </style:style>
    <style:style style:name="P16" style:family="paragraph" style:parent-style-name="Standard">
      <style:paragraph-properties fo:background-color="#c0c0c0" style:text-autospace="none">
        <style:background-image/>
      </style:paragraph-properties>
      <style:text-properties style:use-window-font-color="true" style:font-name="Arial1" fo:font-size="10pt" fo:language="zxx" fo:country="none" style:font-name-asian="Arial1" style:font-size-asian="10pt" style:font-name-complex="Arial1" style:font-size-complex="10pt"/>
    </style:style>
    <style:style style:name="P17" style:family="paragraph" style:parent-style-name="Standard">
      <style:paragraph-properties fo:background-color="#c0c0c0" style:text-autospace="none">
        <style:background-image/>
      </style:paragraph-properties>
      <style:text-properties style:font-name="Arial1" fo:font-size="10pt" style:font-name-asian="Arial1" style:font-size-asian="10pt" style:font-name-complex="Arial1" style:font-size-complex="10pt"/>
    </style:style>
    <style:style style:name="P18" style:family="paragraph" style:parent-style-name="Standard">
      <style:paragraph-properties fo:background-color="#c0c0c0" style:text-autospace="none">
        <style:background-image/>
      </style:paragraph-properties>
      <style:text-properties fo:color="#808080" fo:font-size="10pt" fo:language="zxx" fo:country="none" style:font-size-asian="10pt" style:font-size-complex="10pt"/>
    </style:style>
    <style:style style:name="P19" style:family="paragraph" style:parent-style-name="Standard">
      <style:paragraph-properties fo:background-color="#c0c0c0">
        <style:background-image/>
      </style:paragraph-properties>
      <style:text-properties fo:color="#808080" style:font-name="Arial1" fo:font-size="10pt" fo:language="zxx" fo:country="none" style:font-name-asian="Arial1" style:font-size-asian="10pt" style:font-name-complex="Arial1" style:font-size-complex="10pt"/>
    </style:style>
    <style:style style:name="P20" style:family="paragraph" style:parent-style-name="Standard">
      <style:paragraph-properties fo:background-color="#c0c0c0">
        <style:background-image/>
      </style:paragraph-properties>
      <style:text-properties fo:font-size="10pt" style:font-size-asian="10pt" style:font-size-complex="10pt"/>
    </style:style>
    <style:style style:name="P21" style:family="paragraph" style:parent-style-name="Standard">
      <style:paragraph-properties fo:background-color="#c0c0c0" style:text-autospace="none">
        <style:background-image/>
      </style:paragraph-properties>
      <style:text-properties fo:color="#008000" fo:font-size="10pt" fo:language="zxx" fo:country="none" style:font-size-asian="10pt" style:font-size-complex="10pt"/>
    </style:style>
    <style:style style:name="P22" style:family="paragraph" style:parent-style-name="Table_20_Contents">
      <style:paragraph-properties fo:background-color="#c0c0c0">
        <style:background-image/>
      </style:paragraph-properties>
    </style:style>
    <style:style style:name="P23" style:family="paragraph" style:parent-style-name="Table_20_Contents">
      <style:paragraph-properties fo:background-color="#c0c0c0">
        <style:background-image/>
      </style:paragraph-properties>
      <style:text-properties style:font-name="Arial1" fo:font-size="10pt" style:font-name-asian="Arial1" style:font-size-asian="10pt" style:font-name-complex="Arial1" style:font-size-complex="10pt"/>
    </style:style>
    <style:style style:name="P24" style:family="paragraph" style:parent-style-name="Standard">
      <style:paragraph-properties fo:text-align="start" style:justify-single-word="false" fo:background-color="#808080" style:text-autospace="none">
        <style:background-image/>
      </style:paragraph-properties>
      <style:text-properties style:font-name="Courier" fo:font-size="8pt" style:font-name-asian="Courier" style:font-size-asian="8pt" style:font-name-complex="Courier" style:font-size-complex="8pt"/>
    </style:style>
    <style:style style:name="P25" style:family="paragraph" style:parent-style-name="Heading_20_1">
      <style:paragraph-properties fo:padding="0.0291in" fo:border-left="none" fo:border-right="none" fo:border-top="none" fo:border-bottom="0.0008in solid #000000" style:join-border="fals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Table_20_Contents">
      <style:text-properties fo:color="#00ae00" fo:font-size="10pt" fo:font-weight="bold" style:font-size-asian="10pt" style:font-weight-asian="bold" style:font-size-complex="10pt" style:font-weight-complex="bold"/>
    </style:style>
    <style:style style:name="P30" style:family="paragraph" style:parent-style-name="Standard">
      <style:paragraph-properties style:text-autospace="none"/>
    </style:style>
    <style:style style:name="P31" style:family="paragraph" style:parent-style-name="Standard">
      <style:paragraph-properties style:text-autospace="none"/>
    </style:style>
    <style:style style:name="P32" style:family="paragraph" style:parent-style-name="Standard">
      <style:paragraph-properties style:text-autospace="none"/>
    </style:style>
    <style:style style:name="P33" style:family="paragraph" style:parent-style-name="Standard">
      <style:paragraph-properties style:text-autospace="none"/>
    </style:style>
    <style:style style:name="P34" style:family="paragraph" style:parent-style-name="Standard">
      <style:paragraph-properties style:text-autospace="none"/>
    </style:style>
    <style:style style:name="P35" style:family="paragraph" style:parent-style-name="Standard">
      <style:paragraph-properties style:text-autospace="none"/>
      <style:text-properties style:use-window-font-color="true" fo:font-size="10pt" fo:language="none" fo:country="none" style:font-size-asian="10pt" style:font-size-complex="10pt"/>
    </style:style>
    <style:style style:name="P36" style:family="paragraph" style:parent-style-name="Standard">
      <style:paragraph-properties style:text-autospace="none"/>
      <style:text-properties style:use-window-font-color="true" fo:font-size="10pt" fo:language="none" fo:country="none" style:font-size-asian="10pt" style:font-size-complex="10pt"/>
    </style:style>
    <style:style style:name="P37" style:family="paragraph" style:parent-style-name="Standard">
      <style:paragraph-properties style:text-autospace="none"/>
      <style:text-properties style:use-window-font-color="true" fo:font-size="10pt" fo:language="none" fo:country="none" style:font-size-asian="10pt" style:font-size-complex="10pt"/>
    </style:style>
    <style:style style:name="P38" style:family="paragraph" style:parent-style-name="Standard">
      <style:paragraph-properties style:text-autospace="none"/>
      <style:text-properties style:use-window-font-color="true" fo:font-size="10pt" fo:language="none" fo:country="none" style:font-size-asian="10pt" style:font-size-complex="10pt"/>
    </style:style>
    <style:style style:name="P39" style:family="paragraph" style:parent-style-name="Standard">
      <style:paragraph-properties style:text-autospace="none"/>
      <style:text-properties style:use-window-font-color="true" fo:font-size="10pt" fo:language="none" fo:country="none" style:font-size-asian="10pt" style:font-size-complex="10pt"/>
    </style:style>
    <style:style style:name="P40" style:family="paragraph" style:parent-style-name="Standard">
      <style:paragraph-properties style:text-autospace="none"/>
      <style:text-properties style:use-window-font-color="true" fo:font-size="10pt" fo:language="none" fo:country="none" style:font-size-asian="10pt" style:font-size-complex="10pt"/>
    </style:style>
    <style:style style:name="P41" style:family="paragraph" style:parent-style-name="Standard">
      <style:paragraph-properties style:text-autospace="none"/>
      <style:text-properties style:use-window-font-color="true" fo:font-size="10pt" fo:language="none" fo:country="none" style:font-size-asian="10pt" style:font-size-complex="10pt"/>
    </style:style>
    <style:style style:name="P42" style:family="paragraph" style:parent-style-name="Standard">
      <style:paragraph-properties style:text-autospace="none"/>
      <style:text-properties style:use-window-font-color="true" fo:font-size="10pt" fo:language="none" fo:country="none" style:font-size-asian="10pt" style:font-size-complex="10pt"/>
    </style:style>
    <style:style style:name="P43" style:family="paragraph" style:parent-style-name="Standard">
      <style:paragraph-properties style:text-autospace="none"/>
      <style:text-properties style:use-window-font-color="true" fo:font-size="10pt" fo:language="none" fo:country="none" style:font-size-asian="10pt" style:font-size-complex="10pt"/>
    </style:style>
    <style:style style:name="P44" style:family="paragraph" style:parent-style-name="Standard">
      <style:paragraph-properties style:text-autospace="none"/>
      <style:text-properties style:use-window-font-color="true" fo:font-size="10pt" fo:language="none" fo:country="none" style:font-size-asian="10pt" style:font-size-complex="10pt"/>
    </style:style>
    <style:style style:name="P45" style:family="paragraph" style:parent-style-name="Standard">
      <style:paragraph-properties style:text-autospace="none"/>
      <style:text-properties style:use-window-font-color="true" fo:font-size="10pt" fo:language="none" fo:country="none" style:font-size-asian="10pt" style:font-size-complex="10pt"/>
    </style:style>
    <style:style style:name="P46" style:family="paragraph" style:parent-style-name="Standard">
      <style:paragraph-properties style:text-autospace="none"/>
      <style:text-properties style:use-window-font-color="true" fo:font-size="10pt" fo:language="none" fo:country="none" style:font-size-asian="10pt" style:font-size-complex="10pt"/>
    </style:style>
    <style:style style:name="P47" style:family="paragraph" style:parent-style-name="Standard">
      <style:paragraph-properties style:text-autospace="none"/>
      <style:text-properties style:use-window-font-color="true" fo:font-size="10pt" fo:language="none" fo:country="none" style:font-size-asian="10pt" style:font-size-complex="10pt"/>
    </style:style>
    <style:style style:name="P48" style:family="paragraph" style:parent-style-name="Standard">
      <style:paragraph-properties style:text-autospace="none"/>
      <style:text-properties style:use-window-font-color="true" fo:font-size="10pt" fo:language="none" fo:country="none" style:font-size-asian="10pt" style:font-size-complex="10pt"/>
    </style:style>
    <style:style style:name="P49" style:family="paragraph" style:parent-style-name="Standard">
      <style:paragraph-properties style:text-autospace="none"/>
      <style:text-properties style:use-window-font-color="true" fo:font-size="10pt" fo:language="none" fo:country="none" style:font-size-asian="10pt" style:font-size-complex="10pt"/>
    </style:style>
    <style:style style:name="P50" style:family="paragraph" style:parent-style-name="Standard">
      <style:paragraph-properties style:text-autospace="none"/>
      <style:text-properties style:use-window-font-color="true" fo:font-size="10pt" fo:language="none" fo:country="none" style:font-size-asian="10pt" style:font-size-complex="10pt"/>
    </style:style>
    <style:style style:name="P51" style:family="paragraph" style:parent-style-name="Standard">
      <style:paragraph-properties style:text-autospace="none"/>
      <style:text-properties style:use-window-font-color="true" fo:font-size="10pt" fo:language="none" fo:country="none" style:font-size-asian="10pt" style:font-size-complex="10pt"/>
    </style:style>
    <style:style style:name="P52" style:family="paragraph" style:parent-style-name="Standard">
      <style:paragraph-properties style:text-autospace="none"/>
      <style:text-properties style:use-window-font-color="true" fo:font-size="10pt" fo:language="none" fo:country="none" style:font-size-asian="10pt" style:font-size-complex="10pt"/>
    </style:style>
    <style:style style:name="P53" style:family="paragraph" style:parent-style-name="Standard">
      <style:paragraph-properties style:text-autospace="none"/>
      <style:text-properties style:use-window-font-color="true" fo:font-size="10pt" fo:language="none" fo:country="none" style:font-size-asian="10pt" style:font-size-complex="10pt"/>
    </style:style>
    <style:style style:name="P54" style:family="paragraph" style:parent-style-name="Standard">
      <style:paragraph-properties style:text-autospace="none"/>
      <style:text-properties style:use-window-font-color="true" fo:font-size="10pt" fo:language="none" fo:country="none" style:font-size-asian="10pt" style:font-size-complex="10pt"/>
    </style:style>
    <style:style style:name="P55" style:family="paragraph" style:parent-style-name="Standard">
      <style:paragraph-properties style:text-autospace="none"/>
      <style:text-properties style:use-window-font-color="true" fo:font-size="10pt" fo:language="none" fo:country="none" style:font-size-asian="10pt" style:font-size-complex="10pt"/>
    </style:style>
    <style:style style:name="P56" style:family="paragraph" style:parent-style-name="Standard">
      <style:paragraph-properties style:text-autospace="none"/>
      <style:text-properties style:use-window-font-color="true" fo:font-size="10pt" fo:language="none" fo:country="none" style:font-size-asian="10pt" style:font-size-complex="10pt"/>
    </style:style>
    <style:style style:name="P57" style:family="paragraph" style:parent-style-name="Standard">
      <style:paragraph-properties style:text-autospace="none"/>
      <style:text-properties style:use-window-font-color="true" fo:font-size="10pt" fo:language="none" fo:country="none" style:font-size-asian="10pt" style:font-size-complex="10pt"/>
    </style:style>
    <style:style style:name="P58" style:family="paragraph" style:parent-style-name="Standard">
      <style:paragraph-properties style:text-autospace="none"/>
      <style:text-properties style:use-window-font-color="true" fo:font-size="10pt" fo:language="none" fo:country="none" style:font-size-asian="10pt" style:font-size-complex="10pt"/>
    </style:style>
    <style:style style:name="P59" style:family="paragraph" style:parent-style-name="Standard">
      <style:paragraph-properties style:text-autospace="none"/>
      <style:text-properties style:use-window-font-color="true" fo:font-size="10pt" fo:language="none" fo:country="none" style:font-size-asian="10pt" style:font-size-complex="10pt"/>
    </style:style>
    <style:style style:name="P60" style:family="paragraph" style:parent-style-name="Standard">
      <style:paragraph-properties style:text-autospace="none"/>
      <style:text-properties style:use-window-font-color="true" fo:font-size="10pt" fo:language="none" fo:country="none" style:font-size-asian="10pt" style:font-size-complex="10pt"/>
    </style:style>
    <style:style style:name="P61" style:family="paragraph" style:parent-style-name="Standard">
      <style:paragraph-properties style:text-autospace="none"/>
      <style:text-properties style:use-window-font-color="true" fo:font-size="10pt" fo:language="none" fo:country="none" style:font-size-asian="10pt" style:font-size-complex="10pt"/>
    </style:style>
    <style:style style:name="P62" style:family="paragraph" style:parent-style-name="Standard">
      <style:paragraph-properties style:text-autospace="none"/>
      <style:text-properties style:use-window-font-color="true" fo:font-size="10pt" fo:language="none" fo:country="none" style:font-size-asian="10pt" style:font-size-complex="10pt"/>
    </style:style>
    <style:style style:name="P63" style:family="paragraph" style:parent-style-name="Standard">
      <style:paragraph-properties style:text-autospace="none"/>
      <style:text-properties style:use-window-font-color="true" fo:font-size="10pt" fo:language="none" fo:country="none" style:font-size-asian="10pt" style:font-size-complex="10pt"/>
    </style:style>
    <style:style style:name="P64" style:family="paragraph" style:parent-style-name="Standard">
      <style:paragraph-properties style:text-autospace="none"/>
      <style:text-properties style:use-window-font-color="true" fo:font-size="10pt" fo:language="none" fo:country="none" style:font-size-asian="10pt" style:font-size-complex="10pt"/>
    </style:style>
    <style:style style:name="P65" style:family="paragraph" style:parent-style-name="Standard">
      <style:paragraph-properties style:text-autospace="none"/>
      <style:text-properties style:use-window-font-color="true" fo:font-size="10pt" fo:language="none" fo:country="none" style:font-size-asian="10pt" style:font-size-complex="10pt"/>
    </style:style>
    <style:style style:name="P66" style:family="paragraph" style:parent-style-name="Standard">
      <style:paragraph-properties style:text-autospace="none"/>
      <style:text-properties style:use-window-font-color="true" fo:font-size="10pt" fo:language="none" fo:country="none" style:font-size-asian="10pt" style:font-size-complex="10pt"/>
    </style:style>
    <style:style style:name="P67" style:family="paragraph" style:parent-style-name="Standard">
      <style:paragraph-properties style:text-autospace="none"/>
      <style:text-properties style:use-window-font-color="true" fo:font-size="10pt" fo:language="none" fo:country="none" style:font-size-asian="10pt" style:font-size-complex="10pt"/>
    </style:style>
    <style:style style:name="P68" style:family="paragraph" style:parent-style-name="Standard">
      <style:paragraph-properties style:text-autospace="none"/>
      <style:text-properties style:use-window-font-color="true" fo:font-size="10pt" fo:language="none" fo:country="none" style:font-size-asian="10pt" style:font-size-complex="10pt"/>
    </style:style>
    <style:style style:name="P69" style:family="paragraph" style:parent-style-name="Standard">
      <style:paragraph-properties style:text-autospace="none"/>
      <style:text-properties style:use-window-font-color="true" fo:font-size="10pt" fo:language="none" fo:country="none" style:font-size-asian="10pt" style:font-size-complex="10pt"/>
    </style:style>
    <style:style style:name="P70" style:family="paragraph" style:parent-style-name="Standard">
      <style:paragraph-properties style:text-autospace="none"/>
      <style:text-properties style:use-window-font-color="true" fo:font-size="10pt" fo:language="none" fo:country="none" style:font-size-asian="10pt" style:font-size-complex="10pt"/>
    </style:style>
    <style:style style:name="P71" style:family="paragraph" style:parent-style-name="Standard">
      <style:paragraph-properties style:text-autospace="none"/>
      <style:text-properties style:use-window-font-color="true" fo:font-size="10pt" fo:language="none" fo:country="none" style:font-size-asian="10pt" style:font-size-complex="10pt"/>
    </style:style>
    <style:style style:name="P72" style:family="paragraph" style:parent-style-name="Standard">
      <style:paragraph-properties style:text-autospace="none"/>
      <style:text-properties style:use-window-font-color="true" fo:font-size="10pt" fo:language="none" fo:country="none" style:font-size-asian="10pt" style:font-size-complex="10pt"/>
    </style:style>
    <style:style style:name="P73" style:family="paragraph" style:parent-style-name="Standard">
      <style:paragraph-properties style:text-autospace="none"/>
      <style:text-properties style:use-window-font-color="true" fo:font-size="10pt" fo:language="none" fo:country="none" style:font-size-asian="10pt" style:font-size-complex="10pt"/>
    </style:style>
    <style:style style:name="P74" style:family="paragraph" style:parent-style-name="Standard">
      <style:paragraph-properties style:text-autospace="none"/>
      <style:text-properties style:use-window-font-color="true" fo:font-size="10pt" fo:language="none" fo:country="none" style:font-size-asian="10pt" style:font-size-complex="10pt"/>
    </style:style>
    <style:style style:name="P75" style:family="paragraph" style:parent-style-name="Standard">
      <style:paragraph-properties style:text-autospace="none"/>
      <style:text-properties style:use-window-font-color="true" fo:font-size="10pt" fo:language="none" fo:country="none" style:font-size-asian="10pt" style:font-size-complex="10pt"/>
    </style:style>
    <style:style style:name="P76" style:family="paragraph" style:parent-style-name="Standard">
      <style:paragraph-properties style:text-autospace="none"/>
      <style:text-properties style:use-window-font-color="true" fo:font-size="10pt" fo:language="none" fo:country="none" style:font-size-asian="10pt" style:font-size-complex="10pt"/>
    </style:style>
    <style:style style:name="P77" style:family="paragraph" style:parent-style-name="Standard">
      <style:paragraph-properties style:text-autospace="none"/>
      <style:text-properties style:use-window-font-color="true" fo:font-size="10pt" fo:language="none" fo:country="none" style:font-size-asian="10pt" style:font-size-complex="10pt"/>
    </style:style>
    <style:style style:name="P78" style:family="paragraph" style:parent-style-name="Standard">
      <style:paragraph-properties style:text-autospace="none"/>
      <style:text-properties style:use-window-font-color="true" fo:font-size="10pt" fo:language="none" fo:country="none" style:font-size-asian="10pt" style:font-size-complex="10pt"/>
    </style:style>
    <style:style style:name="P79" style:family="paragraph" style:parent-style-name="Standard">
      <style:paragraph-properties style:text-autospace="none"/>
      <style:text-properties style:use-window-font-color="true" fo:font-size="10pt" fo:language="none" fo:country="none" style:font-size-asian="10pt" style:font-size-complex="10pt"/>
    </style:style>
    <style:style style:name="P80" style:family="paragraph" style:parent-style-name="Standard">
      <style:paragraph-properties style:text-autospace="none"/>
      <style:text-properties style:use-window-font-color="true" fo:font-size="10pt" fo:language="none" fo:country="none" style:font-size-asian="10pt" style:font-size-complex="10pt"/>
    </style:style>
    <style:style style:name="P81" style:family="paragraph" style:parent-style-name="Standard">
      <style:paragraph-properties style:text-autospace="none"/>
      <style:text-properties style:use-window-font-color="true" fo:font-size="10pt" fo:language="none" fo:country="none" style:font-size-asian="10pt" style:font-size-complex="10pt"/>
    </style:style>
    <style:style style:name="P82" style:family="paragraph" style:parent-style-name="Standard">
      <style:paragraph-properties style:text-autospace="none"/>
      <style:text-properties style:use-window-font-color="true" fo:font-size="10pt" fo:language="none" fo:country="none" style:font-size-asian="10pt" style:font-size-complex="10pt"/>
    </style:style>
    <style:style style:name="P83" style:family="paragraph" style:parent-style-name="Standard">
      <style:paragraph-properties style:text-autospace="none"/>
      <style:text-properties style:use-window-font-color="true" fo:font-size="10pt" fo:language="none" fo:country="none" style:font-size-asian="10pt" style:font-size-complex="10pt"/>
    </style:style>
    <style:style style:name="P84" style:family="paragraph" style:parent-style-name="Standard">
      <style:paragraph-properties style:text-autospace="none"/>
      <style:text-properties style:use-window-font-color="true" fo:font-size="10pt" fo:language="none" fo:country="none" style:font-size-asian="10pt" style:font-size-complex="10pt"/>
    </style:style>
    <style:style style:name="P85" style:family="paragraph" style:parent-style-name="Standard">
      <style:paragraph-properties style:text-autospace="none"/>
      <style:text-properties style:use-window-font-color="true" fo:font-size="10pt" fo:language="none" fo:country="none" style:font-size-asian="10pt" style:font-size-complex="10pt"/>
    </style:style>
    <style:style style:name="P86" style:family="paragraph" style:parent-style-name="Standard">
      <style:paragraph-properties style:text-autospace="none"/>
      <style:text-properties style:use-window-font-color="true" fo:font-size="10pt" fo:language="none" fo:country="none" style:font-size-asian="10pt" style:font-size-complex="10pt"/>
    </style:style>
    <style:style style:name="P87" style:family="paragraph" style:parent-style-name="Standard">
      <style:paragraph-properties style:text-autospace="none"/>
      <style:text-properties style:use-window-font-color="true" fo:font-size="10pt" fo:language="none" fo:country="none" style:font-size-asian="10pt" style:font-size-complex="10pt"/>
    </style:style>
    <style:style style:name="P88" style:family="paragraph" style:parent-style-name="Standard">
      <style:paragraph-properties style:text-autospace="none"/>
      <style:text-properties style:use-window-font-color="true" fo:font-size="10pt" fo:language="none" fo:country="none" style:font-size-asian="10pt" style:font-size-complex="10pt"/>
    </style:style>
    <style:style style:name="P89" style:family="paragraph" style:parent-style-name="Standard">
      <style:paragraph-properties style:text-autospace="none"/>
      <style:text-properties style:use-window-font-color="true" fo:font-size="10pt" fo:language="none" fo:country="none" style:font-size-asian="10pt" style:font-size-complex="10pt"/>
    </style:style>
    <style:style style:name="P90" style:family="paragraph" style:parent-style-name="Standard">
      <style:paragraph-properties style:text-autospace="none"/>
      <style:text-properties style:use-window-font-color="true" fo:font-size="10pt" fo:language="none" fo:country="none" style:font-size-asian="10pt" style:font-size-complex="10pt"/>
    </style:style>
    <style:style style:name="P91" style:family="paragraph" style:parent-style-name="Standard">
      <style:paragraph-properties style:text-autospace="none"/>
      <style:text-properties style:use-window-font-color="true" fo:font-size="10pt" fo:language="none" fo:country="none" style:font-size-asian="10pt" style:font-size-complex="10pt"/>
    </style:style>
    <style:style style:name="P92" style:family="paragraph" style:parent-style-name="Standard">
      <style:paragraph-properties style:text-autospace="none"/>
      <style:text-properties style:use-window-font-color="true" fo:font-size="10pt" fo:language="none" fo:country="none" style:font-size-asian="10pt" style:font-size-complex="10pt"/>
    </style:style>
    <style:style style:name="P93" style:family="paragraph" style:parent-style-name="Standard">
      <style:paragraph-properties style:text-autospace="none"/>
      <style:text-properties style:use-window-font-color="true" fo:font-size="10pt" fo:language="none" fo:country="none" style:font-size-asian="10pt" style:font-size-complex="10pt"/>
    </style:style>
    <style:style style:name="P94" style:family="paragraph" style:parent-style-name="Standard">
      <style:paragraph-properties style:text-autospace="none"/>
      <style:text-properties style:use-window-font-color="true" fo:font-size="10pt" fo:language="none" fo:country="none" style:font-size-asian="10pt" style:font-size-complex="10pt"/>
    </style:style>
    <style:style style:name="P95" style:family="paragraph" style:parent-style-name="Standard">
      <style:paragraph-properties style:text-autospace="none"/>
      <style:text-properties style:use-window-font-color="true" fo:font-size="10pt" fo:language="none" fo:country="none" style:font-size-asian="10pt" style:font-size-complex="10pt"/>
    </style:style>
    <style:style style:name="P96" style:family="paragraph" style:parent-style-name="Standard">
      <style:paragraph-properties style:text-autospace="none"/>
      <style:text-properties style:use-window-font-color="true" fo:font-size="10pt" fo:language="none" fo:country="none" style:font-size-asian="10pt" style:font-size-complex="10pt"/>
    </style:style>
    <style:style style:name="P97" style:family="paragraph" style:parent-style-name="Standard">
      <style:paragraph-properties style:text-autospace="none"/>
      <style:text-properties style:use-window-font-color="true" fo:font-size="10pt" fo:language="none" fo:country="none" style:font-size-asian="10pt" style:font-size-complex="10pt"/>
    </style:style>
    <style:style style:name="P98" style:family="paragraph" style:parent-style-name="Standard">
      <style:paragraph-properties style:text-autospace="none"/>
      <style:text-properties style:use-window-font-color="true" fo:font-size="10pt" fo:language="none" fo:country="none" style:font-size-asian="10pt" style:font-size-complex="10pt"/>
    </style:style>
    <style:style style:name="P99" style:family="paragraph" style:parent-style-name="Standard">
      <style:paragraph-properties style:text-autospace="none"/>
      <style:text-properties style:use-window-font-color="true" fo:font-size="10pt" fo:language="none" fo:country="none" style:font-size-asian="10pt" style:font-size-complex="10pt"/>
    </style:style>
    <style:style style:name="P100" style:family="paragraph" style:parent-style-name="Standard">
      <style:paragraph-properties style:text-autospace="none"/>
      <style:text-properties style:use-window-font-color="true" fo:font-size="10pt" fo:language="none" fo:country="none" style:font-size-asian="10pt" style:font-size-complex="10pt"/>
    </style:style>
    <style:style style:name="P101" style:family="paragraph" style:parent-style-name="Standard">
      <style:paragraph-properties style:text-autospace="none"/>
      <style:text-properties style:use-window-font-color="true" fo:font-size="10pt" fo:language="none" fo:country="none" style:font-size-asian="10pt" style:font-size-complex="10pt"/>
    </style:style>
    <style:style style:name="P102" style:family="paragraph" style:parent-style-name="Standard">
      <style:paragraph-properties style:text-autospace="none"/>
      <style:text-properties style:use-window-font-color="true" fo:font-size="10pt" fo:language="none" fo:country="none" style:font-size-asian="10pt" style:font-size-complex="10pt"/>
    </style:style>
    <style:style style:name="P103" style:family="paragraph" style:parent-style-name="Standard">
      <style:paragraph-properties style:text-autospace="none"/>
      <style:text-properties style:use-window-font-color="true" fo:font-size="10pt" fo:language="none" fo:country="none" style:font-size-asian="10pt" style:font-size-complex="10pt"/>
    </style:style>
    <style:style style:name="P104" style:family="paragraph" style:parent-style-name="Standard">
      <style:paragraph-properties style:text-autospace="none"/>
      <style:text-properties style:use-window-font-color="true" fo:font-size="10pt" fo:language="none" fo:country="none" style:font-size-asian="10pt" style:font-size-complex="10pt"/>
    </style:style>
    <style:style style:name="P105" style:family="paragraph" style:parent-style-name="Standard">
      <style:paragraph-properties style:text-autospace="none"/>
      <style:text-properties style:use-window-font-color="true" fo:font-size="10pt" fo:language="none" fo:country="none" style:font-size-asian="10pt" style:font-size-complex="10pt"/>
    </style:style>
    <style:style style:name="P106" style:family="paragraph" style:parent-style-name="Standard">
      <style:paragraph-properties style:text-autospace="none"/>
      <style:text-properties style:use-window-font-color="true" fo:font-size="10pt" fo:language="none" fo:country="none" style:font-size-asian="10pt" style:font-size-complex="10pt"/>
    </style:style>
    <style:style style:name="P107" style:family="paragraph" style:parent-style-name="Standard">
      <style:paragraph-properties style:text-autospace="none"/>
      <style:text-properties style:use-window-font-color="true" fo:font-size="10pt" fo:language="none" fo:country="none" style:font-size-asian="10pt" style:font-size-complex="10pt"/>
    </style:style>
    <style:style style:name="P108" style:family="paragraph" style:parent-style-name="Standard">
      <style:paragraph-properties style:text-autospace="none"/>
      <style:text-properties style:use-window-font-color="true" fo:font-size="10pt" fo:language="none" fo:country="none" style:font-size-asian="10pt" style:font-size-complex="10pt"/>
    </style:style>
    <style:style style:name="P109" style:family="paragraph" style:parent-style-name="Standard">
      <style:paragraph-properties style:text-autospace="none"/>
      <style:text-properties style:use-window-font-color="true" fo:font-size="10pt" fo:language="none" fo:country="none" style:font-size-asian="10pt" style:font-size-complex="10pt"/>
    </style:style>
    <style:style style:name="P110" style:family="paragraph" style:parent-style-name="Standard">
      <style:paragraph-properties style:text-autospace="none"/>
      <style:text-properties style:use-window-font-color="true" fo:font-size="10pt" fo:language="none" fo:country="none" style:font-size-asian="10pt" style:font-size-complex="10pt"/>
    </style:style>
    <style:style style:name="P111" style:family="paragraph" style:parent-style-name="Standard">
      <style:paragraph-properties style:text-autospace="none"/>
      <style:text-properties style:use-window-font-color="true" fo:font-size="10pt" fo:language="none" fo:country="none" style:font-size-asian="10pt" style:font-size-complex="10pt"/>
    </style:style>
    <style:style style:name="P112" style:family="paragraph" style:parent-style-name="Standard">
      <style:paragraph-properties style:text-autospace="none"/>
      <style:text-properties style:use-window-font-color="true" fo:font-size="10pt" fo:language="none" fo:country="none" style:font-size-asian="10pt" style:font-size-complex="10pt"/>
    </style:style>
    <style:style style:name="P113" style:family="paragraph" style:parent-style-name="Standard">
      <style:paragraph-properties style:text-autospace="none"/>
      <style:text-properties style:use-window-font-color="true" fo:font-size="10pt" fo:language="none" fo:country="none" style:font-size-asian="10pt" style:font-size-complex="10pt"/>
    </style:style>
    <style:style style:name="P114" style:family="paragraph" style:parent-style-name="Standard">
      <style:paragraph-properties style:text-autospace="none"/>
      <style:text-properties style:use-window-font-color="true" fo:font-size="10pt" fo:language="none" fo:country="none" style:font-size-asian="10pt" style:font-size-complex="10pt"/>
    </style:style>
    <style:style style:name="P115" style:family="paragraph" style:parent-style-name="Standard">
      <style:paragraph-properties style:text-autospace="none"/>
      <style:text-properties style:use-window-font-color="true" fo:font-size="10pt" fo:language="none" fo:country="none" style:font-size-asian="10pt" style:font-size-complex="10pt"/>
    </style:style>
    <style:style style:name="P116" style:family="paragraph" style:parent-style-name="Standard">
      <style:paragraph-properties style:text-autospace="none"/>
      <style:text-properties style:use-window-font-color="true" fo:font-size="10pt" fo:language="none" fo:country="none" style:font-size-asian="10pt" style:font-size-complex="10pt"/>
    </style:style>
    <style:style style:name="P117" style:family="paragraph" style:parent-style-name="Standard">
      <style:paragraph-properties style:text-autospace="none"/>
      <style:text-properties style:use-window-font-color="true" fo:font-size="10pt" fo:language="none" fo:country="none" style:font-size-asian="10pt" style:font-size-complex="10pt"/>
    </style:style>
    <style:style style:name="P118" style:family="paragraph" style:parent-style-name="Standard">
      <style:paragraph-properties style:text-autospace="none"/>
      <style:text-properties style:use-window-font-color="true" fo:font-size="10pt" fo:language="none" fo:country="none" style:font-size-asian="10pt" style:font-size-complex="10pt"/>
    </style:style>
    <style:style style:name="P119" style:family="paragraph" style:parent-style-name="Standard">
      <style:paragraph-properties style:text-autospace="none"/>
      <style:text-properties style:use-window-font-color="true" fo:font-size="10pt" fo:language="none" fo:country="none" style:font-size-asian="10pt" style:font-size-complex="10pt"/>
    </style:style>
    <style:style style:name="P120" style:family="paragraph" style:parent-style-name="Standard">
      <style:paragraph-properties style:text-autospace="none"/>
      <style:text-properties style:use-window-font-color="true" fo:font-size="10pt" fo:language="none" fo:country="none" style:font-size-asian="10pt" style:font-size-complex="10pt"/>
    </style:style>
    <style:style style:name="P121" style:family="paragraph" style:parent-style-name="Standard">
      <style:paragraph-properties style:text-autospace="none"/>
      <style:text-properties style:use-window-font-color="true" fo:font-size="10pt" fo:language="none" fo:country="none" style:font-size-asian="10pt" style:font-size-complex="10pt"/>
    </style:style>
    <style:style style:name="P122" style:family="paragraph" style:parent-style-name="Standard">
      <style:paragraph-properties style:text-autospace="none"/>
      <style:text-properties style:use-window-font-color="true" fo:font-size="10pt" fo:language="none" fo:country="none" style:font-size-asian="10pt" style:font-size-complex="10pt"/>
    </style:style>
    <style:style style:name="P123" style:family="paragraph" style:parent-style-name="Standard">
      <style:paragraph-properties style:text-autospace="none"/>
      <style:text-properties style:use-window-font-color="true" fo:font-size="10pt" fo:language="none" fo:country="none" style:font-size-asian="10pt" style:font-size-complex="10pt"/>
    </style:style>
    <style:style style:name="P124" style:family="paragraph" style:parent-style-name="Standard">
      <style:paragraph-properties style:text-autospace="none"/>
      <style:text-properties style:use-window-font-color="true" fo:font-size="10pt" fo:language="none" fo:country="none" style:font-size-asian="10pt" style:font-size-complex="10pt"/>
    </style:style>
    <style:style style:name="P125" style:family="paragraph" style:parent-style-name="Standard">
      <style:paragraph-properties style:text-autospace="none"/>
      <style:text-properties style:use-window-font-color="true" fo:font-size="10pt" fo:language="none" fo:country="none" style:font-size-asian="10pt" style:font-size-complex="10pt"/>
    </style:style>
    <style:style style:name="P126" style:family="paragraph" style:parent-style-name="Standard">
      <style:paragraph-properties style:text-autospace="none"/>
      <style:text-properties style:use-window-font-color="true" fo:font-size="10pt" fo:language="none" fo:country="none" style:font-size-asian="10pt" style:font-size-complex="10pt"/>
    </style:style>
    <style:style style:name="P127" style:family="paragraph" style:parent-style-name="Standard">
      <style:paragraph-properties style:text-autospace="none"/>
      <style:text-properties style:use-window-font-color="true" fo:font-size="10pt" fo:language="none" fo:country="none" style:font-size-asian="10pt" style:font-size-complex="10pt"/>
    </style:style>
    <style:style style:name="P128" style:family="paragraph" style:parent-style-name="Standard">
      <style:paragraph-properties style:text-autospace="none"/>
      <style:text-properties style:use-window-font-color="true" fo:font-size="10pt" fo:language="none" fo:country="none" style:font-size-asian="10pt" style:font-size-complex="10pt"/>
    </style:style>
    <style:style style:name="P129" style:family="paragraph" style:parent-style-name="Standard">
      <style:paragraph-properties style:text-autospace="none"/>
      <style:text-properties style:use-window-font-color="true" fo:font-size="10pt" fo:language="none" fo:country="none" style:font-size-asian="10pt" style:font-size-complex="10pt"/>
    </style:style>
    <style:style style:name="P130" style:family="paragraph" style:parent-style-name="Standard">
      <style:paragraph-properties style:text-autospace="none"/>
      <style:text-properties style:use-window-font-color="true" fo:font-size="10pt" fo:language="none" fo:country="none" style:font-size-asian="10pt" style:font-size-complex="10pt"/>
    </style:style>
    <style:style style:name="P131" style:family="paragraph" style:parent-style-name="Standard">
      <style:paragraph-properties style:text-autospace="none"/>
      <style:text-properties style:use-window-font-color="true" fo:font-size="10pt" fo:language="none" fo:country="none" style:font-size-asian="10pt" style:font-size-complex="10pt"/>
    </style:style>
    <style:style style:name="P132" style:family="paragraph" style:parent-style-name="Standard">
      <style:paragraph-properties style:text-autospace="none"/>
      <style:text-properties style:use-window-font-color="true" fo:font-size="10pt" fo:language="none" fo:country="none" style:font-size-asian="10pt" style:font-size-complex="10pt"/>
    </style:style>
    <style:style style:name="P133" style:family="paragraph" style:parent-style-name="Standard">
      <style:paragraph-properties style:text-autospace="none"/>
      <style:text-properties style:use-window-font-color="true" fo:font-size="10pt" fo:language="none" fo:country="none" style:font-size-asian="10pt" style:font-size-complex="10pt"/>
    </style:style>
    <style:style style:name="P134" style:family="paragraph" style:parent-style-name="Standard">
      <style:paragraph-properties style:text-autospace="none"/>
      <style:text-properties style:use-window-font-color="true" fo:font-size="10pt" fo:language="none" fo:country="none" style:font-size-asian="10pt" style:font-size-complex="10pt"/>
    </style:style>
    <style:style style:name="P135" style:family="paragraph" style:parent-style-name="Standard">
      <style:paragraph-properties style:text-autospace="none"/>
      <style:text-properties style:use-window-font-color="true" fo:font-size="10pt" fo:language="none" fo:country="none" style:font-size-asian="10pt" style:font-size-complex="10pt"/>
    </style:style>
    <style:style style:name="P136" style:family="paragraph" style:parent-style-name="Standard">
      <style:paragraph-properties style:text-autospace="none"/>
      <style:text-properties style:use-window-font-color="true" fo:font-size="10pt" fo:language="none" fo:country="none" style:font-size-asian="10pt" style:font-size-complex="10pt"/>
    </style:style>
    <style:style style:name="P137" style:family="paragraph" style:parent-style-name="Standard">
      <style:paragraph-properties style:text-autospace="none"/>
      <style:text-properties style:use-window-font-color="true" fo:font-size="10pt" fo:language="none" fo:country="none" style:font-size-asian="10pt" style:font-size-complex="10pt"/>
    </style:style>
    <style:style style:name="P138" style:family="paragraph" style:parent-style-name="Standard">
      <style:paragraph-properties style:text-autospace="none"/>
      <style:text-properties style:use-window-font-color="true" fo:font-size="10pt" fo:language="none" fo:country="none" style:font-size-asian="10pt" style:font-size-complex="10pt"/>
    </style:style>
    <style:style style:name="P139" style:family="paragraph" style:parent-style-name="Standard">
      <style:paragraph-properties style:text-autospace="none"/>
      <style:text-properties style:use-window-font-color="true" fo:font-size="10pt" fo:language="none" fo:country="none" style:font-size-asian="10pt" style:font-size-complex="10pt"/>
    </style:style>
    <style:style style:name="P140" style:family="paragraph" style:parent-style-name="Standard">
      <style:paragraph-properties style:text-autospace="none"/>
      <style:text-properties style:use-window-font-color="true" fo:font-size="10pt" fo:language="none" fo:country="none" style:font-size-asian="10pt" style:font-size-complex="10pt"/>
    </style:style>
    <style:style style:name="P141" style:family="paragraph" style:parent-style-name="Standard">
      <style:paragraph-properties style:text-autospace="none"/>
      <style:text-properties style:use-window-font-color="true" fo:font-size="10pt" fo:language="none" fo:country="none" style:font-size-asian="10pt" style:font-size-complex="10pt"/>
    </style:style>
    <style:style style:name="P142" style:family="paragraph" style:parent-style-name="Standard">
      <style:paragraph-properties style:text-autospace="none"/>
      <style:text-properties style:use-window-font-color="true" fo:font-size="10pt" fo:language="none" fo:country="none" style:font-size-asian="10pt" style:font-size-complex="10pt"/>
    </style:style>
    <style:style style:name="P143" style:family="paragraph" style:parent-style-name="Standard">
      <style:paragraph-properties style:text-autospace="none"/>
      <style:text-properties style:use-window-font-color="true" fo:font-size="10pt" fo:language="none" fo:country="none" style:font-size-asian="10pt" style:font-size-complex="10pt"/>
    </style:style>
    <style:style style:name="P144" style:family="paragraph" style:parent-style-name="Standard">
      <style:paragraph-properties style:text-autospace="none"/>
      <style:text-properties style:use-window-font-color="true" fo:font-size="10pt" fo:language="none" fo:country="none" style:font-size-asian="10pt" style:font-size-complex="10pt"/>
    </style:style>
    <style:style style:name="P145" style:family="paragraph" style:parent-style-name="Standard">
      <style:paragraph-properties style:text-autospace="none"/>
      <style:text-properties style:use-window-font-color="true" fo:font-size="10pt" fo:language="none" fo:country="none" style:font-size-asian="10pt" style:font-size-complex="10pt"/>
    </style:style>
    <style:style style:name="P146" style:family="paragraph" style:parent-style-name="Standard">
      <style:paragraph-properties style:text-autospace="none"/>
      <style:text-properties style:use-window-font-color="true" fo:font-size="10pt" fo:language="none" fo:country="none" style:font-size-asian="10pt" style:font-size-complex="10pt"/>
    </style:style>
    <style:style style:name="P147" style:family="paragraph" style:parent-style-name="Standard">
      <style:paragraph-properties style:text-autospace="none"/>
      <style:text-properties style:use-window-font-color="true" fo:font-size="10pt" fo:language="none" fo:country="none" style:font-size-asian="10pt" style:font-size-complex="10pt"/>
    </style:style>
    <style:style style:name="P148" style:family="paragraph" style:parent-style-name="Standard">
      <style:paragraph-properties style:text-autospace="none"/>
      <style:text-properties style:use-window-font-color="true" fo:font-size="10pt" fo:language="none" fo:country="none" style:font-size-asian="10pt" style:font-size-complex="10pt"/>
    </style:style>
    <style:style style:name="P149" style:family="paragraph" style:parent-style-name="Standard">
      <style:paragraph-properties style:text-autospace="none"/>
      <style:text-properties style:use-window-font-color="true" fo:font-size="10pt" fo:language="none" fo:country="none" style:font-size-asian="10pt" style:font-size-complex="10pt"/>
    </style:style>
    <style:style style:name="P150" style:family="paragraph" style:parent-style-name="Standard">
      <style:paragraph-properties style:text-autospace="none"/>
      <style:text-properties style:use-window-font-color="true" fo:font-size="10pt" fo:language="none" fo:country="none" style:font-size-asian="10pt" style:font-size-complex="10pt"/>
    </style:style>
    <style:style style:name="P151" style:family="paragraph" style:parent-style-name="Standard">
      <style:paragraph-properties style:text-autospace="none"/>
      <style:text-properties style:use-window-font-color="true" fo:font-size="10pt" fo:language="none" fo:country="none" style:font-size-asian="10pt" style:font-size-complex="10pt"/>
    </style:style>
    <style:style style:name="P152" style:family="paragraph" style:parent-style-name="Standard">
      <style:paragraph-properties style:text-autospace="none"/>
      <style:text-properties style:use-window-font-color="true" fo:font-size="10pt" fo:language="none" fo:country="none" style:font-size-asian="10pt" style:font-size-complex="10pt"/>
    </style:style>
    <style:style style:name="P153" style:family="paragraph" style:parent-style-name="Standard">
      <style:paragraph-properties style:text-autospace="none"/>
      <style:text-properties style:use-window-font-color="true" fo:font-size="10pt" fo:language="none" fo:country="none" style:font-size-asian="10pt" style:font-size-complex="10pt"/>
    </style:style>
    <style:style style:name="P154" style:family="paragraph" style:parent-style-name="Standard">
      <style:paragraph-properties style:text-autospace="none"/>
      <style:text-properties style:use-window-font-color="true" fo:font-size="10pt" fo:language="none" fo:country="none" style:font-size-asian="10pt" style:font-size-complex="10pt"/>
    </style:style>
    <style:style style:name="P155" style:family="paragraph" style:parent-style-name="Standard">
      <style:paragraph-properties style:text-autospace="none"/>
      <style:text-properties style:use-window-font-color="true" fo:font-size="10pt" fo:language="none" fo:country="none" style:font-size-asian="10pt" style:font-size-complex="10pt"/>
    </style:style>
    <style:style style:name="P156" style:family="paragraph" style:parent-style-name="Standard">
      <style:paragraph-properties style:text-autospace="none"/>
      <style:text-properties style:use-window-font-color="true" fo:font-size="10pt" fo:language="none" fo:country="none" style:font-size-asian="10pt" style:font-size-complex="10pt"/>
    </style:style>
    <style:style style:name="P157" style:family="paragraph" style:parent-style-name="Standard">
      <style:paragraph-properties style:text-autospace="none"/>
      <style:text-properties style:use-window-font-color="true" fo:font-size="10pt" fo:language="none" fo:country="none" style:font-size-asian="10pt" style:font-size-complex="10pt"/>
    </style:style>
    <style:style style:name="P158" style:family="paragraph" style:parent-style-name="Standard">
      <style:paragraph-properties style:text-autospace="none"/>
      <style:text-properties style:use-window-font-color="true" fo:font-size="10pt" fo:language="none" fo:country="none" style:font-size-asian="10pt" style:font-size-complex="10pt"/>
    </style:style>
    <style:style style:name="P159" style:family="paragraph" style:parent-style-name="Standard">
      <style:paragraph-properties style:text-autospace="none"/>
      <style:text-properties style:use-window-font-color="true" fo:font-size="10pt" fo:language="none" fo:country="none" style:font-size-asian="10pt" style:font-size-complex="10pt"/>
    </style:style>
    <style:style style:name="P160" style:family="paragraph" style:parent-style-name="Standard">
      <style:paragraph-properties style:text-autospace="none"/>
      <style:text-properties style:use-window-font-color="true" fo:font-size="10pt" fo:language="none" fo:country="none" style:font-size-asian="10pt" style:font-size-complex="10pt"/>
    </style:style>
    <style:style style:name="P161" style:family="paragraph" style:parent-style-name="Standard">
      <style:paragraph-properties style:text-autospace="none"/>
      <style:text-properties style:use-window-font-color="true" fo:font-size="10pt" fo:language="none" fo:country="none" style:font-size-asian="10pt" style:font-size-complex="10pt"/>
    </style:style>
    <style:style style:name="P162" style:family="paragraph" style:parent-style-name="Standard">
      <style:paragraph-properties style:text-autospace="none"/>
      <style:text-properties style:use-window-font-color="true" fo:font-size="10pt" fo:language="none" fo:country="none" style:font-size-asian="10pt" style:font-size-complex="10pt"/>
    </style:style>
    <style:style style:name="P163" style:family="paragraph" style:parent-style-name="Standard">
      <style:paragraph-properties style:text-autospace="none"/>
      <style:text-properties style:use-window-font-color="true" fo:font-size="10pt" fo:language="none" fo:country="none" style:font-size-asian="10pt" style:font-size-complex="10pt"/>
    </style:style>
    <style:style style:name="P164" style:family="paragraph" style:parent-style-name="Standard">
      <style:paragraph-properties style:text-autospace="none"/>
      <style:text-properties style:use-window-font-color="true" fo:font-size="10pt" fo:language="none" fo:country="none" style:font-size-asian="10pt" style:font-size-complex="10pt"/>
    </style:style>
    <style:style style:name="P165" style:family="paragraph" style:parent-style-name="Standard">
      <style:paragraph-properties style:text-autospace="none"/>
      <style:text-properties style:use-window-font-color="true" fo:font-size="10pt" fo:language="none" fo:country="none" style:font-size-asian="10pt" style:font-size-complex="10pt"/>
    </style:style>
    <style:style style:name="P166" style:family="paragraph" style:parent-style-name="Standard">
      <style:paragraph-properties style:text-autospace="none"/>
      <style:text-properties style:use-window-font-color="true" fo:font-size="10pt" fo:language="none" fo:country="none" style:font-size-asian="10pt" style:font-size-complex="10pt"/>
    </style:style>
    <style:style style:name="P167" style:family="paragraph" style:parent-style-name="Standard">
      <style:paragraph-properties style:text-autospace="none"/>
      <style:text-properties style:use-window-font-color="true" fo:font-size="10pt" fo:language="none" fo:country="none" style:font-size-asian="10pt" style:font-size-complex="10pt"/>
    </style:style>
    <style:style style:name="P168" style:family="paragraph" style:parent-style-name="Standard">
      <style:paragraph-properties style:text-autospace="none"/>
      <style:text-properties style:use-window-font-color="true" fo:font-size="10pt" fo:language="none" fo:country="none" style:font-size-asian="10pt" style:font-size-complex="10pt"/>
    </style:style>
    <style:style style:name="P169" style:family="paragraph" style:parent-style-name="Standard">
      <style:paragraph-properties style:text-autospace="none"/>
      <style:text-properties style:use-window-font-color="true" fo:font-size="10pt" fo:language="none" fo:country="none" style:font-size-asian="10pt" style:font-size-complex="10pt"/>
    </style:style>
    <style:style style:name="P170" style:family="paragraph" style:parent-style-name="Standard">
      <style:paragraph-properties style:text-autospace="none"/>
      <style:text-properties style:use-window-font-color="true" fo:font-size="10pt" fo:language="none" fo:country="none" style:font-size-asian="10pt" style:font-size-complex="10pt"/>
    </style:style>
    <style:style style:name="P171" style:family="paragraph" style:parent-style-name="Standard">
      <style:paragraph-properties style:text-autospace="none"/>
      <style:text-properties style:use-window-font-color="true" fo:font-size="10pt" fo:language="none" fo:country="none" style:font-size-asian="10pt" style:font-size-complex="10pt"/>
    </style:style>
    <style:style style:name="P172" style:family="paragraph" style:parent-style-name="Standard">
      <style:paragraph-properties style:text-autospace="none"/>
      <style:text-properties style:use-window-font-color="true" fo:font-size="10pt" fo:language="none" fo:country="none" style:font-size-asian="10pt" style:font-size-complex="10pt"/>
    </style:style>
    <style:style style:name="P173" style:family="paragraph" style:parent-style-name="Standard">
      <style:paragraph-properties style:text-autospace="none"/>
      <style:text-properties style:use-window-font-color="true" fo:font-size="10pt" fo:language="none" fo:country="none" style:font-size-asian="10pt" style:font-size-complex="10pt"/>
    </style:style>
    <style:style style:name="P174" style:family="paragraph" style:parent-style-name="Standard">
      <style:paragraph-properties style:text-autospace="none"/>
      <style:text-properties style:use-window-font-color="true" fo:font-size="10pt" fo:language="none" fo:country="none" style:font-size-asian="10pt" style:font-size-complex="10pt"/>
    </style:style>
    <style:style style:name="P175" style:family="paragraph" style:parent-style-name="Standard">
      <style:paragraph-properties style:text-autospace="none"/>
      <style:text-properties style:use-window-font-color="true" fo:font-size="10pt" fo:language="none" fo:country="none" style:font-size-asian="10pt" style:font-size-complex="10pt"/>
    </style:style>
    <style:style style:name="P176" style:family="paragraph" style:parent-style-name="Standard">
      <style:paragraph-properties style:text-autospace="none"/>
      <style:text-properties style:use-window-font-color="true" fo:font-size="10pt" fo:language="none" fo:country="none" style:font-size-asian="10pt" style:font-size-complex="10pt"/>
    </style:style>
    <style:style style:name="P177" style:family="paragraph" style:parent-style-name="Standard">
      <style:paragraph-properties style:text-autospace="none"/>
      <style:text-properties style:use-window-font-color="true" fo:font-size="10pt" fo:language="none" fo:country="none" style:font-size-asian="10pt" style:font-size-complex="10pt"/>
    </style:style>
    <style:style style:name="P178" style:family="paragraph" style:parent-style-name="Standard">
      <style:paragraph-properties style:text-autospace="none"/>
      <style:text-properties style:use-window-font-color="true" fo:font-size="10pt" fo:language="none" fo:country="none" style:font-size-asian="10pt" style:font-size-complex="10pt"/>
    </style:style>
    <style:style style:name="P179" style:family="paragraph" style:parent-style-name="Standard">
      <style:paragraph-properties style:text-autospace="none"/>
      <style:text-properties style:use-window-font-color="true" fo:font-size="10pt" fo:language="none" fo:country="none" style:font-size-asian="10pt" style:font-size-complex="10pt"/>
    </style:style>
    <style:style style:name="P180" style:family="paragraph" style:parent-style-name="Standard">
      <style:paragraph-properties style:text-autospace="none"/>
      <style:text-properties style:use-window-font-color="true" fo:font-size="10pt" fo:language="none" fo:country="none" style:font-size-asian="10pt" style:font-size-complex="10pt"/>
    </style:style>
    <style:style style:name="P181" style:family="paragraph" style:parent-style-name="Standard">
      <style:paragraph-properties style:text-autospace="none"/>
      <style:text-properties style:use-window-font-color="true" fo:font-size="10pt" fo:language="none" fo:country="none" style:font-size-asian="10pt" style:font-size-complex="10pt"/>
    </style:style>
    <style:style style:name="P182" style:family="paragraph" style:parent-style-name="Standard">
      <style:paragraph-properties style:text-autospace="none"/>
      <style:text-properties style:use-window-font-color="true" fo:font-size="10pt" fo:language="none" fo:country="none" style:font-size-asian="10pt" style:font-size-complex="10pt"/>
    </style:style>
    <style:style style:name="P183" style:family="paragraph" style:parent-style-name="Standard">
      <style:paragraph-properties style:text-autospace="none"/>
      <style:text-properties style:use-window-font-color="true" fo:font-size="10pt" fo:language="none" fo:country="none" style:font-size-asian="10pt" style:font-size-complex="10pt"/>
    </style:style>
    <style:style style:name="P184" style:family="paragraph" style:parent-style-name="Standard">
      <style:paragraph-properties style:text-autospace="none"/>
      <style:text-properties style:use-window-font-color="true" fo:font-size="10pt" fo:language="none" fo:country="none" style:font-size-asian="10pt" style:font-size-complex="10pt"/>
    </style:style>
    <style:style style:name="P185" style:family="paragraph" style:parent-style-name="Standard">
      <style:paragraph-properties style:text-autospace="none"/>
      <style:text-properties style:use-window-font-color="true" fo:font-size="10pt" fo:language="none" fo:country="none" style:font-size-asian="10pt" style:font-size-complex="10pt"/>
    </style:style>
    <style:style style:name="P186" style:family="paragraph" style:parent-style-name="Standard">
      <style:paragraph-properties style:text-autospace="none"/>
      <style:text-properties style:use-window-font-color="true" fo:font-size="10pt" fo:language="none" fo:country="none" style:font-size-asian="10pt" style:font-size-complex="10pt"/>
    </style:style>
    <style:style style:name="P187" style:family="paragraph" style:parent-style-name="Standard">
      <style:paragraph-properties style:text-autospace="none"/>
      <style:text-properties style:use-window-font-color="true" fo:font-size="10pt" fo:language="none" fo:country="none" style:font-size-asian="10pt" style:font-size-complex="10pt"/>
    </style:style>
    <style:style style:name="P188" style:family="paragraph" style:parent-style-name="Standard">
      <style:paragraph-properties style:text-autospace="none"/>
      <style:text-properties style:use-window-font-color="true" fo:font-size="10pt" fo:language="none" fo:country="none" style:font-size-asian="10pt" style:font-size-complex="10pt"/>
    </style:style>
    <style:style style:name="P189" style:family="paragraph" style:parent-style-name="Standard">
      <style:paragraph-properties style:text-autospace="none"/>
      <style:text-properties style:use-window-font-color="true" fo:font-size="10pt" fo:language="none" fo:country="none" style:font-size-asian="10pt" style:font-size-complex="10pt"/>
    </style:style>
    <style:style style:name="P190" style:family="paragraph" style:parent-style-name="Standard">
      <style:paragraph-properties style:text-autospace="none"/>
      <style:text-properties style:use-window-font-color="true" fo:font-size="10pt" fo:language="none" fo:country="none" style:font-size-asian="10pt" style:font-size-complex="10pt"/>
    </style:style>
    <style:style style:name="P191" style:family="paragraph" style:parent-style-name="Standard">
      <style:paragraph-properties style:text-autospace="none"/>
      <style:text-properties style:use-window-font-color="true" fo:font-size="10pt" fo:language="none" fo:country="none" style:font-size-asian="10pt" style:font-size-complex="10pt"/>
    </style:style>
    <style:style style:name="P192" style:family="paragraph" style:parent-style-name="Standard">
      <style:paragraph-properties style:text-autospace="none"/>
      <style:text-properties style:use-window-font-color="true" fo:font-size="10pt" fo:language="none" fo:country="none" style:font-size-asian="10pt" style:font-size-complex="10pt"/>
    </style:style>
    <style:style style:name="P193" style:family="paragraph" style:parent-style-name="Standard">
      <style:paragraph-properties style:text-autospace="none"/>
      <style:text-properties style:use-window-font-color="true" fo:font-size="10pt" fo:language="none" fo:country="none" style:font-size-asian="10pt" style:font-size-complex="10pt"/>
    </style:style>
    <style:style style:name="P194" style:family="paragraph" style:parent-style-name="Standard">
      <style:paragraph-properties style:text-autospace="none"/>
      <style:text-properties style:use-window-font-color="true" fo:font-size="10pt" fo:language="none" fo:country="none" style:font-size-asian="10pt" style:font-size-complex="10pt"/>
    </style:style>
    <style:style style:name="P195" style:family="paragraph" style:parent-style-name="Standard">
      <style:paragraph-properties style:text-autospace="none"/>
      <style:text-properties style:use-window-font-color="true" fo:font-size="10pt" fo:language="none" fo:country="none" style:font-size-asian="10pt" style:font-size-complex="10pt"/>
    </style:style>
    <style:style style:name="P196" style:family="paragraph" style:parent-style-name="Standard">
      <style:paragraph-properties style:text-autospace="none"/>
      <style:text-properties style:use-window-font-color="true" fo:font-size="10pt" fo:language="none" fo:country="none" style:font-size-asian="10pt" style:font-size-complex="10pt"/>
    </style:style>
    <style:style style:name="P197" style:family="paragraph" style:parent-style-name="Standard">
      <style:paragraph-properties style:text-autospace="none"/>
      <style:text-properties style:use-window-font-color="true" fo:font-size="10pt" fo:language="none" fo:country="none" style:font-size-asian="10pt" style:font-size-complex="10pt"/>
    </style:style>
    <style:style style:name="P198" style:family="paragraph" style:parent-style-name="Standard">
      <style:paragraph-properties style:text-autospace="none"/>
      <style:text-properties style:use-window-font-color="true" fo:font-size="10pt" fo:language="none" fo:country="none" style:font-size-asian="10pt" style:font-size-complex="10pt"/>
    </style:style>
    <style:style style:name="P199" style:family="paragraph" style:parent-style-name="Standard">
      <style:paragraph-properties style:text-autospace="none"/>
      <style:text-properties style:use-window-font-color="true" fo:font-size="10pt" fo:language="none" fo:country="none" style:font-size-asian="10pt" style:font-size-complex="10pt"/>
    </style:style>
    <style:style style:name="P200" style:family="paragraph" style:parent-style-name="Standard">
      <style:paragraph-properties style:text-autospace="none"/>
      <style:text-properties style:use-window-font-color="true" fo:font-size="10pt" fo:language="none" fo:country="none" style:font-size-asian="10pt" style:font-size-complex="10pt"/>
    </style:style>
    <style:style style:name="P201" style:family="paragraph" style:parent-style-name="Standard">
      <style:paragraph-properties style:text-autospace="none"/>
      <style:text-properties style:use-window-font-color="true" fo:font-size="10pt" fo:language="none" fo:country="none" style:font-size-asian="10pt" style:font-size-complex="10pt"/>
    </style:style>
    <style:style style:name="P202" style:family="paragraph" style:parent-style-name="Standard">
      <style:paragraph-properties style:text-autospace="none"/>
      <style:text-properties style:use-window-font-color="true" fo:font-size="10pt" fo:language="none" fo:country="none" style:font-size-asian="10pt" style:font-size-complex="10pt"/>
    </style:style>
    <style:style style:name="P203" style:family="paragraph" style:parent-style-name="Standard">
      <style:paragraph-properties style:text-autospace="none"/>
      <style:text-properties style:use-window-font-color="true" fo:font-size="10pt" fo:language="none" fo:country="none" style:font-size-asian="10pt" style:font-size-complex="10pt"/>
    </style:style>
    <style:style style:name="P204" style:family="paragraph" style:parent-style-name="Standard">
      <style:paragraph-properties style:text-autospace="none"/>
      <style:text-properties style:use-window-font-color="true" fo:font-size="10pt" fo:language="none" fo:country="none" style:font-size-asian="10pt" style:font-size-complex="10pt"/>
    </style:style>
    <style:style style:name="P205" style:family="paragraph" style:parent-style-name="Standard">
      <style:paragraph-properties style:text-autospace="none"/>
      <style:text-properties style:use-window-font-color="true" fo:font-size="10pt" fo:language="none" fo:country="none" style:font-size-asian="10pt" style:font-size-complex="10pt"/>
    </style:style>
    <style:style style:name="P206" style:family="paragraph" style:parent-style-name="Standard">
      <style:paragraph-properties style:text-autospace="none"/>
      <style:text-properties style:use-window-font-color="true" fo:font-size="10pt" fo:language="none" fo:country="none" style:font-size-asian="10pt" style:font-size-complex="10pt"/>
    </style:style>
    <style:style style:name="P207" style:family="paragraph" style:parent-style-name="Standard">
      <style:paragraph-properties style:text-autospace="none"/>
      <style:text-properties style:use-window-font-color="true" fo:font-size="10pt" fo:language="none" fo:country="none" style:font-size-asian="10pt" style:font-size-complex="10pt"/>
    </style:style>
    <style:style style:name="P208" style:family="paragraph" style:parent-style-name="Standard">
      <style:paragraph-properties style:text-autospace="none"/>
      <style:text-properties style:use-window-font-color="true" fo:font-size="10pt" fo:language="none" fo:country="none" style:font-size-asian="10pt" style:font-size-complex="10pt"/>
    </style:style>
    <style:style style:name="P209" style:family="paragraph" style:parent-style-name="Standard">
      <style:paragraph-properties style:text-autospace="none"/>
      <style:text-properties style:use-window-font-color="true" fo:font-size="10pt" fo:language="none" fo:country="none" style:font-size-asian="10pt" style:font-size-complex="10pt"/>
    </style:style>
    <style:style style:name="P210" style:family="paragraph" style:parent-style-name="Standard">
      <style:paragraph-properties style:text-autospace="none"/>
      <style:text-properties style:use-window-font-color="true" fo:font-size="10pt" fo:language="none" fo:country="none" style:font-size-asian="10pt" style:font-size-complex="10pt"/>
    </style:style>
    <style:style style:name="P211" style:family="paragraph" style:parent-style-name="Standard">
      <style:paragraph-properties style:text-autospace="none"/>
      <style:text-properties style:use-window-font-color="true" fo:font-size="10pt" fo:language="none" fo:country="none" style:font-size-asian="10pt" style:font-size-complex="10pt"/>
    </style:style>
    <style:style style:name="P212" style:family="paragraph" style:parent-style-name="Standard">
      <style:paragraph-properties style:text-autospace="none"/>
      <style:text-properties style:use-window-font-color="true" fo:font-size="10pt" fo:language="none" fo:country="none" style:font-size-asian="10pt" style:font-size-complex="10pt"/>
    </style:style>
    <style:style style:name="P213" style:family="paragraph" style:parent-style-name="Standard">
      <style:paragraph-properties style:text-autospace="none"/>
      <style:text-properties style:use-window-font-color="true" fo:font-size="10pt" fo:language="none" fo:country="none" style:font-size-asian="10pt" style:font-size-complex="10pt"/>
    </style:style>
    <style:style style:name="P214" style:family="paragraph" style:parent-style-name="Standard">
      <style:paragraph-properties style:text-autospace="none"/>
      <style:text-properties style:use-window-font-color="true" fo:font-size="10pt" fo:language="none" fo:country="none" style:font-size-asian="10pt" style:font-size-complex="10pt"/>
    </style:style>
    <style:style style:name="P215" style:family="paragraph" style:parent-style-name="Standard">
      <style:paragraph-properties style:text-autospace="none"/>
      <style:text-properties style:use-window-font-color="true" fo:font-size="10pt" fo:language="none" fo:country="none" style:font-size-asian="10pt" style:font-size-complex="10pt"/>
    </style:style>
    <style:style style:name="P216" style:family="paragraph" style:parent-style-name="Standard">
      <style:paragraph-properties style:text-autospace="none"/>
      <style:text-properties style:use-window-font-color="true" fo:font-size="10pt" fo:language="none" fo:country="none" style:font-size-asian="10pt" style:font-size-complex="10pt"/>
    </style:style>
    <style:style style:name="P217" style:family="paragraph" style:parent-style-name="Standard">
      <style:paragraph-properties style:text-autospace="none"/>
      <style:text-properties style:use-window-font-color="true" fo:font-size="10pt" fo:language="none" fo:country="none" style:font-size-asian="10pt" style:font-size-complex="10pt"/>
    </style:style>
    <style:style style:name="P218" style:family="paragraph" style:parent-style-name="Standard">
      <style:paragraph-properties style:text-autospace="none"/>
      <style:text-properties style:use-window-font-color="true" fo:font-size="10pt" fo:language="none" fo:country="none" style:font-size-asian="10pt" style:font-size-complex="10pt"/>
    </style:style>
    <style:style style:name="P219" style:family="paragraph" style:parent-style-name="Standard">
      <style:paragraph-properties style:text-autospace="none"/>
      <style:text-properties style:use-window-font-color="true" fo:font-size="10pt" fo:language="none" fo:country="none" style:font-size-asian="10pt" style:font-size-complex="10pt"/>
    </style:style>
    <style:style style:name="P220" style:family="paragraph" style:parent-style-name="Standard">
      <style:paragraph-properties style:text-autospace="none"/>
      <style:text-properties style:use-window-font-color="true" fo:font-size="10pt" fo:language="none" fo:country="none" style:font-size-asian="10pt" style:font-size-complex="10pt"/>
    </style:style>
    <style:style style:name="P221" style:family="paragraph" style:parent-style-name="Standard">
      <style:paragraph-properties style:text-autospace="none"/>
      <style:text-properties style:use-window-font-color="true" fo:font-size="10pt" fo:language="none" fo:country="none" style:font-size-asian="10pt" style:font-size-complex="10pt"/>
    </style:style>
    <style:style style:name="P222" style:family="paragraph" style:parent-style-name="Standard">
      <style:paragraph-properties style:text-autospace="none"/>
      <style:text-properties style:use-window-font-color="true" fo:font-size="10pt" fo:language="none" fo:country="none" style:font-size-asian="10pt" style:font-size-complex="10pt"/>
    </style:style>
    <style:style style:name="P223" style:family="paragraph" style:parent-style-name="Standard">
      <style:paragraph-properties style:text-autospace="none"/>
      <style:text-properties style:use-window-font-color="true" fo:font-size="10pt" fo:language="none" fo:country="none" style:font-size-asian="10pt" style:font-size-complex="10pt"/>
    </style:style>
    <style:style style:name="P224" style:family="paragraph" style:parent-style-name="Standard">
      <style:paragraph-properties style:text-autospace="none"/>
      <style:text-properties style:use-window-font-color="true" fo:font-size="10pt" fo:language="none" fo:country="none" style:font-size-asian="10pt" style:font-size-complex="10pt"/>
    </style:style>
    <style:style style:name="P225" style:family="paragraph" style:parent-style-name="Standard">
      <style:paragraph-properties style:text-autospace="none"/>
      <style:text-properties style:use-window-font-color="true" fo:font-size="10pt" fo:language="none" fo:country="none" style:font-size-asian="10pt" style:font-size-complex="10pt"/>
    </style:style>
    <style:style style:name="P226" style:family="paragraph" style:parent-style-name="Standard">
      <style:paragraph-properties style:text-autospace="none"/>
      <style:text-properties style:use-window-font-color="true" fo:font-size="10pt" fo:language="none" fo:country="none" style:font-size-asian="10pt" style:font-size-complex="10pt"/>
    </style:style>
    <style:style style:name="P227" style:family="paragraph" style:parent-style-name="Standard">
      <style:paragraph-properties style:text-autospace="none"/>
      <style:text-properties style:use-window-font-color="true" fo:font-size="10pt" fo:language="none" fo:country="none" style:font-size-asian="10pt" style:font-size-complex="10pt"/>
    </style:style>
    <style:style style:name="P228" style:family="paragraph" style:parent-style-name="Standard">
      <style:paragraph-properties style:text-autospace="none"/>
      <style:text-properties style:use-window-font-color="true" fo:font-size="10pt" fo:language="none" fo:country="none" style:font-size-asian="10pt" style:font-size-complex="10pt"/>
    </style:style>
    <style:style style:name="P229" style:family="paragraph" style:parent-style-name="Standard">
      <style:paragraph-properties style:text-autospace="none"/>
      <style:text-properties style:use-window-font-color="true" fo:font-size="10pt" fo:language="none" fo:country="none" style:font-size-asian="10pt" style:font-size-complex="10pt"/>
    </style:style>
    <style:style style:name="P230" style:family="paragraph" style:parent-style-name="Standard">
      <style:paragraph-properties style:text-autospace="none"/>
      <style:text-properties style:use-window-font-color="true" fo:font-size="10pt" fo:language="none" fo:country="none" style:font-size-asian="10pt" style:font-size-complex="10pt"/>
    </style:style>
    <style:style style:name="P231" style:family="paragraph" style:parent-style-name="Standard">
      <style:paragraph-properties style:text-autospace="none"/>
      <style:text-properties style:use-window-font-color="true" fo:font-size="10pt" fo:language="none" fo:country="none" style:font-size-asian="10pt" style:font-size-complex="10pt"/>
    </style:style>
    <style:style style:name="P232" style:family="paragraph" style:parent-style-name="Standard">
      <style:paragraph-properties style:text-autospace="none"/>
      <style:text-properties style:use-window-font-color="true" fo:font-size="10pt" fo:language="none" fo:country="none" style:font-size-asian="10pt" style:font-size-complex="10pt"/>
    </style:style>
    <style:style style:name="P233" style:family="paragraph" style:parent-style-name="Standard">
      <style:paragraph-properties style:text-autospace="none"/>
      <style:text-properties style:use-window-font-color="true" fo:font-size="10pt" fo:language="none" fo:country="none" style:font-size-asian="10pt" style:font-size-complex="10pt"/>
    </style:style>
    <style:style style:name="P234" style:family="paragraph" style:parent-style-name="Standard">
      <style:paragraph-properties style:text-autospace="none"/>
      <style:text-properties style:use-window-font-color="true" fo:font-size="10pt" fo:language="none" fo:country="none" style:font-size-asian="10pt" style:font-size-complex="10pt"/>
    </style:style>
    <style:style style:name="P235" style:family="paragraph" style:parent-style-name="Standard">
      <style:paragraph-properties style:text-autospace="none"/>
      <style:text-properties style:use-window-font-color="true" fo:font-size="10pt" fo:language="none" fo:country="none" style:font-size-asian="10pt" style:font-size-complex="10pt"/>
    </style:style>
    <style:style style:name="P236" style:family="paragraph" style:parent-style-name="Standard">
      <style:paragraph-properties style:text-autospace="none"/>
      <style:text-properties style:use-window-font-color="true" fo:font-size="10pt" fo:language="none" fo:country="none" style:font-size-asian="10pt" style:font-size-complex="10pt"/>
    </style:style>
    <style:style style:name="P237" style:family="paragraph" style:parent-style-name="Standard">
      <style:paragraph-properties style:text-autospace="none"/>
      <style:text-properties style:use-window-font-color="true" fo:font-size="10pt" fo:language="none" fo:country="none" style:font-size-asian="10pt" style:font-size-complex="10pt"/>
    </style:style>
    <style:style style:name="P238" style:family="paragraph" style:parent-style-name="Standard">
      <style:paragraph-properties style:text-autospace="none"/>
      <style:text-properties style:use-window-font-color="true" fo:font-size="10pt" fo:language="none" fo:country="none" style:font-size-asian="10pt" style:font-size-complex="10pt"/>
    </style:style>
    <style:style style:name="P239" style:family="paragraph" style:parent-style-name="Standard">
      <style:paragraph-properties style:text-autospace="none"/>
      <style:text-properties style:use-window-font-color="true" fo:font-size="10pt" fo:language="none" fo:country="none" style:font-size-asian="10pt" style:font-size-complex="10pt"/>
    </style:style>
    <style:style style:name="P240" style:family="paragraph" style:parent-style-name="Standard">
      <style:paragraph-properties style:text-autospace="none"/>
      <style:text-properties style:use-window-font-color="true" fo:font-size="10pt" fo:language="none" fo:country="none" style:font-size-asian="10pt" style:font-size-complex="10pt"/>
    </style:style>
    <style:style style:name="P241" style:family="paragraph" style:parent-style-name="Standard">
      <style:paragraph-properties style:text-autospace="none"/>
      <style:text-properties style:use-window-font-color="true" fo:font-size="10pt" fo:language="none" fo:country="none" style:font-size-asian="10pt" style:font-size-complex="10pt"/>
    </style:style>
    <style:style style:name="P242" style:family="paragraph" style:parent-style-name="Standard">
      <style:paragraph-properties style:text-autospace="none"/>
      <style:text-properties style:use-window-font-color="true" fo:font-size="10pt" fo:language="none" fo:country="none" style:font-size-asian="10pt" style:font-size-complex="10pt"/>
    </style:style>
    <style:style style:name="P243" style:family="paragraph" style:parent-style-name="Standard">
      <style:paragraph-properties style:text-autospace="none"/>
      <style:text-properties style:use-window-font-color="true" fo:font-size="10pt" fo:language="none" fo:country="none" style:font-size-asian="10pt" style:font-size-complex="10pt"/>
    </style:style>
    <style:style style:name="P244" style:family="paragraph" style:parent-style-name="Standard">
      <style:paragraph-properties style:text-autospace="none"/>
      <style:text-properties style:use-window-font-color="true" fo:font-size="10pt" fo:language="none" fo:country="none" style:font-size-asian="10pt" style:font-size-complex="10pt"/>
    </style:style>
    <style:style style:name="P245" style:family="paragraph" style:parent-style-name="Standard">
      <style:paragraph-properties style:text-autospace="none"/>
      <style:text-properties style:use-window-font-color="true" fo:font-size="10pt" fo:language="none" fo:country="none" style:font-size-asian="10pt" style:font-size-complex="10pt"/>
    </style:style>
    <style:style style:name="P246" style:family="paragraph" style:parent-style-name="Standard">
      <style:paragraph-properties style:text-autospace="none"/>
      <style:text-properties style:use-window-font-color="true" fo:font-size="10pt" fo:language="none" fo:country="none" style:font-size-asian="10pt" style:font-size-complex="10pt"/>
    </style:style>
    <style:style style:name="P247" style:family="paragraph" style:parent-style-name="Standard">
      <style:paragraph-properties style:text-autospace="none"/>
      <style:text-properties style:use-window-font-color="true" fo:font-size="10pt" fo:language="none" fo:country="none" style:font-size-asian="10pt" style:font-size-complex="10pt"/>
    </style:style>
    <style:style style:name="P248" style:family="paragraph" style:parent-style-name="Standard">
      <style:paragraph-properties style:text-autospace="none"/>
      <style:text-properties style:use-window-font-color="true" fo:font-size="10pt" fo:language="none" fo:country="none" style:font-size-asian="10pt" style:font-size-complex="10pt"/>
    </style:style>
    <style:style style:name="P249" style:family="paragraph" style:parent-style-name="Standard">
      <style:paragraph-properties style:text-autospace="none"/>
      <style:text-properties style:use-window-font-color="true" fo:font-size="10pt" fo:language="none" fo:country="none" style:font-size-asian="10pt" style:font-size-complex="10pt"/>
    </style:style>
    <style:style style:name="P250" style:family="paragraph" style:parent-style-name="Standard">
      <style:paragraph-properties style:text-autospace="none"/>
      <style:text-properties style:use-window-font-color="true" fo:font-size="10pt" fo:language="none" fo:country="none" style:font-size-asian="10pt" style:font-size-complex="10pt"/>
    </style:style>
    <style:style style:name="P251" style:family="paragraph" style:parent-style-name="Standard">
      <style:paragraph-properties style:text-autospace="none"/>
      <style:text-properties style:use-window-font-color="true" fo:font-size="10pt" fo:language="none" fo:country="none" style:font-size-asian="10pt" style:font-size-complex="10pt"/>
    </style:style>
    <style:style style:name="P252" style:family="paragraph" style:parent-style-name="Standard">
      <style:paragraph-properties style:text-autospace="none"/>
      <style:text-properties style:use-window-font-color="true" fo:font-size="10pt" fo:language="none" fo:country="none" style:font-size-asian="10pt" style:font-size-complex="10pt"/>
    </style:style>
    <style:style style:name="P253" style:family="paragraph" style:parent-style-name="Standard">
      <style:paragraph-properties style:text-autospace="none"/>
      <style:text-properties style:use-window-font-color="true" fo:font-size="10pt" fo:language="none" fo:country="none" style:font-size-asian="10pt" style:font-size-complex="10pt"/>
    </style:style>
    <style:style style:name="P254" style:family="paragraph" style:parent-style-name="Standard">
      <style:paragraph-properties style:text-autospace="none"/>
      <style:text-properties style:use-window-font-color="true" fo:font-size="10pt" fo:language="none" fo:country="none" style:font-size-asian="10pt" style:font-size-complex="10pt"/>
    </style:style>
    <style:style style:name="P255" style:family="paragraph" style:parent-style-name="Standard">
      <style:paragraph-properties style:text-autospace="none"/>
      <style:text-properties style:use-window-font-color="true" fo:font-size="10pt" fo:language="none" fo:country="none" style:font-size-asian="10pt" style:font-size-complex="10pt"/>
    </style:style>
    <style:style style:name="P256" style:family="paragraph" style:parent-style-name="Standard">
      <style:paragraph-properties style:text-autospace="none"/>
      <style:text-properties style:use-window-font-color="true" fo:font-size="10pt" fo:language="none" fo:country="none" style:font-size-asian="10pt" style:font-size-complex="10pt"/>
    </style:style>
    <style:style style:name="P257" style:family="paragraph" style:parent-style-name="Standard">
      <style:paragraph-properties style:text-autospace="none"/>
      <style:text-properties style:use-window-font-color="true" fo:font-size="10pt" fo:language="none" fo:country="none" style:font-size-asian="10pt" style:font-size-complex="10pt"/>
    </style:style>
    <style:style style:name="P258" style:family="paragraph" style:parent-style-name="Standard">
      <style:paragraph-properties style:text-autospace="none"/>
      <style:text-properties style:use-window-font-color="true" fo:font-size="10pt" fo:language="none" fo:country="none" style:font-size-asian="10pt" style:font-size-complex="10pt"/>
    </style:style>
    <style:style style:name="P259" style:family="paragraph" style:parent-style-name="Standard">
      <style:paragraph-properties style:text-autospace="none"/>
      <style:text-properties style:use-window-font-color="true" fo:font-size="10pt" fo:language="none" fo:country="none" style:font-size-asian="10pt" style:font-size-complex="10pt"/>
    </style:style>
    <style:style style:name="P260" style:family="paragraph" style:parent-style-name="Standard">
      <style:paragraph-properties style:text-autospace="none"/>
      <style:text-properties style:use-window-font-color="true" fo:font-size="10pt" fo:language="none" fo:country="none" style:font-size-asian="10pt" style:font-size-complex="10pt"/>
    </style:style>
    <style:style style:name="P261" style:family="paragraph" style:parent-style-name="Standard">
      <style:paragraph-properties style:text-autospace="none"/>
      <style:text-properties style:use-window-font-color="true" fo:font-size="10pt" fo:language="none" fo:country="none" style:font-size-asian="10pt" style:font-size-complex="10pt"/>
    </style:style>
    <style:style style:name="P262" style:family="paragraph" style:parent-style-name="Standard">
      <style:paragraph-properties style:text-autospace="none"/>
      <style:text-properties style:use-window-font-color="true" fo:font-size="10pt" fo:language="none" fo:country="none" style:font-size-asian="10pt" style:font-size-complex="10pt"/>
    </style:style>
    <style:style style:name="P263" style:family="paragraph" style:parent-style-name="Standard">
      <style:paragraph-properties style:text-autospace="none"/>
      <style:text-properties style:use-window-font-color="true" fo:font-size="10pt" fo:language="none" fo:country="none" style:font-size-asian="10pt" style:font-size-complex="10pt"/>
    </style:style>
    <style:style style:name="P264" style:family="paragraph" style:parent-style-name="Standard">
      <style:paragraph-properties style:text-autospace="none"/>
      <style:text-properties style:use-window-font-color="true" fo:font-size="10pt" fo:language="none" fo:country="none" style:font-size-asian="10pt" style:font-size-complex="10pt"/>
    </style:style>
    <style:style style:name="P265" style:family="paragraph" style:parent-style-name="Standard">
      <style:paragraph-properties style:text-autospace="none"/>
      <style:text-properties style:use-window-font-color="true" fo:font-size="10pt" fo:language="none" fo:country="none" style:font-size-asian="10pt" style:font-size-complex="10pt"/>
    </style:style>
    <style:style style:name="P266" style:family="paragraph" style:parent-style-name="Standard">
      <style:paragraph-properties style:text-autospace="none"/>
      <style:text-properties style:use-window-font-color="true" fo:font-size="10pt" fo:language="none" fo:country="none" style:font-size-asian="10pt" style:font-size-complex="10pt"/>
    </style:style>
    <style:style style:name="P267" style:family="paragraph" style:parent-style-name="Standard">
      <style:paragraph-properties style:text-autospace="none"/>
      <style:text-properties style:use-window-font-color="true" fo:font-size="10pt" fo:language="none" fo:country="none" style:font-size-asian="10pt" style:font-size-complex="10pt"/>
    </style:style>
    <style:style style:name="P268" style:family="paragraph" style:parent-style-name="Standard">
      <style:paragraph-properties style:text-autospace="none"/>
      <style:text-properties style:use-window-font-color="true" fo:font-size="10pt" fo:language="none" fo:country="none" style:font-size-asian="10pt" style:font-size-complex="10pt"/>
    </style:style>
    <style:style style:name="P269" style:family="paragraph" style:parent-style-name="Standard">
      <style:paragraph-properties style:text-autospace="none"/>
      <style:text-properties style:use-window-font-color="true" fo:font-size="10pt" fo:language="none" fo:country="none" style:font-size-asian="10pt" style:font-size-complex="10pt"/>
    </style:style>
    <style:style style:name="P270" style:family="paragraph" style:parent-style-name="Standard">
      <style:paragraph-properties style:text-autospace="none"/>
      <style:text-properties style:use-window-font-color="true" fo:font-size="10pt" fo:language="none" fo:country="none" style:font-size-asian="10pt" style:font-size-complex="10pt"/>
    </style:style>
    <style:style style:name="P271" style:family="paragraph" style:parent-style-name="Standard">
      <style:paragraph-properties style:text-autospace="none"/>
      <style:text-properties style:use-window-font-color="true" fo:font-size="10pt" fo:language="none" fo:country="none" style:font-size-asian="10pt" style:font-size-complex="10pt"/>
    </style:style>
    <style:style style:name="P272" style:family="paragraph" style:parent-style-name="Standard">
      <style:paragraph-properties style:text-autospace="none"/>
      <style:text-properties style:use-window-font-color="true" fo:font-size="10pt" fo:language="none" fo:country="none" style:font-size-asian="10pt" style:font-size-complex="10pt"/>
    </style:style>
    <style:style style:name="P273" style:family="paragraph" style:parent-style-name="Standard">
      <style:paragraph-properties style:text-autospace="none"/>
      <style:text-properties style:use-window-font-color="true" fo:font-size="10pt" fo:language="none" fo:country="none" style:font-size-asian="10pt" style:font-size-complex="10pt"/>
    </style:style>
    <style:style style:name="P274" style:family="paragraph" style:parent-style-name="Standard">
      <style:paragraph-properties style:text-autospace="none"/>
      <style:text-properties style:use-window-font-color="true" fo:font-size="10pt" fo:language="none" fo:country="none" style:font-size-asian="10pt" style:font-size-complex="10pt"/>
    </style:style>
    <style:style style:name="P275" style:family="paragraph" style:parent-style-name="Standard">
      <style:paragraph-properties style:text-autospace="none"/>
      <style:text-properties style:use-window-font-color="true" fo:font-size="10pt" fo:language="none" fo:country="none" style:font-size-asian="10pt" style:font-size-complex="10pt"/>
    </style:style>
    <style:style style:name="P276" style:family="paragraph" style:parent-style-name="Standard">
      <style:paragraph-properties style:text-autospace="none"/>
      <style:text-properties style:use-window-font-color="true" fo:font-size="10pt" fo:language="none" fo:country="none" style:font-size-asian="10pt" style:font-size-complex="10pt"/>
    </style:style>
    <style:style style:name="P277" style:family="paragraph" style:parent-style-name="Standard">
      <style:paragraph-properties style:text-autospace="none"/>
      <style:text-properties style:use-window-font-color="true" fo:font-size="10pt" fo:language="none" fo:country="none" style:font-size-asian="10pt" style:font-size-complex="10pt"/>
    </style:style>
    <style:style style:name="P278" style:family="paragraph" style:parent-style-name="Standard">
      <style:paragraph-properties style:text-autospace="none"/>
      <style:text-properties style:use-window-font-color="true" fo:font-size="10pt" fo:language="none" fo:country="none" style:font-size-asian="10pt" style:font-size-complex="10pt"/>
    </style:style>
    <style:style style:name="P279" style:family="paragraph" style:parent-style-name="Standard">
      <style:paragraph-properties style:text-autospace="none"/>
      <style:text-properties style:use-window-font-color="true" fo:font-size="10pt" fo:language="none" fo:country="none" style:font-size-asian="10pt" style:font-size-complex="10pt"/>
    </style:style>
    <style:style style:name="P280" style:family="paragraph" style:parent-style-name="Standard">
      <style:paragraph-properties style:text-autospace="none"/>
      <style:text-properties style:use-window-font-color="true" fo:font-size="10pt" fo:language="none" fo:country="none" style:font-size-asian="10pt" style:font-size-complex="10pt"/>
    </style:style>
    <style:style style:name="P281" style:family="paragraph" style:parent-style-name="Standard">
      <style:paragraph-properties style:text-autospace="none"/>
      <style:text-properties style:use-window-font-color="true" fo:font-size="10pt" fo:language="none" fo:country="none" style:font-size-asian="10pt" style:font-size-complex="10pt"/>
    </style:style>
    <style:style style:name="P282" style:family="paragraph" style:parent-style-name="Standard">
      <style:paragraph-properties style:text-autospace="none"/>
      <style:text-properties style:use-window-font-color="true" fo:font-size="10pt" fo:language="none" fo:country="none" style:font-size-asian="10pt" style:font-size-complex="10pt"/>
    </style:style>
    <style:style style:name="P283" style:family="paragraph" style:parent-style-name="Standard">
      <style:paragraph-properties style:text-autospace="none"/>
      <style:text-properties style:use-window-font-color="true" fo:font-size="10pt" fo:language="none" fo:country="none" style:font-size-asian="10pt" style:font-size-complex="10pt"/>
    </style:style>
    <style:style style:name="P284" style:family="paragraph" style:parent-style-name="Standard">
      <style:paragraph-properties style:text-autospace="none"/>
      <style:text-properties style:use-window-font-color="true" fo:font-size="10pt" fo:language="none" fo:country="none" style:font-size-asian="10pt" style:font-size-complex="10pt"/>
    </style:style>
    <style:style style:name="P285" style:family="paragraph" style:parent-style-name="Standard">
      <style:paragraph-properties style:text-autospace="none"/>
      <style:text-properties style:use-window-font-color="true" fo:font-size="10pt" fo:language="none" fo:country="none" style:font-size-asian="10pt" style:font-size-complex="10pt"/>
    </style:style>
    <style:style style:name="P286" style:family="paragraph" style:parent-style-name="Standard">
      <style:paragraph-properties style:text-autospace="none"/>
      <style:text-properties style:use-window-font-color="true" fo:font-size="10pt" fo:language="none" fo:country="none" style:font-size-asian="10pt" style:font-size-complex="10pt"/>
    </style:style>
    <style:style style:name="P287" style:family="paragraph" style:parent-style-name="Standard">
      <style:paragraph-properties style:text-autospace="none"/>
      <style:text-properties style:use-window-font-color="true" fo:font-size="10pt" fo:language="none" fo:country="none" style:font-size-asian="10pt" style:font-size-complex="10pt"/>
    </style:style>
    <style:style style:name="P288" style:family="paragraph" style:parent-style-name="Standard">
      <style:paragraph-properties style:text-autospace="none"/>
      <style:text-properties style:use-window-font-color="true" fo:font-size="10pt" fo:language="none" fo:country="none" style:font-size-asian="10pt" style:font-size-complex="10pt"/>
    </style:style>
    <style:style style:name="P289" style:family="paragraph" style:parent-style-name="Standard">
      <style:paragraph-properties style:text-autospace="none"/>
      <style:text-properties style:use-window-font-color="true" fo:font-size="10pt" fo:language="none" fo:country="none" style:font-size-asian="10pt" style:font-size-complex="10pt"/>
    </style:style>
    <style:style style:name="P290" style:family="paragraph" style:parent-style-name="Standard">
      <style:paragraph-properties style:text-autospace="none"/>
      <style:text-properties style:use-window-font-color="true" fo:font-size="10pt" fo:language="none" fo:country="none" style:font-size-asian="10pt" style:font-size-complex="10pt"/>
    </style:style>
    <style:style style:name="P291" style:family="paragraph" style:parent-style-name="Standard">
      <style:paragraph-properties style:text-autospace="none"/>
      <style:text-properties style:use-window-font-color="true" fo:font-size="10pt" fo:language="none" fo:country="none" style:font-size-asian="10pt" style:font-size-complex="10pt"/>
    </style:style>
    <style:style style:name="P292" style:family="paragraph" style:parent-style-name="Standard">
      <style:paragraph-properties style:text-autospace="none"/>
      <style:text-properties style:use-window-font-color="true" fo:font-size="10pt" fo:language="none" fo:country="none" style:font-size-asian="10pt" style:font-size-complex="10pt"/>
    </style:style>
    <style:style style:name="P293" style:family="paragraph" style:parent-style-name="Standard">
      <style:paragraph-properties style:text-autospace="none"/>
      <style:text-properties style:use-window-font-color="true" fo:font-size="10pt" fo:language="none" fo:country="none" style:font-size-asian="10pt" style:font-size-complex="10pt"/>
    </style:style>
    <style:style style:name="P294" style:family="paragraph" style:parent-style-name="Standard">
      <style:paragraph-properties style:text-autospace="none"/>
      <style:text-properties style:use-window-font-color="true" fo:font-size="10pt" fo:language="none" fo:country="none" style:font-size-asian="10pt" style:font-size-complex="10pt"/>
    </style:style>
    <style:style style:name="P295" style:family="paragraph" style:parent-style-name="Standard">
      <style:paragraph-properties style:text-autospace="none"/>
      <style:text-properties style:use-window-font-color="true" fo:font-size="10pt" fo:language="none" fo:country="none" style:font-size-asian="10pt" style:font-size-complex="10pt"/>
    </style:style>
    <style:style style:name="P296" style:family="paragraph" style:parent-style-name="Standard">
      <style:paragraph-properties style:text-autospace="none"/>
      <style:text-properties style:use-window-font-color="true" fo:font-size="10pt" fo:language="none" fo:country="none" style:font-size-asian="10pt" style:font-size-complex="10pt"/>
    </style:style>
    <style:style style:name="P297" style:family="paragraph" style:parent-style-name="Standard">
      <style:paragraph-properties style:text-autospace="none"/>
      <style:text-properties style:use-window-font-color="true" fo:font-size="10pt" fo:language="none" fo:country="none" style:font-size-asian="10pt" style:font-size-complex="10pt"/>
    </style:style>
    <style:style style:name="P298" style:family="paragraph" style:parent-style-name="Standard">
      <style:paragraph-properties style:text-autospace="none"/>
      <style:text-properties style:use-window-font-color="true" fo:font-size="10pt" fo:language="none" fo:country="none" style:font-size-asian="10pt" style:font-size-complex="10pt"/>
    </style:style>
    <style:style style:name="P299" style:family="paragraph" style:parent-style-name="Standard">
      <style:paragraph-properties style:text-autospace="none"/>
      <style:text-properties style:use-window-font-color="true" fo:font-size="10pt" fo:language="none" fo:country="none" style:font-size-asian="10pt" style:font-size-complex="10pt"/>
    </style:style>
    <style:style style:name="P300" style:family="paragraph" style:parent-style-name="Standard">
      <style:paragraph-properties style:text-autospace="none"/>
      <style:text-properties style:use-window-font-color="true" fo:font-size="10pt" fo:language="none" fo:country="none" style:font-size-asian="10pt" style:font-size-complex="10pt"/>
    </style:style>
    <style:style style:name="P301" style:family="paragraph" style:parent-style-name="Standard">
      <style:paragraph-properties style:text-autospace="none"/>
      <style:text-properties style:use-window-font-color="true" fo:font-size="10pt" fo:language="none" fo:country="none" style:font-size-asian="10pt" style:font-size-complex="10pt"/>
    </style:style>
    <style:style style:name="P302" style:family="paragraph" style:parent-style-name="Standard">
      <style:paragraph-properties style:text-autospace="none"/>
      <style:text-properties style:use-window-font-color="true" fo:font-size="10pt" fo:language="none" fo:country="none" style:font-size-asian="10pt" style:font-size-complex="10pt"/>
    </style:style>
    <style:style style:name="P303" style:family="paragraph" style:parent-style-name="Standard">
      <style:paragraph-properties style:text-autospace="none"/>
      <style:text-properties style:use-window-font-color="true" fo:font-size="10pt" fo:language="none" fo:country="none" style:font-size-asian="10pt" style:font-size-complex="10pt"/>
    </style:style>
    <style:style style:name="P304" style:family="paragraph" style:parent-style-name="Standard">
      <style:paragraph-properties style:text-autospace="none"/>
      <style:text-properties style:use-window-font-color="true" fo:font-size="10pt" fo:language="none" fo:country="none" style:font-size-asian="10pt" style:font-size-complex="10pt"/>
    </style:style>
    <style:style style:name="P305" style:family="paragraph" style:parent-style-name="Standard">
      <style:paragraph-properties style:text-autospace="none"/>
      <style:text-properties style:use-window-font-color="true" fo:font-size="10pt" fo:language="none" fo:country="none" style:font-size-asian="10pt" style:font-size-complex="10pt"/>
    </style:style>
    <style:style style:name="P306" style:family="paragraph" style:parent-style-name="Standard">
      <style:paragraph-properties style:text-autospace="none"/>
      <style:text-properties style:use-window-font-color="true" fo:font-size="10pt" fo:language="none" fo:country="none" style:font-size-asian="10pt" style:font-size-complex="10pt"/>
    </style:style>
    <style:style style:name="P307" style:family="paragraph" style:parent-style-name="Standard">
      <style:paragraph-properties style:text-autospace="none"/>
      <style:text-properties style:use-window-font-color="true" fo:font-size="10pt" fo:language="none" fo:country="none" style:font-size-asian="10pt" style:font-size-complex="10pt"/>
    </style:style>
    <style:style style:name="P308" style:family="paragraph" style:parent-style-name="Standard">
      <style:paragraph-properties style:text-autospace="none"/>
      <style:text-properties style:use-window-font-color="true" fo:font-size="10pt" fo:language="none" fo:country="none" style:font-size-asian="10pt" style:font-size-complex="10pt"/>
    </style:style>
    <style:style style:name="P309" style:family="paragraph" style:parent-style-name="Standard">
      <style:paragraph-properties style:text-autospace="none"/>
      <style:text-properties style:use-window-font-color="true" fo:font-size="10pt" fo:language="none" fo:country="none" style:font-size-asian="10pt" style:font-size-complex="10pt"/>
    </style:style>
    <style:style style:name="P310" style:family="paragraph" style:parent-style-name="Standard">
      <style:paragraph-properties style:text-autospace="none"/>
      <style:text-properties style:use-window-font-color="true" fo:font-size="10pt" fo:language="none" fo:country="none" style:font-size-asian="10pt" style:font-size-complex="10pt"/>
    </style:style>
    <style:style style:name="P311" style:family="paragraph" style:parent-style-name="Standard">
      <style:paragraph-properties style:text-autospace="none"/>
      <style:text-properties style:use-window-font-color="true" fo:font-size="10pt" fo:language="none" fo:country="none" style:font-size-asian="10pt" style:font-size-complex="10pt"/>
    </style:style>
    <style:style style:name="P312" style:family="paragraph" style:parent-style-name="Standard">
      <style:paragraph-properties style:text-autospace="none"/>
      <style:text-properties style:use-window-font-color="true" fo:font-size="10pt" fo:language="none" fo:country="none" style:font-size-asian="10pt" style:font-size-complex="10pt"/>
    </style:style>
    <style:style style:name="P313" style:family="paragraph" style:parent-style-name="Standard">
      <style:paragraph-properties style:text-autospace="none"/>
      <style:text-properties style:use-window-font-color="true" fo:font-size="10pt" fo:language="none" fo:country="none" style:font-size-asian="10pt" style:font-size-complex="10pt"/>
    </style:style>
    <style:style style:name="P314" style:family="paragraph" style:parent-style-name="Standard">
      <style:paragraph-properties style:text-autospace="none"/>
      <style:text-properties style:use-window-font-color="true" fo:font-size="10pt" fo:language="none" fo:country="none" style:font-size-asian="10pt" style:font-size-complex="10pt"/>
    </style:style>
    <style:style style:name="P315" style:family="paragraph" style:parent-style-name="Standard">
      <style:paragraph-properties style:text-autospace="none"/>
      <style:text-properties style:use-window-font-color="true" fo:font-size="10pt" fo:language="none" fo:country="none" style:font-size-asian="10pt" style:font-size-complex="10pt"/>
    </style:style>
    <style:style style:name="P316" style:family="paragraph" style:parent-style-name="Standard">
      <style:paragraph-properties style:text-autospace="none"/>
      <style:text-properties style:use-window-font-color="true" fo:font-size="10pt" fo:language="none" fo:country="none" style:font-size-asian="10pt" style:font-size-complex="10pt"/>
    </style:style>
    <style:style style:name="P317" style:family="paragraph" style:parent-style-name="Standard">
      <style:paragraph-properties style:text-autospace="none"/>
      <style:text-properties style:use-window-font-color="true" fo:font-size="10pt" fo:language="none" fo:country="none" style:font-size-asian="10pt" style:font-size-complex="10pt"/>
    </style:style>
    <style:style style:name="P318" style:family="paragraph" style:parent-style-name="Standard">
      <style:paragraph-properties style:text-autospace="none"/>
      <style:text-properties style:use-window-font-color="true" fo:font-size="10pt" fo:language="none" fo:country="none" style:font-size-asian="10pt" style:font-size-complex="10pt"/>
    </style:style>
    <style:style style:name="P319" style:family="paragraph" style:parent-style-name="Standard">
      <style:paragraph-properties style:text-autospace="none"/>
      <style:text-properties style:use-window-font-color="true" fo:font-size="10pt" fo:language="none" fo:country="none" style:font-size-asian="10pt" style:font-size-complex="10pt"/>
    </style:style>
    <style:style style:name="P320" style:family="paragraph" style:parent-style-name="Standard">
      <style:paragraph-properties style:text-autospace="none"/>
      <style:text-properties style:use-window-font-color="true" fo:font-size="10pt" fo:language="none" fo:country="none" style:font-size-asian="10pt" style:font-size-complex="10pt"/>
    </style:style>
    <style:style style:name="P321" style:family="paragraph" style:parent-style-name="Standard">
      <style:paragraph-properties style:text-autospace="none"/>
      <style:text-properties style:use-window-font-color="true" fo:font-size="10pt" fo:language="none" fo:country="none" style:font-size-asian="10pt" style:font-size-complex="10pt"/>
    </style:style>
    <style:style style:name="P322" style:family="paragraph" style:parent-style-name="Standard">
      <style:paragraph-properties style:text-autospace="none"/>
      <style:text-properties style:use-window-font-color="true" fo:font-size="10pt" fo:language="none" fo:country="none" style:font-size-asian="10pt" style:font-size-complex="10pt"/>
    </style:style>
    <style:style style:name="P323" style:family="paragraph" style:parent-style-name="Standard">
      <style:paragraph-properties style:text-autospace="none"/>
      <style:text-properties style:use-window-font-color="true" fo:font-size="10pt" fo:language="none" fo:country="none" style:font-size-asian="10pt" style:font-size-complex="10pt"/>
    </style:style>
    <style:style style:name="P324" style:family="paragraph" style:parent-style-name="Standard">
      <style:paragraph-properties style:text-autospace="none"/>
      <style:text-properties style:use-window-font-color="true" fo:font-size="10pt" fo:language="none" fo:country="none" style:font-size-asian="10pt" style:font-size-complex="10pt"/>
    </style:style>
    <style:style style:name="P325" style:family="paragraph" style:parent-style-name="Standard">
      <style:paragraph-properties style:text-autospace="none"/>
      <style:text-properties style:use-window-font-color="true" fo:font-size="10pt" fo:language="none" fo:country="none" style:font-size-asian="10pt" style:font-size-complex="10pt"/>
    </style:style>
    <style:style style:name="P326" style:family="paragraph" style:parent-style-name="Standard">
      <style:paragraph-properties style:text-autospace="none"/>
      <style:text-properties style:use-window-font-color="true" fo:font-size="10pt" fo:language="none" fo:country="none" style:font-size-asian="10pt" style:font-size-complex="10pt"/>
    </style:style>
    <style:style style:name="P327" style:family="paragraph" style:parent-style-name="Standard">
      <style:paragraph-properties style:text-autospace="none"/>
      <style:text-properties style:use-window-font-color="true" fo:font-size="10pt" fo:language="none" fo:country="none" style:font-size-asian="10pt" style:font-size-complex="10pt"/>
    </style:style>
    <style:style style:name="P328" style:family="paragraph" style:parent-style-name="Standard">
      <style:paragraph-properties style:text-autospace="none"/>
      <style:text-properties style:use-window-font-color="true" fo:font-size="10pt" fo:language="none" fo:country="none" style:font-size-asian="10pt" style:font-size-complex="10pt"/>
    </style:style>
    <style:style style:name="P329" style:family="paragraph" style:parent-style-name="Standard">
      <style:paragraph-properties style:text-autospace="none"/>
      <style:text-properties style:use-window-font-color="true" fo:font-size="10pt" fo:language="none" fo:country="none" style:font-size-asian="10pt" style:font-size-complex="10pt"/>
    </style:style>
    <style:style style:name="P330" style:family="paragraph" style:parent-style-name="Standard">
      <style:paragraph-properties style:text-autospace="none"/>
      <style:text-properties style:use-window-font-color="true" fo:font-size="10pt" fo:language="none" fo:country="none" style:font-size-asian="10pt" style:font-size-complex="10pt"/>
    </style:style>
    <style:style style:name="P331" style:family="paragraph" style:parent-style-name="Standard">
      <style:paragraph-properties style:text-autospace="none"/>
      <style:text-properties style:use-window-font-color="true" fo:font-size="10pt" fo:language="none" fo:country="none" style:font-size-asian="10pt" style:font-size-complex="10pt"/>
    </style:style>
    <style:style style:name="P332" style:family="paragraph" style:parent-style-name="Standard">
      <style:paragraph-properties style:text-autospace="none"/>
      <style:text-properties style:use-window-font-color="true" fo:font-size="10pt" fo:language="none" fo:country="none" style:font-size-asian="10pt" style:font-size-complex="10pt"/>
    </style:style>
    <style:style style:name="P333" style:family="paragraph" style:parent-style-name="Standard">
      <style:paragraph-properties style:text-autospace="none"/>
      <style:text-properties style:use-window-font-color="true" fo:font-size="10pt" fo:language="none" fo:country="none" style:font-size-asian="10pt" style:font-size-complex="10pt"/>
    </style:style>
    <style:style style:name="P334" style:family="paragraph" style:parent-style-name="Standard">
      <style:paragraph-properties style:text-autospace="none"/>
      <style:text-properties style:use-window-font-color="true" fo:font-size="10pt" fo:language="none" fo:country="none" style:font-size-asian="10pt" style:font-size-complex="10pt"/>
    </style:style>
    <style:style style:name="P335" style:family="paragraph" style:parent-style-name="Standard">
      <style:paragraph-properties style:text-autospace="none"/>
      <style:text-properties style:use-window-font-color="true" fo:font-size="10pt" fo:language="none" fo:country="none" style:font-size-asian="10pt" style:font-size-complex="10pt"/>
    </style:style>
    <style:style style:name="P336" style:family="paragraph" style:parent-style-name="Standard">
      <style:paragraph-properties style:text-autospace="none"/>
      <style:text-properties style:use-window-font-color="true" fo:font-size="10pt" fo:language="none" fo:country="none" style:font-size-asian="10pt" style:font-size-complex="10pt"/>
    </style:style>
    <style:style style:name="P337" style:family="paragraph" style:parent-style-name="Standard">
      <style:paragraph-properties style:text-autospace="none"/>
      <style:text-properties style:use-window-font-color="true" fo:font-size="10pt" fo:language="none" fo:country="none" style:font-size-asian="10pt" style:font-size-complex="10pt"/>
    </style:style>
    <style:style style:name="P338" style:family="paragraph" style:parent-style-name="Standard">
      <style:paragraph-properties style:text-autospace="none"/>
      <style:text-properties style:use-window-font-color="true" fo:font-size="10pt" fo:language="none" fo:country="none" style:font-size-asian="10pt" style:font-size-complex="10pt"/>
    </style:style>
    <style:style style:name="P339" style:family="paragraph" style:parent-style-name="Standard">
      <style:paragraph-properties style:text-autospace="none"/>
      <style:text-properties style:use-window-font-color="true" fo:font-size="10pt" fo:language="none" fo:country="none" style:font-size-asian="10pt" style:font-size-complex="10pt"/>
    </style:style>
    <style:style style:name="P340" style:family="paragraph" style:parent-style-name="Standard">
      <style:paragraph-properties style:text-autospace="none"/>
      <style:text-properties style:use-window-font-color="true" fo:font-size="10pt" fo:language="none" fo:country="none" style:font-size-asian="10pt" style:font-size-complex="10pt"/>
    </style:style>
    <style:style style:name="P341" style:family="paragraph" style:parent-style-name="Standard">
      <style:paragraph-properties style:text-autospace="none"/>
      <style:text-properties style:use-window-font-color="true" fo:font-size="10pt" fo:language="none" fo:country="none" style:font-size-asian="10pt" style:font-size-complex="10pt"/>
    </style:style>
    <style:style style:name="P342" style:family="paragraph" style:parent-style-name="Standard">
      <style:paragraph-properties style:text-autospace="none"/>
      <style:text-properties style:use-window-font-color="true" fo:font-size="10pt" fo:language="none" fo:country="none" style:font-size-asian="10pt" style:font-size-complex="10pt"/>
    </style:style>
    <style:style style:name="P343" style:family="paragraph" style:parent-style-name="Standard">
      <style:paragraph-properties style:text-autospace="none"/>
      <style:text-properties style:use-window-font-color="true" fo:font-size="10pt" fo:language="none" fo:country="none" style:font-size-asian="10pt" style:font-size-complex="10pt"/>
    </style:style>
    <style:style style:name="P344" style:family="paragraph" style:parent-style-name="Standard">
      <style:paragraph-properties style:text-autospace="none"/>
      <style:text-properties style:use-window-font-color="true" fo:font-size="10pt" fo:language="none" fo:country="none" style:font-size-asian="10pt" style:font-size-complex="10pt"/>
    </style:style>
    <style:style style:name="P345" style:family="paragraph" style:parent-style-name="Standard">
      <style:paragraph-properties style:text-autospace="none"/>
      <style:text-properties style:use-window-font-color="true" fo:font-size="10pt" fo:language="none" fo:country="none" style:font-size-asian="10pt" style:font-size-complex="10pt"/>
    </style:style>
    <style:style style:name="P346" style:family="paragraph" style:parent-style-name="Standard">
      <style:paragraph-properties style:text-autospace="none"/>
      <style:text-properties style:use-window-font-color="true" fo:font-size="10pt" fo:language="none" fo:country="none" style:font-size-asian="10pt" style:font-size-complex="10pt"/>
    </style:style>
    <style:style style:name="P347" style:family="paragraph" style:parent-style-name="Standard">
      <style:paragraph-properties style:text-autospace="none"/>
      <style:text-properties style:use-window-font-color="true" fo:font-size="10pt" fo:language="none" fo:country="none" style:font-size-asian="10pt" style:font-size-complex="10pt"/>
    </style:style>
    <style:style style:name="P348" style:family="paragraph" style:parent-style-name="Standard">
      <style:paragraph-properties style:text-autospace="none"/>
      <style:text-properties style:use-window-font-color="true" fo:font-size="10pt" fo:language="none" fo:country="none" style:font-size-asian="10pt" style:font-size-complex="10pt"/>
    </style:style>
    <style:style style:name="P349" style:family="paragraph" style:parent-style-name="Standard">
      <style:paragraph-properties style:text-autospace="none"/>
      <style:text-properties style:use-window-font-color="true" fo:font-size="10pt" fo:language="none" fo:country="none" style:font-size-asian="10pt" style:font-size-complex="10pt"/>
    </style:style>
    <style:style style:name="P350" style:family="paragraph" style:parent-style-name="Standard">
      <style:paragraph-properties style:text-autospace="none"/>
      <style:text-properties style:use-window-font-color="true" fo:font-size="10pt" fo:language="none" fo:country="none" style:font-size-asian="10pt" style:font-size-complex="10pt"/>
    </style:style>
    <style:style style:name="P351" style:family="paragraph" style:parent-style-name="Standard">
      <style:paragraph-properties style:text-autospace="none"/>
      <style:text-properties style:use-window-font-color="true" fo:font-size="10pt" fo:language="none" fo:country="none" style:font-size-asian="10pt" style:font-size-complex="10pt"/>
    </style:style>
    <style:style style:name="P352" style:family="paragraph" style:parent-style-name="Standard">
      <style:paragraph-properties style:text-autospace="none"/>
      <style:text-properties style:use-window-font-color="true" fo:font-size="10pt" fo:language="none" fo:country="none" style:font-size-asian="10pt" style:font-size-complex="10pt"/>
    </style:style>
    <style:style style:name="P353" style:family="paragraph" style:parent-style-name="Standard">
      <style:paragraph-properties style:text-autospace="none"/>
      <style:text-properties style:use-window-font-color="true" fo:font-size="10pt" fo:language="none" fo:country="none" style:font-size-asian="10pt" style:font-size-complex="10pt"/>
    </style:style>
    <style:style style:name="P354" style:family="paragraph" style:parent-style-name="Standard">
      <style:paragraph-properties style:text-autospace="none"/>
      <style:text-properties style:use-window-font-color="true" fo:font-size="10pt" fo:language="none" fo:country="none" style:font-size-asian="10pt" style:font-size-complex="10pt"/>
    </style:style>
    <style:style style:name="P355" style:family="paragraph" style:parent-style-name="Standard">
      <style:paragraph-properties style:text-autospace="none"/>
      <style:text-properties style:use-window-font-color="true" fo:font-size="10pt" fo:language="none" fo:country="none" style:font-size-asian="10pt" style:font-size-complex="10pt"/>
    </style:style>
    <style:style style:name="P356" style:family="paragraph" style:parent-style-name="Standard">
      <style:paragraph-properties style:text-autospace="none"/>
      <style:text-properties style:use-window-font-color="true" fo:font-size="10pt" fo:language="none" fo:country="none" style:font-size-asian="10pt" style:font-size-complex="10pt"/>
    </style:style>
    <style:style style:name="P357" style:family="paragraph" style:parent-style-name="Standard">
      <style:paragraph-properties style:text-autospace="none"/>
      <style:text-properties style:use-window-font-color="true" fo:font-size="10pt" fo:language="none" fo:country="none" style:font-size-asian="10pt" style:font-size-complex="10pt"/>
    </style:style>
    <style:style style:name="P358" style:family="paragraph" style:parent-style-name="Standard">
      <style:paragraph-properties style:text-autospace="none"/>
      <style:text-properties style:use-window-font-color="true" fo:font-size="10pt" fo:language="none" fo:country="none" style:font-size-asian="10pt" style:font-size-complex="10pt"/>
    </style:style>
    <style:style style:name="P359" style:family="paragraph" style:parent-style-name="Standard">
      <style:paragraph-properties style:text-autospace="none"/>
      <style:text-properties style:use-window-font-color="true" fo:font-size="10pt" fo:language="none" fo:country="none" style:font-size-asian="10pt" style:font-size-complex="10pt"/>
    </style:style>
    <style:style style:name="P360" style:family="paragraph" style:parent-style-name="Standard">
      <style:paragraph-properties style:text-autospace="none"/>
      <style:text-properties style:use-window-font-color="true" fo:font-size="10pt" fo:language="none" fo:country="none" style:font-size-asian="10pt" style:font-size-complex="10pt"/>
    </style:style>
    <style:style style:name="P361" style:family="paragraph" style:parent-style-name="Standard">
      <style:paragraph-properties style:text-autospace="none"/>
      <style:text-properties style:use-window-font-color="true" fo:font-size="10pt" fo:language="none" fo:country="none" style:font-size-asian="10pt" style:font-size-complex="10pt"/>
    </style:style>
    <style:style style:name="P362" style:family="paragraph" style:parent-style-name="Standard">
      <style:paragraph-properties style:text-autospace="none"/>
      <style:text-properties style:use-window-font-color="true" fo:font-size="10pt" fo:language="none" fo:country="none" style:font-size-asian="10pt" style:font-size-complex="10pt"/>
    </style:style>
    <style:style style:name="P363" style:family="paragraph" style:parent-style-name="Standard">
      <style:paragraph-properties style:text-autospace="none"/>
      <style:text-properties style:use-window-font-color="true" fo:font-size="10pt" fo:language="none" fo:country="none" style:font-size-asian="10pt" style:font-size-complex="10pt"/>
    </style:style>
    <style:style style:name="P364" style:family="paragraph" style:parent-style-name="Standard">
      <style:paragraph-properties style:text-autospace="none"/>
      <style:text-properties style:use-window-font-color="true" fo:font-size="10pt" fo:language="none" fo:country="none" style:font-size-asian="10pt" style:font-size-complex="10pt"/>
    </style:style>
    <style:style style:name="P365" style:family="paragraph" style:parent-style-name="Standard">
      <style:paragraph-properties style:text-autospace="none"/>
      <style:text-properties style:use-window-font-color="true" fo:font-size="10pt" fo:language="none" fo:country="none" style:font-size-asian="10pt" style:font-size-complex="10pt"/>
    </style:style>
    <style:style style:name="P366" style:family="paragraph" style:parent-style-name="Standard">
      <style:paragraph-properties style:text-autospace="none"/>
      <style:text-properties style:use-window-font-color="true" fo:font-size="10pt" fo:language="none" fo:country="none" style:font-size-asian="10pt" style:font-size-complex="10pt"/>
    </style:style>
    <style:style style:name="P367" style:family="paragraph" style:parent-style-name="Standard">
      <style:paragraph-properties style:text-autospace="none"/>
      <style:text-properties style:use-window-font-color="true" fo:font-size="10pt" fo:language="none" fo:country="none" style:font-size-asian="10pt" style:font-size-complex="10pt"/>
    </style:style>
    <style:style style:name="P368" style:family="paragraph" style:parent-style-name="Standard">
      <style:paragraph-properties style:text-autospace="none"/>
      <style:text-properties style:use-window-font-color="true" fo:font-size="10pt" fo:language="none" fo:country="none" style:font-size-asian="10pt" style:font-size-complex="10pt"/>
    </style:style>
    <style:style style:name="P369" style:family="paragraph" style:parent-style-name="Standard">
      <style:paragraph-properties style:text-autospace="none"/>
      <style:text-properties style:use-window-font-color="true" fo:font-size="10pt" fo:language="none" fo:country="none" style:font-size-asian="10pt" style:font-size-complex="10pt"/>
    </style:style>
    <style:style style:name="P370" style:family="paragraph" style:parent-style-name="Standard">
      <style:paragraph-properties style:text-autospace="none"/>
      <style:text-properties style:use-window-font-color="true" fo:font-size="10pt" fo:language="none" fo:country="none" style:font-size-asian="10pt" style:font-size-complex="10pt"/>
    </style:style>
    <style:style style:name="P371" style:family="paragraph" style:parent-style-name="Standard">
      <style:paragraph-properties style:text-autospace="none"/>
      <style:text-properties style:use-window-font-color="true" fo:font-size="10pt" fo:language="none" fo:country="none" style:font-size-asian="10pt" style:font-size-complex="10pt"/>
    </style:style>
    <style:style style:name="P372" style:family="paragraph" style:parent-style-name="Standard">
      <style:paragraph-properties style:text-autospace="none"/>
      <style:text-properties style:use-window-font-color="true" fo:font-size="10pt" fo:language="none" fo:country="none" style:font-size-asian="10pt" style:font-size-complex="10pt"/>
    </style:style>
    <style:style style:name="P373" style:family="paragraph" style:parent-style-name="Standard">
      <style:paragraph-properties style:text-autospace="none"/>
      <style:text-properties style:use-window-font-color="true" fo:font-size="10pt" fo:language="none" fo:country="none" style:font-size-asian="10pt" style:font-size-complex="10pt"/>
    </style:style>
    <style:style style:name="P374" style:family="paragraph" style:parent-style-name="Standard">
      <style:paragraph-properties style:text-autospace="none"/>
      <style:text-properties style:use-window-font-color="true" fo:font-size="10pt" fo:language="none" fo:country="none" style:font-size-asian="10pt" style:font-size-complex="10pt"/>
    </style:style>
    <style:style style:name="P375" style:family="paragraph" style:parent-style-name="Standard">
      <style:paragraph-properties style:text-autospace="none"/>
      <style:text-properties style:use-window-font-color="true" fo:font-size="10pt" fo:language="none" fo:country="none" style:font-size-asian="10pt" style:font-size-complex="10pt"/>
    </style:style>
    <style:style style:name="P376" style:family="paragraph" style:parent-style-name="Standard">
      <style:paragraph-properties style:text-autospace="none"/>
      <style:text-properties style:use-window-font-color="true" fo:font-size="10pt" fo:language="none" fo:country="none" style:font-size-asian="10pt" style:font-size-complex="10pt"/>
    </style:style>
    <style:style style:name="P377" style:family="paragraph" style:parent-style-name="Standard">
      <style:paragraph-properties style:text-autospace="none"/>
      <style:text-properties style:use-window-font-color="true" fo:font-size="10pt" fo:language="none" fo:country="none" style:font-size-asian="10pt" style:font-size-complex="10pt"/>
    </style:style>
    <style:style style:name="P378" style:family="paragraph" style:parent-style-name="Standard">
      <style:paragraph-properties style:text-autospace="none"/>
      <style:text-properties style:use-window-font-color="true" fo:font-size="10pt" fo:language="none" fo:country="none" style:font-size-asian="10pt" style:font-size-complex="10pt"/>
    </style:style>
    <style:style style:name="P379" style:family="paragraph" style:parent-style-name="Standard">
      <style:paragraph-properties style:text-autospace="none"/>
      <style:text-properties style:use-window-font-color="true" fo:font-size="10pt" fo:language="none" fo:country="none" style:font-size-asian="10pt" style:font-size-complex="10pt"/>
    </style:style>
    <style:style style:name="P380" style:family="paragraph" style:parent-style-name="Standard">
      <style:paragraph-properties style:text-autospace="none"/>
      <style:text-properties style:use-window-font-color="true" fo:font-size="10pt" fo:language="none" fo:country="none" style:font-size-asian="10pt" style:font-size-complex="10pt"/>
    </style:style>
    <style:style style:name="P381" style:family="paragraph" style:parent-style-name="Standard">
      <style:paragraph-properties style:text-autospace="none"/>
      <style:text-properties style:use-window-font-color="true" fo:font-size="10pt" fo:language="none" fo:country="none" style:font-size-asian="10pt" style:font-size-complex="10pt"/>
    </style:style>
    <style:style style:name="P382" style:family="paragraph" style:parent-style-name="Standard">
      <style:paragraph-properties style:text-autospace="none"/>
      <style:text-properties style:use-window-font-color="true" fo:font-size="10pt" fo:language="none" fo:country="none" style:font-size-asian="10pt" style:font-size-complex="10pt"/>
    </style:style>
    <style:style style:name="P383" style:family="paragraph" style:parent-style-name="Standard">
      <style:paragraph-properties style:text-autospace="none"/>
      <style:text-properties style:use-window-font-color="true" fo:font-size="10pt" fo:language="none" fo:country="none" style:font-size-asian="10pt" style:font-size-complex="10pt"/>
    </style:style>
    <style:style style:name="P384" style:family="paragraph" style:parent-style-name="Standard">
      <style:paragraph-properties style:text-autospace="none"/>
      <style:text-properties style:use-window-font-color="true" fo:font-size="10pt" fo:language="none" fo:country="none" style:font-size-asian="10pt" style:font-size-complex="10pt"/>
    </style:style>
    <style:style style:name="P385" style:family="paragraph" style:parent-style-name="Standard">
      <style:paragraph-properties style:text-autospace="none"/>
      <style:text-properties style:use-window-font-color="true" fo:font-size="10pt" fo:language="none" fo:country="none" style:font-size-asian="10pt" style:font-size-complex="10pt"/>
    </style:style>
    <style:style style:name="P386" style:family="paragraph" style:parent-style-name="Standard">
      <style:paragraph-properties style:text-autospace="none"/>
      <style:text-properties style:use-window-font-color="true" fo:font-size="10pt" fo:language="none" fo:country="none" style:font-size-asian="10pt" style:font-size-complex="10pt"/>
    </style:style>
    <style:style style:name="P387" style:family="paragraph" style:parent-style-name="Standard">
      <style:paragraph-properties style:text-autospace="none"/>
      <style:text-properties style:use-window-font-color="true" fo:font-size="10pt" fo:language="none" fo:country="none" style:font-size-asian="10pt" style:font-size-complex="10pt"/>
    </style:style>
    <style:style style:name="P388" style:family="paragraph" style:parent-style-name="Standard">
      <style:paragraph-properties style:text-autospace="none"/>
      <style:text-properties style:use-window-font-color="true" fo:font-size="10pt" fo:language="none" fo:country="none" style:font-size-asian="10pt" style:font-size-complex="10pt"/>
    </style:style>
    <style:style style:name="P389" style:family="paragraph" style:parent-style-name="Standard">
      <style:paragraph-properties style:text-autospace="none"/>
      <style:text-properties style:use-window-font-color="true" fo:font-size="10pt" fo:language="none" fo:country="none" style:font-size-asian="10pt" style:font-size-complex="10pt"/>
    </style:style>
    <style:style style:name="P390" style:family="paragraph" style:parent-style-name="Standard">
      <style:paragraph-properties style:text-autospace="none"/>
      <style:text-properties style:use-window-font-color="true" fo:font-size="10pt" fo:language="none" fo:country="none" style:font-size-asian="10pt" style:font-size-complex="10pt"/>
    </style:style>
    <style:style style:name="P391" style:family="paragraph" style:parent-style-name="Standard">
      <style:paragraph-properties style:text-autospace="none"/>
      <style:text-properties style:use-window-font-color="true" fo:font-size="10pt" fo:language="none" fo:country="none" style:font-size-asian="10pt" style:font-size-complex="10pt"/>
    </style:style>
    <style:style style:name="P392" style:family="paragraph" style:parent-style-name="Standard">
      <style:paragraph-properties style:text-autospace="none"/>
      <style:text-properties style:use-window-font-color="true" fo:font-size="10pt" fo:language="none" fo:country="none" style:font-size-asian="10pt" style:font-size-complex="10pt"/>
    </style:style>
    <style:style style:name="P393" style:family="paragraph" style:parent-style-name="Standard">
      <style:paragraph-properties style:text-autospace="none"/>
      <style:text-properties style:use-window-font-color="true" fo:font-size="10pt" fo:language="none" fo:country="none" style:font-size-asian="10pt" style:font-size-complex="10pt"/>
    </style:style>
    <style:style style:name="P394" style:family="paragraph" style:parent-style-name="Standard">
      <style:paragraph-properties style:text-autospace="none"/>
      <style:text-properties style:use-window-font-color="true" fo:font-size="10pt" fo:language="none" fo:country="none" style:font-size-asian="10pt" style:font-size-complex="10pt"/>
    </style:style>
    <style:style style:name="P395" style:family="paragraph" style:parent-style-name="Standard">
      <style:paragraph-properties style:text-autospace="none"/>
      <style:text-properties style:use-window-font-color="true" fo:font-size="10pt" fo:language="none" fo:country="none" style:font-size-asian="10pt" style:font-size-complex="10pt"/>
    </style:style>
    <style:style style:name="P396" style:family="paragraph" style:parent-style-name="Standard">
      <style:paragraph-properties style:text-autospace="none"/>
      <style:text-properties style:use-window-font-color="true" fo:font-size="10pt" fo:language="none" fo:country="none" style:font-size-asian="10pt" style:font-size-complex="10pt"/>
    </style:style>
    <style:style style:name="P397" style:family="paragraph" style:parent-style-name="Standard">
      <style:paragraph-properties style:text-autospace="none"/>
      <style:text-properties style:use-window-font-color="true" fo:font-size="10pt" fo:language="none" fo:country="none" style:font-size-asian="10pt" style:font-size-complex="10pt"/>
    </style:style>
    <style:style style:name="P398" style:family="paragraph" style:parent-style-name="Standard">
      <style:paragraph-properties style:text-autospace="none"/>
      <style:text-properties style:use-window-font-color="true" fo:font-size="10pt" fo:language="none" fo:country="none" style:font-size-asian="10pt" style:font-size-complex="10pt"/>
    </style:style>
    <style:style style:name="P399" style:family="paragraph" style:parent-style-name="Standard">
      <style:paragraph-properties style:text-autospace="none"/>
      <style:text-properties style:use-window-font-color="true" fo:font-size="10pt" fo:language="none" fo:country="none" style:font-size-asian="10pt" style:font-size-complex="10pt"/>
    </style:style>
    <style:style style:name="P400" style:family="paragraph" style:parent-style-name="Standard">
      <style:paragraph-properties style:text-autospace="none"/>
      <style:text-properties style:use-window-font-color="true" fo:font-size="10pt" fo:language="none" fo:country="none" style:font-size-asian="10pt" style:font-size-complex="10pt"/>
    </style:style>
    <style:style style:name="P401" style:family="paragraph" style:parent-style-name="Standard">
      <style:paragraph-properties style:text-autospace="none"/>
      <style:text-properties style:use-window-font-color="true" fo:font-size="10pt" fo:language="none" fo:country="none" style:font-size-asian="10pt" style:font-size-complex="10pt"/>
    </style:style>
    <style:style style:name="P402" style:family="paragraph" style:parent-style-name="Standard">
      <style:paragraph-properties style:text-autospace="none"/>
      <style:text-properties style:use-window-font-color="true" fo:font-size="10pt" fo:language="none" fo:country="none" style:font-size-asian="10pt" style:font-size-complex="10pt"/>
    </style:style>
    <style:style style:name="P403" style:family="paragraph" style:parent-style-name="Standard">
      <style:paragraph-properties style:text-autospace="none"/>
      <style:text-properties style:use-window-font-color="true" fo:font-size="10pt" fo:language="none" fo:country="none" style:font-size-asian="10pt" style:font-size-complex="10pt"/>
    </style:style>
    <style:style style:name="P404" style:family="paragraph" style:parent-style-name="Standard">
      <style:paragraph-properties style:text-autospace="none"/>
      <style:text-properties style:use-window-font-color="true" fo:font-size="10pt" fo:language="none" fo:country="none" style:font-size-asian="10pt" style:font-size-complex="10pt"/>
    </style:style>
    <style:style style:name="P405" style:family="paragraph" style:parent-style-name="Standard">
      <style:paragraph-properties style:text-autospace="none"/>
      <style:text-properties style:use-window-font-color="true" fo:font-size="10pt" fo:language="none" fo:country="none" style:font-size-asian="10pt" style:font-size-complex="10pt"/>
    </style:style>
    <style:style style:name="P406" style:family="paragraph" style:parent-style-name="Standard">
      <style:paragraph-properties style:text-autospace="none"/>
      <style:text-properties style:use-window-font-color="true" fo:font-size="10pt" fo:language="none" fo:country="none" style:font-size-asian="10pt" style:font-size-complex="10pt"/>
    </style:style>
    <style:style style:name="P407" style:family="paragraph" style:parent-style-name="Standard">
      <style:paragraph-properties style:text-autospace="none"/>
      <style:text-properties style:use-window-font-color="true" fo:font-size="10pt" fo:language="none" fo:country="none" style:font-size-asian="10pt" style:font-size-complex="10pt"/>
    </style:style>
    <style:style style:name="P408" style:family="paragraph" style:parent-style-name="Standard">
      <style:paragraph-properties style:text-autospace="none"/>
      <style:text-properties style:use-window-font-color="true" fo:font-size="10pt" fo:language="none" fo:country="none" style:font-size-asian="10pt" style:font-size-complex="10pt"/>
    </style:style>
    <style:style style:name="P409" style:family="paragraph" style:parent-style-name="Standard">
      <style:paragraph-properties style:text-autospace="none"/>
      <style:text-properties style:use-window-font-color="true" fo:font-size="10pt" fo:language="none" fo:country="none" style:font-size-asian="10pt" style:font-size-complex="10pt"/>
    </style:style>
    <style:style style:name="P410" style:family="paragraph" style:parent-style-name="Standard">
      <style:paragraph-properties style:text-autospace="none"/>
      <style:text-properties style:use-window-font-color="true" fo:font-size="10pt" fo:language="none" fo:country="none" style:font-size-asian="10pt" style:font-size-complex="10pt"/>
    </style:style>
    <style:style style:name="P411" style:family="paragraph" style:parent-style-name="Standard">
      <style:paragraph-properties style:text-autospace="none"/>
      <style:text-properties style:use-window-font-color="true" fo:font-size="10pt" fo:language="none" fo:country="none" style:font-size-asian="10pt" style:font-size-complex="10pt"/>
    </style:style>
    <style:style style:name="P412" style:family="paragraph" style:parent-style-name="Standard">
      <style:paragraph-properties style:text-autospace="none"/>
      <style:text-properties style:use-window-font-color="true" fo:font-size="10pt" fo:language="none" fo:country="none" style:font-size-asian="10pt" style:font-size-complex="10pt"/>
    </style:style>
    <style:style style:name="P413" style:family="paragraph" style:parent-style-name="Standard">
      <style:paragraph-properties style:text-autospace="none"/>
      <style:text-properties style:use-window-font-color="true" fo:font-size="10pt" fo:language="none" fo:country="none" style:font-size-asian="10pt" style:font-size-complex="10pt"/>
    </style:style>
    <style:style style:name="P414" style:family="paragraph" style:parent-style-name="Standard">
      <style:paragraph-properties style:text-autospace="none"/>
      <style:text-properties style:use-window-font-color="true" fo:font-size="10pt" fo:language="none" fo:country="none" style:font-size-asian="10pt" style:font-size-complex="10pt"/>
    </style:style>
    <style:style style:name="P415" style:family="paragraph" style:parent-style-name="Standard">
      <style:paragraph-properties style:text-autospace="none"/>
      <style:text-properties style:use-window-font-color="true" fo:font-size="10pt" fo:language="none" fo:country="none" style:font-size-asian="10pt" style:font-size-complex="10pt"/>
    </style:style>
    <style:style style:name="P416" style:family="paragraph" style:parent-style-name="Standard">
      <style:paragraph-properties style:text-autospace="none"/>
      <style:text-properties style:use-window-font-color="true" fo:font-size="10pt" fo:language="none" fo:country="none" style:font-size-asian="10pt" style:font-size-complex="10pt"/>
    </style:style>
    <style:style style:name="P417" style:family="paragraph" style:parent-style-name="Standard">
      <style:paragraph-properties style:text-autospace="none"/>
      <style:text-properties style:use-window-font-color="true" fo:font-size="10pt" fo:language="none" fo:country="none" style:font-size-asian="10pt" style:font-size-complex="10pt"/>
    </style:style>
    <style:style style:name="P418" style:family="paragraph" style:parent-style-name="Standard">
      <style:paragraph-properties style:text-autospace="none"/>
      <style:text-properties style:use-window-font-color="true" fo:font-size="10pt" fo:language="none" fo:country="none" style:font-size-asian="10pt" style:font-size-complex="10pt"/>
    </style:style>
    <style:style style:name="P419" style:family="paragraph" style:parent-style-name="Standard">
      <style:paragraph-properties style:text-autospace="none"/>
      <style:text-properties style:use-window-font-color="true" fo:font-size="10pt" fo:language="none" fo:country="none" style:font-size-asian="10pt" style:font-size-complex="10pt"/>
    </style:style>
    <style:style style:name="P420" style:family="paragraph" style:parent-style-name="Standard">
      <style:paragraph-properties style:text-autospace="none"/>
      <style:text-properties style:use-window-font-color="true" fo:font-size="10pt" fo:language="none" fo:country="none" style:font-size-asian="10pt" style:font-size-complex="10pt"/>
    </style:style>
    <style:style style:name="P421" style:family="paragraph" style:parent-style-name="Standard">
      <style:paragraph-properties style:text-autospace="none"/>
      <style:text-properties style:use-window-font-color="true" fo:font-size="10pt" fo:language="none" fo:country="none" style:font-size-asian="10pt" style:font-size-complex="10pt"/>
    </style:style>
    <style:style style:name="P422" style:family="paragraph" style:parent-style-name="Standard">
      <style:paragraph-properties style:text-autospace="none"/>
      <style:text-properties style:use-window-font-color="true" fo:font-size="10pt" fo:language="none" fo:country="none" style:font-size-asian="10pt" style:font-size-complex="10pt"/>
    </style:style>
    <style:style style:name="P423" style:family="paragraph" style:parent-style-name="Standard">
      <style:paragraph-properties style:text-autospace="none"/>
      <style:text-properties style:use-window-font-color="true" fo:font-size="10pt" fo:language="none" fo:country="none" style:font-size-asian="10pt" style:font-size-complex="10pt"/>
    </style:style>
    <style:style style:name="P424" style:family="paragraph" style:parent-style-name="Standard">
      <style:paragraph-properties style:text-autospace="none"/>
      <style:text-properties style:use-window-font-color="true" fo:font-size="10pt" fo:language="none" fo:country="none" style:font-size-asian="10pt" style:font-size-complex="10pt"/>
    </style:style>
    <style:style style:name="P425" style:family="paragraph" style:parent-style-name="Standard">
      <style:paragraph-properties style:text-autospace="none"/>
      <style:text-properties style:use-window-font-color="true" fo:font-size="10pt" fo:language="none" fo:country="none" style:font-size-asian="10pt" style:font-size-complex="10pt"/>
    </style:style>
    <style:style style:name="P426" style:family="paragraph" style:parent-style-name="Standard">
      <style:paragraph-properties style:text-autospace="none"/>
      <style:text-properties style:use-window-font-color="true" fo:font-size="10pt" fo:language="none" fo:country="none" style:font-size-asian="10pt" style:font-size-complex="10pt"/>
    </style:style>
    <style:style style:name="P427" style:family="paragraph" style:parent-style-name="Standard">
      <style:paragraph-properties style:text-autospace="none"/>
      <style:text-properties style:use-window-font-color="true" fo:font-size="10pt" fo:language="none" fo:country="none" style:font-size-asian="10pt" style:font-size-complex="10pt"/>
    </style:style>
    <style:style style:name="P428" style:family="paragraph" style:parent-style-name="Standard">
      <style:paragraph-properties style:text-autospace="none"/>
      <style:text-properties style:use-window-font-color="true" fo:font-size="10pt" fo:language="none" fo:country="none" style:font-size-asian="10pt" style:font-size-complex="10pt"/>
    </style:style>
    <style:style style:name="P429" style:family="paragraph" style:parent-style-name="Standard">
      <style:paragraph-properties style:text-autospace="none"/>
      <style:text-properties style:use-window-font-color="true" fo:font-size="10pt" fo:language="none" fo:country="none" style:font-size-asian="10pt" style:font-size-complex="10pt"/>
    </style:style>
    <style:style style:name="P430" style:family="paragraph" style:parent-style-name="Standard">
      <style:paragraph-properties style:text-autospace="none"/>
      <style:text-properties style:use-window-font-color="true" fo:font-size="10pt" fo:language="none" fo:country="none" style:font-size-asian="10pt" style:font-size-complex="10pt"/>
    </style:style>
    <style:style style:name="P431" style:family="paragraph" style:parent-style-name="Standard">
      <style:paragraph-properties style:text-autospace="none"/>
      <style:text-properties style:use-window-font-color="true" fo:font-size="10pt" fo:language="none" fo:country="none" style:font-size-asian="10pt" style:font-size-complex="10pt"/>
    </style:style>
    <style:style style:name="P432" style:family="paragraph" style:parent-style-name="Standard">
      <style:paragraph-properties style:text-autospace="none"/>
      <style:text-properties style:use-window-font-color="true" fo:font-size="10pt" fo:language="none" fo:country="none" style:font-size-asian="10pt" style:font-size-complex="10pt"/>
    </style:style>
    <style:style style:name="P433" style:family="paragraph" style:parent-style-name="Standard">
      <style:paragraph-properties style:text-autospace="none"/>
      <style:text-properties style:use-window-font-color="true" fo:font-size="10pt" fo:language="none" fo:country="none" style:font-size-asian="10pt" style:font-size-complex="10pt"/>
    </style:style>
    <style:style style:name="P434" style:family="paragraph" style:parent-style-name="Standard">
      <style:paragraph-properties style:text-autospace="none"/>
      <style:text-properties style:use-window-font-color="true" fo:font-size="10pt" fo:language="none" fo:country="none" style:font-size-asian="10pt" style:font-size-complex="10pt"/>
    </style:style>
    <style:style style:name="P435" style:family="paragraph" style:parent-style-name="Standard">
      <style:paragraph-properties style:text-autospace="none"/>
      <style:text-properties style:use-window-font-color="true" fo:font-size="10pt" fo:language="none" fo:country="none" style:font-size-asian="10pt" style:font-size-complex="10pt"/>
    </style:style>
    <style:style style:name="P436" style:family="paragraph" style:parent-style-name="Standard">
      <style:paragraph-properties style:text-autospace="none"/>
      <style:text-properties style:use-window-font-color="true" fo:font-size="10pt" fo:language="none" fo:country="none" style:font-size-asian="10pt" style:font-size-complex="10pt"/>
    </style:style>
    <style:style style:name="P437" style:family="paragraph" style:parent-style-name="Standard">
      <style:paragraph-properties style:text-autospace="none"/>
      <style:text-properties style:use-window-font-color="true" fo:font-size="10pt" fo:language="none" fo:country="none" style:font-size-asian="10pt" style:font-size-complex="10pt"/>
    </style:style>
    <style:style style:name="P438" style:family="paragraph" style:parent-style-name="Standard">
      <style:paragraph-properties style:text-autospace="none"/>
      <style:text-properties style:use-window-font-color="true" fo:font-size="10pt" fo:language="none" fo:country="none" style:font-size-asian="10pt" style:font-size-complex="10pt"/>
    </style:style>
    <style:style style:name="P439" style:family="paragraph" style:parent-style-name="Standard">
      <style:paragraph-properties style:text-autospace="none"/>
      <style:text-properties style:use-window-font-color="true" fo:font-size="10pt" fo:language="none" fo:country="none" style:font-size-asian="10pt" style:font-size-complex="10pt"/>
    </style:style>
    <style:style style:name="P440" style:family="paragraph" style:parent-style-name="Standard">
      <style:paragraph-properties style:text-autospace="none"/>
      <style:text-properties style:use-window-font-color="true" fo:font-size="10pt" fo:language="none" fo:country="none" style:font-size-asian="10pt" style:font-size-complex="10pt"/>
    </style:style>
    <style:style style:name="P441" style:family="paragraph" style:parent-style-name="Standard">
      <style:paragraph-properties style:text-autospace="none"/>
      <style:text-properties style:use-window-font-color="true" fo:font-size="10pt" fo:language="none" fo:country="none" style:font-size-asian="10pt" style:font-size-complex="10pt"/>
    </style:style>
    <style:style style:name="P442" style:family="paragraph" style:parent-style-name="Standard">
      <style:paragraph-properties style:text-autospace="none"/>
      <style:text-properties style:use-window-font-color="true" fo:font-size="10pt" fo:language="none" fo:country="none" style:font-size-asian="10pt" style:font-size-complex="10pt"/>
    </style:style>
    <style:style style:name="P443" style:family="paragraph" style:parent-style-name="Standard">
      <style:paragraph-properties style:text-autospace="none"/>
      <style:text-properties style:use-window-font-color="true" fo:font-size="10pt" fo:language="none" fo:country="none" style:font-size-asian="10pt" style:font-size-complex="10pt"/>
    </style:style>
    <style:style style:name="P444" style:family="paragraph" style:parent-style-name="Standard">
      <style:paragraph-properties style:text-autospace="none"/>
      <style:text-properties style:use-window-font-color="true" fo:font-size="10pt" fo:language="none" fo:country="none" style:font-size-asian="10pt" style:font-size-complex="10pt"/>
    </style:style>
    <style:style style:name="P445" style:family="paragraph" style:parent-style-name="Standard">
      <style:paragraph-properties style:text-autospace="none"/>
      <style:text-properties style:use-window-font-color="true" fo:font-size="10pt" fo:language="none" fo:country="none" style:font-size-asian="10pt" style:font-size-complex="10pt"/>
    </style:style>
    <style:style style:name="P446" style:family="paragraph" style:parent-style-name="Standard">
      <style:paragraph-properties style:text-autospace="none"/>
      <style:text-properties style:use-window-font-color="true" fo:font-size="10pt" fo:language="none" fo:country="none" style:font-size-asian="10pt" style:font-size-complex="10pt"/>
    </style:style>
    <style:style style:name="P447" style:family="paragraph" style:parent-style-name="Standard">
      <style:paragraph-properties style:text-autospace="none"/>
      <style:text-properties style:use-window-font-color="true" fo:font-size="10pt" fo:language="none" fo:country="none" style:font-size-asian="10pt" style:font-size-complex="10pt"/>
    </style:style>
    <style:style style:name="P448" style:family="paragraph" style:parent-style-name="Standard">
      <style:paragraph-properties style:text-autospace="none"/>
      <style:text-properties style:use-window-font-color="true" fo:font-size="10pt" fo:language="none" fo:country="none" style:font-size-asian="10pt" style:font-size-complex="10pt"/>
    </style:style>
    <style:style style:name="P449" style:family="paragraph" style:parent-style-name="Standard">
      <style:paragraph-properties style:text-autospace="none"/>
      <style:text-properties style:use-window-font-color="true" fo:font-size="10pt" fo:language="none" fo:country="none" style:font-size-asian="10pt" style:font-size-complex="10pt"/>
    </style:style>
    <style:style style:name="P450" style:family="paragraph" style:parent-style-name="Standard">
      <style:paragraph-properties style:text-autospace="none"/>
      <style:text-properties style:use-window-font-color="true" fo:font-size="10pt" fo:language="none" fo:country="none" style:font-size-asian="10pt" style:font-size-complex="10pt"/>
    </style:style>
    <style:style style:name="P451" style:family="paragraph" style:parent-style-name="Standard">
      <style:paragraph-properties style:text-autospace="none"/>
      <style:text-properties style:use-window-font-color="true" fo:font-size="10pt" fo:language="none" fo:country="none" style:font-size-asian="10pt" style:font-size-complex="10pt"/>
    </style:style>
    <style:style style:name="P452" style:family="paragraph" style:parent-style-name="Standard">
      <style:paragraph-properties style:text-autospace="none"/>
      <style:text-properties style:use-window-font-color="true" fo:font-size="10pt" fo:language="none" fo:country="none" style:font-size-asian="10pt" style:font-size-complex="10pt"/>
    </style:style>
    <style:style style:name="P453" style:family="paragraph" style:parent-style-name="Standard">
      <style:paragraph-properties style:text-autospace="none"/>
      <style:text-properties style:use-window-font-color="true" fo:font-size="10pt" fo:language="none" fo:country="none" style:font-size-asian="10pt" style:font-size-complex="10pt"/>
    </style:style>
    <style:style style:name="P454" style:family="paragraph" style:parent-style-name="Standard">
      <style:paragraph-properties style:text-autospace="none"/>
      <style:text-properties style:use-window-font-color="true" fo:font-size="10pt" fo:language="none" fo:country="none" style:font-size-asian="10pt" style:font-size-complex="10pt"/>
    </style:style>
    <style:style style:name="P455" style:family="paragraph" style:parent-style-name="Standard">
      <style:paragraph-properties style:text-autospace="none"/>
      <style:text-properties style:use-window-font-color="true" fo:font-size="10pt" fo:language="none" fo:country="none" style:font-size-asian="10pt" style:font-size-complex="10pt"/>
    </style:style>
    <style:style style:name="P456" style:family="paragraph" style:parent-style-name="Standard">
      <style:paragraph-properties style:text-autospace="none"/>
      <style:text-properties style:use-window-font-color="true" fo:font-size="10pt" fo:language="none" fo:country="none" style:font-size-asian="10pt" style:font-size-complex="10pt"/>
    </style:style>
    <style:style style:name="P457" style:family="paragraph" style:parent-style-name="Standard">
      <style:paragraph-properties style:text-autospace="none"/>
      <style:text-properties style:use-window-font-color="true" fo:font-size="10pt" fo:language="none" fo:country="none" style:font-size-asian="10pt" style:font-size-complex="10pt"/>
    </style:style>
    <style:style style:name="P458" style:family="paragraph" style:parent-style-name="Standard">
      <style:paragraph-properties style:text-autospace="none"/>
      <style:text-properties style:use-window-font-color="true" fo:font-size="10pt" fo:language="none" fo:country="none" style:font-size-asian="10pt" style:font-size-complex="10pt"/>
    </style:style>
    <style:style style:name="P459" style:family="paragraph" style:parent-style-name="Standard">
      <style:paragraph-properties style:text-autospace="none"/>
      <style:text-properties style:use-window-font-color="true" fo:font-size="10pt" fo:language="none" fo:country="none" style:font-size-asian="10pt" style:font-size-complex="10pt"/>
    </style:style>
    <style:style style:name="P460" style:family="paragraph" style:parent-style-name="Standard">
      <style:paragraph-properties style:text-autospace="none"/>
      <style:text-properties style:use-window-font-color="true" fo:font-size="10pt" fo:language="none" fo:country="none" style:font-size-asian="10pt" style:font-size-complex="10pt"/>
    </style:style>
    <style:style style:name="P461" style:family="paragraph" style:parent-style-name="Standard">
      <style:paragraph-properties style:text-autospace="none"/>
      <style:text-properties style:use-window-font-color="true" fo:font-size="10pt" fo:language="none" fo:country="none" style:font-size-asian="10pt" style:font-size-complex="10pt"/>
    </style:style>
    <style:style style:name="P462" style:family="paragraph" style:parent-style-name="Standard">
      <style:paragraph-properties style:text-autospace="none"/>
      <style:text-properties style:use-window-font-color="true" fo:font-size="10pt" fo:language="none" fo:country="none" style:font-size-asian="10pt" style:font-size-complex="10pt"/>
    </style:style>
    <style:style style:name="P463" style:family="paragraph" style:parent-style-name="Standard">
      <style:paragraph-properties style:text-autospace="none"/>
      <style:text-properties style:use-window-font-color="true" fo:font-size="10pt" fo:language="none" fo:country="none" style:font-size-asian="10pt" style:font-size-complex="10pt"/>
    </style:style>
    <style:style style:name="P464" style:family="paragraph" style:parent-style-name="Standard">
      <style:paragraph-properties style:text-autospace="none"/>
      <style:text-properties style:use-window-font-color="true" fo:font-size="10pt" fo:language="none" fo:country="none" style:font-size-asian="10pt" style:font-size-complex="10pt"/>
    </style:style>
    <style:style style:name="P465" style:family="paragraph" style:parent-style-name="Standard">
      <style:paragraph-properties style:text-autospace="none"/>
      <style:text-properties style:use-window-font-color="true" fo:font-size="10pt" fo:language="none" fo:country="none" style:font-size-asian="10pt" style:font-size-complex="10pt"/>
    </style:style>
    <style:style style:name="P466" style:family="paragraph" style:parent-style-name="Standard">
      <style:paragraph-properties style:text-autospace="none"/>
      <style:text-properties style:use-window-font-color="true" fo:font-size="10pt" fo:language="none" fo:country="none" style:font-size-asian="10pt" style:font-size-complex="10pt"/>
    </style:style>
    <style:style style:name="P467" style:family="paragraph" style:parent-style-name="Standard">
      <style:paragraph-properties style:text-autospace="none"/>
      <style:text-properties style:use-window-font-color="true" fo:font-size="10pt" fo:language="none" fo:country="none" style:font-size-asian="10pt" style:font-size-complex="10pt"/>
    </style:style>
    <style:style style:name="P468" style:family="paragraph" style:parent-style-name="Standard">
      <style:paragraph-properties style:text-autospace="none"/>
      <style:text-properties style:use-window-font-color="true" fo:font-size="10pt" fo:language="none" fo:country="none" style:font-size-asian="10pt" style:font-size-complex="10pt"/>
    </style:style>
    <style:style style:name="P469" style:family="paragraph" style:parent-style-name="Standard">
      <style:paragraph-properties style:text-autospace="none"/>
      <style:text-properties style:use-window-font-color="true" fo:font-size="10pt" fo:language="none" fo:country="none" style:font-size-asian="10pt" style:font-size-complex="10pt"/>
    </style:style>
    <style:style style:name="P470" style:family="paragraph" style:parent-style-name="Standard">
      <style:paragraph-properties style:text-autospace="none"/>
      <style:text-properties style:use-window-font-color="true" fo:font-size="10pt" fo:language="none" fo:country="none" style:font-size-asian="10pt" style:font-size-complex="10pt"/>
    </style:style>
    <style:style style:name="P471" style:family="paragraph" style:parent-style-name="Standard">
      <style:paragraph-properties style:text-autospace="none"/>
      <style:text-properties style:use-window-font-color="true" fo:font-size="10pt" fo:language="none" fo:country="none" style:font-size-asian="10pt" style:font-size-complex="10pt"/>
    </style:style>
    <style:style style:name="P472" style:family="paragraph" style:parent-style-name="Standard">
      <style:paragraph-properties style:text-autospace="none"/>
      <style:text-properties style:use-window-font-color="true" fo:font-size="10pt" fo:language="none" fo:country="none" style:font-size-asian="10pt" style:font-size-complex="10pt"/>
    </style:style>
    <style:style style:name="P473" style:family="paragraph" style:parent-style-name="Standard">
      <style:paragraph-properties style:text-autospace="none"/>
      <style:text-properties style:use-window-font-color="true" fo:font-size="10pt" fo:language="none" fo:country="none" style:font-size-asian="10pt" style:font-size-complex="10pt"/>
    </style:style>
    <style:style style:name="P474" style:family="paragraph" style:parent-style-name="Standard">
      <style:paragraph-properties style:text-autospace="none"/>
      <style:text-properties style:use-window-font-color="true" fo:font-size="10pt" fo:language="none" fo:country="none" style:font-size-asian="10pt" style:font-size-complex="10pt"/>
    </style:style>
    <style:style style:name="P475" style:family="paragraph" style:parent-style-name="Standard">
      <style:paragraph-properties style:text-autospace="none"/>
      <style:text-properties style:use-window-font-color="true" fo:font-size="10pt" fo:language="none" fo:country="none" style:font-size-asian="10pt" style:font-size-complex="10pt"/>
    </style:style>
    <style:style style:name="P476" style:family="paragraph" style:parent-style-name="Standard">
      <style:paragraph-properties style:text-autospace="none"/>
      <style:text-properties style:use-window-font-color="true" fo:font-size="10pt" fo:language="none" fo:country="none" style:font-size-asian="10pt" style:font-size-complex="10pt"/>
    </style:style>
    <style:style style:name="P477" style:family="paragraph" style:parent-style-name="Standard">
      <style:paragraph-properties style:text-autospace="none"/>
      <style:text-properties style:use-window-font-color="true" fo:font-size="10pt" fo:language="none" fo:country="none" style:font-size-asian="10pt" style:font-size-complex="10pt"/>
    </style:style>
    <style:style style:name="P478" style:family="paragraph" style:parent-style-name="Standard">
      <style:paragraph-properties style:text-autospace="none"/>
      <style:text-properties style:use-window-font-color="true" fo:font-size="10pt" fo:language="none" fo:country="none" style:font-size-asian="10pt" style:font-size-complex="10pt"/>
    </style:style>
    <style:style style:name="P479" style:family="paragraph" style:parent-style-name="Standard">
      <style:paragraph-properties style:text-autospace="none"/>
      <style:text-properties style:use-window-font-color="true" fo:font-size="10pt" fo:language="none" fo:country="none" style:font-size-asian="10pt" style:font-size-complex="10pt"/>
    </style:style>
    <style:style style:name="P480" style:family="paragraph" style:parent-style-name="Standard">
      <style:paragraph-properties style:text-autospace="none"/>
      <style:text-properties style:use-window-font-color="true" fo:font-size="10pt" fo:language="none" fo:country="none" style:font-size-asian="10pt" style:font-size-complex="10pt"/>
    </style:style>
    <style:style style:name="P481" style:family="paragraph" style:parent-style-name="Standard">
      <style:paragraph-properties style:text-autospace="none"/>
      <style:text-properties style:use-window-font-color="true" fo:font-size="10pt" fo:language="none" fo:country="none" style:font-size-asian="10pt" style:font-size-complex="10pt"/>
    </style:style>
    <style:style style:name="P482" style:family="paragraph" style:parent-style-name="Standard">
      <style:paragraph-properties style:text-autospace="none"/>
      <style:text-properties style:use-window-font-color="true" fo:font-size="10pt" fo:language="none" fo:country="none" style:font-size-asian="10pt" style:font-size-complex="10pt"/>
    </style:style>
    <style:style style:name="P483" style:family="paragraph" style:parent-style-name="Standard">
      <style:paragraph-properties style:text-autospace="none"/>
      <style:text-properties style:use-window-font-color="true" fo:font-size="10pt" fo:language="none" fo:country="none" style:font-size-asian="10pt" style:font-size-complex="10pt"/>
    </style:style>
    <style:style style:name="P484" style:family="paragraph" style:parent-style-name="Standard">
      <style:paragraph-properties style:text-autospace="none"/>
      <style:text-properties style:use-window-font-color="true" fo:font-size="10pt" fo:language="none" fo:country="none" style:font-size-asian="10pt" style:font-size-complex="10pt"/>
    </style:style>
    <style:style style:name="P485" style:family="paragraph" style:parent-style-name="Standard">
      <style:paragraph-properties style:text-autospace="none"/>
      <style:text-properties style:use-window-font-color="true" fo:font-size="10pt" fo:language="none" fo:country="none" style:font-size-asian="10pt" style:font-size-complex="10pt"/>
    </style:style>
    <style:style style:name="P486" style:family="paragraph" style:parent-style-name="Standard">
      <style:paragraph-properties style:text-autospace="none"/>
      <style:text-properties style:use-window-font-color="true" fo:font-size="10pt" fo:language="none" fo:country="none" style:font-size-asian="10pt" style:font-size-complex="10pt"/>
    </style:style>
    <style:style style:name="P487" style:family="paragraph" style:parent-style-name="Standard">
      <style:paragraph-properties style:text-autospace="none"/>
      <style:text-properties style:use-window-font-color="true" fo:font-size="10pt" fo:language="none" fo:country="none" style:font-size-asian="10pt" style:font-size-complex="10pt"/>
    </style:style>
    <style:style style:name="P488" style:family="paragraph" style:parent-style-name="Standard">
      <style:paragraph-properties style:text-autospace="none"/>
      <style:text-properties style:use-window-font-color="true" fo:font-size="10pt" fo:language="none" fo:country="none" style:font-size-asian="10pt" style:font-size-complex="10pt"/>
    </style:style>
    <style:style style:name="P489" style:family="paragraph" style:parent-style-name="Standard">
      <style:paragraph-properties style:text-autospace="none"/>
      <style:text-properties style:use-window-font-color="true" fo:font-size="10pt" fo:language="none" fo:country="none" style:font-size-asian="10pt" style:font-size-complex="10pt"/>
    </style:style>
    <style:style style:name="P490" style:family="paragraph" style:parent-style-name="Standard">
      <style:paragraph-properties style:text-autospace="none"/>
      <style:text-properties style:use-window-font-color="true" fo:font-size="10pt" fo:language="none" fo:country="none" style:font-size-asian="10pt" style:font-size-complex="10pt"/>
    </style:style>
    <style:style style:name="P491" style:family="paragraph" style:parent-style-name="Standard">
      <style:paragraph-properties style:text-autospace="none"/>
      <style:text-properties style:use-window-font-color="true" fo:font-size="10pt" fo:language="none" fo:country="none" style:font-size-asian="10pt" style:font-size-complex="10pt"/>
    </style:style>
    <style:style style:name="P492" style:family="paragraph" style:parent-style-name="Standard">
      <style:paragraph-properties style:text-autospace="none"/>
      <style:text-properties style:use-window-font-color="true" fo:font-size="10pt" fo:language="none" fo:country="none" style:font-size-asian="10pt" style:font-size-complex="10pt"/>
    </style:style>
    <style:style style:name="P493" style:family="paragraph" style:parent-style-name="Standard">
      <style:paragraph-properties style:text-autospace="none"/>
      <style:text-properties style:use-window-font-color="true" fo:font-size="10pt" fo:language="none" fo:country="none" style:font-size-asian="10pt" style:font-size-complex="10pt"/>
    </style:style>
    <style:style style:name="P494" style:family="paragraph" style:parent-style-name="Standard">
      <style:paragraph-properties style:text-autospace="none"/>
      <style:text-properties style:use-window-font-color="true" fo:font-size="10pt" fo:language="none" fo:country="none" style:font-size-asian="10pt" style:font-size-complex="10pt"/>
    </style:style>
    <style:style style:name="P495" style:family="paragraph" style:parent-style-name="Standard">
      <style:paragraph-properties style:text-autospace="none"/>
      <style:text-properties style:use-window-font-color="true" fo:font-size="10pt" fo:language="none" fo:country="none" style:font-size-asian="10pt" style:font-size-complex="10pt"/>
    </style:style>
    <style:style style:name="P496" style:family="paragraph" style:parent-style-name="Standard">
      <style:paragraph-properties style:text-autospace="none"/>
      <style:text-properties style:use-window-font-color="true" fo:font-size="10pt" fo:language="none" fo:country="none" style:font-size-asian="10pt" style:font-size-complex="10pt"/>
    </style:style>
    <style:style style:name="P497" style:family="paragraph" style:parent-style-name="Standard">
      <style:paragraph-properties style:text-autospace="none"/>
      <style:text-properties style:use-window-font-color="true" fo:font-size="10pt" fo:language="none" fo:country="none" style:font-size-asian="10pt" style:font-size-complex="10pt"/>
    </style:style>
    <style:style style:name="P498" style:family="paragraph" style:parent-style-name="Standard">
      <style:paragraph-properties style:text-autospace="none"/>
      <style:text-properties style:use-window-font-color="true" fo:font-size="10pt" fo:language="none" fo:country="none" style:font-size-asian="10pt" style:font-size-complex="10pt"/>
    </style:style>
    <style:style style:name="P499" style:family="paragraph" style:parent-style-name="Standard">
      <style:paragraph-properties style:text-autospace="none"/>
      <style:text-properties style:use-window-font-color="true" fo:font-size="10pt" fo:language="none" fo:country="none" style:font-size-asian="10pt" style:font-size-complex="10pt"/>
    </style:style>
    <style:style style:name="P500" style:family="paragraph" style:parent-style-name="Standard">
      <style:paragraph-properties style:text-autospace="none"/>
      <style:text-properties style:use-window-font-color="true" fo:font-size="10pt" fo:language="none" fo:country="none" style:font-size-asian="10pt" style:font-size-complex="10pt"/>
    </style:style>
    <style:style style:name="P501" style:family="paragraph" style:parent-style-name="Standard">
      <style:paragraph-properties style:text-autospace="none"/>
      <style:text-properties style:use-window-font-color="true" fo:font-size="10pt" fo:language="none" fo:country="none" style:font-size-asian="10pt" style:font-size-complex="10pt"/>
    </style:style>
    <style:style style:name="P502" style:family="paragraph" style:parent-style-name="Standard">
      <style:paragraph-properties style:text-autospace="none"/>
      <style:text-properties style:use-window-font-color="true" fo:font-size="10pt" fo:language="none" fo:country="none" style:font-size-asian="10pt" style:font-size-complex="10pt"/>
    </style:style>
    <style:style style:name="P503" style:family="paragraph" style:parent-style-name="Standard">
      <style:paragraph-properties style:text-autospace="none"/>
      <style:text-properties style:use-window-font-color="true" fo:font-size="10pt" fo:language="none" fo:country="none" style:font-size-asian="10pt" style:font-size-complex="10pt"/>
    </style:style>
    <style:style style:name="P504" style:family="paragraph" style:parent-style-name="Standard">
      <style:paragraph-properties style:text-autospace="none"/>
      <style:text-properties style:use-window-font-color="true" fo:font-size="10pt" fo:language="none" fo:country="none" style:font-size-asian="10pt" style:font-size-complex="10pt"/>
    </style:style>
    <style:style style:name="P505" style:family="paragraph" style:parent-style-name="Standard">
      <style:paragraph-properties style:text-autospace="none"/>
      <style:text-properties style:use-window-font-color="true" fo:font-size="10pt" fo:language="none" fo:country="none" style:font-size-asian="10pt" style:font-size-complex="10pt"/>
    </style:style>
    <style:style style:name="P506" style:family="paragraph" style:parent-style-name="Standard">
      <style:paragraph-properties style:text-autospace="none"/>
      <style:text-properties style:use-window-font-color="true" fo:font-size="10pt" fo:language="none" fo:country="none" style:font-size-asian="10pt" style:font-size-complex="10pt"/>
    </style:style>
    <style:style style:name="P507" style:family="paragraph" style:parent-style-name="Standard">
      <style:paragraph-properties style:text-autospace="none"/>
      <style:text-properties style:use-window-font-color="true" fo:font-size="10pt" fo:language="none" fo:country="none" style:font-size-asian="10pt" style:font-size-complex="10pt"/>
    </style:style>
    <style:style style:name="P508" style:family="paragraph" style:parent-style-name="Standard">
      <style:paragraph-properties style:text-autospace="none"/>
      <style:text-properties style:use-window-font-color="true" fo:font-size="10pt" fo:language="none" fo:country="none" style:font-size-asian="10pt" style:font-size-complex="10pt"/>
    </style:style>
    <style:style style:name="P509" style:family="paragraph" style:parent-style-name="Standard">
      <style:paragraph-properties style:text-autospace="none"/>
      <style:text-properties style:use-window-font-color="true" fo:font-size="10pt" fo:language="none" fo:country="none" style:font-size-asian="10pt" style:font-size-complex="10pt"/>
    </style:style>
    <style:style style:name="P510" style:family="paragraph" style:parent-style-name="Standard">
      <style:paragraph-properties style:text-autospace="none"/>
      <style:text-properties style:use-window-font-color="true" fo:font-size="10pt" fo:language="none" fo:country="none" style:font-size-asian="10pt" style:font-size-complex="10pt"/>
    </style:style>
    <style:style style:name="P511" style:family="paragraph" style:parent-style-name="Standard">
      <style:paragraph-properties style:text-autospace="none"/>
      <style:text-properties style:use-window-font-color="true" fo:font-size="10pt" fo:language="none" fo:country="none" style:font-size-asian="10pt" style:font-size-complex="10pt"/>
    </style:style>
    <style:style style:name="P512" style:family="paragraph" style:parent-style-name="Standard">
      <style:paragraph-properties style:text-autospace="none"/>
      <style:text-properties style:use-window-font-color="true" fo:font-size="10pt" fo:language="none" fo:country="none" style:font-size-asian="10pt" style:font-size-complex="10pt"/>
    </style:style>
    <style:style style:name="P513" style:family="paragraph" style:parent-style-name="Standard">
      <style:paragraph-properties style:text-autospace="none"/>
      <style:text-properties style:use-window-font-color="true" fo:font-size="10pt" fo:language="none" fo:country="none" style:font-size-asian="10pt" style:font-size-complex="10pt"/>
    </style:style>
    <style:style style:name="P514" style:family="paragraph" style:parent-style-name="Standard">
      <style:paragraph-properties style:text-autospace="none"/>
      <style:text-properties style:use-window-font-color="true" fo:font-size="10pt" fo:language="none" fo:country="none" style:font-size-asian="10pt" style:font-size-complex="10pt"/>
    </style:style>
    <style:style style:name="P515" style:family="paragraph" style:parent-style-name="Standard">
      <style:paragraph-properties style:text-autospace="none"/>
      <style:text-properties style:use-window-font-color="true" fo:font-size="10pt" fo:language="none" fo:country="none" style:font-size-asian="10pt" style:font-size-complex="10pt"/>
    </style:style>
    <style:style style:name="P516" style:family="paragraph" style:parent-style-name="Standard">
      <style:paragraph-properties style:text-autospace="none"/>
      <style:text-properties style:use-window-font-color="true" fo:font-size="10pt" fo:language="none" fo:country="none" style:font-size-asian="10pt" style:font-size-complex="10pt"/>
    </style:style>
    <style:style style:name="P517" style:family="paragraph" style:parent-style-name="Standard">
      <style:paragraph-properties style:text-autospace="none"/>
      <style:text-properties style:use-window-font-color="true" fo:font-size="10pt" fo:language="none" fo:country="none" style:font-size-asian="10pt" style:font-size-complex="10pt"/>
    </style:style>
    <style:style style:name="P518" style:family="paragraph" style:parent-style-name="Standard">
      <style:paragraph-properties style:text-autospace="none"/>
      <style:text-properties style:use-window-font-color="true" fo:font-size="10pt" fo:language="none" fo:country="none" style:font-size-asian="10pt" style:font-size-complex="10pt"/>
    </style:style>
    <style:style style:name="P519" style:family="paragraph" style:parent-style-name="Standard">
      <style:paragraph-properties style:text-autospace="none"/>
      <style:text-properties style:use-window-font-color="true" fo:font-size="10pt" fo:language="none" fo:country="none" style:font-size-asian="10pt" style:font-size-complex="10pt"/>
    </style:style>
    <style:style style:name="P520" style:family="paragraph" style:parent-style-name="Standard">
      <style:paragraph-properties style:text-autospace="none"/>
      <style:text-properties style:use-window-font-color="true" fo:font-size="10pt" fo:language="none" fo:country="none" style:font-size-asian="10pt" style:font-size-complex="10pt"/>
    </style:style>
    <style:style style:name="P521" style:family="paragraph" style:parent-style-name="Standard">
      <style:paragraph-properties style:text-autospace="none"/>
      <style:text-properties style:use-window-font-color="true" fo:font-size="10pt" fo:language="none" fo:country="none" style:font-size-asian="10pt" style:font-size-complex="10pt"/>
    </style:style>
    <style:style style:name="P522" style:family="paragraph" style:parent-style-name="Standard">
      <style:paragraph-properties style:text-autospace="none"/>
      <style:text-properties style:use-window-font-color="true" fo:font-size="10pt" fo:language="none" fo:country="none" style:font-size-asian="10pt" style:font-size-complex="10pt"/>
    </style:style>
    <style:style style:name="P523" style:family="paragraph" style:parent-style-name="Standard">
      <style:paragraph-properties style:text-autospace="none"/>
      <style:text-properties style:use-window-font-color="true" fo:font-size="10pt" fo:language="none" fo:country="none" style:font-size-asian="10pt" style:font-size-complex="10pt"/>
    </style:style>
    <style:style style:name="P524" style:family="paragraph" style:parent-style-name="Standard">
      <style:paragraph-properties style:text-autospace="none"/>
      <style:text-properties style:use-window-font-color="true" fo:font-size="10pt" fo:language="none" fo:country="none" style:font-size-asian="10pt" style:font-size-complex="10pt"/>
    </style:style>
    <style:style style:name="P525" style:family="paragraph" style:parent-style-name="Standard">
      <style:paragraph-properties style:text-autospace="none"/>
      <style:text-properties style:use-window-font-color="true" fo:font-size="10pt" fo:language="none" fo:country="none" style:font-size-asian="10pt" style:font-size-complex="10pt"/>
    </style:style>
    <style:style style:name="P526" style:family="paragraph" style:parent-style-name="Standard">
      <style:paragraph-properties style:text-autospace="none"/>
      <style:text-properties style:use-window-font-color="true" fo:font-size="10pt" fo:language="none" fo:country="none" style:font-size-asian="10pt" style:font-size-complex="10pt"/>
    </style:style>
    <style:style style:name="P527" style:family="paragraph" style:parent-style-name="Standard">
      <style:paragraph-properties style:text-autospace="none"/>
      <style:text-properties style:use-window-font-color="true" fo:font-size="10pt" fo:language="none" fo:country="none" style:font-size-asian="10pt" style:font-size-complex="10pt"/>
    </style:style>
    <style:style style:name="P528" style:family="paragraph" style:parent-style-name="Standard">
      <style:paragraph-properties style:text-autospace="none"/>
      <style:text-properties style:use-window-font-color="true" fo:font-size="10pt" fo:language="none" fo:country="none" style:font-size-asian="10pt" style:font-size-complex="10pt"/>
    </style:style>
    <style:style style:name="P529" style:family="paragraph" style:parent-style-name="Standard">
      <style:paragraph-properties style:text-autospace="none"/>
      <style:text-properties style:use-window-font-color="true" fo:font-size="10pt" fo:language="none" fo:country="none" style:font-size-asian="10pt" style:font-size-complex="10pt"/>
    </style:style>
    <style:style style:name="P530" style:family="paragraph" style:parent-style-name="Standard">
      <style:paragraph-properties style:text-autospace="none"/>
      <style:text-properties style:use-window-font-color="true" fo:font-size="10pt" fo:language="none" fo:country="none" style:font-size-asian="10pt" style:font-size-complex="10pt"/>
    </style:style>
    <style:style style:name="P531" style:family="paragraph" style:parent-style-name="Standard">
      <style:paragraph-properties style:text-autospace="none"/>
      <style:text-properties style:use-window-font-color="true" fo:font-size="10pt" fo:language="none" fo:country="none" style:font-size-asian="10pt" style:font-size-complex="10pt"/>
    </style:style>
    <style:style style:name="P532" style:family="paragraph" style:parent-style-name="Standard">
      <style:paragraph-properties style:text-autospace="none"/>
      <style:text-properties style:use-window-font-color="true" fo:font-size="10pt" fo:language="none" fo:country="none" style:font-size-asian="10pt" style:font-size-complex="10pt"/>
    </style:style>
    <style:style style:name="P533" style:family="paragraph" style:parent-style-name="Standard">
      <style:paragraph-properties style:text-autospace="none"/>
      <style:text-properties style:use-window-font-color="true" fo:font-size="10pt" fo:language="none" fo:country="none" style:font-size-asian="10pt" style:font-size-complex="10pt"/>
    </style:style>
    <style:style style:name="P534" style:family="paragraph" style:parent-style-name="Standard">
      <style:paragraph-properties style:text-autospace="none"/>
      <style:text-properties style:use-window-font-color="true" fo:font-size="10pt" fo:language="none" fo:country="none" style:font-size-asian="10pt" style:font-size-complex="10pt"/>
    </style:style>
    <style:style style:name="P535" style:family="paragraph" style:parent-style-name="Standard">
      <style:paragraph-properties style:text-autospace="none"/>
      <style:text-properties style:use-window-font-color="true" fo:font-size="10pt" fo:language="none" fo:country="none" style:font-size-asian="10pt" style:font-size-complex="10pt"/>
    </style:style>
    <style:style style:name="P536" style:family="paragraph" style:parent-style-name="Standard">
      <style:paragraph-properties style:text-autospace="none"/>
      <style:text-properties style:use-window-font-color="true" fo:font-size="10pt" fo:language="none" fo:country="none" style:font-size-asian="10pt" style:font-size-complex="10pt"/>
    </style:style>
    <style:style style:name="P537" style:family="paragraph" style:parent-style-name="Standard">
      <style:paragraph-properties style:text-autospace="none"/>
      <style:text-properties style:use-window-font-color="true" fo:font-size="10pt" fo:language="none" fo:country="none" style:font-size-asian="10pt" style:font-size-complex="10pt"/>
    </style:style>
    <style:style style:name="P538" style:family="paragraph" style:parent-style-name="Standard">
      <style:paragraph-properties style:text-autospace="none"/>
      <style:text-properties style:use-window-font-color="true" fo:font-size="10pt" fo:language="none" fo:country="none" style:font-size-asian="10pt" style:font-size-complex="10pt"/>
    </style:style>
    <style:style style:name="P539" style:family="paragraph" style:parent-style-name="Standard">
      <style:paragraph-properties style:text-autospace="none"/>
      <style:text-properties style:use-window-font-color="true" fo:font-size="10pt" fo:language="none" fo:country="none" style:font-size-asian="10pt" style:font-size-complex="10pt"/>
    </style:style>
    <style:style style:name="P540" style:family="paragraph" style:parent-style-name="Standard">
      <style:paragraph-properties style:text-autospace="none"/>
      <style:text-properties style:use-window-font-color="true" fo:font-size="10pt" fo:language="none" fo:country="none" style:font-size-asian="10pt" style:font-size-complex="10pt"/>
    </style:style>
    <style:style style:name="P541" style:family="paragraph" style:parent-style-name="Standard">
      <style:paragraph-properties style:text-autospace="none"/>
      <style:text-properties style:use-window-font-color="true" fo:font-size="10pt" fo:language="none" fo:country="none" style:font-size-asian="10pt" style:font-size-complex="10pt"/>
    </style:style>
    <style:style style:name="P542" style:family="paragraph" style:parent-style-name="Standard">
      <style:paragraph-properties style:text-autospace="none"/>
      <style:text-properties style:use-window-font-color="true" fo:font-size="10pt" fo:language="none" fo:country="none" style:font-size-asian="10pt" style:font-size-complex="10pt"/>
    </style:style>
    <style:style style:name="P543" style:family="paragraph" style:parent-style-name="Standard">
      <style:paragraph-properties style:text-autospace="none"/>
      <style:text-properties style:use-window-font-color="true" fo:font-size="10pt" fo:language="none" fo:country="none" style:font-size-asian="10pt" style:font-size-complex="10pt"/>
    </style:style>
    <style:style style:name="P544" style:family="paragraph" style:parent-style-name="Standard">
      <style:paragraph-properties style:text-autospace="none"/>
      <style:text-properties style:use-window-font-color="true" fo:font-size="10pt" fo:language="none" fo:country="none" style:font-size-asian="10pt" style:font-size-complex="10pt"/>
    </style:style>
    <style:style style:name="P545" style:family="paragraph" style:parent-style-name="Standard">
      <style:paragraph-properties style:text-autospace="none"/>
      <style:text-properties style:use-window-font-color="true" fo:font-size="10pt" fo:language="none" fo:country="none" style:font-size-asian="10pt" style:font-size-complex="10pt"/>
    </style:style>
    <style:style style:name="P546" style:family="paragraph" style:parent-style-name="Standard">
      <style:paragraph-properties style:text-autospace="none"/>
      <style:text-properties style:use-window-font-color="true" fo:font-size="10pt" fo:language="none" fo:country="none" style:font-size-asian="10pt" style:font-size-complex="10pt"/>
    </style:style>
    <style:style style:name="P547" style:family="paragraph" style:parent-style-name="Standard">
      <style:paragraph-properties style:text-autospace="none"/>
      <style:text-properties style:use-window-font-color="true" fo:font-size="10pt" fo:language="none" fo:country="none" style:font-size-asian="10pt" style:font-size-complex="10pt"/>
    </style:style>
    <style:style style:name="P548" style:family="paragraph" style:parent-style-name="Standard">
      <style:paragraph-properties style:text-autospace="none"/>
      <style:text-properties style:use-window-font-color="true" fo:font-size="10pt" fo:language="none" fo:country="none" style:font-size-asian="10pt" style:font-size-complex="10pt"/>
    </style:style>
    <style:style style:name="P549" style:family="paragraph" style:parent-style-name="Standard">
      <style:paragraph-properties style:text-autospace="none"/>
      <style:text-properties style:use-window-font-color="true" fo:font-size="10pt" fo:language="none" fo:country="none" style:font-size-asian="10pt" style:font-size-complex="10pt"/>
    </style:style>
    <style:style style:name="P550" style:family="paragraph" style:parent-style-name="Standard">
      <style:paragraph-properties style:text-autospace="none"/>
      <style:text-properties style:use-window-font-color="true" fo:font-size="10pt" fo:language="none" fo:country="none" style:font-size-asian="10pt" style:font-size-complex="10pt"/>
    </style:style>
    <style:style style:name="P551" style:family="paragraph" style:parent-style-name="Standard">
      <style:paragraph-properties style:text-autospace="none"/>
      <style:text-properties style:use-window-font-color="true" fo:font-size="10pt" fo:language="none" fo:country="none" style:font-size-asian="10pt" style:font-size-complex="10pt"/>
    </style:style>
    <style:style style:name="P552" style:family="paragraph" style:parent-style-name="Standard">
      <style:paragraph-properties style:text-autospace="none"/>
      <style:text-properties style:use-window-font-color="true" fo:font-size="10pt" fo:language="none" fo:country="none" style:font-size-asian="10pt" style:font-size-complex="10pt"/>
    </style:style>
    <style:style style:name="P553" style:family="paragraph" style:parent-style-name="Standard">
      <style:paragraph-properties style:text-autospace="none"/>
      <style:text-properties style:use-window-font-color="true" fo:font-size="10pt" fo:language="none" fo:country="none" style:font-size-asian="10pt" style:font-size-complex="10pt"/>
    </style:style>
    <style:style style:name="P554" style:family="paragraph" style:parent-style-name="Standard">
      <style:paragraph-properties style:text-autospace="none"/>
      <style:text-properties style:use-window-font-color="true" fo:font-size="10pt" fo:language="none" fo:country="none" style:font-size-asian="10pt" style:font-size-complex="10pt"/>
    </style:style>
    <style:style style:name="P555" style:family="paragraph" style:parent-style-name="Standard">
      <style:paragraph-properties style:text-autospace="none"/>
      <style:text-properties style:use-window-font-color="true" fo:font-size="10pt" fo:language="none" fo:country="none" style:font-size-asian="10pt" style:font-size-complex="10pt"/>
    </style:style>
    <style:style style:name="P556" style:family="paragraph" style:parent-style-name="Standard">
      <style:paragraph-properties style:text-autospace="none"/>
      <style:text-properties style:use-window-font-color="true" fo:font-size="10pt" fo:language="none" fo:country="none" style:font-size-asian="10pt" style:font-size-complex="10pt"/>
    </style:style>
    <style:style style:name="P557" style:family="paragraph" style:parent-style-name="Standard">
      <style:paragraph-properties style:text-autospace="none"/>
      <style:text-properties style:use-window-font-color="true" fo:font-size="10pt" fo:language="none" fo:country="none" style:font-size-asian="10pt" style:font-size-complex="10pt"/>
    </style:style>
    <style:style style:name="P558" style:family="paragraph" style:parent-style-name="Standard">
      <style:paragraph-properties style:text-autospace="none"/>
      <style:text-properties style:use-window-font-color="true" fo:font-size="10pt" fo:language="none" fo:country="none" style:font-size-asian="10pt" style:font-size-complex="10pt"/>
    </style:style>
    <style:style style:name="P559" style:family="paragraph" style:parent-style-name="Standard">
      <style:paragraph-properties style:text-autospace="none"/>
      <style:text-properties style:use-window-font-color="true" fo:font-size="10pt" fo:language="none" fo:country="none" style:font-size-asian="10pt" style:font-size-complex="10pt"/>
    </style:style>
    <style:style style:name="P560" style:family="paragraph" style:parent-style-name="Standard">
      <style:paragraph-properties style:text-autospace="none"/>
      <style:text-properties style:use-window-font-color="true" fo:font-size="10pt" fo:language="none" fo:country="none" style:font-size-asian="10pt" style:font-size-complex="10pt"/>
    </style:style>
    <style:style style:name="P561" style:family="paragraph" style:parent-style-name="Standard">
      <style:paragraph-properties style:text-autospace="none"/>
      <style:text-properties style:use-window-font-color="true" fo:font-size="10pt" fo:language="none" fo:country="none" style:font-size-asian="10pt" style:font-size-complex="10pt"/>
    </style:style>
    <style:style style:name="P562" style:family="paragraph" style:parent-style-name="Standard">
      <style:paragraph-properties style:text-autospace="none"/>
      <style:text-properties style:use-window-font-color="true" fo:font-size="10pt" fo:language="none" fo:country="none" style:font-size-asian="10pt" style:font-size-complex="10pt"/>
    </style:style>
    <style:style style:name="P563" style:family="paragraph" style:parent-style-name="Standard">
      <style:paragraph-properties style:text-autospace="none"/>
      <style:text-properties style:use-window-font-color="true" fo:font-size="10pt" fo:language="none" fo:country="none" style:font-size-asian="10pt" style:font-size-complex="10pt"/>
    </style:style>
    <style:style style:name="P564" style:family="paragraph" style:parent-style-name="Standard">
      <style:paragraph-properties style:text-autospace="none"/>
      <style:text-properties style:use-window-font-color="true" fo:font-size="10pt" fo:language="none" fo:country="none" style:font-size-asian="10pt" style:font-size-complex="10pt"/>
    </style:style>
    <style:style style:name="P565" style:family="paragraph" style:parent-style-name="Standard">
      <style:paragraph-properties style:text-autospace="none"/>
      <style:text-properties style:use-window-font-color="true" fo:font-size="10pt" fo:language="none" fo:country="none" style:font-size-asian="10pt" style:font-size-complex="10pt"/>
    </style:style>
    <style:style style:name="P566" style:family="paragraph" style:parent-style-name="Standard">
      <style:paragraph-properties style:text-autospace="none"/>
      <style:text-properties style:use-window-font-color="true" fo:font-size="10pt" fo:language="none" fo:country="none" style:font-size-asian="10pt" style:font-size-complex="10pt"/>
    </style:style>
    <style:style style:name="P567" style:family="paragraph" style:parent-style-name="Standard">
      <style:paragraph-properties style:text-autospace="none"/>
      <style:text-properties style:use-window-font-color="true" fo:font-size="10pt" fo:language="none" fo:country="none" style:font-size-asian="10pt" style:font-size-complex="10pt"/>
    </style:style>
    <style:style style:name="P568" style:family="paragraph" style:parent-style-name="Standard">
      <style:paragraph-properties style:text-autospace="none"/>
      <style:text-properties style:use-window-font-color="true" fo:font-size="10pt" fo:language="none" fo:country="none" style:font-size-asian="10pt" style:font-size-complex="10pt"/>
    </style:style>
    <style:style style:name="P569" style:family="paragraph" style:parent-style-name="Standard">
      <style:paragraph-properties style:text-autospace="none"/>
      <style:text-properties style:use-window-font-color="true" fo:font-size="10pt" fo:language="none" fo:country="none" style:font-size-asian="10pt" style:font-size-complex="10pt"/>
    </style:style>
    <style:style style:name="P570" style:family="paragraph" style:parent-style-name="Standard">
      <style:paragraph-properties style:text-autospace="none"/>
      <style:text-properties style:use-window-font-color="true" fo:font-size="10pt" fo:language="none" fo:country="none" style:font-size-asian="10pt" style:font-size-complex="10pt"/>
    </style:style>
    <style:style style:name="P571" style:family="paragraph" style:parent-style-name="Standard">
      <style:paragraph-properties style:text-autospace="none"/>
      <style:text-properties style:use-window-font-color="true" fo:font-size="10pt" fo:language="none" fo:country="none" style:font-size-asian="10pt" style:font-size-complex="10pt"/>
    </style:style>
    <style:style style:name="P572" style:family="paragraph" style:parent-style-name="Standard">
      <style:paragraph-properties style:text-autospace="none"/>
      <style:text-properties style:use-window-font-color="true" fo:font-size="10pt" fo:language="none" fo:country="none" style:font-size-asian="10pt" style:font-size-complex="10pt"/>
    </style:style>
    <style:style style:name="P573" style:family="paragraph" style:parent-style-name="Standard">
      <style:paragraph-properties style:text-autospace="none"/>
      <style:text-properties style:use-window-font-color="true" fo:font-size="10pt" fo:language="none" fo:country="none" style:font-size-asian="10pt" style:font-size-complex="10pt"/>
    </style:style>
    <style:style style:name="P574" style:family="paragraph" style:parent-style-name="Standard">
      <style:paragraph-properties style:text-autospace="none"/>
      <style:text-properties style:use-window-font-color="true" fo:font-size="10pt" fo:language="none" fo:country="none" style:font-size-asian="10pt" style:font-size-complex="10pt"/>
    </style:style>
    <style:style style:name="P575" style:family="paragraph" style:parent-style-name="Standard">
      <style:paragraph-properties style:text-autospace="none"/>
      <style:text-properties style:use-window-font-color="true" fo:font-size="10pt" fo:language="zxx" fo:country="none" style:font-size-asian="10pt" style:font-size-complex="10pt"/>
    </style:style>
    <style:style style:name="P576" style:family="paragraph" style:parent-style-name="Standard">
      <style:paragraph-properties style:text-autospace="none"/>
    </style:style>
    <style:style style:name="P577" style:family="paragraph" style:parent-style-name="Standard">
      <style:paragraph-properties style:text-autospace="none"/>
    </style:style>
    <style:style style:name="P578" style:family="paragraph" style:parent-style-name="Standard">
      <style:paragraph-properties style:text-autospace="none"/>
    </style:style>
    <style:style style:name="P579" style:family="paragraph" style:parent-style-name="Standard">
      <style:paragraph-properties style:text-autospace="none"/>
    </style:style>
    <style:style style:name="P580" style:family="paragraph" style:parent-style-name="Standard">
      <style:paragraph-properties style:text-autospace="none"/>
    </style:style>
    <style:style style:name="P581" style:family="paragraph" style:parent-style-name="Standard">
      <style:paragraph-properties style:text-autospace="none"/>
    </style:style>
    <style:style style:name="P582" style:family="paragraph" style:parent-style-name="Standard">
      <style:paragraph-properties style:text-autospace="none"/>
    </style:style>
    <style:style style:name="P583" style:family="paragraph" style:parent-style-name="Standard">
      <style:paragraph-properties style:text-autospace="none"/>
      <style:text-properties fo:color="#808080" fo:font-size="10pt" fo:language="none" fo:country="none" style:font-size-asian="10pt" style:font-size-complex="10pt"/>
    </style:style>
    <style:style style:name="P584" style:family="paragraph" style:parent-style-name="Standard">
      <style:paragraph-properties style:text-autospace="none"/>
      <style:text-properties fo:color="#808080" fo:font-size="10pt" fo:language="none" fo:country="none" style:font-size-asian="10pt" style:font-size-complex="10pt"/>
    </style:style>
    <style:style style:name="P585" style:family="paragraph" style:parent-style-name="Standard">
      <style:paragraph-properties style:text-autospace="none"/>
      <style:text-properties fo:color="#808080" fo:font-size="10pt" fo:language="none" fo:country="none" style:font-size-asian="10pt" style:font-size-complex="10pt"/>
    </style:style>
    <style:style style:name="P586" style:family="paragraph" style:parent-style-name="Standard">
      <style:paragraph-properties style:text-autospace="none"/>
      <style:text-properties fo:color="#808080" fo:font-size="10pt" fo:language="none" fo:country="none" style:font-size-asian="10pt" style:font-size-complex="10pt"/>
    </style:style>
    <style:style style:name="P587" style:family="paragraph" style:parent-style-name="Standard">
      <style:paragraph-properties style:text-autospace="none"/>
      <style:text-properties fo:color="#808080" fo:font-size="10pt" fo:language="none" fo:country="none" style:font-size-asian="10pt" style:font-size-complex="10pt"/>
    </style:style>
    <style:style style:name="P588" style:family="paragraph" style:parent-style-name="Standard">
      <style:paragraph-properties style:text-autospace="none"/>
      <style:text-properties fo:color="#808080" fo:font-size="10pt" fo:language="none" fo:country="none" style:font-size-asian="10pt" style:font-size-complex="10pt"/>
    </style:style>
    <style:style style:name="P589" style:family="paragraph" style:parent-style-name="Standard">
      <style:paragraph-properties style:text-autospace="none"/>
      <style:text-properties fo:color="#808080" fo:font-size="10pt" fo:language="none" fo:country="none" style:font-size-asian="10pt" style:font-size-complex="10pt"/>
    </style:style>
    <style:style style:name="P590" style:family="paragraph" style:parent-style-name="Standard">
      <style:paragraph-properties style:text-autospace="none"/>
      <style:text-properties fo:color="#808080" fo:font-size="10pt" fo:language="none" fo:country="none" style:font-size-asian="10pt" style:font-size-complex="10pt"/>
    </style:style>
    <style:style style:name="P591" style:family="paragraph" style:parent-style-name="Standard">
      <style:paragraph-properties style:text-autospace="none"/>
      <style:text-properties fo:color="#808080" fo:font-size="10pt" fo:language="none" fo:country="none" style:font-size-asian="10pt" style:font-size-complex="10pt"/>
    </style:style>
    <style:style style:name="P592" style:family="paragraph" style:parent-style-name="Standard">
      <style:paragraph-properties style:text-autospace="none"/>
      <style:text-properties fo:color="#808080" fo:font-size="10pt" fo:language="none" fo:country="none" style:font-size-asian="10pt" style:font-size-complex="10pt"/>
    </style:style>
    <style:style style:name="P593" style:family="paragraph" style:parent-style-name="Standard">
      <style:paragraph-properties style:text-autospace="none"/>
      <style:text-properties fo:color="#808080" fo:font-size="10pt" fo:language="none" fo:country="none" style:font-size-asian="10pt" style:font-size-complex="10pt"/>
    </style:style>
    <style:style style:name="P594" style:family="paragraph" style:parent-style-name="Standard">
      <style:paragraph-properties style:text-autospace="none"/>
      <style:text-properties fo:color="#808080" fo:font-size="10pt" fo:language="none" fo:country="none" style:font-size-asian="10pt" style:font-size-complex="10pt"/>
    </style:style>
    <style:style style:name="P595" style:family="paragraph" style:parent-style-name="Standard">
      <style:paragraph-properties style:text-autospace="none"/>
      <style:text-properties fo:color="#808080" fo:font-size="10pt" fo:language="none" fo:country="none" style:font-size-asian="10pt" style:font-size-complex="10pt"/>
    </style:style>
    <style:style style:name="P596" style:family="paragraph" style:parent-style-name="Standard">
      <style:paragraph-properties style:text-autospace="none"/>
      <style:text-properties fo:color="#808080" fo:font-size="10pt" fo:language="none" fo:country="none" style:font-size-asian="10pt" style:font-size-complex="10pt"/>
    </style:style>
    <style:style style:name="P597" style:family="paragraph" style:parent-style-name="Standard">
      <style:paragraph-properties style:text-autospace="none"/>
      <style:text-properties fo:color="#808080" fo:font-size="10pt" fo:language="none" fo:country="none" style:font-size-asian="10pt" style:font-size-complex="10pt"/>
    </style:style>
    <style:style style:name="P598" style:family="paragraph" style:parent-style-name="Standard">
      <style:paragraph-properties style:text-autospace="none"/>
      <style:text-properties fo:color="#808080" fo:font-size="10pt" fo:language="none" fo:country="none" style:font-size-asian="10pt" style:font-size-complex="10pt"/>
    </style:style>
    <style:style style:name="P599" style:family="paragraph" style:parent-style-name="Standard">
      <style:paragraph-properties style:text-autospace="none"/>
    </style:style>
    <style:style style:name="P600" style:family="paragraph" style:parent-style-name="Standard">
      <style:paragraph-properties style:text-autospace="none"/>
    </style:style>
    <style:style style:name="P601" style:family="paragraph" style:parent-style-name="Standard">
      <style:paragraph-properties style:text-autospace="none"/>
    </style:style>
    <style:style style:name="P602" style:family="paragraph" style:parent-style-name="Standard">
      <style:paragraph-properties style:text-autospace="none"/>
    </style:style>
    <style:style style:name="P603" style:family="paragraph" style:parent-style-name="Standard">
      <style:paragraph-properties style:text-autospace="none"/>
    </style:style>
    <style:style style:name="P604" style:family="paragraph" style:parent-style-name="Standard">
      <style:paragraph-properties style:text-autospace="none"/>
    </style:style>
    <style:style style:name="P605" style:family="paragraph" style:parent-style-name="Standard">
      <style:paragraph-properties style:text-autospace="none"/>
    </style:style>
    <style:style style:name="P606" style:family="paragraph" style:parent-style-name="Standard">
      <style:paragraph-properties style:text-autospace="none"/>
    </style:style>
    <style:style style:name="P607" style:family="paragraph" style:parent-style-name="Standard">
      <style:paragraph-properties style:text-autospace="none"/>
    </style:style>
    <style:style style:name="P608" style:family="paragraph" style:parent-style-name="Standard">
      <style:paragraph-properties style:text-autospace="none"/>
    </style:style>
    <style:style style:name="P609" style:family="paragraph" style:parent-style-name="Standard">
      <style:paragraph-properties style:text-autospace="none"/>
    </style:style>
    <style:style style:name="P610" style:family="paragraph" style:parent-style-name="Standard">
      <style:paragraph-properties style:text-autospace="none"/>
    </style:style>
    <style:style style:name="P611" style:family="paragraph" style:parent-style-name="Standard">
      <style:paragraph-properties style:text-autospace="none"/>
    </style:style>
    <style:style style:name="P612" style:family="paragraph" style:parent-style-name="Standard">
      <style:paragraph-properties style:text-autospace="none"/>
    </style:style>
    <style:style style:name="P613" style:family="paragraph" style:parent-style-name="Standard">
      <style:paragraph-properties style:text-autospace="none"/>
    </style:style>
    <style:style style:name="P614" style:family="paragraph" style:parent-style-name="Standard">
      <style:paragraph-properties style:text-autospace="none"/>
    </style:style>
    <style:style style:name="P615" style:family="paragraph" style:parent-style-name="Standard">
      <style:paragraph-properties style:text-autospace="none"/>
    </style:style>
    <style:style style:name="P616" style:family="paragraph" style:parent-style-name="Standard">
      <style:paragraph-properties style:text-autospace="none"/>
    </style:style>
    <style:style style:name="P617" style:family="paragraph" style:parent-style-name="Standard">
      <style:paragraph-properties style:text-autospace="none"/>
    </style:style>
    <style:style style:name="P618" style:family="paragraph" style:parent-style-name="Standard">
      <style:paragraph-properties style:text-autospace="none"/>
    </style:style>
    <style:style style:name="P619" style:family="paragraph" style:parent-style-name="Standard">
      <style:paragraph-properties style:text-autospace="none"/>
    </style:style>
    <style:style style:name="P620" style:family="paragraph" style:parent-style-name="Standard">
      <style:paragraph-properties style:text-autospace="none"/>
    </style:style>
    <style:style style:name="P621" style:family="paragraph" style:parent-style-name="Standard">
      <style:paragraph-properties style:text-autospace="none"/>
    </style:style>
    <style:style style:name="P622" style:family="paragraph" style:parent-style-name="Standard">
      <style:paragraph-properties style:text-autospace="none"/>
    </style:style>
    <style:style style:name="P623" style:family="paragraph" style:parent-style-name="Standard">
      <style:paragraph-properties style:text-autospace="none"/>
    </style:style>
    <style:style style:name="P624" style:family="paragraph" style:parent-style-name="Standard">
      <style:paragraph-properties style:text-autospace="none"/>
    </style:style>
    <style:style style:name="P625" style:family="paragraph" style:parent-style-name="Standard">
      <style:paragraph-properties style:text-autospace="none"/>
    </style:style>
    <style:style style:name="P626" style:family="paragraph" style:parent-style-name="Standard">
      <style:paragraph-properties style:text-autospace="none"/>
    </style:style>
    <style:style style:name="P627" style:family="paragraph" style:parent-style-name="Standard">
      <style:paragraph-properties style:text-autospace="none"/>
    </style:style>
    <style:style style:name="P628" style:family="paragraph" style:parent-style-name="Standard">
      <style:paragraph-properties style:text-autospace="none"/>
    </style:style>
    <style:style style:name="P629" style:family="paragraph" style:parent-style-name="Standard">
      <style:paragraph-properties style:text-autospace="none"/>
    </style:style>
    <style:style style:name="P630" style:family="paragraph" style:parent-style-name="Standard">
      <style:paragraph-properties style:text-autospace="none"/>
    </style:style>
    <style:style style:name="P631" style:family="paragraph" style:parent-style-name="Standard">
      <style:paragraph-properties style:text-autospace="none"/>
    </style:style>
    <style:style style:name="P632" style:family="paragraph" style:parent-style-name="Standard">
      <style:paragraph-properties style:text-autospace="none"/>
    </style:style>
    <style:style style:name="P633" style:family="paragraph" style:parent-style-name="Standard">
      <style:paragraph-properties style:text-autospace="none"/>
    </style:style>
    <style:style style:name="P634" style:family="paragraph" style:parent-style-name="Standard">
      <style:paragraph-properties style:text-autospace="none"/>
    </style:style>
    <style:style style:name="P635" style:family="paragraph" style:parent-style-name="Standard">
      <style:paragraph-properties style:text-autospace="none"/>
    </style:style>
    <style:style style:name="P636" style:family="paragraph" style:parent-style-name="Standard">
      <style:paragraph-properties style:text-autospace="none"/>
    </style:style>
    <style:style style:name="P637" style:family="paragraph" style:parent-style-name="Standard">
      <style:paragraph-properties style:text-autospace="none"/>
    </style:style>
    <style:style style:name="P638" style:family="paragraph" style:parent-style-name="Standard">
      <style:paragraph-properties style:text-autospace="none"/>
    </style:style>
    <style:style style:name="P639" style:family="paragraph" style:parent-style-name="Standard">
      <style:paragraph-properties style:text-autospace="none"/>
    </style:style>
    <style:style style:name="P640" style:family="paragraph" style:parent-style-name="Standard">
      <style:paragraph-properties style:text-autospace="none"/>
    </style:style>
    <style:style style:name="P641" style:family="paragraph" style:parent-style-name="Standard">
      <style:paragraph-properties style:text-autospace="none"/>
    </style:style>
    <style:style style:name="P642" style:family="paragraph" style:parent-style-name="Standard">
      <style:paragraph-properties style:text-autospace="none"/>
    </style:style>
    <style:style style:name="P643" style:family="paragraph" style:parent-style-name="Standard">
      <style:paragraph-properties style:text-autospace="none"/>
    </style:style>
    <style:style style:name="P644" style:family="paragraph" style:parent-style-name="Standard">
      <style:paragraph-properties style:text-autospace="none"/>
    </style:style>
    <style:style style:name="P645" style:family="paragraph" style:parent-style-name="Standard">
      <style:paragraph-properties style:text-autospace="none"/>
    </style:style>
    <style:style style:name="P646" style:family="paragraph" style:parent-style-name="Standard">
      <style:paragraph-properties style:text-autospace="none"/>
    </style:style>
    <style:style style:name="P647" style:family="paragraph" style:parent-style-name="Standard">
      <style:paragraph-properties style:text-autospace="none"/>
    </style:style>
    <style:style style:name="P648" style:family="paragraph" style:parent-style-name="Standard">
      <style:paragraph-properties style:text-autospace="none"/>
    </style:style>
    <style:style style:name="P649" style:family="paragraph" style:parent-style-name="Standard">
      <style:paragraph-properties style:text-autospace="none"/>
    </style:style>
    <style:style style:name="P650" style:family="paragraph" style:parent-style-name="Standard">
      <style:paragraph-properties style:text-autospace="none"/>
    </style:style>
    <style:style style:name="P651" style:family="paragraph" style:parent-style-name="Standard">
      <style:paragraph-properties style:text-autospace="none"/>
    </style:style>
    <style:style style:name="P652" style:family="paragraph" style:parent-style-name="Standard">
      <style:paragraph-properties style:text-autospace="none"/>
    </style:style>
    <style:style style:name="P653" style:family="paragraph" style:parent-style-name="Standard">
      <style:paragraph-properties style:text-autospace="none"/>
    </style:style>
    <style:style style:name="P654" style:family="paragraph" style:parent-style-name="Standard">
      <style:paragraph-properties style:text-autospace="none"/>
    </style:style>
    <style:style style:name="P655" style:family="paragraph" style:parent-style-name="Standard">
      <style:paragraph-properties style:text-autospace="none"/>
    </style:style>
    <style:style style:name="P656" style:family="paragraph" style:parent-style-name="Standard">
      <style:paragraph-properties style:text-autospace="none"/>
    </style:style>
    <style:style style:name="P657" style:family="paragraph" style:parent-style-name="Standard">
      <style:paragraph-properties style:text-autospace="none"/>
    </style:style>
    <style:style style:name="P658" style:family="paragraph" style:parent-style-name="Standard">
      <style:paragraph-properties style:text-autospace="none"/>
    </style:style>
    <style:style style:name="P659" style:family="paragraph" style:parent-style-name="Standard">
      <style:paragraph-properties style:text-autospace="none"/>
    </style:style>
    <style:style style:name="P660" style:family="paragraph" style:parent-style-name="Standard">
      <style:paragraph-properties style:text-autospace="none"/>
    </style:style>
    <style:style style:name="P661" style:family="paragraph" style:parent-style-name="Standard">
      <style:paragraph-properties style:text-autospace="none"/>
    </style:style>
    <style:style style:name="P662" style:family="paragraph" style:parent-style-name="Standard">
      <style:paragraph-properties style:text-autospace="none"/>
    </style:style>
    <style:style style:name="P663" style:family="paragraph" style:parent-style-name="Standard">
      <style:paragraph-properties style:text-autospace="none"/>
    </style:style>
    <style:style style:name="P664" style:family="paragraph" style:parent-style-name="Standard">
      <style:paragraph-properties style:text-autospace="none"/>
    </style:style>
    <style:style style:name="P665" style:family="paragraph" style:parent-style-name="Standard">
      <style:paragraph-properties style:text-autospace="none"/>
    </style:style>
    <style:style style:name="P666" style:family="paragraph" style:parent-style-name="Standard">
      <style:paragraph-properties style:text-autospace="none"/>
    </style:style>
    <style:style style:name="P667" style:family="paragraph" style:parent-style-name="Standard">
      <style:paragraph-properties style:text-autospace="none"/>
    </style:style>
    <style:style style:name="P668" style:family="paragraph" style:parent-style-name="Standard">
      <style:paragraph-properties style:text-autospace="none"/>
    </style:style>
    <style:style style:name="P669" style:family="paragraph" style:parent-style-name="Standard">
      <style:paragraph-properties style:text-autospace="none"/>
    </style:style>
    <style:style style:name="P670" style:family="paragraph" style:parent-style-name="Standard">
      <style:paragraph-properties style:text-autospace="none"/>
    </style:style>
    <style:style style:name="P671" style:family="paragraph" style:parent-style-name="Standard">
      <style:paragraph-properties style:text-autospace="none"/>
    </style:style>
    <style:style style:name="P672" style:family="paragraph" style:parent-style-name="Standard">
      <style:paragraph-properties style:text-autospace="none"/>
    </style:style>
    <style:style style:name="P673" style:family="paragraph" style:parent-style-name="Standard">
      <style:paragraph-properties style:text-autospace="none"/>
    </style:style>
    <style:style style:name="P674" style:family="paragraph" style:parent-style-name="Standard">
      <style:paragraph-properties style:text-autospace="none"/>
    </style:style>
    <style:style style:name="P675" style:family="paragraph" style:parent-style-name="Standard">
      <style:paragraph-properties style:text-autospace="none"/>
    </style:style>
    <style:style style:name="P676" style:family="paragraph" style:parent-style-name="Standard">
      <style:paragraph-properties style:text-autospace="none"/>
    </style:style>
    <style:style style:name="P677" style:family="paragraph" style:parent-style-name="Standard">
      <style:paragraph-properties style:text-autospace="none"/>
    </style:style>
    <style:style style:name="P678" style:family="paragraph" style:parent-style-name="Standard">
      <style:paragraph-properties style:text-autospace="none"/>
    </style:style>
    <style:style style:name="P679" style:family="paragraph" style:parent-style-name="Standard">
      <style:paragraph-properties style:text-autospace="none"/>
    </style:style>
    <style:style style:name="P680" style:family="paragraph" style:parent-style-name="Standard">
      <style:paragraph-properties style:text-autospace="none"/>
    </style:style>
    <style:style style:name="P681" style:family="paragraph" style:parent-style-name="Standard">
      <style:paragraph-properties style:text-autospace="none"/>
    </style:style>
    <style:style style:name="P682" style:family="paragraph" style:parent-style-name="Standard">
      <style:paragraph-properties style:text-autospace="none"/>
    </style:style>
    <style:style style:name="P683" style:family="paragraph" style:parent-style-name="Standard">
      <style:paragraph-properties style:text-autospace="none"/>
    </style:style>
    <style:style style:name="P684" style:family="paragraph" style:parent-style-name="Standard">
      <style:paragraph-properties style:text-autospace="none"/>
    </style:style>
    <style:style style:name="P685" style:family="paragraph" style:parent-style-name="Standard">
      <style:paragraph-properties style:text-autospace="none"/>
    </style:style>
    <style:style style:name="P686" style:family="paragraph" style:parent-style-name="Standard">
      <style:paragraph-properties style:text-autospace="none"/>
    </style:style>
    <style:style style:name="P687" style:family="paragraph" style:parent-style-name="Standard">
      <style:paragraph-properties style:text-autospace="none"/>
    </style:style>
    <style:style style:name="P688" style:family="paragraph" style:parent-style-name="Standard">
      <style:paragraph-properties style:text-autospace="none"/>
    </style:style>
    <style:style style:name="P689" style:family="paragraph" style:parent-style-name="Standard">
      <style:paragraph-properties style:text-autospace="none"/>
    </style:style>
    <style:style style:name="P690" style:family="paragraph" style:parent-style-name="Standard">
      <style:paragraph-properties style:text-autospace="none"/>
    </style:style>
    <style:style style:name="P691" style:family="paragraph" style:parent-style-name="Standard">
      <style:paragraph-properties style:text-autospace="none"/>
    </style:style>
    <style:style style:name="P692" style:family="paragraph" style:parent-style-name="Standard">
      <style:paragraph-properties style:text-autospace="none"/>
    </style:style>
    <style:style style:name="P693" style:family="paragraph" style:parent-style-name="Standard">
      <style:paragraph-properties style:text-autospace="none"/>
    </style:style>
    <style:style style:name="P694" style:family="paragraph" style:parent-style-name="Standard">
      <style:paragraph-properties style:text-autospace="none"/>
    </style:style>
    <style:style style:name="P695" style:family="paragraph" style:parent-style-name="Standard">
      <style:paragraph-properties style:text-autospace="none"/>
    </style:style>
    <style:style style:name="P696" style:family="paragraph" style:parent-style-name="Standard">
      <style:paragraph-properties style:text-autospace="none"/>
    </style:style>
    <style:style style:name="P697" style:family="paragraph" style:parent-style-name="Standard">
      <style:paragraph-properties style:text-autospace="none"/>
    </style:style>
    <style:style style:name="P698" style:family="paragraph" style:parent-style-name="Standard">
      <style:paragraph-properties style:text-autospace="none"/>
    </style:style>
    <style:style style:name="P699" style:family="paragraph" style:parent-style-name="Standard">
      <style:paragraph-properties style:text-autospace="none"/>
    </style:style>
    <style:style style:name="P700" style:family="paragraph" style:parent-style-name="Standard">
      <style:paragraph-properties style:text-autospace="none"/>
    </style:style>
    <style:style style:name="P701" style:family="paragraph" style:parent-style-name="Standard">
      <style:paragraph-properties style:text-autospace="none"/>
    </style:style>
    <style:style style:name="P702" style:family="paragraph" style:parent-style-name="Standard">
      <style:paragraph-properties style:text-autospace="none"/>
    </style:style>
    <style:style style:name="P703" style:family="paragraph" style:parent-style-name="Standard">
      <style:paragraph-properties style:text-autospace="none"/>
    </style:style>
    <style:style style:name="P704" style:family="paragraph" style:parent-style-name="Standard">
      <style:paragraph-properties style:text-autospace="none"/>
    </style:style>
    <style:style style:name="P705" style:family="paragraph" style:parent-style-name="Standard">
      <style:paragraph-properties style:text-autospace="none"/>
    </style:style>
    <style:style style:name="P706" style:family="paragraph" style:parent-style-name="Standard">
      <style:paragraph-properties style:text-autospace="none"/>
    </style:style>
    <style:style style:name="P707" style:family="paragraph" style:parent-style-name="Standard">
      <style:paragraph-properties style:text-autospace="none"/>
    </style:style>
    <style:style style:name="P708" style:family="paragraph" style:parent-style-name="Standard">
      <style:paragraph-properties style:text-autospace="none"/>
    </style:style>
    <style:style style:name="P709" style:family="paragraph" style:parent-style-name="Standard">
      <style:paragraph-properties style:text-autospace="none"/>
    </style:style>
    <style:style style:name="P710" style:family="paragraph" style:parent-style-name="Standard">
      <style:paragraph-properties style:text-autospace="none"/>
    </style:style>
    <style:style style:name="P711" style:family="paragraph" style:parent-style-name="Standard">
      <style:paragraph-properties style:text-autospace="none"/>
    </style:style>
    <style:style style:name="P712" style:family="paragraph" style:parent-style-name="Standard">
      <style:paragraph-properties style:text-autospace="none"/>
    </style:style>
    <style:style style:name="P713" style:family="paragraph" style:parent-style-name="Standard">
      <style:paragraph-properties style:text-autospace="none"/>
    </style:style>
    <style:style style:name="P714" style:family="paragraph" style:parent-style-name="Standard">
      <style:paragraph-properties style:text-autospace="none"/>
    </style:style>
    <style:style style:name="P715" style:family="paragraph" style:parent-style-name="Standard">
      <style:paragraph-properties style:text-autospace="none"/>
    </style:style>
    <style:style style:name="P716" style:family="paragraph" style:parent-style-name="Standard">
      <style:paragraph-properties style:text-autospace="none"/>
    </style:style>
    <style:style style:name="P717" style:family="paragraph" style:parent-style-name="Standard">
      <style:paragraph-properties style:text-autospace="none"/>
    </style:style>
    <style:style style:name="P718" style:family="paragraph" style:parent-style-name="Standard">
      <style:paragraph-properties style:text-autospace="none"/>
    </style:style>
    <style:style style:name="P719" style:family="paragraph" style:parent-style-name="Standard">
      <style:paragraph-properties style:text-autospace="none"/>
    </style:style>
    <style:style style:name="P720" style:family="paragraph" style:parent-style-name="Standard">
      <style:paragraph-properties style:text-autospace="none"/>
    </style:style>
    <style:style style:name="P721" style:family="paragraph" style:parent-style-name="Standard">
      <style:paragraph-properties style:text-autospace="none"/>
    </style:style>
    <style:style style:name="P722" style:family="paragraph" style:parent-style-name="Standard">
      <style:paragraph-properties style:text-autospace="none"/>
    </style:style>
    <style:style style:name="P723" style:family="paragraph" style:parent-style-name="Standard">
      <style:paragraph-properties style:text-autospace="none"/>
    </style:style>
    <style:style style:name="P724" style:family="paragraph" style:parent-style-name="Standard">
      <style:paragraph-properties style:text-autospace="none"/>
    </style:style>
    <style:style style:name="P725" style:family="paragraph" style:parent-style-name="Standard">
      <style:paragraph-properties style:text-autospace="none"/>
    </style:style>
    <style:style style:name="P726" style:family="paragraph" style:parent-style-name="Standard">
      <style:paragraph-properties style:text-autospace="none"/>
    </style:style>
    <style:style style:name="P727" style:family="paragraph" style:parent-style-name="Standard">
      <style:paragraph-properties style:text-autospace="none"/>
    </style:style>
    <style:style style:name="P728" style:family="paragraph" style:parent-style-name="Standard">
      <style:paragraph-properties style:text-autospace="none"/>
    </style:style>
    <style:style style:name="P729" style:family="paragraph" style:parent-style-name="Standard">
      <style:paragraph-properties style:text-autospace="none"/>
    </style:style>
    <style:style style:name="P730" style:family="paragraph" style:parent-style-name="Standard">
      <style:paragraph-properties style:text-autospace="none"/>
    </style:style>
    <style:style style:name="P731" style:family="paragraph" style:parent-style-name="Standard">
      <style:paragraph-properties style:text-autospace="none"/>
    </style:style>
    <style:style style:name="P732" style:family="paragraph" style:parent-style-name="Standard">
      <style:paragraph-properties style:text-autospace="none"/>
    </style:style>
    <style:style style:name="P733" style:family="paragraph" style:parent-style-name="Standard">
      <style:paragraph-properties style:text-autospace="none"/>
    </style:style>
    <style:style style:name="P734" style:family="paragraph" style:parent-style-name="Standard">
      <style:paragraph-properties style:text-autospace="none"/>
    </style:style>
    <style:style style:name="P735" style:family="paragraph" style:parent-style-name="Standard">
      <style:paragraph-properties style:text-autospace="none"/>
    </style:style>
    <style:style style:name="P736" style:family="paragraph" style:parent-style-name="Standard">
      <style:paragraph-properties style:text-autospace="none"/>
    </style:style>
    <style:style style:name="P737" style:family="paragraph" style:parent-style-name="Standard">
      <style:paragraph-properties style:text-autospace="none"/>
    </style:style>
    <style:style style:name="P738" style:family="paragraph" style:parent-style-name="Standard">
      <style:paragraph-properties style:text-autospace="none"/>
    </style:style>
    <style:style style:name="P739" style:family="paragraph" style:parent-style-name="Standard">
      <style:paragraph-properties style:text-autospace="none"/>
    </style:style>
    <style:style style:name="P740" style:family="paragraph" style:parent-style-name="Standard">
      <style:paragraph-properties style:text-autospace="none"/>
    </style:style>
    <style:style style:name="P741" style:family="paragraph" style:parent-style-name="Standard">
      <style:paragraph-properties style:text-autospace="none"/>
    </style:style>
    <style:style style:name="P742" style:family="paragraph" style:parent-style-name="Standard">
      <style:paragraph-properties style:text-autospace="none"/>
    </style:style>
    <style:style style:name="P743" style:family="paragraph" style:parent-style-name="Standard">
      <style:paragraph-properties style:text-autospace="none"/>
    </style:style>
    <style:style style:name="P744" style:family="paragraph" style:parent-style-name="Standard">
      <style:paragraph-properties style:text-autospace="none"/>
    </style:style>
    <style:style style:name="P745" style:family="paragraph" style:parent-style-name="Standard">
      <style:paragraph-properties style:text-autospace="none"/>
    </style:style>
    <style:style style:name="P746" style:family="paragraph" style:parent-style-name="Standard">
      <style:paragraph-properties style:text-autospace="none"/>
    </style:style>
    <style:style style:name="P747" style:family="paragraph" style:parent-style-name="Standard">
      <style:paragraph-properties style:text-autospace="none"/>
    </style:style>
    <style:style style:name="P748" style:family="paragraph" style:parent-style-name="Standard">
      <style:paragraph-properties style:text-autospace="none"/>
    </style:style>
    <style:style style:name="P749" style:family="paragraph" style:parent-style-name="Standard">
      <style:paragraph-properties style:text-autospace="none"/>
    </style:style>
    <style:style style:name="P750" style:family="paragraph" style:parent-style-name="Standard">
      <style:paragraph-properties style:text-autospace="none"/>
    </style:style>
    <style:style style:name="P751" style:family="paragraph" style:parent-style-name="Standard">
      <style:paragraph-properties style:text-autospace="none"/>
    </style:style>
    <style:style style:name="P752" style:family="paragraph" style:parent-style-name="Standard">
      <style:paragraph-properties style:text-autospace="none"/>
    </style:style>
    <style:style style:name="P753" style:family="paragraph" style:parent-style-name="Standard">
      <style:paragraph-properties style:text-autospace="none"/>
    </style:style>
    <style:style style:name="P754" style:family="paragraph" style:parent-style-name="Standard">
      <style:paragraph-properties style:text-autospace="none"/>
    </style:style>
    <style:style style:name="P755" style:family="paragraph" style:parent-style-name="Standard">
      <style:paragraph-properties style:text-autospace="none"/>
    </style:style>
    <style:style style:name="P756" style:family="paragraph" style:parent-style-name="Standard">
      <style:paragraph-properties style:text-autospace="none"/>
    </style:style>
    <style:style style:name="P757" style:family="paragraph" style:parent-style-name="Standard">
      <style:paragraph-properties style:text-autospace="none"/>
    </style:style>
    <style:style style:name="P758" style:family="paragraph" style:parent-style-name="Standard">
      <style:paragraph-properties style:text-autospace="none"/>
    </style:style>
    <style:style style:name="P759" style:family="paragraph" style:parent-style-name="Standard">
      <style:paragraph-properties style:text-autospace="none"/>
    </style:style>
    <style:style style:name="P760" style:family="paragraph" style:parent-style-name="Standard">
      <style:paragraph-properties style:text-autospace="none"/>
    </style:style>
    <style:style style:name="P761" style:family="paragraph" style:parent-style-name="Standard">
      <style:paragraph-properties style:text-autospace="none"/>
    </style:style>
    <style:style style:name="P762" style:family="paragraph" style:parent-style-name="Standard">
      <style:paragraph-properties style:text-autospace="none"/>
    </style:style>
    <style:style style:name="P763" style:family="paragraph" style:parent-style-name="Standard">
      <style:paragraph-properties style:text-autospace="none"/>
    </style:style>
    <style:style style:name="P764" style:family="paragraph" style:parent-style-name="Standard">
      <style:paragraph-properties style:text-autospace="none"/>
    </style:style>
    <style:style style:name="P765" style:family="paragraph" style:parent-style-name="Standard">
      <style:paragraph-properties style:text-autospace="none"/>
    </style:style>
    <style:style style:name="P766" style:family="paragraph" style:parent-style-name="Standard">
      <style:paragraph-properties style:text-autospace="none"/>
    </style:style>
    <style:style style:name="P767" style:family="paragraph" style:parent-style-name="Standard">
      <style:paragraph-properties style:text-autospace="none"/>
    </style:style>
    <style:style style:name="P768" style:family="paragraph" style:parent-style-name="Standard">
      <style:paragraph-properties style:text-autospace="none"/>
    </style:style>
    <style:style style:name="P769" style:family="paragraph" style:parent-style-name="Standard">
      <style:paragraph-properties style:text-autospace="none"/>
    </style:style>
    <style:style style:name="P770" style:family="paragraph" style:parent-style-name="Standard">
      <style:paragraph-properties style:text-autospace="none"/>
    </style:style>
    <style:style style:name="P771" style:family="paragraph" style:parent-style-name="Standard">
      <style:paragraph-properties style:text-autospace="none"/>
    </style:style>
    <style:style style:name="P772" style:family="paragraph" style:parent-style-name="Standard">
      <style:paragraph-properties style:text-autospace="none"/>
    </style:style>
    <style:style style:name="P773" style:family="paragraph" style:parent-style-name="Standard">
      <style:paragraph-properties style:text-autospace="none"/>
    </style:style>
    <style:style style:name="P774" style:family="paragraph" style:parent-style-name="Standard">
      <style:paragraph-properties style:text-autospace="none"/>
    </style:style>
    <style:style style:name="P775" style:family="paragraph" style:parent-style-name="Standard">
      <style:paragraph-properties style:text-autospace="none"/>
    </style:style>
    <style:style style:name="P776" style:family="paragraph" style:parent-style-name="Standard">
      <style:paragraph-properties style:text-autospace="none"/>
    </style:style>
    <style:style style:name="P777" style:family="paragraph" style:parent-style-name="Standard">
      <style:paragraph-properties style:text-autospace="none"/>
    </style:style>
    <style:style style:name="P778" style:family="paragraph" style:parent-style-name="Standard">
      <style:paragraph-properties style:text-autospace="none"/>
    </style:style>
    <style:style style:name="P779" style:family="paragraph" style:parent-style-name="Standard">
      <style:paragraph-properties style:text-autospace="none"/>
    </style:style>
    <style:style style:name="P780" style:family="paragraph" style:parent-style-name="Standard">
      <style:paragraph-properties style:text-autospace="none"/>
    </style:style>
    <style:style style:name="P781" style:family="paragraph" style:parent-style-name="Standard">
      <style:paragraph-properties style:text-autospace="none"/>
    </style:style>
    <style:style style:name="P782" style:family="paragraph" style:parent-style-name="Standard">
      <style:paragraph-properties style:text-autospace="none"/>
    </style:style>
    <style:style style:name="P783" style:family="paragraph" style:parent-style-name="Standard">
      <style:paragraph-properties style:text-autospace="none"/>
    </style:style>
    <style:style style:name="P784" style:family="paragraph" style:parent-style-name="Standard">
      <style:paragraph-properties style:text-autospace="none"/>
    </style:style>
    <style:style style:name="P785" style:family="paragraph" style:parent-style-name="Standard">
      <style:paragraph-properties style:text-autospace="none"/>
    </style:style>
    <style:style style:name="P786" style:family="paragraph" style:parent-style-name="Standard">
      <style:paragraph-properties style:text-autospace="none"/>
    </style:style>
    <style:style style:name="P787" style:family="paragraph" style:parent-style-name="Standard">
      <style:paragraph-properties style:text-autospace="none"/>
    </style:style>
    <style:style style:name="P788" style:family="paragraph" style:parent-style-name="Standard">
      <style:paragraph-properties style:text-autospace="none"/>
    </style:style>
    <style:style style:name="P789" style:family="paragraph" style:parent-style-name="Standard">
      <style:paragraph-properties style:text-autospace="none"/>
    </style:style>
    <style:style style:name="P790" style:family="paragraph" style:parent-style-name="Standard">
      <style:paragraph-properties style:text-autospace="none"/>
    </style:style>
    <style:style style:name="P791" style:family="paragraph" style:parent-style-name="Standard">
      <style:paragraph-properties style:text-autospace="none"/>
    </style:style>
    <style:style style:name="P792" style:family="paragraph" style:parent-style-name="Standard">
      <style:paragraph-properties style:text-autospace="none"/>
    </style:style>
    <style:style style:name="P793" style:family="paragraph" style:parent-style-name="Standard">
      <style:paragraph-properties style:text-autospace="none"/>
    </style:style>
    <style:style style:name="P794" style:family="paragraph" style:parent-style-name="Standard">
      <style:paragraph-properties style:text-autospace="none"/>
    </style:style>
    <style:style style:name="P795" style:family="paragraph" style:parent-style-name="Standard">
      <style:paragraph-properties style:text-autospace="none"/>
    </style:style>
    <style:style style:name="P796" style:family="paragraph" style:parent-style-name="Standard">
      <style:paragraph-properties style:text-autospace="none"/>
    </style:style>
    <style:style style:name="P797" style:family="paragraph" style:parent-style-name="Standard">
      <style:paragraph-properties style:text-autospace="none"/>
    </style:style>
    <style:style style:name="P798" style:family="paragraph" style:parent-style-name="Standard">
      <style:paragraph-properties style:text-autospace="none"/>
    </style:style>
    <style:style style:name="P799" style:family="paragraph" style:parent-style-name="Standard">
      <style:paragraph-properties style:text-autospace="none"/>
    </style:style>
    <style:style style:name="P800" style:family="paragraph" style:parent-style-name="Standard">
      <style:paragraph-properties style:text-autospace="none"/>
    </style:style>
    <style:style style:name="P801" style:family="paragraph" style:parent-style-name="Standard">
      <style:paragraph-properties style:text-autospace="none"/>
    </style:style>
    <style:style style:name="P802" style:family="paragraph" style:parent-style-name="Standard">
      <style:paragraph-properties style:text-autospace="none"/>
    </style:style>
    <style:style style:name="P803" style:family="paragraph" style:parent-style-name="Standard">
      <style:paragraph-properties style:text-autospace="none"/>
    </style:style>
    <style:style style:name="P804" style:family="paragraph" style:parent-style-name="Standard">
      <style:paragraph-properties style:text-autospace="none"/>
    </style:style>
    <style:style style:name="P805" style:family="paragraph" style:parent-style-name="Standard">
      <style:paragraph-properties style:text-autospace="none"/>
    </style:style>
    <style:style style:name="P806" style:family="paragraph" style:parent-style-name="Standard">
      <style:paragraph-properties style:text-autospace="none"/>
    </style:style>
    <style:style style:name="P807" style:family="paragraph" style:parent-style-name="Standard">
      <style:paragraph-properties style:text-autospace="none"/>
    </style:style>
    <style:style style:name="P808" style:family="paragraph" style:parent-style-name="Standard">
      <style:paragraph-properties style:text-autospace="none"/>
    </style:style>
    <style:style style:name="P809" style:family="paragraph" style:parent-style-name="Standard">
      <style:paragraph-properties style:text-autospace="none"/>
    </style:style>
    <style:style style:name="P810" style:family="paragraph" style:parent-style-name="Standard">
      <style:paragraph-properties style:text-autospace="none"/>
    </style:style>
    <style:style style:name="P811" style:family="paragraph" style:parent-style-name="Standard">
      <style:paragraph-properties style:text-autospace="none"/>
    </style:style>
    <style:style style:name="P812" style:family="paragraph" style:parent-style-name="Standard">
      <style:paragraph-properties style:text-autospace="none"/>
    </style:style>
    <style:style style:name="P813" style:family="paragraph" style:parent-style-name="Standard">
      <style:paragraph-properties style:text-autospace="none"/>
    </style:style>
    <style:style style:name="P814" style:family="paragraph" style:parent-style-name="Standard">
      <style:paragraph-properties style:text-autospace="none"/>
    </style:style>
    <style:style style:name="P815" style:family="paragraph" style:parent-style-name="Standard">
      <style:paragraph-properties style:text-autospace="none"/>
    </style:style>
    <style:style style:name="P816" style:family="paragraph" style:parent-style-name="Standard">
      <style:paragraph-properties style:text-autospace="none"/>
    </style:style>
    <style:style style:name="P817" style:family="paragraph" style:parent-style-name="Standard">
      <style:paragraph-properties style:text-autospace="none"/>
    </style:style>
    <style:style style:name="P818" style:family="paragraph" style:parent-style-name="Standard">
      <style:paragraph-properties style:text-autospace="none"/>
    </style:style>
    <style:style style:name="P819" style:family="paragraph" style:parent-style-name="Standard">
      <style:paragraph-properties style:text-autospace="none"/>
    </style:style>
    <style:style style:name="P820" style:family="paragraph" style:parent-style-name="Standard">
      <style:paragraph-properties style:text-autospace="none"/>
    </style:style>
    <style:style style:name="P821" style:family="paragraph" style:parent-style-name="Standard">
      <style:paragraph-properties style:text-autospace="none"/>
    </style:style>
    <style:style style:name="P822" style:family="paragraph" style:parent-style-name="Standard">
      <style:paragraph-properties style:text-autospace="none"/>
    </style:style>
    <style:style style:name="P823" style:family="paragraph" style:parent-style-name="Standard">
      <style:paragraph-properties style:text-autospace="none"/>
    </style:style>
    <style:style style:name="P824" style:family="paragraph" style:parent-style-name="Standard">
      <style:paragraph-properties style:text-autospace="none"/>
    </style:style>
    <style:style style:name="P825" style:family="paragraph" style:parent-style-name="Standard">
      <style:paragraph-properties style:text-autospace="none"/>
    </style:style>
    <style:style style:name="P826" style:family="paragraph" style:parent-style-name="Standard">
      <style:paragraph-properties style:text-autospace="none"/>
    </style:style>
    <style:style style:name="P827" style:family="paragraph" style:parent-style-name="Standard">
      <style:paragraph-properties style:text-autospace="none"/>
    </style:style>
    <style:style style:name="P828" style:family="paragraph" style:parent-style-name="Standard">
      <style:paragraph-properties style:text-autospace="none"/>
    </style:style>
    <style:style style:name="P829" style:family="paragraph" style:parent-style-name="Standard">
      <style:paragraph-properties style:text-autospace="none"/>
    </style:style>
    <style:style style:name="P830" style:family="paragraph" style:parent-style-name="Standard">
      <style:paragraph-properties style:text-autospace="none"/>
    </style:style>
    <style:style style:name="P831" style:family="paragraph" style:parent-style-name="Standard">
      <style:paragraph-properties style:text-autospace="none"/>
    </style:style>
    <style:style style:name="P832" style:family="paragraph" style:parent-style-name="Standard">
      <style:paragraph-properties style:text-autospace="none"/>
    </style:style>
    <style:style style:name="P833" style:family="paragraph" style:parent-style-name="Standard">
      <style:paragraph-properties style:text-autospace="none"/>
    </style:style>
    <style:style style:name="P834" style:family="paragraph" style:parent-style-name="Standard">
      <style:paragraph-properties style:text-autospace="none"/>
    </style:style>
    <style:style style:name="P835" style:family="paragraph" style:parent-style-name="Standard">
      <style:paragraph-properties style:text-autospace="none"/>
    </style:style>
    <style:style style:name="P836" style:family="paragraph" style:parent-style-name="Standard">
      <style:paragraph-properties style:text-autospace="none"/>
    </style:style>
    <style:style style:name="P837" style:family="paragraph" style:parent-style-name="Standard">
      <style:paragraph-properties style:text-autospace="none"/>
    </style:style>
    <style:style style:name="P838" style:family="paragraph" style:parent-style-name="Standard">
      <style:paragraph-properties style:text-autospace="none"/>
    </style:style>
    <style:style style:name="P839" style:family="paragraph" style:parent-style-name="Standard">
      <style:paragraph-properties style:text-autospace="none"/>
    </style:style>
    <style:style style:name="P840" style:family="paragraph" style:parent-style-name="Standard">
      <style:paragraph-properties style:text-autospace="none"/>
    </style:style>
    <style:style style:name="P841" style:family="paragraph" style:parent-style-name="Standard">
      <style:paragraph-properties style:text-autospace="none"/>
    </style:style>
    <style:style style:name="P842" style:family="paragraph" style:parent-style-name="Standard">
      <style:paragraph-properties style:text-autospace="none"/>
    </style:style>
    <style:style style:name="P843" style:family="paragraph" style:parent-style-name="Standard">
      <style:paragraph-properties style:text-autospace="none"/>
    </style:style>
    <style:style style:name="P844" style:family="paragraph" style:parent-style-name="Standard">
      <style:paragraph-properties style:text-autospace="none"/>
    </style:style>
    <style:style style:name="P845" style:family="paragraph" style:parent-style-name="Standard">
      <style:paragraph-properties style:text-autospace="none"/>
    </style:style>
    <style:style style:name="P846" style:family="paragraph" style:parent-style-name="Standard">
      <style:paragraph-properties style:text-autospace="none"/>
    </style:style>
    <style:style style:name="P847" style:family="paragraph" style:parent-style-name="Standard">
      <style:paragraph-properties style:text-autospace="none"/>
    </style:style>
    <style:style style:name="P848" style:family="paragraph" style:parent-style-name="Standard">
      <style:paragraph-properties style:text-autospace="none"/>
    </style:style>
    <style:style style:name="P849" style:family="paragraph" style:parent-style-name="Standard">
      <style:paragraph-properties style:text-autospace="none"/>
    </style:style>
    <style:style style:name="P850" style:family="paragraph" style:parent-style-name="Standard">
      <style:paragraph-properties style:text-autospace="none"/>
    </style:style>
    <style:style style:name="P851" style:family="paragraph" style:parent-style-name="Standard">
      <style:paragraph-properties style:text-autospace="none"/>
    </style:style>
    <style:style style:name="P852" style:family="paragraph" style:parent-style-name="Standard">
      <style:paragraph-properties style:text-autospace="none"/>
    </style:style>
    <style:style style:name="P853" style:family="paragraph" style:parent-style-name="Standard">
      <style:paragraph-properties style:text-autospace="none"/>
    </style:style>
    <style:style style:name="P854" style:family="paragraph" style:parent-style-name="Standard">
      <style:paragraph-properties style:text-autospace="none"/>
    </style:style>
    <style:style style:name="P855" style:family="paragraph" style:parent-style-name="Standard">
      <style:paragraph-properties style:text-autospace="none"/>
    </style:style>
    <style:style style:name="P856" style:family="paragraph" style:parent-style-name="Standard">
      <style:paragraph-properties style:text-autospace="none"/>
    </style:style>
    <style:style style:name="P857" style:family="paragraph" style:parent-style-name="Standard">
      <style:paragraph-properties style:text-autospace="none"/>
    </style:style>
    <style:style style:name="P858" style:family="paragraph" style:parent-style-name="Standard">
      <style:paragraph-properties style:text-autospace="none"/>
    </style:style>
    <style:style style:name="P859" style:family="paragraph" style:parent-style-name="Standard">
      <style:paragraph-properties style:text-autospace="none"/>
    </style:style>
    <style:style style:name="P860" style:family="paragraph" style:parent-style-name="Standard">
      <style:paragraph-properties style:text-autospace="none"/>
    </style:style>
    <style:style style:name="P861" style:family="paragraph" style:parent-style-name="Standard">
      <style:paragraph-properties style:text-autospace="none"/>
    </style:style>
    <style:style style:name="P862" style:family="paragraph" style:parent-style-name="Standard">
      <style:paragraph-properties style:text-autospace="none"/>
    </style:style>
    <style:style style:name="P863" style:family="paragraph" style:parent-style-name="Standard">
      <style:paragraph-properties style:text-autospace="none"/>
    </style:style>
    <style:style style:name="P864" style:family="paragraph" style:parent-style-name="Standard">
      <style:paragraph-properties style:text-autospace="none"/>
    </style:style>
    <style:style style:name="P865" style:family="paragraph" style:parent-style-name="Standard">
      <style:paragraph-properties style:text-autospace="none"/>
    </style:style>
    <style:style style:name="P866" style:family="paragraph" style:parent-style-name="Standard">
      <style:paragraph-properties style:text-autospace="none"/>
    </style:style>
    <style:style style:name="P867" style:family="paragraph" style:parent-style-name="Standard">
      <style:paragraph-properties style:text-autospace="none"/>
    </style:style>
    <style:style style:name="P868" style:family="paragraph" style:parent-style-name="Standard">
      <style:paragraph-properties style:text-autospace="none"/>
    </style:style>
    <style:style style:name="P869" style:family="paragraph" style:parent-style-name="Standard">
      <style:paragraph-properties style:text-autospace="none"/>
    </style:style>
    <style:style style:name="P870" style:family="paragraph" style:parent-style-name="Standard">
      <style:paragraph-properties style:text-autospace="none"/>
    </style:style>
    <style:style style:name="P871" style:family="paragraph" style:parent-style-name="Standard">
      <style:paragraph-properties style:text-autospace="none"/>
    </style:style>
    <style:style style:name="P872" style:family="paragraph" style:parent-style-name="Standard">
      <style:paragraph-properties style:text-autospace="none"/>
    </style:style>
    <style:style style:name="P873" style:family="paragraph" style:parent-style-name="Standard">
      <style:paragraph-properties style:text-autospace="none"/>
    </style:style>
    <style:style style:name="P874" style:family="paragraph" style:parent-style-name="Standard">
      <style:paragraph-properties style:text-autospace="none"/>
    </style:style>
    <style:style style:name="P875" style:family="paragraph" style:parent-style-name="Standard">
      <style:paragraph-properties style:text-autospace="none"/>
    </style:style>
    <style:style style:name="P876" style:family="paragraph" style:parent-style-name="Standard">
      <style:paragraph-properties style:text-autospace="none"/>
    </style:style>
    <style:style style:name="P877" style:family="paragraph" style:parent-style-name="Standard">
      <style:paragraph-properties style:text-autospace="none"/>
    </style:style>
    <style:style style:name="P878" style:family="paragraph" style:parent-style-name="Standard">
      <style:paragraph-properties style:text-autospace="none"/>
    </style:style>
    <style:style style:name="P879" style:family="paragraph" style:parent-style-name="Standard">
      <style:paragraph-properties style:text-autospace="none"/>
    </style:style>
    <style:style style:name="P880" style:family="paragraph" style:parent-style-name="Standard">
      <style:paragraph-properties style:text-autospace="none"/>
    </style:style>
    <style:style style:name="P881" style:family="paragraph" style:parent-style-name="Standard">
      <style:paragraph-properties style:text-autospace="none"/>
    </style:style>
    <style:style style:name="P882" style:family="paragraph" style:parent-style-name="Standard">
      <style:paragraph-properties style:text-autospace="none"/>
    </style:style>
    <style:style style:name="P883" style:family="paragraph" style:parent-style-name="Standard">
      <style:paragraph-properties style:text-autospace="none"/>
    </style:style>
    <style:style style:name="P884" style:family="paragraph" style:parent-style-name="Standard">
      <style:paragraph-properties style:text-autospace="none"/>
    </style:style>
    <style:style style:name="P885" style:family="paragraph" style:parent-style-name="Standard">
      <style:paragraph-properties style:text-autospace="none"/>
    </style:style>
    <style:style style:name="P886" style:family="paragraph" style:parent-style-name="Standard">
      <style:paragraph-properties style:text-autospace="none"/>
    </style:style>
    <style:style style:name="P887" style:family="paragraph" style:parent-style-name="Standard">
      <style:paragraph-properties style:text-autospace="none"/>
    </style:style>
    <style:style style:name="P888" style:family="paragraph" style:parent-style-name="Standard">
      <style:paragraph-properties style:text-autospace="none"/>
    </style:style>
    <style:style style:name="P889" style:family="paragraph" style:parent-style-name="Standard">
      <style:paragraph-properties style:text-autospace="none"/>
    </style:style>
    <style:style style:name="P890" style:family="paragraph" style:parent-style-name="Standard">
      <style:paragraph-properties style:text-autospace="none"/>
    </style:style>
    <style:style style:name="P891" style:family="paragraph" style:parent-style-name="Standard">
      <style:paragraph-properties style:text-autospace="none"/>
    </style:style>
    <style:style style:name="P892" style:family="paragraph" style:parent-style-name="Standard">
      <style:paragraph-properties style:text-autospace="none"/>
    </style:style>
    <style:style style:name="P893" style:family="paragraph" style:parent-style-name="Standard">
      <style:paragraph-properties style:text-autospace="none"/>
    </style:style>
    <style:style style:name="P894" style:family="paragraph" style:parent-style-name="Standard">
      <style:paragraph-properties style:text-autospace="none"/>
    </style:style>
    <style:style style:name="P895" style:family="paragraph" style:parent-style-name="Standard">
      <style:paragraph-properties style:text-autospace="none"/>
    </style:style>
    <style:style style:name="P896" style:family="paragraph" style:parent-style-name="Standard">
      <style:paragraph-properties style:text-autospace="none"/>
    </style:style>
    <style:style style:name="P897" style:family="paragraph" style:parent-style-name="Standard">
      <style:paragraph-properties style:text-autospace="none"/>
    </style:style>
    <style:style style:name="P898" style:family="paragraph" style:parent-style-name="Standard">
      <style:paragraph-properties style:text-autospace="none"/>
    </style:style>
    <style:style style:name="P899" style:family="paragraph" style:parent-style-name="Standard">
      <style:paragraph-properties style:text-autospace="none"/>
    </style:style>
    <style:style style:name="P900" style:family="paragraph" style:parent-style-name="Standard">
      <style:paragraph-properties style:text-autospace="none"/>
    </style:style>
    <style:style style:name="P901" style:family="paragraph" style:parent-style-name="Standard">
      <style:paragraph-properties style:text-autospace="none"/>
    </style:style>
    <style:style style:name="P902" style:family="paragraph" style:parent-style-name="Standard">
      <style:paragraph-properties style:text-autospace="none"/>
    </style:style>
    <style:style style:name="P903" style:family="paragraph" style:parent-style-name="Standard">
      <style:paragraph-properties style:text-autospace="none"/>
    </style:style>
    <style:style style:name="P904" style:family="paragraph" style:parent-style-name="Standard">
      <style:paragraph-properties style:text-autospace="none"/>
    </style:style>
    <style:style style:name="P905" style:family="paragraph" style:parent-style-name="Standard">
      <style:paragraph-properties style:text-autospace="none"/>
    </style:style>
    <style:style style:name="P906" style:family="paragraph" style:parent-style-name="Standard">
      <style:paragraph-properties style:text-autospace="none"/>
    </style:style>
    <style:style style:name="P907" style:family="paragraph" style:parent-style-name="Standard">
      <style:paragraph-properties style:text-autospace="none"/>
    </style:style>
    <style:style style:name="P908" style:family="paragraph" style:parent-style-name="Standard">
      <style:paragraph-properties style:text-autospace="none"/>
    </style:style>
    <style:style style:name="P909" style:family="paragraph" style:parent-style-name="Standard">
      <style:paragraph-properties style:text-autospace="none"/>
    </style:style>
    <style:style style:name="P910" style:family="paragraph" style:parent-style-name="Standard">
      <style:paragraph-properties style:text-autospace="none"/>
    </style:style>
    <style:style style:name="P911" style:family="paragraph" style:parent-style-name="Standard">
      <style:paragraph-properties style:text-autospace="none"/>
    </style:style>
    <style:style style:name="P912" style:family="paragraph" style:parent-style-name="Standard">
      <style:paragraph-properties style:text-autospace="none"/>
    </style:style>
    <style:style style:name="P913" style:family="paragraph" style:parent-style-name="Standard">
      <style:paragraph-properties style:text-autospace="none"/>
    </style:style>
    <style:style style:name="P914" style:family="paragraph" style:parent-style-name="Standard">
      <style:paragraph-properties style:text-autospace="none"/>
    </style:style>
    <style:style style:name="P915" style:family="paragraph" style:parent-style-name="Standard">
      <style:paragraph-properties style:text-autospace="none"/>
    </style:style>
    <style:style style:name="P916" style:family="paragraph" style:parent-style-name="Standard">
      <style:paragraph-properties style:text-autospace="none"/>
    </style:style>
    <style:style style:name="P917" style:family="paragraph" style:parent-style-name="Standard">
      <style:paragraph-properties style:text-autospace="none"/>
    </style:style>
    <style:style style:name="P918" style:family="paragraph" style:parent-style-name="Standard">
      <style:paragraph-properties style:text-autospace="none"/>
    </style:style>
    <style:style style:name="P919" style:family="paragraph" style:parent-style-name="Standard">
      <style:paragraph-properties style:text-autospace="none"/>
    </style:style>
    <style:style style:name="P920" style:family="paragraph" style:parent-style-name="Standard">
      <style:paragraph-properties style:text-autospace="none"/>
    </style:style>
    <style:style style:name="P921" style:family="paragraph" style:parent-style-name="Standard">
      <style:paragraph-properties style:text-autospace="none"/>
    </style:style>
    <style:style style:name="P922" style:family="paragraph" style:parent-style-name="Standard">
      <style:paragraph-properties style:text-autospace="none"/>
    </style:style>
    <style:style style:name="P923" style:family="paragraph" style:parent-style-name="Standard">
      <style:paragraph-properties style:text-autospace="none"/>
    </style:style>
    <style:style style:name="P924" style:family="paragraph" style:parent-style-name="Standard">
      <style:paragraph-properties style:text-autospace="none"/>
    </style:style>
    <style:style style:name="P925" style:family="paragraph" style:parent-style-name="Standard">
      <style:paragraph-properties style:text-autospace="none"/>
    </style:style>
    <style:style style:name="P926" style:family="paragraph" style:parent-style-name="Standard">
      <style:paragraph-properties style:text-autospace="none"/>
    </style:style>
    <style:style style:name="P927" style:family="paragraph" style:parent-style-name="Standard">
      <style:paragraph-properties style:text-autospace="none"/>
    </style:style>
    <style:style style:name="P928" style:family="paragraph" style:parent-style-name="Standard">
      <style:paragraph-properties style:text-autospace="none"/>
    </style:style>
    <style:style style:name="P929" style:family="paragraph" style:parent-style-name="Standard">
      <style:paragraph-properties style:text-autospace="none"/>
    </style:style>
    <style:style style:name="P930" style:family="paragraph" style:parent-style-name="Standard">
      <style:paragraph-properties style:text-autospace="none"/>
    </style:style>
    <style:style style:name="P931" style:family="paragraph" style:parent-style-name="Standard">
      <style:paragraph-properties style:text-autospace="none"/>
    </style:style>
    <style:style style:name="P932" style:family="paragraph" style:parent-style-name="Standard">
      <style:paragraph-properties style:text-autospace="none"/>
    </style:style>
    <style:style style:name="P933" style:family="paragraph" style:parent-style-name="Standard">
      <style:paragraph-properties style:text-autospace="none"/>
    </style:style>
    <style:style style:name="P934" style:family="paragraph" style:parent-style-name="Standard">
      <style:paragraph-properties style:text-autospace="none"/>
    </style:style>
    <style:style style:name="P935" style:family="paragraph" style:parent-style-name="Standard">
      <style:paragraph-properties style:text-autospace="none"/>
    </style:style>
    <style:style style:name="P936" style:family="paragraph" style:parent-style-name="Standard">
      <style:paragraph-properties style:text-autospace="none"/>
    </style:style>
    <style:style style:name="P937" style:family="paragraph" style:parent-style-name="Standard">
      <style:paragraph-properties style:text-autospace="none"/>
    </style:style>
    <style:style style:name="P938" style:family="paragraph" style:parent-style-name="Standard">
      <style:paragraph-properties style:text-autospace="none"/>
    </style:style>
    <style:style style:name="P939" style:family="paragraph" style:parent-style-name="Standard">
      <style:paragraph-properties style:text-autospace="none"/>
    </style:style>
    <style:style style:name="P940" style:family="paragraph" style:parent-style-name="Standard">
      <style:paragraph-properties style:text-autospace="none"/>
    </style:style>
    <style:style style:name="P941" style:family="paragraph" style:parent-style-name="Standard">
      <style:paragraph-properties style:text-autospace="none"/>
    </style:style>
    <style:style style:name="P942" style:family="paragraph" style:parent-style-name="Standard">
      <style:paragraph-properties style:text-autospace="none"/>
    </style:style>
    <style:style style:name="P943" style:family="paragraph" style:parent-style-name="Standard">
      <style:paragraph-properties style:text-autospace="none"/>
    </style:style>
    <style:style style:name="P944" style:family="paragraph" style:parent-style-name="Standard">
      <style:paragraph-properties style:text-autospace="none"/>
    </style:style>
    <style:style style:name="P945" style:family="paragraph" style:parent-style-name="Standard">
      <style:paragraph-properties style:text-autospace="none"/>
    </style:style>
    <style:style style:name="P946" style:family="paragraph" style:parent-style-name="Standard">
      <style:paragraph-properties style:text-autospace="none"/>
    </style:style>
    <style:style style:name="P947" style:family="paragraph" style:parent-style-name="Standard">
      <style:paragraph-properties style:text-autospace="none"/>
    </style:style>
    <style:style style:name="P948" style:family="paragraph" style:parent-style-name="Standard">
      <style:paragraph-properties style:text-autospace="none"/>
    </style:style>
    <style:style style:name="P949" style:family="paragraph" style:parent-style-name="Standard">
      <style:paragraph-properties style:text-autospace="none"/>
    </style:style>
    <style:style style:name="P950" style:family="paragraph" style:parent-style-name="Standard">
      <style:paragraph-properties style:text-autospace="none"/>
    </style:style>
    <style:style style:name="P951" style:family="paragraph" style:parent-style-name="Standard">
      <style:paragraph-properties style:text-autospace="none"/>
    </style:style>
    <style:style style:name="P952" style:family="paragraph" style:parent-style-name="Standard">
      <style:paragraph-properties style:text-autospace="none"/>
    </style:style>
    <style:style style:name="P953" style:family="paragraph" style:parent-style-name="Standard">
      <style:paragraph-properties style:text-autospace="none"/>
    </style:style>
    <style:style style:name="P954" style:family="paragraph" style:parent-style-name="Standard">
      <style:paragraph-properties style:text-autospace="none"/>
    </style:style>
    <style:style style:name="P955" style:family="paragraph" style:parent-style-name="Standard">
      <style:paragraph-properties style:text-autospace="none"/>
    </style:style>
    <style:style style:name="P956" style:family="paragraph" style:parent-style-name="Standard">
      <style:paragraph-properties style:text-autospace="none"/>
    </style:style>
    <style:style style:name="P957" style:family="paragraph" style:parent-style-name="Standard">
      <style:paragraph-properties style:text-autospace="none"/>
    </style:style>
    <style:style style:name="P958" style:family="paragraph" style:parent-style-name="Standard">
      <style:paragraph-properties style:text-autospace="none"/>
    </style:style>
    <style:style style:name="P959" style:family="paragraph" style:parent-style-name="Standard">
      <style:paragraph-properties style:text-autospace="none"/>
    </style:style>
    <style:style style:name="P960" style:family="paragraph" style:parent-style-name="Standard">
      <style:paragraph-properties style:text-autospace="none"/>
    </style:style>
    <style:style style:name="P961" style:family="paragraph" style:parent-style-name="Standard">
      <style:paragraph-properties style:text-autospace="none"/>
    </style:style>
    <style:style style:name="P962" style:family="paragraph" style:parent-style-name="Standard">
      <style:paragraph-properties style:text-autospace="none"/>
    </style:style>
    <style:style style:name="P963" style:family="paragraph" style:parent-style-name="Standard">
      <style:paragraph-properties style:text-autospace="none"/>
    </style:style>
    <style:style style:name="P964" style:family="paragraph" style:parent-style-name="Standard">
      <style:paragraph-properties style:text-autospace="none"/>
    </style:style>
    <style:style style:name="P965" style:family="paragraph" style:parent-style-name="Standard">
      <style:paragraph-properties style:text-autospace="none"/>
    </style:style>
    <style:style style:name="P966" style:family="paragraph" style:parent-style-name="Standard">
      <style:paragraph-properties style:text-autospace="none"/>
    </style:style>
    <style:style style:name="P967" style:family="paragraph" style:parent-style-name="Standard">
      <style:paragraph-properties style:text-autospace="none"/>
    </style:style>
    <style:style style:name="P968" style:family="paragraph" style:parent-style-name="Standard">
      <style:paragraph-properties style:text-autospace="none"/>
    </style:style>
    <style:style style:name="P969" style:family="paragraph" style:parent-style-name="Standard">
      <style:paragraph-properties style:text-autospace="none"/>
    </style:style>
    <style:style style:name="P970" style:family="paragraph" style:parent-style-name="Standard">
      <style:paragraph-properties style:text-autospace="none"/>
    </style:style>
    <style:style style:name="P971" style:family="paragraph" style:parent-style-name="Standard">
      <style:paragraph-properties style:text-autospace="none"/>
    </style:style>
    <style:style style:name="P972" style:family="paragraph" style:parent-style-name="Standard">
      <style:paragraph-properties style:text-autospace="none"/>
    </style:style>
    <style:style style:name="P973" style:family="paragraph" style:parent-style-name="Standard">
      <style:paragraph-properties style:text-autospace="none"/>
    </style:style>
    <style:style style:name="P974" style:family="paragraph" style:parent-style-name="Standard">
      <style:paragraph-properties style:text-autospace="none"/>
    </style:style>
    <style:style style:name="P975" style:family="paragraph" style:parent-style-name="Standard">
      <style:paragraph-properties style:text-autospace="none"/>
    </style:style>
    <style:style style:name="P976" style:family="paragraph" style:parent-style-name="Standard">
      <style:paragraph-properties style:text-autospace="none"/>
    </style:style>
    <style:style style:name="P977" style:family="paragraph" style:parent-style-name="Standard">
      <style:paragraph-properties style:text-autospace="none"/>
    </style:style>
    <style:style style:name="P978" style:family="paragraph" style:parent-style-name="Standard">
      <style:paragraph-properties style:text-autospace="none"/>
    </style:style>
    <style:style style:name="P979" style:family="paragraph" style:parent-style-name="Standard">
      <style:paragraph-properties style:text-autospace="none"/>
    </style:style>
    <style:style style:name="P980" style:family="paragraph" style:parent-style-name="Standard">
      <style:paragraph-properties style:text-autospace="none"/>
    </style:style>
    <style:style style:name="P981" style:family="paragraph" style:parent-style-name="Standard">
      <style:paragraph-properties style:text-autospace="none"/>
    </style:style>
    <style:style style:name="P982" style:family="paragraph" style:parent-style-name="Standard">
      <style:paragraph-properties style:text-autospace="none"/>
    </style:style>
    <style:style style:name="P983" style:family="paragraph" style:parent-style-name="Standard">
      <style:paragraph-properties style:text-autospace="none"/>
    </style:style>
    <style:style style:name="P984" style:family="paragraph" style:parent-style-name="Standard">
      <style:paragraph-properties style:text-autospace="none"/>
    </style:style>
    <style:style style:name="P985" style:family="paragraph" style:parent-style-name="Standard">
      <style:paragraph-properties style:text-autospace="none"/>
    </style:style>
    <style:style style:name="P986" style:family="paragraph" style:parent-style-name="Standard">
      <style:paragraph-properties style:text-autospace="none"/>
    </style:style>
    <style:style style:name="P987" style:family="paragraph" style:parent-style-name="Standard">
      <style:paragraph-properties style:text-autospace="none"/>
    </style:style>
    <style:style style:name="P988" style:family="paragraph" style:parent-style-name="Standard">
      <style:paragraph-properties style:text-autospace="none"/>
    </style:style>
    <style:style style:name="P989" style:family="paragraph" style:parent-style-name="Standard">
      <style:paragraph-properties style:text-autospace="none"/>
    </style:style>
    <style:style style:name="P990" style:family="paragraph" style:parent-style-name="Standard">
      <style:paragraph-properties style:text-autospace="none"/>
    </style:style>
    <style:style style:name="P991" style:family="paragraph" style:parent-style-name="Standard">
      <style:paragraph-properties style:text-autospace="none"/>
    </style:style>
    <style:style style:name="P992" style:family="paragraph" style:parent-style-name="Standard">
      <style:paragraph-properties style:text-autospace="none"/>
    </style:style>
    <style:style style:name="P993" style:family="paragraph" style:parent-style-name="Standard">
      <style:paragraph-properties style:text-autospace="none"/>
    </style:style>
    <style:style style:name="P994" style:family="paragraph" style:parent-style-name="Standard">
      <style:paragraph-properties style:text-autospace="none"/>
    </style:style>
    <style:style style:name="P995" style:family="paragraph" style:parent-style-name="Standard">
      <style:paragraph-properties style:text-autospace="none"/>
    </style:style>
    <style:style style:name="P996" style:family="paragraph" style:parent-style-name="Standard">
      <style:paragraph-properties style:text-autospace="none"/>
    </style:style>
    <style:style style:name="P997" style:family="paragraph" style:parent-style-name="Standard">
      <style:paragraph-properties style:text-autospace="none"/>
    </style:style>
    <style:style style:name="P998" style:family="paragraph" style:parent-style-name="Standard">
      <style:paragraph-properties style:text-autospace="none"/>
    </style:style>
    <style:style style:name="P999" style:family="paragraph" style:parent-style-name="Standard">
      <style:paragraph-properties style:text-autospace="none"/>
    </style:style>
    <style:style style:name="P1000" style:family="paragraph" style:parent-style-name="Standard">
      <style:paragraph-properties style:text-autospace="none"/>
    </style:style>
    <style:style style:name="P1001" style:family="paragraph" style:parent-style-name="Standard">
      <style:paragraph-properties style:text-autospace="none"/>
    </style:style>
    <style:style style:name="P1002" style:family="paragraph" style:parent-style-name="Standard">
      <style:paragraph-properties style:text-autospace="none"/>
    </style:style>
    <style:style style:name="P1003" style:family="paragraph" style:parent-style-name="Standard">
      <style:paragraph-properties style:text-autospace="none"/>
    </style:style>
    <style:style style:name="P1004" style:family="paragraph" style:parent-style-name="Standard">
      <style:paragraph-properties style:text-autospace="none"/>
    </style:style>
    <style:style style:name="P1005" style:family="paragraph" style:parent-style-name="Standard">
      <style:paragraph-properties style:text-autospace="none"/>
    </style:style>
    <style:style style:name="P1006" style:family="paragraph" style:parent-style-name="Standard">
      <style:paragraph-properties style:text-autospace="none"/>
    </style:style>
    <style:style style:name="P1007" style:family="paragraph" style:parent-style-name="Standard">
      <style:paragraph-properties style:text-autospace="none"/>
    </style:style>
    <style:style style:name="P1008" style:family="paragraph" style:parent-style-name="Standard">
      <style:paragraph-properties style:text-autospace="none"/>
    </style:style>
    <style:style style:name="P1009" style:family="paragraph" style:parent-style-name="Standard">
      <style:paragraph-properties style:text-autospace="none"/>
    </style:style>
    <style:style style:name="P1010" style:family="paragraph" style:parent-style-name="Standard">
      <style:paragraph-properties style:text-autospace="none"/>
    </style:style>
    <style:style style:name="P1011" style:family="paragraph" style:parent-style-name="Standard">
      <style:paragraph-properties style:text-autospace="none"/>
    </style:style>
    <style:style style:name="P1012" style:family="paragraph" style:parent-style-name="Standard">
      <style:paragraph-properties style:text-autospace="none"/>
    </style:style>
    <style:style style:name="P1013" style:family="paragraph" style:parent-style-name="Standard">
      <style:paragraph-properties style:text-autospace="none"/>
    </style:style>
    <style:style style:name="P1014" style:family="paragraph" style:parent-style-name="Standard">
      <style:paragraph-properties style:text-autospace="none"/>
    </style:style>
    <style:style style:name="P1015" style:family="paragraph" style:parent-style-name="Standard">
      <style:paragraph-properties style:text-autospace="none"/>
    </style:style>
    <style:style style:name="P1016" style:family="paragraph" style:parent-style-name="Standard">
      <style:paragraph-properties style:text-autospace="none"/>
    </style:style>
    <style:style style:name="P1017" style:family="paragraph" style:parent-style-name="Standard">
      <style:paragraph-properties style:text-autospace="none"/>
    </style:style>
    <style:style style:name="P1018" style:family="paragraph" style:parent-style-name="Standard">
      <style:paragraph-properties style:text-autospace="none"/>
    </style:style>
    <style:style style:name="P1019" style:family="paragraph" style:parent-style-name="Standard">
      <style:paragraph-properties style:text-autospace="none"/>
    </style:style>
    <style:style style:name="P1020" style:family="paragraph" style:parent-style-name="Standard">
      <style:paragraph-properties style:text-autospace="none"/>
    </style:style>
    <style:style style:name="P1021" style:family="paragraph" style:parent-style-name="Standard">
      <style:paragraph-properties style:text-autospace="none"/>
    </style:style>
    <style:style style:name="P1022" style:family="paragraph" style:parent-style-name="Standard">
      <style:paragraph-properties style:text-autospace="none"/>
    </style:style>
    <style:style style:name="P1023" style:family="paragraph" style:parent-style-name="Standard">
      <style:paragraph-properties style:text-autospace="none"/>
    </style:style>
    <style:style style:name="P1024" style:family="paragraph" style:parent-style-name="Standard">
      <style:paragraph-properties style:text-autospace="none"/>
    </style:style>
    <style:style style:name="P1025" style:family="paragraph" style:parent-style-name="Standard">
      <style:paragraph-properties style:text-autospace="none"/>
    </style:style>
    <style:style style:name="P1026" style:family="paragraph" style:parent-style-name="Standard">
      <style:paragraph-properties style:text-autospace="none"/>
    </style:style>
    <style:style style:name="P1027" style:family="paragraph" style:parent-style-name="Standard">
      <style:paragraph-properties style:text-autospace="none"/>
    </style:style>
    <style:style style:name="P1028" style:family="paragraph" style:parent-style-name="Standard">
      <style:paragraph-properties style:text-autospace="none"/>
    </style:style>
    <style:style style:name="P1029" style:family="paragraph" style:parent-style-name="Standard">
      <style:paragraph-properties style:text-autospace="none"/>
    </style:style>
    <style:style style:name="P1030" style:family="paragraph" style:parent-style-name="Standard">
      <style:paragraph-properties style:text-autospace="none"/>
    </style:style>
    <style:style style:name="P1031" style:family="paragraph" style:parent-style-name="Standard">
      <style:paragraph-properties style:text-autospace="none"/>
    </style:style>
    <style:style style:name="P1032" style:family="paragraph" style:parent-style-name="Standard">
      <style:paragraph-properties style:text-autospace="none"/>
    </style:style>
    <style:style style:name="P1033" style:family="paragraph" style:parent-style-name="Standard">
      <style:paragraph-properties style:text-autospace="none"/>
    </style:style>
    <style:style style:name="P1034" style:family="paragraph" style:parent-style-name="Standard">
      <style:paragraph-properties style:text-autospace="none"/>
    </style:style>
    <style:style style:name="P1035" style:family="paragraph" style:parent-style-name="Standard">
      <style:paragraph-properties style:text-autospace="none"/>
    </style:style>
    <style:style style:name="P1036" style:family="paragraph" style:parent-style-name="Standard">
      <style:paragraph-properties style:text-autospace="none"/>
    </style:style>
    <style:style style:name="P1037" style:family="paragraph" style:parent-style-name="Standard">
      <style:paragraph-properties style:text-autospace="none"/>
    </style:style>
    <style:style style:name="P1038" style:family="paragraph" style:parent-style-name="Standard">
      <style:paragraph-properties style:text-autospace="none"/>
    </style:style>
    <style:style style:name="P1039" style:family="paragraph" style:parent-style-name="Standard">
      <style:paragraph-properties style:text-autospace="none"/>
    </style:style>
    <style:style style:name="P1040" style:family="paragraph" style:parent-style-name="Standard">
      <style:paragraph-properties style:text-autospace="none"/>
    </style:style>
    <style:style style:name="P1041" style:family="paragraph" style:parent-style-name="Standard">
      <style:paragraph-properties style:text-autospace="none"/>
    </style:style>
    <style:style style:name="P1042" style:family="paragraph" style:parent-style-name="Standard">
      <style:paragraph-properties style:text-autospace="none"/>
    </style:style>
    <style:style style:name="P1043" style:family="paragraph" style:parent-style-name="Standard">
      <style:paragraph-properties style:text-autospace="none"/>
    </style:style>
    <style:style style:name="P1044" style:family="paragraph" style:parent-style-name="Standard">
      <style:paragraph-properties style:text-autospace="none"/>
    </style:style>
    <style:style style:name="P1045" style:family="paragraph" style:parent-style-name="Standard">
      <style:paragraph-properties style:text-autospace="none"/>
    </style:style>
    <style:style style:name="P1046" style:family="paragraph" style:parent-style-name="Standard">
      <style:paragraph-properties style:text-autospace="none"/>
    </style:style>
    <style:style style:name="P1047" style:family="paragraph" style:parent-style-name="Standard">
      <style:paragraph-properties style:text-autospace="none"/>
    </style:style>
    <style:style style:name="P1048" style:family="paragraph" style:parent-style-name="Standard">
      <style:paragraph-properties style:text-autospace="none"/>
    </style:style>
    <style:style style:name="P1049" style:family="paragraph" style:parent-style-name="Standard">
      <style:paragraph-properties style:text-autospace="none"/>
    </style:style>
    <style:style style:name="P1050" style:family="paragraph" style:parent-style-name="Standard">
      <style:paragraph-properties style:text-autospace="none"/>
    </style:style>
    <style:style style:name="P1051" style:family="paragraph" style:parent-style-name="Standard">
      <style:paragraph-properties style:text-autospace="none"/>
    </style:style>
    <style:style style:name="P1052" style:family="paragraph" style:parent-style-name="Standard">
      <style:paragraph-properties style:text-autospace="none"/>
    </style:style>
    <style:style style:name="P1053" style:family="paragraph" style:parent-style-name="Standard">
      <style:paragraph-properties style:text-autospace="none"/>
    </style:style>
    <style:style style:name="P1054" style:family="paragraph" style:parent-style-name="Standard">
      <style:paragraph-properties style:text-autospace="none"/>
    </style:style>
    <style:style style:name="P1055" style:family="paragraph" style:parent-style-name="Standard">
      <style:paragraph-properties style:text-autospace="none"/>
    </style:style>
    <style:style style:name="P1056" style:family="paragraph" style:parent-style-name="Standard">
      <style:paragraph-properties style:text-autospace="none"/>
    </style:style>
    <style:style style:name="P1057" style:family="paragraph" style:parent-style-name="Standard">
      <style:paragraph-properties style:text-autospace="none"/>
    </style:style>
    <style:style style:name="P1058" style:family="paragraph" style:parent-style-name="Standard">
      <style:paragraph-properties style:text-autospace="none"/>
    </style:style>
    <style:style style:name="P1059" style:family="paragraph" style:parent-style-name="Standard">
      <style:paragraph-properties style:text-autospace="none"/>
    </style:style>
    <style:style style:name="P1060" style:family="paragraph" style:parent-style-name="Standard">
      <style:paragraph-properties style:text-autospace="none"/>
    </style:style>
    <style:style style:name="P1061" style:family="paragraph" style:parent-style-name="Standard">
      <style:paragraph-properties style:text-autospace="none"/>
    </style:style>
    <style:style style:name="P1062" style:family="paragraph" style:parent-style-name="Standard">
      <style:paragraph-properties style:text-autospace="none"/>
    </style:style>
    <style:style style:name="P1063" style:family="paragraph" style:parent-style-name="Standard">
      <style:paragraph-properties style:text-autospace="none"/>
    </style:style>
    <style:style style:name="P1064" style:family="paragraph" style:parent-style-name="Standard">
      <style:paragraph-properties style:text-autospace="none"/>
    </style:style>
    <style:style style:name="P1065" style:family="paragraph" style:parent-style-name="Standard">
      <style:paragraph-properties style:text-autospace="none"/>
    </style:style>
    <style:style style:name="P1066" style:family="paragraph" style:parent-style-name="Standard">
      <style:paragraph-properties style:text-autospace="none"/>
    </style:style>
    <style:style style:name="P1067" style:family="paragraph" style:parent-style-name="Standard">
      <style:paragraph-properties style:text-autospace="none"/>
    </style:style>
    <style:style style:name="P1068" style:family="paragraph" style:parent-style-name="Standard">
      <style:paragraph-properties style:text-autospace="none"/>
    </style:style>
    <style:style style:name="P1069" style:family="paragraph" style:parent-style-name="Standard">
      <style:paragraph-properties style:text-autospace="none"/>
    </style:style>
    <style:style style:name="P1070" style:family="paragraph" style:parent-style-name="Standard">
      <style:paragraph-properties style:text-autospace="none"/>
    </style:style>
    <style:style style:name="P1071" style:family="paragraph" style:parent-style-name="Standard">
      <style:paragraph-properties style:text-autospace="none"/>
    </style:style>
    <style:style style:name="P1072" style:family="paragraph" style:parent-style-name="Standard">
      <style:paragraph-properties style:text-autospace="none"/>
    </style:style>
    <style:style style:name="P1073" style:family="paragraph" style:parent-style-name="Standard">
      <style:paragraph-properties style:text-autospace="none"/>
    </style:style>
    <style:style style:name="P1074" style:family="paragraph" style:parent-style-name="Standard">
      <style:paragraph-properties style:text-autospace="none"/>
    </style:style>
    <style:style style:name="P1075" style:family="paragraph" style:parent-style-name="Standard">
      <style:paragraph-properties style:text-autospace="none"/>
    </style:style>
    <style:style style:name="P1076" style:family="paragraph" style:parent-style-name="Standard">
      <style:paragraph-properties style:text-autospace="none"/>
    </style:style>
    <style:style style:name="P1077" style:family="paragraph" style:parent-style-name="Standard">
      <style:paragraph-properties style:text-autospace="none"/>
    </style:style>
    <style:style style:name="P1078" style:family="paragraph" style:parent-style-name="Standard">
      <style:paragraph-properties style:text-autospace="none"/>
    </style:style>
    <style:style style:name="P1079" style:family="paragraph" style:parent-style-name="Standard">
      <style:paragraph-properties style:text-autospace="none"/>
    </style:style>
    <style:style style:name="P1080" style:family="paragraph" style:parent-style-name="Standard">
      <style:paragraph-properties style:text-autospace="none"/>
    </style:style>
    <style:style style:name="P1081" style:family="paragraph" style:parent-style-name="Standard">
      <style:paragraph-properties style:text-autospace="none"/>
    </style:style>
    <style:style style:name="P1082" style:family="paragraph" style:parent-style-name="Standard">
      <style:paragraph-properties style:text-autospace="none"/>
    </style:style>
    <style:style style:name="P1083" style:family="paragraph" style:parent-style-name="Standard">
      <style:paragraph-properties style:text-autospace="none"/>
    </style:style>
    <style:style style:name="P1084" style:family="paragraph" style:parent-style-name="Standard">
      <style:paragraph-properties style:text-autospace="none"/>
    </style:style>
    <style:style style:name="P1085" style:family="paragraph" style:parent-style-name="Standard">
      <style:paragraph-properties style:text-autospace="none"/>
    </style:style>
    <style:style style:name="P1086" style:family="paragraph" style:parent-style-name="Standard">
      <style:paragraph-properties style:text-autospace="none"/>
    </style:style>
    <style:style style:name="P1087" style:family="paragraph" style:parent-style-name="Standard">
      <style:paragraph-properties style:text-autospace="none"/>
    </style:style>
    <style:style style:name="P1088" style:family="paragraph" style:parent-style-name="Standard">
      <style:paragraph-properties style:text-autospace="none"/>
    </style:style>
    <style:style style:name="P1089" style:family="paragraph" style:parent-style-name="Standard">
      <style:paragraph-properties style:text-autospace="none"/>
    </style:style>
    <style:style style:name="P1090" style:family="paragraph" style:parent-style-name="Standard">
      <style:paragraph-properties style:text-autospace="none"/>
    </style:style>
    <style:style style:name="P1091" style:family="paragraph" style:parent-style-name="Standard">
      <style:paragraph-properties style:text-autospace="none"/>
    </style:style>
    <style:style style:name="P1092" style:family="paragraph" style:parent-style-name="Standard">
      <style:paragraph-properties style:text-autospace="none"/>
    </style:style>
    <style:style style:name="P1093" style:family="paragraph" style:parent-style-name="Standard">
      <style:paragraph-properties style:text-autospace="none"/>
    </style:style>
    <style:style style:name="P1094" style:family="paragraph" style:parent-style-name="Standard">
      <style:paragraph-properties style:text-autospace="none"/>
    </style:style>
    <style:style style:name="P1095" style:family="paragraph" style:parent-style-name="Standard">
      <style:paragraph-properties style:text-autospace="none"/>
    </style:style>
    <style:style style:name="P1096" style:family="paragraph" style:parent-style-name="Standard">
      <style:paragraph-properties style:text-autospace="none"/>
    </style:style>
    <style:style style:name="P1097" style:family="paragraph" style:parent-style-name="Standard">
      <style:paragraph-properties style:text-autospace="none"/>
    </style:style>
    <style:style style:name="P1098" style:family="paragraph" style:parent-style-name="Standard">
      <style:paragraph-properties style:text-autospace="none"/>
    </style:style>
    <style:style style:name="P1099" style:family="paragraph" style:parent-style-name="Standard">
      <style:paragraph-properties style:text-autospace="none"/>
    </style:style>
    <style:style style:name="P1100" style:family="paragraph" style:parent-style-name="Standard">
      <style:paragraph-properties style:text-autospace="none"/>
    </style:style>
    <style:style style:name="P1101" style:family="paragraph" style:parent-style-name="Standard">
      <style:paragraph-properties style:text-autospace="none"/>
    </style:style>
    <style:style style:name="P1102" style:family="paragraph" style:parent-style-name="Standard">
      <style:paragraph-properties style:text-autospace="none"/>
    </style:style>
    <style:style style:name="P1103" style:family="paragraph" style:parent-style-name="Standard">
      <style:paragraph-properties style:text-autospace="none"/>
    </style:style>
    <style:style style:name="P1104" style:family="paragraph" style:parent-style-name="Standard">
      <style:paragraph-properties style:text-autospace="none"/>
    </style:style>
    <style:style style:name="P1105" style:family="paragraph" style:parent-style-name="Standard">
      <style:paragraph-properties style:text-autospace="none"/>
    </style:style>
    <style:style style:name="P1106" style:family="paragraph" style:parent-style-name="Standard">
      <style:paragraph-properties style:text-autospace="none"/>
    </style:style>
    <style:style style:name="P1107" style:family="paragraph" style:parent-style-name="Standard">
      <style:paragraph-properties style:text-autospace="none"/>
    </style:style>
    <style:style style:name="P1108" style:family="paragraph" style:parent-style-name="Standard">
      <style:paragraph-properties style:text-autospace="none"/>
    </style:style>
    <style:style style:name="P1109" style:family="paragraph" style:parent-style-name="Standard">
      <style:paragraph-properties style:text-autospace="none"/>
    </style:style>
    <style:style style:name="P1110" style:family="paragraph" style:parent-style-name="Standard">
      <style:paragraph-properties style:text-autospace="none"/>
    </style:style>
    <style:style style:name="P1111" style:family="paragraph" style:parent-style-name="Standard">
      <style:paragraph-properties style:text-autospace="none"/>
    </style:style>
    <style:style style:name="P1112" style:family="paragraph" style:parent-style-name="Standard">
      <style:paragraph-properties style:text-autospace="none"/>
    </style:style>
    <style:style style:name="P1113" style:family="paragraph" style:parent-style-name="Standard">
      <style:paragraph-properties style:text-autospace="none"/>
    </style:style>
    <style:style style:name="P1114" style:family="paragraph" style:parent-style-name="Standard">
      <style:paragraph-properties style:text-autospace="none"/>
    </style:style>
    <style:style style:name="P1115" style:family="paragraph" style:parent-style-name="Standard">
      <style:paragraph-properties style:text-autospace="none"/>
    </style:style>
    <style:style style:name="P1116" style:family="paragraph" style:parent-style-name="Standard">
      <style:paragraph-properties style:text-autospace="none"/>
    </style:style>
    <style:style style:name="P1117" style:family="paragraph" style:parent-style-name="Standard">
      <style:paragraph-properties style:text-autospace="none"/>
    </style:style>
    <style:style style:name="P1118" style:family="paragraph" style:parent-style-name="Standard">
      <style:paragraph-properties style:text-autospace="none"/>
    </style:style>
    <style:style style:name="P1119" style:family="paragraph" style:parent-style-name="Standard">
      <style:paragraph-properties style:text-autospace="none"/>
    </style:style>
    <style:style style:name="P1120" style:family="paragraph" style:parent-style-name="Standard">
      <style:paragraph-properties style:text-autospace="none"/>
    </style:style>
    <style:style style:name="P1121" style:family="paragraph" style:parent-style-name="Standard">
      <style:paragraph-properties style:text-autospace="none"/>
    </style:style>
    <style:style style:name="P1122" style:family="paragraph" style:parent-style-name="Standard">
      <style:paragraph-properties style:text-autospace="none"/>
    </style:style>
    <style:style style:name="P1123" style:family="paragraph" style:parent-style-name="Standard">
      <style:paragraph-properties style:text-autospace="none"/>
    </style:style>
    <style:style style:name="P1124" style:family="paragraph" style:parent-style-name="Standard">
      <style:paragraph-properties style:text-autospace="none"/>
    </style:style>
    <style:style style:name="P1125" style:family="paragraph" style:parent-style-name="Standard">
      <style:paragraph-properties style:text-autospace="none"/>
    </style:style>
    <style:style style:name="P1126" style:family="paragraph" style:parent-style-name="Standard">
      <style:paragraph-properties style:text-autospace="none"/>
    </style:style>
    <style:style style:name="P1127" style:family="paragraph" style:parent-style-name="Standard">
      <style:paragraph-properties style:text-autospace="none"/>
    </style:style>
    <style:style style:name="P1128" style:family="paragraph" style:parent-style-name="Standard">
      <style:paragraph-properties style:text-autospace="none"/>
    </style:style>
    <style:style style:name="P1129" style:family="paragraph" style:parent-style-name="Standard">
      <style:paragraph-properties style:text-autospace="none"/>
    </style:style>
    <style:style style:name="P1130" style:family="paragraph" style:parent-style-name="Standard">
      <style:paragraph-properties style:text-autospace="none"/>
    </style:style>
    <style:style style:name="P1131" style:family="paragraph" style:parent-style-name="Standard">
      <style:paragraph-properties style:text-autospace="none"/>
    </style:style>
    <style:style style:name="P1132" style:family="paragraph" style:parent-style-name="Standard">
      <style:paragraph-properties style:text-autospace="none"/>
    </style:style>
    <style:style style:name="P1133" style:family="paragraph" style:parent-style-name="Standard">
      <style:paragraph-properties style:text-autospace="none"/>
    </style:style>
    <style:style style:name="P1134" style:family="paragraph" style:parent-style-name="Standard">
      <style:paragraph-properties style:text-autospace="none"/>
    </style:style>
    <style:style style:name="P1135" style:family="paragraph" style:parent-style-name="Standard">
      <style:paragraph-properties style:text-autospace="none"/>
    </style:style>
    <style:style style:name="P1136" style:family="paragraph" style:parent-style-name="Standard">
      <style:paragraph-properties style:text-autospace="none"/>
    </style:style>
    <style:style style:name="P1137" style:family="paragraph" style:parent-style-name="Standard">
      <style:paragraph-properties style:text-autospace="none"/>
    </style:style>
    <style:style style:name="P1138" style:family="paragraph" style:parent-style-name="Standard">
      <style:paragraph-properties style:text-autospace="none"/>
    </style:style>
    <style:style style:name="P1139" style:family="paragraph" style:parent-style-name="Standard">
      <style:paragraph-properties style:text-autospace="none"/>
    </style:style>
    <style:style style:name="P1140" style:family="paragraph" style:parent-style-name="Standard">
      <style:paragraph-properties style:text-autospace="none"/>
    </style:style>
    <style:style style:name="P1141" style:family="paragraph" style:parent-style-name="Standard">
      <style:paragraph-properties style:text-autospace="none"/>
    </style:style>
    <style:style style:name="P1142" style:family="paragraph" style:parent-style-name="Standard">
      <style:paragraph-properties style:text-autospace="none"/>
    </style:style>
    <style:style style:name="P1143" style:family="paragraph" style:parent-style-name="Standard">
      <style:paragraph-properties style:text-autospace="none"/>
    </style:style>
    <style:style style:name="P1144" style:family="paragraph" style:parent-style-name="Standard">
      <style:paragraph-properties style:text-autospace="none"/>
    </style:style>
    <style:style style:name="P1145" style:family="paragraph" style:parent-style-name="Standard">
      <style:paragraph-properties style:text-autospace="none"/>
    </style:style>
    <style:style style:name="P1146" style:family="paragraph" style:parent-style-name="Standard">
      <style:paragraph-properties style:text-autospace="none"/>
    </style:style>
    <style:style style:name="P1147" style:family="paragraph" style:parent-style-name="Standard">
      <style:paragraph-properties style:text-autospace="none"/>
    </style:style>
    <style:style style:name="P1148" style:family="paragraph" style:parent-style-name="Standard">
      <style:paragraph-properties style:text-autospace="none"/>
      <style:text-properties fo:color="#008000" fo:font-size="10pt" fo:language="none" fo:country="none" style:font-size-asian="10pt" style:font-size-complex="10pt"/>
    </style:style>
    <style:style style:name="P1149" style:family="paragraph" style:parent-style-name="Standard">
      <style:paragraph-properties style:text-autospace="none"/>
      <style:text-properties fo:color="#008000" fo:font-size="10pt" fo:language="none" fo:country="none" style:font-size-asian="10pt" style:font-size-complex="10pt"/>
    </style:style>
    <style:style style:name="P1150" style:family="paragraph" style:parent-style-name="Standard">
      <style:paragraph-properties style:text-autospace="none"/>
      <style:text-properties fo:color="#008000" fo:font-size="10pt" fo:language="none" fo:country="none" style:font-size-asian="10pt" style:font-size-complex="10pt"/>
    </style:style>
    <style:style style:name="P1151" style:family="paragraph" style:parent-style-name="Standard">
      <style:paragraph-properties style:text-autospace="none"/>
      <style:text-properties fo:color="#008000" fo:font-size="10pt" fo:language="none" fo:country="none" style:font-size-asian="10pt" style:font-size-complex="10pt"/>
    </style:style>
    <style:style style:name="P1152" style:family="paragraph" style:parent-style-name="Standard">
      <style:paragraph-properties style:text-autospace="none"/>
      <style:text-properties fo:color="#008000" fo:font-size="10pt" fo:language="none" fo:country="none" style:font-size-asian="10pt" style:font-size-complex="10pt"/>
    </style:style>
    <style:style style:name="P1153" style:family="paragraph" style:parent-style-name="Standard">
      <style:paragraph-properties style:text-autospace="none"/>
      <style:text-properties fo:color="#008000" fo:font-size="10pt" fo:language="none" fo:country="none" style:font-size-asian="10pt" style:font-size-complex="10pt"/>
    </style:style>
    <style:style style:name="P1154" style:family="paragraph" style:parent-style-name="Standard">
      <style:paragraph-properties style:text-autospace="none"/>
      <style:text-properties fo:color="#008000" fo:font-size="10pt" fo:language="none" fo:country="none" style:font-size-asian="10pt" style:font-size-complex="10pt"/>
    </style:style>
    <style:style style:name="P1155" style:family="paragraph" style:parent-style-name="Standard">
      <style:paragraph-properties style:text-autospace="none"/>
      <style:text-properties fo:color="#008000" fo:font-size="10pt" fo:language="none" fo:country="none" style:font-size-asian="10pt" style:font-size-complex="10pt"/>
    </style:style>
    <style:style style:name="P1156" style:family="paragraph" style:parent-style-name="Standard">
      <style:paragraph-properties style:text-autospace="none"/>
      <style:text-properties fo:color="#008000" fo:font-size="10pt" fo:language="none" fo:country="none" style:font-size-asian="10pt" style:font-size-complex="10pt"/>
    </style:style>
    <style:style style:name="P1157" style:family="paragraph" style:parent-style-name="Standard">
      <style:paragraph-properties style:text-autospace="none"/>
    </style:style>
    <style:style style:name="P1158" style:family="paragraph" style:parent-style-name="Standard">
      <style:paragraph-properties style:text-autospace="none"/>
    </style:style>
    <style:style style:name="P1159" style:family="paragraph" style:parent-style-name="Standard">
      <style:paragraph-properties style:text-autospace="none"/>
    </style:style>
    <style:style style:name="P1160" style:family="paragraph" style:parent-style-name="Standard">
      <style:paragraph-properties style:text-autospace="none"/>
    </style:style>
    <style:style style:name="P1161" style:family="paragraph" style:parent-style-name="Standard">
      <style:paragraph-properties style:text-autospace="none"/>
    </style:style>
    <style:style style:name="P1162" style:family="paragraph" style:parent-style-name="Standard">
      <style:paragraph-properties style:text-autospace="none"/>
    </style:style>
    <style:style style:name="P1163" style:family="paragraph" style:parent-style-name="Standard">
      <style:paragraph-properties style:text-autospace="none"/>
    </style:style>
    <style:style style:name="P1164" style:family="paragraph" style:parent-style-name="Standard">
      <style:paragraph-properties style:text-autospace="none"/>
    </style:style>
    <style:style style:name="P1165" style:family="paragraph" style:parent-style-name="Standard">
      <style:paragraph-properties style:text-autospace="none"/>
    </style:style>
    <style:style style:name="P1166" style:family="paragraph" style:parent-style-name="Standard">
      <style:paragraph-properties style:text-autospace="none"/>
    </style:style>
    <style:style style:name="P1167" style:family="paragraph" style:parent-style-name="Standard">
      <style:paragraph-properties style:text-autospace="none"/>
    </style:style>
    <style:style style:name="P1168" style:family="paragraph" style:parent-style-name="Standard">
      <style:paragraph-properties style:text-autospace="none"/>
    </style:style>
    <style:style style:name="P1169" style:family="paragraph" style:parent-style-name="Standard">
      <style:paragraph-properties style:text-autospace="none"/>
    </style:style>
    <style:style style:name="P1170" style:family="paragraph" style:parent-style-name="Standard">
      <style:paragraph-properties style:text-autospace="none"/>
    </style:style>
    <style:style style:name="P1171" style:family="paragraph" style:parent-style-name="Standard">
      <style:paragraph-properties style:text-autospace="none"/>
    </style:style>
    <style:style style:name="P1172" style:family="paragraph" style:parent-style-name="Standard">
      <style:paragraph-properties style:text-autospace="none"/>
    </style:style>
    <style:style style:name="P1173" style:family="paragraph" style:parent-style-name="Standard">
      <style:paragraph-properties style:text-autospace="none"/>
    </style:style>
    <style:style style:name="P1174" style:family="paragraph" style:parent-style-name="Standard">
      <style:paragraph-properties style:text-autospace="none"/>
    </style:style>
    <style:style style:name="P1175" style:family="paragraph" style:parent-style-name="Standard">
      <style:paragraph-properties style:text-autospace="none"/>
    </style:style>
    <style:style style:name="P1176" style:family="paragraph" style:parent-style-name="Standard">
      <style:paragraph-properties style:text-autospace="none"/>
    </style:style>
    <style:style style:name="P1177" style:family="paragraph" style:parent-style-name="Standard">
      <style:paragraph-properties style:text-autospace="none"/>
    </style:style>
    <style:style style:name="P1178" style:family="paragraph" style:parent-style-name="Standard">
      <style:paragraph-properties style:text-autospace="none"/>
    </style:style>
    <style:style style:name="P1179" style:family="paragraph" style:parent-style-name="Standard">
      <style:paragraph-properties style:text-autospace="none"/>
    </style:style>
    <style:style style:name="P1180" style:family="paragraph" style:parent-style-name="Standard">
      <style:paragraph-properties style:text-autospace="none"/>
    </style:style>
    <style:style style:name="P1181" style:family="paragraph" style:parent-style-name="Standard">
      <style:paragraph-properties style:text-autospace="none"/>
    </style:style>
    <style:style style:name="P1182" style:family="paragraph" style:parent-style-name="Standard">
      <style:paragraph-properties style:text-autospace="none"/>
    </style:style>
    <style:style style:name="P1183" style:family="paragraph" style:parent-style-name="Standard">
      <style:paragraph-properties style:text-autospace="none"/>
    </style:style>
    <style:style style:name="P1184" style:family="paragraph" style:parent-style-name="Standard">
      <style:paragraph-properties style:text-autospace="none"/>
    </style:style>
    <style:style style:name="P1185" style:family="paragraph" style:parent-style-name="Standard">
      <style:paragraph-properties style:text-autospace="none"/>
    </style:style>
    <style:style style:name="P1186" style:family="paragraph" style:parent-style-name="Standard">
      <style:paragraph-properties style:text-autospace="none"/>
    </style:style>
    <style:style style:name="P1187" style:family="paragraph" style:parent-style-name="Standard">
      <style:paragraph-properties style:text-autospace="none"/>
    </style:style>
    <style:style style:name="P1188" style:family="paragraph" style:parent-style-name="Standard">
      <style:paragraph-properties style:text-autospace="none"/>
    </style:style>
    <style:style style:name="P1189" style:family="paragraph" style:parent-style-name="Standard">
      <style:paragraph-properties style:text-autospace="none"/>
    </style:style>
    <style:style style:name="P1190" style:family="paragraph" style:parent-style-name="Standard">
      <style:paragraph-properties style:text-autospace="none"/>
    </style:style>
    <style:style style:name="P1191" style:family="paragraph" style:parent-style-name="Standard">
      <style:paragraph-properties style:text-autospace="none"/>
    </style:style>
    <style:style style:name="P1192" style:family="paragraph" style:parent-style-name="Standard">
      <style:paragraph-properties style:text-autospace="none"/>
    </style:style>
    <style:style style:name="P1193" style:family="paragraph" style:parent-style-name="Standard">
      <style:paragraph-properties style:text-autospace="none"/>
    </style:style>
    <style:style style:name="P1194" style:family="paragraph" style:parent-style-name="Standard">
      <style:paragraph-properties style:text-autospace="none"/>
    </style:style>
    <style:style style:name="P1195" style:family="paragraph" style:parent-style-name="Standard">
      <style:paragraph-properties style:text-autospace="none"/>
    </style:style>
    <style:style style:name="P1196" style:family="paragraph" style:parent-style-name="Standard">
      <style:paragraph-properties style:text-autospace="none"/>
    </style:style>
    <style:style style:name="P1197" style:family="paragraph" style:parent-style-name="Standard">
      <style:paragraph-properties style:text-autospace="none"/>
    </style:style>
    <style:style style:name="P1198" style:family="paragraph" style:parent-style-name="Standard">
      <style:paragraph-properties style:text-autospace="none"/>
    </style:style>
    <style:style style:name="P1199" style:family="paragraph" style:parent-style-name="Standard">
      <style:paragraph-properties style:text-autospace="none"/>
    </style:style>
    <style:style style:name="P1200" style:family="paragraph" style:parent-style-name="Standard">
      <style:paragraph-properties style:text-autospace="none"/>
    </style:style>
    <style:style style:name="P1201" style:family="paragraph" style:parent-style-name="Standard">
      <style:paragraph-properties style:text-autospace="none"/>
    </style:style>
    <style:style style:name="P1202" style:family="paragraph" style:parent-style-name="Standard">
      <style:paragraph-properties style:text-autospace="none"/>
    </style:style>
    <style:style style:name="P1203" style:family="paragraph" style:parent-style-name="Standard">
      <style:paragraph-properties style:text-autospace="none"/>
    </style:style>
    <style:style style:name="P1204" style:family="paragraph" style:parent-style-name="Standard">
      <style:paragraph-properties style:text-autospace="none"/>
    </style:style>
    <style:style style:name="P1205" style:family="paragraph" style:parent-style-name="Standard">
      <style:paragraph-properties style:text-autospace="none"/>
    </style:style>
    <style:style style:name="P1206" style:family="paragraph" style:parent-style-name="Standard">
      <style:paragraph-properties style:text-autospace="none"/>
    </style:style>
    <style:style style:name="P1207" style:family="paragraph" style:parent-style-name="Standard">
      <style:paragraph-properties style:text-autospace="none"/>
    </style:style>
    <style:style style:name="P1208" style:family="paragraph" style:parent-style-name="Standard">
      <style:paragraph-properties style:text-autospace="none"/>
    </style:style>
    <style:style style:name="P1209" style:family="paragraph" style:parent-style-name="Standard">
      <style:paragraph-properties style:text-autospace="none"/>
    </style:style>
    <style:style style:name="P1210" style:family="paragraph" style:parent-style-name="Standard">
      <style:paragraph-properties style:text-autospace="none"/>
    </style:style>
    <style:style style:name="P1211" style:family="paragraph" style:parent-style-name="Standard">
      <style:paragraph-properties style:text-autospace="none"/>
    </style:style>
    <style:style style:name="P1212" style:family="paragraph" style:parent-style-name="Standard">
      <style:paragraph-properties style:text-autospace="none"/>
    </style:style>
    <style:style style:name="P1213" style:family="paragraph" style:parent-style-name="Standard">
      <style:paragraph-properties style:text-autospace="none"/>
    </style:style>
    <style:style style:name="P1214" style:family="paragraph" style:parent-style-name="Standard">
      <style:paragraph-properties style:text-autospace="none"/>
    </style:style>
    <style:style style:name="P1215" style:family="paragraph" style:parent-style-name="Standard">
      <style:paragraph-properties style:text-autospace="none"/>
    </style:style>
    <style:style style:name="P1216" style:family="paragraph" style:parent-style-name="Standard">
      <style:paragraph-properties style:text-autospace="none"/>
    </style:style>
    <style:style style:name="P1217" style:family="paragraph" style:parent-style-name="Standard">
      <style:paragraph-properties style:text-autospace="none"/>
    </style:style>
    <style:style style:name="P1218" style:family="paragraph" style:parent-style-name="Standard">
      <style:paragraph-properties style:text-autospace="none"/>
    </style:style>
    <style:style style:name="P1219" style:family="paragraph" style:parent-style-name="Standard">
      <style:paragraph-properties style:text-autospace="none"/>
    </style:style>
    <style:style style:name="P1220" style:family="paragraph" style:parent-style-name="Standard">
      <style:paragraph-properties style:text-autospace="none"/>
    </style:style>
    <style:style style:name="P1221" style:family="paragraph" style:parent-style-name="Standard">
      <style:paragraph-properties style:text-autospace="none"/>
    </style:style>
    <style:style style:name="P1222" style:family="paragraph" style:parent-style-name="Standard">
      <style:paragraph-properties style:text-autospace="none"/>
    </style:style>
    <style:style style:name="P1223" style:family="paragraph" style:parent-style-name="Standard">
      <style:paragraph-properties style:text-autospace="none"/>
    </style:style>
    <style:style style:name="P1224" style:family="paragraph" style:parent-style-name="Standard">
      <style:paragraph-properties style:text-autospace="none"/>
    </style:style>
    <style:style style:name="P1225" style:family="paragraph" style:parent-style-name="Standard">
      <style:paragraph-properties style:text-autospace="none"/>
    </style:style>
    <style:style style:name="P1226" style:family="paragraph" style:parent-style-name="Standard">
      <style:paragraph-properties style:text-autospace="none"/>
    </style:style>
    <style:style style:name="P1227" style:family="paragraph" style:parent-style-name="Standard">
      <style:paragraph-properties style:text-autospace="none"/>
    </style:style>
    <style:style style:name="P1228" style:family="paragraph" style:parent-style-name="Standard">
      <style:paragraph-properties style:text-autospace="none"/>
    </style:style>
    <style:style style:name="P1229" style:family="paragraph" style:parent-style-name="Standard">
      <style:paragraph-properties style:text-autospace="none"/>
    </style:style>
    <style:style style:name="P1230" style:family="paragraph" style:parent-style-name="Standard">
      <style:paragraph-properties style:text-autospace="none"/>
    </style:style>
    <style:style style:name="P1231" style:family="paragraph" style:parent-style-name="Standard">
      <style:paragraph-properties style:text-autospace="none"/>
    </style:style>
    <style:style style:name="P1232" style:family="paragraph" style:parent-style-name="Standard">
      <style:paragraph-properties style:text-autospace="none"/>
    </style:style>
    <style:style style:name="P1233" style:family="paragraph" style:parent-style-name="Standard">
      <style:paragraph-properties style:text-autospace="none"/>
    </style:style>
    <style:style style:name="P1234" style:family="paragraph" style:parent-style-name="Standard">
      <style:paragraph-properties style:text-autospace="none"/>
    </style:style>
    <style:style style:name="P1235" style:family="paragraph" style:parent-style-name="Standard">
      <style:paragraph-properties style:text-autospace="none"/>
    </style:style>
    <style:style style:name="P1236" style:family="paragraph" style:parent-style-name="Standard">
      <style:paragraph-properties style:text-autospace="none"/>
    </style:style>
    <style:style style:name="P1237" style:family="paragraph" style:parent-style-name="Standard">
      <style:paragraph-properties style:text-autospace="none"/>
    </style:style>
    <style:style style:name="P1238" style:family="paragraph" style:parent-style-name="Standard">
      <style:paragraph-properties style:text-autospace="none"/>
    </style:style>
    <style:style style:name="P1239" style:family="paragraph" style:parent-style-name="Standard">
      <style:paragraph-properties style:text-autospace="none"/>
    </style:style>
    <style:style style:name="P1240" style:family="paragraph" style:parent-style-name="Standard">
      <style:paragraph-properties style:text-autospace="none"/>
    </style:style>
    <style:style style:name="P1241" style:family="paragraph" style:parent-style-name="Standard">
      <style:paragraph-properties style:text-autospace="none"/>
    </style:style>
    <style:style style:name="P1242" style:family="paragraph" style:parent-style-name="Standard">
      <style:paragraph-properties style:text-autospace="none"/>
    </style:style>
    <style:style style:name="P1243" style:family="paragraph" style:parent-style-name="Standard">
      <style:paragraph-properties style:text-autospace="none"/>
    </style:style>
    <style:style style:name="P1244" style:family="paragraph" style:parent-style-name="Standard">
      <style:paragraph-properties style:text-autospace="none"/>
    </style:style>
    <style:style style:name="P1245" style:family="paragraph" style:parent-style-name="Standard">
      <style:paragraph-properties style:text-autospace="none"/>
    </style:style>
    <style:style style:name="P1246" style:family="paragraph" style:parent-style-name="Standard">
      <style:paragraph-properties style:text-autospace="none"/>
    </style:style>
    <style:style style:name="P1247" style:family="paragraph" style:parent-style-name="Standard">
      <style:paragraph-properties style:text-autospace="none"/>
    </style:style>
    <style:style style:name="P1248" style:family="paragraph" style:parent-style-name="Standard">
      <style:paragraph-properties style:text-autospace="none"/>
    </style:style>
    <style:style style:name="P1249" style:family="paragraph" style:parent-style-name="Standard">
      <style:paragraph-properties style:text-autospace="none"/>
    </style:style>
    <style:style style:name="P1250" style:family="paragraph" style:parent-style-name="Standard">
      <style:paragraph-properties style:text-autospace="none"/>
    </style:style>
    <style:style style:name="P1251" style:family="paragraph" style:parent-style-name="Standard">
      <style:paragraph-properties style:text-autospace="none"/>
    </style:style>
    <style:style style:name="P1252" style:family="paragraph" style:parent-style-name="Standard">
      <style:paragraph-properties style:text-autospace="none"/>
    </style:style>
    <style:style style:name="P1253" style:family="paragraph" style:parent-style-name="Standard">
      <style:paragraph-properties style:text-autospace="none"/>
    </style:style>
    <style:style style:name="P1254" style:family="paragraph" style:parent-style-name="Standard">
      <style:paragraph-properties style:text-autospace="none"/>
    </style:style>
    <style:style style:name="P1255" style:family="paragraph" style:parent-style-name="Standard">
      <style:paragraph-properties style:text-autospace="none"/>
    </style:style>
    <style:style style:name="P1256" style:family="paragraph" style:parent-style-name="Standard">
      <style:paragraph-properties style:text-autospace="none"/>
    </style:style>
    <style:style style:name="P1257" style:family="paragraph" style:parent-style-name="Standard">
      <style:paragraph-properties style:text-autospace="none"/>
    </style:style>
    <style:style style:name="P1258" style:family="paragraph" style:parent-style-name="Standard">
      <style:paragraph-properties style:text-autospace="none"/>
    </style:style>
    <style:style style:name="P1259" style:family="paragraph" style:parent-style-name="Standard">
      <style:paragraph-properties style:text-autospace="none"/>
    </style:style>
    <style:style style:name="P1260" style:family="paragraph" style:parent-style-name="Standard">
      <style:paragraph-properties style:text-autospace="none"/>
    </style:style>
    <style:style style:name="P1261" style:family="paragraph" style:parent-style-name="Standard">
      <style:paragraph-properties style:text-autospace="none"/>
    </style:style>
    <style:style style:name="P1262" style:family="paragraph" style:parent-style-name="Standard">
      <style:paragraph-properties style:text-autospace="none"/>
    </style:style>
    <style:style style:name="P1263" style:family="paragraph" style:parent-style-name="Standard">
      <style:paragraph-properties style:text-autospace="none"/>
    </style:style>
    <style:style style:name="P1264" style:family="paragraph" style:parent-style-name="Standard">
      <style:paragraph-properties style:text-autospace="none"/>
    </style:style>
    <style:style style:name="P1265" style:family="paragraph" style:parent-style-name="Standard">
      <style:paragraph-properties style:text-autospace="none"/>
    </style:style>
    <style:style style:name="P1266" style:family="paragraph" style:parent-style-name="Standard">
      <style:paragraph-properties style:text-autospace="none"/>
    </style:style>
    <style:style style:name="P1267" style:family="paragraph" style:parent-style-name="Standard">
      <style:paragraph-properties style:text-autospace="none"/>
    </style:style>
    <style:style style:name="P1268" style:family="paragraph" style:parent-style-name="Standard">
      <style:paragraph-properties style:text-autospace="none"/>
    </style:style>
    <style:style style:name="P1269" style:family="paragraph" style:parent-style-name="Standard">
      <style:paragraph-properties style:text-autospace="none"/>
    </style:style>
    <style:style style:name="P1270" style:family="paragraph" style:parent-style-name="Standard">
      <style:paragraph-properties style:text-autospace="none"/>
    </style:style>
    <style:style style:name="P1271" style:family="paragraph" style:parent-style-name="Standard">
      <style:paragraph-properties style:text-autospace="none"/>
    </style:style>
    <style:style style:name="P1272" style:family="paragraph" style:parent-style-name="Standard">
      <style:paragraph-properties style:text-autospace="none"/>
    </style:style>
    <style:style style:name="P1273" style:family="paragraph" style:parent-style-name="Standard">
      <style:paragraph-properties style:text-autospace="none"/>
    </style:style>
    <style:style style:name="P1274" style:family="paragraph" style:parent-style-name="Standard">
      <style:paragraph-properties style:text-autospace="none"/>
    </style:style>
    <style:style style:name="P1275" style:family="paragraph" style:parent-style-name="Standard">
      <style:paragraph-properties style:text-autospace="none"/>
    </style:style>
    <style:style style:name="P1276" style:family="paragraph" style:parent-style-name="Standard">
      <style:paragraph-properties style:text-autospace="none"/>
    </style:style>
    <style:style style:name="P1277" style:family="paragraph" style:parent-style-name="Standard">
      <style:paragraph-properties style:text-autospace="none"/>
    </style:style>
    <style:style style:name="P1278" style:family="paragraph" style:parent-style-name="Standard">
      <style:paragraph-properties style:text-autospace="none"/>
    </style:style>
    <style:style style:name="P1279" style:family="paragraph" style:parent-style-name="Standard">
      <style:paragraph-properties style:text-autospace="none"/>
    </style:style>
    <style:style style:name="P1280" style:family="paragraph" style:parent-style-name="Standard">
      <style:paragraph-properties style:text-autospace="none"/>
    </style:style>
    <style:style style:name="P1281" style:family="paragraph" style:parent-style-name="Standard">
      <style:paragraph-properties style:text-autospace="none"/>
    </style:style>
    <style:style style:name="P1282" style:family="paragraph" style:parent-style-name="Standard">
      <style:paragraph-properties style:text-autospace="none"/>
    </style:style>
    <style:style style:name="P1283" style:family="paragraph" style:parent-style-name="Standard">
      <style:paragraph-properties style:text-autospace="none"/>
    </style:style>
    <style:style style:name="P1284" style:family="paragraph" style:parent-style-name="Standard">
      <style:paragraph-properties style:text-autospace="none"/>
    </style:style>
    <style:style style:name="P1285" style:family="paragraph" style:parent-style-name="Standard">
      <style:paragraph-properties style:text-autospace="none"/>
    </style:style>
    <style:style style:name="P1286" style:family="paragraph" style:parent-style-name="Standard">
      <style:paragraph-properties style:text-autospace="none"/>
    </style:style>
    <style:style style:name="P1287" style:family="paragraph" style:parent-style-name="Standard">
      <style:paragraph-properties style:text-autospace="none"/>
    </style:style>
    <style:style style:name="P1288" style:family="paragraph" style:parent-style-name="Standard">
      <style:paragraph-properties style:text-autospace="none"/>
    </style:style>
    <style:style style:name="P1289" style:family="paragraph" style:parent-style-name="Standard">
      <style:paragraph-properties style:text-autospace="none"/>
    </style:style>
    <style:style style:name="P1290" style:family="paragraph" style:parent-style-name="Standard">
      <style:paragraph-properties style:text-autospace="none"/>
    </style:style>
    <style:style style:name="P1291" style:family="paragraph" style:parent-style-name="Standard">
      <style:paragraph-properties style:text-autospace="none"/>
    </style:style>
    <style:style style:name="P1292" style:family="paragraph" style:parent-style-name="Standard">
      <style:paragraph-properties style:text-autospace="none"/>
    </style:style>
    <style:style style:name="P1293" style:family="paragraph" style:parent-style-name="Standard">
      <style:paragraph-properties style:text-autospace="none"/>
    </style:style>
    <style:style style:name="P1294" style:family="paragraph" style:parent-style-name="Standard">
      <style:paragraph-properties style:text-autospace="none"/>
    </style:style>
    <style:style style:name="P1295" style:family="paragraph" style:parent-style-name="Standard">
      <style:paragraph-properties style:text-autospace="none"/>
    </style:style>
    <style:style style:name="P1296" style:family="paragraph" style:parent-style-name="Standard">
      <style:paragraph-properties style:text-autospace="none"/>
    </style:style>
    <style:style style:name="P1297" style:family="paragraph" style:parent-style-name="Standard">
      <style:paragraph-properties style:text-autospace="none"/>
    </style:style>
    <style:style style:name="P1298" style:family="paragraph" style:parent-style-name="Standard">
      <style:paragraph-properties style:text-autospace="none"/>
    </style:style>
    <style:style style:name="P1299" style:family="paragraph" style:parent-style-name="Standard">
      <style:paragraph-properties style:text-autospace="none"/>
    </style:style>
    <style:style style:name="P1300" style:family="paragraph" style:parent-style-name="Standard">
      <style:paragraph-properties style:text-autospace="none"/>
    </style:style>
    <style:style style:name="P1301" style:family="paragraph" style:parent-style-name="Standard">
      <style:paragraph-properties style:text-autospace="none"/>
    </style:style>
    <style:style style:name="P1302" style:family="paragraph" style:parent-style-name="Standard">
      <style:paragraph-properties style:text-autospace="none"/>
    </style:style>
    <style:style style:name="P1303" style:family="paragraph" style:parent-style-name="Standard">
      <style:paragraph-properties style:text-autospace="none"/>
    </style:style>
    <style:style style:name="P1304" style:family="paragraph" style:parent-style-name="Standard">
      <style:paragraph-properties style:text-autospace="none"/>
    </style:style>
    <style:style style:name="P1305" style:family="paragraph" style:parent-style-name="Standard">
      <style:paragraph-properties style:text-autospace="none"/>
    </style:style>
    <style:style style:name="P1306" style:family="paragraph" style:parent-style-name="Standard">
      <style:paragraph-properties style:text-autospace="none"/>
    </style:style>
    <style:style style:name="P1307" style:family="paragraph" style:parent-style-name="Standard">
      <style:paragraph-properties style:text-autospace="none"/>
    </style:style>
    <style:style style:name="P1308" style:family="paragraph" style:parent-style-name="Standard">
      <style:paragraph-properties style:text-autospace="none"/>
    </style:style>
    <style:style style:name="P1309" style:family="paragraph" style:parent-style-name="Standard">
      <style:paragraph-properties style:text-autospace="none"/>
    </style:style>
    <style:style style:name="P1310" style:family="paragraph" style:parent-style-name="Standard">
      <style:paragraph-properties style:text-autospace="none"/>
    </style:style>
    <style:style style:name="P1311" style:family="paragraph" style:parent-style-name="Standard">
      <style:paragraph-properties style:text-autospace="none"/>
    </style:style>
    <style:style style:name="P1312" style:family="paragraph" style:parent-style-name="Standard">
      <style:paragraph-properties style:text-autospace="none"/>
    </style:style>
    <style:style style:name="P1313" style:family="paragraph" style:parent-style-name="Standard">
      <style:paragraph-properties style:text-autospace="none"/>
    </style:style>
    <style:style style:name="P1314" style:family="paragraph" style:parent-style-name="Standard">
      <style:paragraph-properties style:text-autospace="none"/>
    </style:style>
    <style:style style:name="P1315" style:family="paragraph" style:parent-style-name="Standard">
      <style:paragraph-properties style:text-autospace="none"/>
    </style:style>
    <style:style style:name="P1316" style:family="paragraph" style:parent-style-name="Standard">
      <style:paragraph-properties style:text-autospace="none"/>
    </style:style>
    <style:style style:name="P1317" style:family="paragraph" style:parent-style-name="Standard">
      <style:paragraph-properties style:text-autospace="none"/>
    </style:style>
    <style:style style:name="P1318" style:family="paragraph" style:parent-style-name="Standard">
      <style:paragraph-properties style:text-autospace="none"/>
    </style:style>
    <style:style style:name="P1319" style:family="paragraph" style:parent-style-name="Standard">
      <style:paragraph-properties style:text-autospace="none"/>
    </style:style>
    <style:style style:name="P1320" style:family="paragraph" style:parent-style-name="Standard">
      <style:paragraph-properties style:text-autospace="none"/>
    </style:style>
    <style:style style:name="P1321" style:family="paragraph" style:parent-style-name="Standard">
      <style:paragraph-properties style:text-autospace="none"/>
    </style:style>
    <style:style style:name="P1322" style:family="paragraph" style:parent-style-name="Standard">
      <style:paragraph-properties style:text-autospace="none"/>
    </style:style>
    <style:style style:name="P1323" style:family="paragraph" style:parent-style-name="Standard">
      <style:paragraph-properties style:text-autospace="none"/>
    </style:style>
    <style:style style:name="P1324" style:family="paragraph" style:parent-style-name="Standard">
      <style:paragraph-properties style:text-autospace="none"/>
    </style:style>
    <style:style style:name="P1325" style:family="paragraph" style:parent-style-name="Standard">
      <style:paragraph-properties style:text-autospace="none"/>
    </style:style>
    <style:style style:name="P1326" style:family="paragraph" style:parent-style-name="Standard">
      <style:paragraph-properties style:text-autospace="none"/>
    </style:style>
    <style:style style:name="P1327" style:family="paragraph" style:parent-style-name="Standard">
      <style:paragraph-properties style:text-autospace="none"/>
    </style:style>
    <style:style style:name="P1328" style:family="paragraph" style:parent-style-name="Standard">
      <style:paragraph-properties style:text-autospace="none"/>
    </style:style>
    <style:style style:name="P1329" style:family="paragraph" style:parent-style-name="Standard">
      <style:paragraph-properties style:text-autospace="none"/>
    </style:style>
    <style:style style:name="P1330" style:family="paragraph" style:parent-style-name="Standard">
      <style:paragraph-properties style:text-autospace="none"/>
    </style:style>
    <style:style style:name="P1331" style:family="paragraph" style:parent-style-name="Standard">
      <style:paragraph-properties style:text-autospace="none"/>
    </style:style>
    <style:style style:name="P1332" style:family="paragraph" style:parent-style-name="Standard">
      <style:paragraph-properties style:text-autospace="none"/>
    </style:style>
    <style:style style:name="P1333" style:family="paragraph" style:parent-style-name="Standard">
      <style:paragraph-properties style:text-autospace="none"/>
    </style:style>
    <style:style style:name="P1334" style:family="paragraph" style:parent-style-name="Standard">
      <style:paragraph-properties style:text-autospace="none"/>
    </style:style>
    <style:style style:name="P1335" style:family="paragraph" style:parent-style-name="Standard">
      <style:paragraph-properties style:text-autospace="none"/>
    </style:style>
    <style:style style:name="P1336" style:family="paragraph" style:parent-style-name="Standard">
      <style:paragraph-properties style:text-autospace="none"/>
    </style:style>
    <style:style style:name="P1337" style:family="paragraph" style:parent-style-name="Standard">
      <style:paragraph-properties style:text-autospace="none"/>
    </style:style>
    <style:style style:name="P1338" style:family="paragraph" style:parent-style-name="Standard">
      <style:paragraph-properties style:text-autospace="none"/>
    </style:style>
    <style:style style:name="P1339" style:family="paragraph" style:parent-style-name="Standard">
      <style:paragraph-properties style:text-autospace="none"/>
    </style:style>
    <style:style style:name="P1340" style:family="paragraph" style:parent-style-name="Standard">
      <style:paragraph-properties style:text-autospace="none"/>
    </style:style>
    <style:style style:name="P1341" style:family="paragraph" style:parent-style-name="Standard">
      <style:paragraph-properties style:text-autospace="none"/>
    </style:style>
    <style:style style:name="P1342" style:family="paragraph" style:parent-style-name="Standard">
      <style:paragraph-properties style:text-autospace="none"/>
    </style:style>
    <style:style style:name="P1343" style:family="paragraph" style:parent-style-name="Standard">
      <style:paragraph-properties style:text-autospace="none"/>
    </style:style>
    <style:style style:name="P1344" style:family="paragraph" style:parent-style-name="Standard">
      <style:paragraph-properties style:text-autospace="none"/>
    </style:style>
    <style:style style:name="P1345" style:family="paragraph" style:parent-style-name="Standard">
      <style:paragraph-properties style:text-autospace="none"/>
    </style:style>
    <style:style style:name="P1346" style:family="paragraph" style:parent-style-name="Standard">
      <style:paragraph-properties style:text-autospace="none"/>
    </style:style>
    <style:style style:name="P1347" style:family="paragraph" style:parent-style-name="Standard">
      <style:paragraph-properties style:text-autospace="none"/>
    </style:style>
    <style:style style:name="P1348" style:family="paragraph" style:parent-style-name="Standard">
      <style:paragraph-properties style:text-autospace="none"/>
    </style:style>
    <style:style style:name="P1349" style:family="paragraph" style:parent-style-name="Standard">
      <style:paragraph-properties style:text-autospace="none"/>
    </style:style>
    <style:style style:name="P1350" style:family="paragraph" style:parent-style-name="Standard">
      <style:paragraph-properties style:text-autospace="none"/>
    </style:style>
    <style:style style:name="P1351" style:family="paragraph" style:parent-style-name="Standard">
      <style:paragraph-properties style:text-autospace="none"/>
    </style:style>
    <style:style style:name="P1352" style:family="paragraph" style:parent-style-name="Standard">
      <style:paragraph-properties style:text-autospace="none"/>
    </style:style>
    <style:style style:name="P1353" style:family="paragraph" style:parent-style-name="Standard">
      <style:paragraph-properties style:text-autospace="none"/>
    </style:style>
    <style:style style:name="P1354" style:family="paragraph" style:parent-style-name="Standard">
      <style:paragraph-properties style:text-autospace="none"/>
    </style:style>
    <style:style style:name="P1355" style:family="paragraph" style:parent-style-name="Standard">
      <style:paragraph-properties style:text-autospace="none"/>
    </style:style>
    <style:style style:name="P1356" style:family="paragraph" style:parent-style-name="Standard">
      <style:paragraph-properties style:text-autospace="none"/>
    </style:style>
    <style:style style:name="P1357" style:family="paragraph" style:parent-style-name="Standard">
      <style:paragraph-properties style:text-autospace="none"/>
    </style:style>
    <style:style style:name="P1358" style:family="paragraph" style:parent-style-name="Standard">
      <style:paragraph-properties style:text-autospace="none"/>
    </style:style>
    <style:style style:name="P1359" style:family="paragraph" style:parent-style-name="Standard">
      <style:paragraph-properties style:text-autospace="none"/>
    </style:style>
    <style:style style:name="P1360" style:family="paragraph" style:parent-style-name="Standard">
      <style:paragraph-properties style:text-autospace="none"/>
    </style:style>
    <style:style style:name="P1361" style:family="paragraph" style:parent-style-name="Standard">
      <style:paragraph-properties style:text-autospace="none"/>
    </style:style>
    <style:style style:name="P1362" style:family="paragraph" style:parent-style-name="Standard">
      <style:paragraph-properties style:text-autospace="none"/>
    </style:style>
    <style:style style:name="P1363" style:family="paragraph" style:parent-style-name="Standard">
      <style:paragraph-properties style:text-autospace="none"/>
    </style:style>
    <style:style style:name="P1364" style:family="paragraph" style:parent-style-name="Standard">
      <style:paragraph-properties style:text-autospace="none"/>
    </style:style>
    <style:style style:name="P1365" style:family="paragraph" style:parent-style-name="Standard">
      <style:paragraph-properties style:text-autospace="none"/>
    </style:style>
    <style:style style:name="P1366" style:family="paragraph" style:parent-style-name="Standard">
      <style:paragraph-properties style:text-autospace="none"/>
    </style:style>
    <style:style style:name="P1367" style:family="paragraph" style:parent-style-name="Standard">
      <style:paragraph-properties style:text-autospace="none"/>
    </style:style>
    <style:style style:name="P1368" style:family="paragraph" style:parent-style-name="Standard">
      <style:paragraph-properties style:text-autospace="none"/>
    </style:style>
    <style:style style:name="P1369" style:family="paragraph" style:parent-style-name="Standard">
      <style:paragraph-properties style:text-autospace="none"/>
    </style:style>
    <style:style style:name="P1370" style:family="paragraph" style:parent-style-name="Standard">
      <style:paragraph-properties style:text-autospace="none"/>
    </style:style>
    <style:style style:name="P1371" style:family="paragraph" style:parent-style-name="Standard">
      <style:paragraph-properties style:text-autospace="none"/>
    </style:style>
    <style:style style:name="P1372" style:family="paragraph" style:parent-style-name="Standard">
      <style:paragraph-properties style:text-autospace="none"/>
    </style:style>
    <style:style style:name="P1373" style:family="paragraph" style:parent-style-name="Standard">
      <style:paragraph-properties style:text-autospace="none"/>
    </style:style>
    <style:style style:name="P1374" style:family="paragraph" style:parent-style-name="Standard">
      <style:paragraph-properties style:text-autospace="none"/>
    </style:style>
    <style:style style:name="P1375" style:family="paragraph" style:parent-style-name="Standard">
      <style:paragraph-properties style:text-autospace="none"/>
    </style:style>
    <style:style style:name="P1376" style:family="paragraph" style:parent-style-name="Standard">
      <style:paragraph-properties style:text-autospace="none"/>
    </style:style>
    <style:style style:name="P1377" style:family="paragraph" style:parent-style-name="Standard">
      <style:paragraph-properties style:text-autospace="none"/>
    </style:style>
    <style:style style:name="P1378" style:family="paragraph" style:parent-style-name="Standard">
      <style:paragraph-properties style:text-autospace="none"/>
    </style:style>
    <style:style style:name="P1379" style:family="paragraph" style:parent-style-name="Standard">
      <style:paragraph-properties style:text-autospace="none"/>
    </style:style>
    <style:style style:name="P1380" style:family="paragraph" style:parent-style-name="Standard">
      <style:paragraph-properties style:text-autospace="none"/>
    </style:style>
    <style:style style:name="P1381" style:family="paragraph" style:parent-style-name="Standard">
      <style:paragraph-properties style:text-autospace="none"/>
    </style:style>
    <style:style style:name="P1382" style:family="paragraph" style:parent-style-name="Standard">
      <style:paragraph-properties style:text-autospace="none"/>
    </style:style>
    <style:style style:name="P1383" style:family="paragraph" style:parent-style-name="Standard">
      <style:paragraph-properties style:text-autospace="none"/>
    </style:style>
    <style:style style:name="P1384" style:family="paragraph" style:parent-style-name="Standard">
      <style:paragraph-properties style:text-autospace="none"/>
    </style:style>
    <style:style style:name="P1385" style:family="paragraph" style:parent-style-name="Standard">
      <style:paragraph-properties style:text-autospace="none"/>
    </style:style>
    <style:style style:name="P1386" style:family="paragraph" style:parent-style-name="Standard">
      <style:paragraph-properties style:text-autospace="none"/>
    </style:style>
    <style:style style:name="P1387" style:family="paragraph" style:parent-style-name="Standard">
      <style:paragraph-properties style:text-autospace="none"/>
    </style:style>
    <style:style style:name="P1388" style:family="paragraph" style:parent-style-name="Standard">
      <style:paragraph-properties style:text-autospace="none"/>
    </style:style>
    <style:style style:name="P1389" style:family="paragraph" style:parent-style-name="Standard">
      <style:paragraph-properties style:text-autospace="none"/>
    </style:style>
    <style:style style:name="P1390" style:family="paragraph" style:parent-style-name="Standard">
      <style:paragraph-properties style:text-autospace="none"/>
    </style:style>
    <style:style style:name="P1391" style:family="paragraph" style:parent-style-name="Standard">
      <style:paragraph-properties style:text-autospace="none"/>
    </style:style>
    <style:style style:name="P1392" style:family="paragraph" style:parent-style-name="Standard">
      <style:paragraph-properties style:text-autospace="none"/>
    </style:style>
    <style:style style:name="P1393" style:family="paragraph" style:parent-style-name="Standard">
      <style:paragraph-properties style:text-autospace="none"/>
    </style:style>
    <style:style style:name="P1394" style:family="paragraph" style:parent-style-name="Standard">
      <style:paragraph-properties style:text-autospace="none"/>
    </style:style>
    <style:style style:name="P1395" style:family="paragraph" style:parent-style-name="Standard">
      <style:paragraph-properties style:text-autospace="none"/>
    </style:style>
    <style:style style:name="P1396" style:family="paragraph" style:parent-style-name="Standard">
      <style:paragraph-properties style:text-autospace="none"/>
    </style:style>
    <style:style style:name="P1397" style:family="paragraph" style:parent-style-name="Standard">
      <style:paragraph-properties style:text-autospace="none"/>
    </style:style>
    <style:style style:name="P1398" style:family="paragraph" style:parent-style-name="Standard">
      <style:paragraph-properties style:text-autospace="none"/>
    </style:style>
    <style:style style:name="P1399" style:family="paragraph" style:parent-style-name="Standard">
      <style:paragraph-properties style:text-autospace="none"/>
    </style:style>
    <style:style style:name="P1400" style:family="paragraph" style:parent-style-name="Standard">
      <style:paragraph-properties style:text-autospace="none"/>
    </style:style>
    <style:style style:name="P1401" style:family="paragraph" style:parent-style-name="Standard">
      <style:paragraph-properties style:text-autospace="none"/>
    </style:style>
    <style:style style:name="P1402" style:family="paragraph" style:parent-style-name="Standard">
      <style:paragraph-properties style:text-autospace="none"/>
    </style:style>
    <style:style style:name="P1403" style:family="paragraph" style:parent-style-name="Standard">
      <style:paragraph-properties style:text-autospace="none"/>
    </style:style>
    <style:style style:name="P1404" style:family="paragraph" style:parent-style-name="Standard">
      <style:paragraph-properties style:text-autospace="none"/>
    </style:style>
    <style:style style:name="P1405" style:family="paragraph" style:parent-style-name="Standard">
      <style:paragraph-properties style:text-autospace="none"/>
    </style:style>
    <style:style style:name="P1406" style:family="paragraph" style:parent-style-name="Standard">
      <style:paragraph-properties style:text-autospace="none"/>
    </style:style>
    <style:style style:name="P1407" style:family="paragraph" style:parent-style-name="Standard">
      <style:paragraph-properties style:text-autospace="none"/>
    </style:style>
    <style:style style:name="P1408" style:family="paragraph" style:parent-style-name="Standard">
      <style:paragraph-properties style:text-autospace="none"/>
    </style:style>
    <style:style style:name="P1409" style:family="paragraph" style:parent-style-name="Standard">
      <style:paragraph-properties style:text-autospace="none"/>
    </style:style>
    <style:style style:name="P1410" style:family="paragraph" style:parent-style-name="Standard">
      <style:paragraph-properties style:text-autospace="none"/>
    </style:style>
    <style:style style:name="P1411" style:family="paragraph" style:parent-style-name="Standard">
      <style:paragraph-properties style:text-autospace="none"/>
    </style:style>
    <style:style style:name="P1412" style:family="paragraph" style:parent-style-name="Standard">
      <style:paragraph-properties style:text-autospace="none"/>
    </style:style>
    <style:style style:name="P1413" style:family="paragraph" style:parent-style-name="Standard">
      <style:paragraph-properties style:text-autospace="none"/>
    </style:style>
    <style:style style:name="P1414" style:family="paragraph" style:parent-style-name="Standard">
      <style:paragraph-properties style:text-autospace="none"/>
    </style:style>
    <style:style style:name="P1415" style:family="paragraph" style:parent-style-name="Standard">
      <style:paragraph-properties style:text-autospace="none"/>
    </style:style>
    <style:style style:name="P1416" style:family="paragraph" style:parent-style-name="Standard">
      <style:paragraph-properties style:text-autospace="none"/>
    </style:style>
    <style:style style:name="P1417" style:family="paragraph" style:parent-style-name="Standard">
      <style:paragraph-properties style:text-autospace="none"/>
    </style:style>
    <style:style style:name="P1418" style:family="paragraph" style:parent-style-name="Standard">
      <style:paragraph-properties style:text-autospace="none"/>
    </style:style>
    <style:style style:name="P1419" style:family="paragraph" style:parent-style-name="Standard">
      <style:paragraph-properties style:text-autospace="none"/>
    </style:style>
    <style:style style:name="P1420" style:family="paragraph" style:parent-style-name="Standard">
      <style:paragraph-properties style:text-autospace="none"/>
    </style:style>
    <style:style style:name="P1421" style:family="paragraph" style:parent-style-name="Standard">
      <style:paragraph-properties style:text-autospace="none"/>
    </style:style>
    <style:style style:name="P1422" style:family="paragraph" style:parent-style-name="Standard">
      <style:paragraph-properties style:text-autospace="none"/>
    </style:style>
    <style:style style:name="P1423" style:family="paragraph" style:parent-style-name="Standard">
      <style:paragraph-properties style:text-autospace="none"/>
    </style:style>
    <style:style style:name="P1424" style:family="paragraph" style:parent-style-name="Standard">
      <style:paragraph-properties style:text-autospace="none"/>
    </style:style>
    <style:style style:name="P1425" style:family="paragraph" style:parent-style-name="Standard">
      <style:paragraph-properties style:text-autospace="none"/>
    </style:style>
    <style:style style:name="P1426" style:family="paragraph" style:parent-style-name="Standard">
      <style:paragraph-properties style:text-autospace="none"/>
    </style:style>
    <style:style style:name="P1427" style:family="paragraph" style:parent-style-name="Standard">
      <style:paragraph-properties style:text-autospace="none"/>
    </style:style>
    <style:style style:name="P1428" style:family="paragraph" style:parent-style-name="Standard">
      <style:paragraph-properties style:text-autospace="none"/>
    </style:style>
    <style:style style:name="P1429" style:family="paragraph" style:parent-style-name="Standard">
      <style:paragraph-properties style:text-autospace="none"/>
    </style:style>
    <style:style style:name="P1430" style:family="paragraph" style:parent-style-name="Standard">
      <style:paragraph-properties style:text-autospace="none"/>
    </style:style>
    <style:style style:name="P1431" style:family="paragraph" style:parent-style-name="Standard">
      <style:paragraph-properties style:text-autospace="none"/>
    </style:style>
    <style:style style:name="P1432" style:family="paragraph" style:parent-style-name="Standard">
      <style:paragraph-properties style:text-autospace="none"/>
    </style:style>
    <style:style style:name="P1433" style:family="paragraph" style:parent-style-name="Standard">
      <style:paragraph-properties style:text-autospace="none"/>
    </style:style>
    <style:style style:name="P1434" style:family="paragraph" style:parent-style-name="Standard">
      <style:paragraph-properties style:text-autospace="none"/>
    </style:style>
    <style:style style:name="P1435" style:family="paragraph" style:parent-style-name="Standard">
      <style:paragraph-properties style:text-autospace="none"/>
    </style:style>
    <style:style style:name="P1436" style:family="paragraph" style:parent-style-name="Standard">
      <style:paragraph-properties style:text-autospace="none"/>
    </style:style>
    <style:style style:name="P1437" style:family="paragraph" style:parent-style-name="Standard">
      <style:paragraph-properties style:text-autospace="none"/>
    </style:style>
    <style:style style:name="P1438" style:family="paragraph" style:parent-style-name="Standard">
      <style:paragraph-properties style:text-autospace="none"/>
    </style:style>
    <style:style style:name="P1439" style:family="paragraph" style:parent-style-name="Standard">
      <style:paragraph-properties style:text-autospace="none"/>
    </style:style>
    <style:style style:name="P1440" style:family="paragraph" style:parent-style-name="Standard">
      <style:paragraph-properties style:text-autospace="none"/>
    </style:style>
    <style:style style:name="P1441" style:family="paragraph" style:parent-style-name="Standard">
      <style:paragraph-properties style:text-autospace="none"/>
    </style:style>
    <style:style style:name="P1442" style:family="paragraph" style:parent-style-name="Standard">
      <style:paragraph-properties style:text-autospace="none"/>
    </style:style>
    <style:style style:name="P1443" style:family="paragraph" style:parent-style-name="Standard">
      <style:paragraph-properties style:text-autospace="none"/>
    </style:style>
    <style:style style:name="P1444" style:family="paragraph" style:parent-style-name="Standard">
      <style:paragraph-properties style:text-autospace="none"/>
    </style:style>
    <style:style style:name="P1445" style:family="paragraph" style:parent-style-name="Standard">
      <style:paragraph-properties style:text-autospace="none"/>
    </style:style>
    <style:style style:name="P1446" style:family="paragraph" style:parent-style-name="Standard">
      <style:paragraph-properties style:text-autospace="none"/>
    </style:style>
    <style:style style:name="P1447" style:family="paragraph" style:parent-style-name="Standard">
      <style:paragraph-properties style:text-autospace="none"/>
    </style:style>
    <style:style style:name="P1448" style:family="paragraph" style:parent-style-name="Standard">
      <style:paragraph-properties fo:padding="0.0291in" fo:border-left="none" fo:border-right="none" fo:border-top="none" fo:border-bottom="0.0008in solid #000000" style:join-border="false"/>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fo:font-size="10pt" fo:language="zxx" fo:country="none" style:font-size-asian="10pt" style:font-size-complex="10pt"/>
    </style:style>
    <style:style style:name="T4" style:family="text">
      <style:text-properties fo:font-size="10pt" fo:language="none" fo:country="none" style:font-size-asian="10pt" style:font-size-complex="10pt"/>
    </style:style>
    <style:style style:name="T5" style:family="text">
      <style:text-properties fo:color="#808080"/>
    </style:style>
    <style:style style:name="T6" style:family="text">
      <style:text-properties fo:color="#808080" fo:font-size="10pt" fo:language="zxx" fo:country="none" style:font-size-asian="10pt" style:font-size-complex="10pt"/>
    </style:style>
    <style:style style:name="T7" style:family="text">
      <style:text-properties fo:color="#808080" fo:font-size="10pt" fo:language="none" fo:country="none" style:font-size-asian="10pt" style:font-size-complex="10pt"/>
    </style:style>
    <style:style style:name="T8" style:family="text">
      <style:text-properties fo:color="#808080" fo:language="zxx" fo:country="none"/>
    </style:style>
    <style:style style:name="T9" style:family="text">
      <style:text-properties fo:color="#808080" style:font-name="Arial1" fo:font-size="10pt" fo:language="zxx" fo:country="none" style:font-name-asian="Arial1" style:font-size-asian="10pt" style:font-name-complex="Arial1" style:font-size-complex="10pt"/>
    </style:style>
    <style:style style:name="T10" style:family="text">
      <style:text-properties fo:color="#808080" fo:language="none" fo:country="none"/>
    </style:style>
    <style:style style:name="T11" style:family="text">
      <style:text-properties fo:color="#008000"/>
    </style:style>
    <style:style style:name="T12" style:family="text">
      <style:text-properties fo:color="#008000" fo:font-size="10pt" fo:language="zxx" fo:country="none" style:font-size-asian="10pt" style:font-size-complex="10pt"/>
    </style:style>
    <style:style style:name="T13" style:family="text">
      <style:text-properties fo:color="#008000" fo:font-size="10pt" fo:language="none" fo:country="none" style:font-size-asian="10pt" style:font-size-complex="10pt"/>
    </style:style>
    <style:style style:name="T14" style:family="text">
      <style:text-properties fo:color="#008000" fo:language="zxx" fo:country="none"/>
    </style:style>
    <style:style style:name="T15" style:family="text">
      <style:text-properties fo:color="#008000" style:font-name="Arial1" fo:font-size="10pt" fo:language="zxx" fo:country="none" style:font-name-asian="Arial1" style:font-size-asian="10pt" style:font-name-complex="Arial1" style:font-size-complex="10pt"/>
    </style:style>
    <style:style style:name="T16" style:family="text">
      <style:text-properties fo:color="#008000" fo:language="none" fo:country="none"/>
    </style:style>
    <style:style style:name="T17" style:family="text">
      <style:text-properties style:use-window-font-color="true" fo:font-size="10pt" fo:language="zxx" fo:country="none" style:font-size-asian="10pt" style:font-size-complex="10pt"/>
    </style:style>
    <style:style style:name="T18" style:family="text">
      <style:text-properties style:use-window-font-color="true" fo:font-size="10pt" fo:language="none" fo:country="none" style:font-size-asian="10pt" style:font-size-complex="10pt"/>
    </style:style>
    <style:style style:name="T19" style:family="text">
      <style:text-properties style:use-window-font-color="true" style:font-name="Arial1" fo:font-size="10pt" fo:language="zxx" fo:country="none" style:font-name-asian="Arial1" style:font-size-asian="10pt" style:font-name-complex="Arial1" style:font-size-complex="10pt"/>
    </style:style>
    <style:style style:name="T20" style:family="text">
      <style:text-properties fo:color="#0000ff" fo:font-size="10pt" fo:language="zxx" fo:country="none" style:font-size-asian="10pt" style:font-size-complex="10pt"/>
    </style:style>
    <style:style style:name="T21" style:family="text">
      <style:text-properties fo:color="#0000ff" fo:font-size="10pt" fo:language="none" fo:country="none" style:font-size-asian="10pt" style:font-size-complex="10pt"/>
    </style:style>
    <style:style style:name="T22" style:family="text">
      <style:text-properties fo:color="#2b91af" fo:font-size="10pt" fo:language="zxx" fo:country="none" style:font-size-asian="10pt" style:font-size-complex="10pt"/>
    </style:style>
    <style:style style:name="T23" style:family="text">
      <style:text-properties fo:color="#2b91af" fo:font-size="10pt" fo:language="none" fo:country="none" style:font-size-asian="10pt" style:font-size-complex="10pt"/>
    </style:style>
    <style:style style:name="T24" style:family="text">
      <style:text-properties fo:language="zxx" fo:country="none"/>
    </style:style>
    <style:style style:name="T25" style:family="text">
      <style:text-properties fo:color="#a31515" fo:font-size="10pt" fo:language="zxx" fo:country="none" style:font-size-asian="10pt" style:font-size-complex="10pt"/>
    </style:style>
    <style:style style:name="T26" style:family="text">
      <style:text-properties fo:color="#a31515" fo:font-size="10pt" fo:language="none" fo:country="none" style:font-size-asian="10pt" style:font-size-complex="10pt"/>
    </style:style>
    <style:style style:name="T27" style:family="text">
      <style:text-properties fo:color="#00ae00" fo:font-size="10pt" fo:language="zxx" fo:country="none" style:font-size-asian="10pt" style:font-size-complex="10pt"/>
    </style:style>
    <style:style style:name="T28" style:family="text">
      <style:text-properties fo:color="#00ae00" fo:font-size="10pt" fo:language="zxx" fo:country="none" fo:font-weight="bold" style:font-size-asian="10pt" style:font-weight-asian="bold" style:font-size-complex="10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 text:c="37"/></text:p>
      <text:p text:style-name="P2"/>
      <text:p text:style-name="P2"/>
      <text:p text:style-name="P2"/>
      <text:p text:style-name="P2"/>
      <text:p text:style-name="P2"><text:s text:c="59"/><text:span text:style-name="T2"><text:s/>SLANG4.NET</text:span></text:p>
      <text:p text:style-name="P2"/>
      <text:p text:style-name="P2"><text:s text:c="61"/>htttp://slangfordotnet.codeplex.com </text:p>
      <text:p text:style-name="P2"/>
      <text:p text:style-name="P2"/>
      <text:p text:style-name="P2"/>
      <text:p text:style-name="P2"><text:span text:style-name="T1">The Art of Compiler Construction using C#</text:span> </text:p>
      <text:p text:style-name="P2"/>
      <text:p text:style-name="P2"><text:s text:c="74"/>By</text:p>
      <text:p text:style-name="P2"/>
      <text:p text:style-name="P2"><text:s text:c="58"/>Praseed Pai K.T. ( <text:a xlink:type="simple" xlink:href="http://praseedp.blogspot.com/">http://praseedp.blogspot.com</text:a> ) <text:s/></text:p>
      <text:p text:style-name="P2"><text:s text:c="58"/><text:a xlink:type="simple" xlink:href="mailto:praseedp@yahoo.com">praseedp@yahoo.com</text:a></text:p>
      <text:p text:style-name="P2"><text:s text:c="2"/></text:p>
      <text:p text:style-name="P2"/>
      <text:p text:style-name="P2"><text:s text:c="68"/>CHAPTER 1</text:p>
      <text:p text:style-name="P2"/>
      <text:p text:style-name="P2"><text:s text:c="68"/>Version 0.1</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Abstract Syntax Tree<text:tab/>2</text:p>
          <text:p text:style-name="P27">Modeling Expression<text:tab/>3</text:p>
          <text:p text:style-name="P28">Binary Expression<text:tab/>4</text:p>
          <text:p text:style-name="P28">Unary Expression<text:tab/>5</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The Art of Compiler Construction using C# </text:p>
      <text:p text:style-name="P2">------------------------------------------------------------</text:p>
      <text:p text:style-name="P2"/>
      <text:p text:style-name="P2">Thanks to the availability of information and better tools writing a compiler has become just an excersise in software engineering. The Compilers are not difficult programs to write. The various phases of compilers are easy to understand in an independent manner. The relationship is not purely sequential. It takes some time to put phases in perspective in the job of compilation of programs. </text:p>
      <text:p text:style-name="P2"/>
      <text:p text:style-name="P2"/>
      <text:p text:style-name="P2">The task of writing a compiler can be viewed in a top down fashion as follows</text:p>
      <text:p text:style-name="P2"/>
      <text:p text:style-name="P2">Parsing =&gt; Creation of Abstract Syntax Tree =&gt; Tree Traversal to generate the Object code or</text:p>
      <text:p text:style-name="P2">Recursive interpretation.</text:p>
      <text:p text:style-name="P2"/>
      <text:p text:style-name="P2"/>
      <text:p text:style-name="P2"/>
      <text:h text:style-name="P25" text:outline-level="1">Abstract Syntax Tree</text:h>
      <text:p text:style-name="P2"/>
      <text:p text:style-name="P2">In computer science, an abstract syntax tree (AST), or just syntax tree, is a tree representation of the </text:p>
      <text:p text:style-name="P2">abstract (simplified) syntactic structure of source code written in a certain programming language. Each node of the tree denotes a construct occurring in the source code. The syntax is abstract in the sense that it does not represent every detail that appears in the real syntax. For instance, grouping parentheses is implicit in the tree </text:p>
      <text:p text:style-name="P2">structure, and a syntactic construct such as if cond then expr may be denoted by a single node with two branches.Most of you might not be aware of the fact that , programming languages are hierarchical in nature. We can model programming language constructs as classes. Trees are a natural data structure to represent most things hierarchical. </text:p>
      <text:p text:style-name="P2"/>
      <text:p text:style-name="P2"/>
      <text:p text:style-name="P2">As a case in the point , let us look a simple expression evaluator . The expression evaluator will <text:s/>support double precision floating point value as the operands. The Operators supported are addition ( + ) <text:s/>, subtraction (-),</text:p>
      <text:p text:style-name="P2">multiplication <text:s/>(*) and division. The Object model support Unary operators (+ , - ) as well. We are planning to use a composition model for modeling an expression.</text:p>
      <text:p text:style-name="P2"/>
      <text:p text:style-name="P2">In most imperative <text:s/>programming languages , an expression is something which u evaluate for it's value. Where as statements are something which you executes for it's effect.</text:p>
      <text:p text:style-name="P2"/>
      <text:p text:style-name="P2"/>
      <text:p text:style-name="P2">let us define an abstract class for Exp</text:p>
      <text:p text:style-name="P2"/>
      <table:table table:name="Table11" table:style-name="Table11">
        <table:table-column table:style-name="Table11.A"/>
        <table:table-row>
          <table:table-cell table:style-name="Table11.A1" office:value-type="string">
            <text:p text:style-name="P17"><text:span text:style-name="T24"><text:s/></text:span><text:span text:style-name="T8">///</text:span><text:span text:style-name="T14"> </text:span><text:span text:style-name="T8">&lt;summary&gt;</text:span></text:p>
            <text:p text:style-name="P13"><text:span text:style-name="T17"><text:s/></text:span><text:span text:style-name="T6">///</text:span><text:span text:style-name="T12"> <text:s text:c="5"/>Abstract for Expression evaluation</text:span></text:p>
            <text:p text:style-name="P13"><text:span text:style-name="T17"><text:s/></text:span><text:span text:style-name="T6">///</text:span><text:span text:style-name="T12"> </text:span><text:span text:style-name="T6">&lt;/summary&gt;</text:span></text:p>
            <text:p text:style-name="P13"><text:span text:style-name="T17"><text:s/></text:span><text:span text:style-name="T20">abstract</text:span><text:span text:style-name="T17"> </text:span><text:span text:style-name="T20">class</text:span><text:span text:style-name="T17"> </text:span><text:span text:style-name="T22">Exp</text:span></text:p>
            <text:p text:style-name="P15"><text:s text:c="2"/>{</text:p>
            <text:p text:style-name="P13"><text:span text:style-name="T17"><text:s text:c="12"/></text:span><text:span text:style-name="T20">public</text:span><text:span text:style-name="T17"> </text:span><text:span text:style-name="T20">abstract</text:span><text:span text:style-name="T17"> </text:span><text:span text:style-name="T20">double</text:span><text:span text:style-name="T17"> Evaluate(</text:span><text:span text:style-name="T22">RUNTIME_CONTEXT</text:span><text:span text:style-name="T17"> cont);</text:span></text:p>
            <text:p text:style-name="P16"><text:s text:c="2"/>}</text:p>
          </table:table-cell>
        </table:table-row>
      </table:table>
      <text:p text:style-name="P3"/>
      <text:p text:style-name="P3"><text:soft-page-break/></text:p>
      <text:p text:style-name="P3">For the time being RUNTIME_CONTEXT is an empty class</text:p>
      <text:p text:style-name="P3"/>
      <table:table table:name="Table12" table:style-name="Table12">
        <table:table-column table:style-name="Table12.A"/>
        <table:table-row>
          <table:table-cell table:style-name="Table12.A1" office:value-type="string">
            <text:p text:style-name="P14"><text:span text:style-name="T5"><text:s/>///</text:span><text:span text:style-name="T11"> </text:span><text:span text:style-name="T5">&lt;summary&gt;</text:span></text:p>
            <text:p text:style-name="P13"><text:span text:style-name="T17"><text:s text:c="4"/></text:span><text:span text:style-name="T6">///</text:span><text:span text:style-name="T12"> <text:s text:c="5"/>One can store the stack frame inside this class</text:span></text:p>
            <text:p text:style-name="P13"><text:span text:style-name="T17"><text:s text:c="4"/></text:span><text:span text:style-name="T6">///</text:span><text:span text:style-name="T12"> </text:span><text:span text:style-name="T6">&lt;/summary&gt;</text:span></text:p>
            <text:p text:style-name="P13"><text:span text:style-name="T17"><text:s text:c="4"/></text:span><text:span text:style-name="T20">public</text:span><text:span text:style-name="T17"> </text:span><text:span text:style-name="T20">class</text:span><text:span text:style-name="T17"> </text:span><text:span text:style-name="T22">RUNTIME_CONTEXT</text:span></text:p>
            <text:p text:style-name="P15"><text:s text:c="4"/>{</text:p>
            <text:p text:style-name="P13"><text:span text:style-name="T17"><text:s text:c="8"/></text:span><text:span text:style-name="T20">public</text:span><text:span text:style-name="T17"> RUNTIME_CONTEXT()</text:span></text:p>
            <text:p text:style-name="P15"><text:s text:c="8"/>{</text:p>
            <text:p text:style-name="P15"/>
            <text:p text:style-name="P15"><text:s text:c="8"/>}</text:p>
            <text:p text:style-name="P15"><text:s text:c="4"/>}</text:p>
          </table:table-cell>
        </table:table-row>
      </table:table>
      <text:p text:style-name="P3"/>
      <text:p text:style-name="P2"/>
      <text:p text:style-name="P2"/>
      <text:p text:style-name="P2"/>
      <text:p text:style-name="P2"/>
      <text:h text:style-name="Heading_20_2" text:outline-level="2">Modeling Expression</text:h>
      <text:p text:style-name="P2"/>
      <text:p text:style-name="P2"/>
      <text:p text:style-name="P2">Once u have declared the interface and it's parameters , we can create a hierarchy of classes to model an expression.</text:p>
      <text:p text:style-name="P2"/>
      <text:p text:style-name="P2"/>
      <text:p text:style-name="P2">class Exp <text:s text:c="31"/>// Base class for Expression</text:p>
      <text:p text:style-name="P2"><text:s text:c="4"/>class <text:s/>NumericConstant <text:s text:c="4"/>// <text:s/>Numeric Value <text:s/></text:p>
      <text:p text:style-name="P2"><text:s text:c="4"/>class <text:s/>BinaryExp <text:s text:c="16"/>// <text:s/>Binary Expression</text:p>
      <text:p text:style-name="P2"><text:s text:c="4"/>class <text:s/>UnaryExp <text:s text:c="16"/>// <text:s/>Unary Expression </text:p>
      <text:p text:style-name="P2"/>
      <text:p text:style-name="P2"/>
      <text:p text:style-name="P2">Take a look at the listing of NumericConstant class</text:p>
      <text:p text:style-name="P2"/>
      <text:p text:style-name="P2"/>
      <table:table table:name="Table13" table:style-name="Table13">
        <table:table-column table:style-name="Table13.A"/>
        <table:table-row>
          <table:table-cell table:style-name="Table13.A1" office:value-type="string">
            <text:p text:style-name="P12"><text:s/><text:span text:style-name="T19"><text:s/></text:span><text:span text:style-name="T9">///</text:span><text:span text:style-name="T15"> </text:span><text:span text:style-name="T9">&lt;summary&gt;</text:span></text:p>
            <text:p text:style-name="P13"><text:span text:style-name="T17"><text:s text:c="4"/></text:span><text:span text:style-name="T6">///</text:span><text:span text:style-name="T12"> <text:s text:c="5"/>one can store number inside the class</text:span></text:p>
            <text:p text:style-name="P13"><text:span text:style-name="T17"><text:s text:c="4"/></text:span><text:span text:style-name="T6">///</text:span><text:span text:style-name="T12"> </text:span><text:span text:style-name="T6">&lt;/summary&gt;</text:span></text:p>
            <text:p text:style-name="P13"><text:span text:style-name="T17"><text:s text:c="3"/></text:span><text:span text:style-name="T20">public</text:span><text:span text:style-name="T17"> </text:span><text:span text:style-name="T20">class</text:span><text:span text:style-name="T17"> </text:span><text:span text:style-name="T22">NumericConstant</text:span><text:span text:style-name="T17"> : </text:span><text:span text:style-name="T22">Exp</text:span></text:p>
            <text:p text:style-name="P15"><text:s text:c="4"/>{</text:p>
            <text:p text:style-name="P13"><text:span text:style-name="T17"><text:s text:c="8"/></text:span><text:span text:style-name="T20">private</text:span><text:span text:style-name="T17"> </text:span><text:span text:style-name="T20">double</text:span><text:span text:style-name="T17"> _value;</text:span></text:p>
            <text:p text:style-name="P13"><text:span text:style-name="T17"><text:s text:c="8"/></text:span><text:span text:style-name="T6">///</text:span><text:span text:style-name="T12"> </text:span><text:span text:style-name="T6">&lt;summary&gt;</text:span></text:p>
            <text:p text:style-name="P13"><text:span text:style-name="T17"><text:s text:c="8"/></text:span><text:span text:style-name="T6">///</text:span><text:span text:style-name="T12"> <text:s text:c="4"/>Construction does not do much , just keeps the </text:span></text:p>
            <text:p text:style-name="P13"><text:span text:style-name="T17"><text:s text:c="8"/></text:span><text:span text:style-name="T6">///</text:span><text:span text:style-name="T12"> <text:s text:c="4"/>value assigned to the private variable</text:span></text:p>
            <text:p text:style-name="P13"><text:span text:style-name="T17"><text:s text:c="8"/></text:span><text:span text:style-name="T6">///</text:span><text:span text:style-name="T12"> </text:span><text:span text:style-name="T6">&lt;/summary&gt;</text:span></text:p>
            <text:p text:style-name="P13"><text:span text:style-name="T17"><text:s text:c="8"/></text:span><text:span text:style-name="T6">///</text:span><text:span text:style-name="T12"> </text:span><text:span text:style-name="T6">&lt;param name="value"&gt;&lt;/param&gt;</text:span></text:p>
            <text:p text:style-name="P18"/>
            <text:p text:style-name="P13"><text:span text:style-name="T17"><text:s text:c="8"/></text:span><text:span text:style-name="T20">public</text:span><text:span text:style-name="T17"> NumericConstant(</text:span><text:span text:style-name="T20">double</text:span><text:span text:style-name="T17"> value)</text:span></text:p>
            <text:p text:style-name="P15"><text:s text:c="8"/>{</text:p>
            <text:p text:style-name="P15"><text:s text:c="12"/>_value = value;</text:p>
            <text:p text:style-name="P15"><text:s text:c="8"/>}</text:p>
            <text:p text:style-name="P13"><text:span text:style-name="T17"><text:s text:c="8"/></text:span><text:span text:style-name="T6">///</text:span><text:span text:style-name="T12"> </text:span><text:span text:style-name="T6">&lt;summary&gt;</text:span></text:p>
            <text:p text:style-name="P13"><text:span text:style-name="T17"><text:s text:c="8"/></text:span><text:span text:style-name="T6">///</text:span><text:span text:style-name="T12"> <text:s text:c="4"/>While evaluating a numeric constant , return the _value</text:span></text:p>
            <text:p text:style-name="P13"><text:span text:style-name="T17"><text:s text:c="8"/></text:span><text:span text:style-name="T6">///</text:span><text:span text:style-name="T12"> </text:span><text:span text:style-name="T6">&lt;/summary&gt;</text:span></text:p>
            <text:p text:style-name="P13"><text:span text:style-name="T17"><text:s text:c="8"/></text:span><text:span text:style-name="T6">///</text:span><text:span text:style-name="T12"> </text:span><text:span text:style-name="T6">&lt;param name="cont"&gt;&lt;/param&gt;</text:span></text:p>
            <text:p text:style-name="P13"><text:span text:style-name="T17"><text:s text:c="8"/></text:span><text:span text:style-name="T6">///</text:span><text:span text:style-name="T12"> </text:span><text:span text:style-name="T6">&lt;returns&gt;&lt;/returns&gt;</text:span></text:p>
            <text:p text:style-name="P13"><text:soft-page-break/><text:span text:style-name="T17"><text:s text:c="8"/></text:span><text:span text:style-name="T20">public</text:span><text:span text:style-name="T17"> </text:span><text:span text:style-name="T20">override</text:span><text:span text:style-name="T17"> </text:span><text:span text:style-name="T20">double</text:span><text:span text:style-name="T17"> Evaluate(</text:span><text:span text:style-name="T22">RUNTIME_CONTEXT</text:span><text:span text:style-name="T17"> cont)</text:span></text:p>
            <text:p text:style-name="P15"><text:s text:c="8"/>{</text:p>
            <text:p text:style-name="P13"><text:span text:style-name="T17"><text:s text:c="12"/></text:span><text:span text:style-name="T20">return</text:span><text:span text:style-name="T17"> _value;</text:span></text:p>
            <text:p text:style-name="P15"><text:s text:c="8"/>}</text:p>
            <text:p text:style-name="P15"/>
            <text:p text:style-name="P15"><text:s text:c="4"/>}</text:p>
            <text:p text:style-name="P20"/>
          </table:table-cell>
        </table:table-row>
      </table:table>
      <text:p text:style-name="P2"/>
      <text:p text:style-name="P2"/>
      <text:p text:style-name="P2"/>
      <text:p text:style-name="P2">Since the class is derived from Exp , it ought to implement the Evaluate method. In the Numeric Constant node ,</text:p>
      <text:p text:style-name="P2">we will store a IEEE 754 double precision value. While evaluating the tree , the node will return the value stored inside the object.</text:p>
      <text:p text:style-name="P2"/>
      <text:p text:style-name="P2"/>
      <text:h text:style-name="Heading_20_3" text:outline-level="3">Binary Expression</text:h>
      <text:p text:style-name="P2">In a Binary Expression , one will have two Operands ( Which are themselves expressions of arbitary complexity ) and an Operator.</text:p>
      <text:p text:style-name="P2"/>
      <table:table table:name="Table14" table:style-name="Table14">
        <table:table-column table:style-name="Table14.A"/>
        <table:table-row>
          <table:table-cell table:style-name="Table14.A1" office:value-type="string">
            <text:p text:style-name="P12"><text:s/><text:span text:style-name="T6"><text:s/>///</text:span><text:span text:style-name="T12"> </text:span><text:span text:style-name="T6">&lt;summary&gt;</text:span></text:p>
            <text:p text:style-name="P13"><text:span text:style-name="T17"><text:s text:c="4"/></text:span><text:span text:style-name="T6">///</text:span><text:span text:style-name="T12"> <text:s text:c="4"/>This class supports Binary Operators like + , - , / , *</text:span></text:p>
            <text:p text:style-name="P13"><text:span text:style-name="T17"><text:s text:c="4"/></text:span><text:span text:style-name="T6">///</text:span><text:span text:style-name="T12"> </text:span><text:span text:style-name="T6">&lt;/summary&gt;</text:span></text:p>
            <text:p text:style-name="P13"><text:span text:style-name="T17"><text:s text:c="4"/></text:span><text:span text:style-name="T20">public</text:span><text:span text:style-name="T17"> </text:span><text:span text:style-name="T20">class</text:span><text:span text:style-name="T17"> </text:span><text:span text:style-name="T22">BinaryExp</text:span><text:span text:style-name="T17"> : </text:span><text:span text:style-name="T22">Exp</text:span></text:p>
            <text:p text:style-name="P15"><text:s text:c="4"/>{</text:p>
            <text:p text:style-name="P13"><text:span text:style-name="T17"><text:s text:c="8"/></text:span><text:span text:style-name="T20">private</text:span><text:span text:style-name="T17"> </text:span><text:span text:style-name="T22">Exp</text:span><text:span text:style-name="T17"> _ex1, _ex2;</text:span></text:p>
            <text:p text:style-name="P13"><text:span text:style-name="T17"><text:s text:c="8"/></text:span><text:span text:style-name="T20">private</text:span><text:span text:style-name="T17"> </text:span><text:span text:style-name="T22">OPERATOR</text:span><text:span text:style-name="T17"> _op;</text:span></text:p>
            <text:p text:style-name="P13"><text:span text:style-name="T17"><text:s text:c="8"/></text:span><text:span text:style-name="T6">///</text:span><text:span text:style-name="T12"> </text:span><text:span text:style-name="T6">&lt;summary&gt;</text:span></text:p>
            <text:p text:style-name="P13"><text:span text:style-name="T17"><text:s text:c="8"/></text:span><text:span text:style-name="T6">///</text:span><text:span text:style-name="T12"> </text:span></text:p>
            <text:p text:style-name="P13"><text:span text:style-name="T17"><text:s text:c="8"/></text:span><text:span text:style-name="T6">///</text:span><text:span text:style-name="T12"> </text:span><text:span text:style-name="T6">&lt;/summary&gt;</text:span></text:p>
            <text:p text:style-name="P13"><text:span text:style-name="T17"><text:s text:c="8"/></text:span><text:span text:style-name="T6">///</text:span><text:span text:style-name="T12"> </text:span><text:span text:style-name="T6">&lt;param name="a"&gt;&lt;/param&gt;</text:span></text:p>
            <text:p text:style-name="P13"><text:span text:style-name="T17"><text:s text:c="8"/></text:span><text:span text:style-name="T6">///</text:span><text:span text:style-name="T12"> </text:span><text:span text:style-name="T6">&lt;param name="b"&gt;&lt;/param&gt;</text:span></text:p>
            <text:p text:style-name="P13"><text:span text:style-name="T17"><text:s text:c="8"/></text:span><text:span text:style-name="T6">///</text:span><text:span text:style-name="T12"> </text:span><text:span text:style-name="T6">&lt;param name="op"&gt;&lt;/param&gt;</text:span></text:p>
            <text:p text:style-name="P18"/>
            <text:p text:style-name="P13"><text:span text:style-name="T17"><text:s text:c="8"/></text:span><text:span text:style-name="T20">public</text:span><text:span text:style-name="T17"> BinaryExp(</text:span><text:span text:style-name="T22">Exp</text:span><text:span text:style-name="T17"> a, </text:span><text:span text:style-name="T22">Exp</text:span><text:span text:style-name="T17"> b, </text:span><text:span text:style-name="T22">OPERATOR</text:span><text:span text:style-name="T17"> op)</text:span></text:p>
            <text:p text:style-name="P15"><text:s text:c="8"/>{</text:p>
            <text:p text:style-name="P15"><text:s text:c="12"/>_ex1 = a;</text:p>
            <text:p text:style-name="P15"><text:s text:c="12"/>_ex2 = b;</text:p>
            <text:p text:style-name="P15"><text:s text:c="12"/>_op = op;</text:p>
            <text:p text:style-name="P15"><text:s text:c="8"/>}</text:p>
            <text:p text:style-name="P15"/>
            <text:p text:style-name="P13"><text:span text:style-name="T17"><text:s text:c="8"/></text:span><text:span text:style-name="T6">///</text:span><text:span text:style-name="T12"> </text:span><text:span text:style-name="T6">&lt;summary&gt;</text:span></text:p>
            <text:p text:style-name="P13"><text:span text:style-name="T17"><text:s text:c="8"/></text:span><text:span text:style-name="T6">///</text:span><text:span text:style-name="T12"> <text:s text:c="4"/>While evaluating apply the operator after evaluating the left and right operands</text:span></text:p>
            <text:p text:style-name="P13"><text:span text:style-name="T17"><text:s text:c="8"/></text:span><text:span text:style-name="T6">///</text:span><text:span text:style-name="T12"> </text:span><text:span text:style-name="T6">&lt;/summary&gt;</text:span></text:p>
            <text:p text:style-name="P13"><text:span text:style-name="T17"><text:s text:c="8"/></text:span><text:span text:style-name="T6">///</text:span><text:span text:style-name="T12"> </text:span><text:span text:style-name="T6">&lt;param name="cont"&gt;&lt;/param&gt;</text:span></text:p>
            <text:p text:style-name="P13"><text:span text:style-name="T17"><text:s text:c="8"/></text:span><text:span text:style-name="T6">///</text:span><text:span text:style-name="T12"> </text:span><text:span text:style-name="T6">&lt;returns&gt;&lt;/returns&gt;</text:span></text:p>
            <text:p text:style-name="P13"><text:span text:style-name="T17"><text:s text:c="8"/></text:span><text:span text:style-name="T20">public</text:span><text:span text:style-name="T17"> </text:span><text:span text:style-name="T20">override</text:span><text:span text:style-name="T17"> </text:span><text:span text:style-name="T20">double</text:span><text:span text:style-name="T17"> Evaluate(</text:span><text:span text:style-name="T22">RUNTIME_CONTEXT</text:span><text:span text:style-name="T17"> cont)</text:span></text:p>
            <text:p text:style-name="P15"><text:s text:c="8"/>{</text:p>
            <text:p text:style-name="P15"/>
            <text:p text:style-name="P15"/>
            <text:p text:style-name="P13"><text:span text:style-name="T17"><text:s text:c="12"/></text:span><text:span text:style-name="T20">switch</text:span><text:span text:style-name="T17"> (_op)</text:span></text:p>
            <text:p text:style-name="P15"><text:s text:c="12"/>{</text:p>
            <text:p text:style-name="P13"><text:span text:style-name="T17"><text:s text:c="16"/></text:span><text:span text:style-name="T20">case</text:span><text:span text:style-name="T17"> </text:span><text:span text:style-name="T22">OPERATOR</text:span><text:span text:style-name="T17">.PLUS:</text:span></text:p>
            <text:p text:style-name="P13"><text:span text:style-name="T17"><text:s text:c="20"/></text:span><text:span text:style-name="T20">return</text:span><text:span text:style-name="T17"> _ex1.Evaluate(cont) + _ex2.Evaluate(cont);</text:span></text:p>
            <text:p text:style-name="P13"><text:span text:style-name="T17"><text:s text:c="16"/></text:span><text:span text:style-name="T20">case</text:span><text:span text:style-name="T17"> </text:span><text:span text:style-name="T22">OPERATOR</text:span><text:span text:style-name="T17">.MINUS:</text:span></text:p>
            <text:p text:style-name="P13"><text:span text:style-name="T17"><text:s text:c="20"/></text:span><text:span text:style-name="T20">return</text:span><text:span text:style-name="T17"> _ex1.Evaluate(cont) - _ex2.Evaluate(cont);</text:span></text:p>
            <text:p text:style-name="P13"><text:soft-page-break/><text:span text:style-name="T17"><text:s text:c="16"/></text:span><text:span text:style-name="T20">case</text:span><text:span text:style-name="T17"> </text:span><text:span text:style-name="T22">OPERATOR</text:span><text:span text:style-name="T17">.DIV:</text:span></text:p>
            <text:p text:style-name="P13"><text:span text:style-name="T17"><text:s text:c="20"/></text:span><text:span text:style-name="T20">return</text:span><text:span text:style-name="T17"> _ex1.Evaluate(cont) / _ex2.Evaluate(cont);</text:span></text:p>
            <text:p text:style-name="P13"><text:span text:style-name="T17"><text:s text:c="16"/></text:span><text:span text:style-name="T20">case</text:span><text:span text:style-name="T17"> </text:span><text:span text:style-name="T22">OPERATOR</text:span><text:span text:style-name="T17">.MUL:</text:span></text:p>
            <text:p text:style-name="P13"><text:span text:style-name="T17"><text:s text:c="20"/></text:span><text:span text:style-name="T20">return</text:span><text:span text:style-name="T17"> _ex1.Evaluate(cont) * _ex2.Evaluate(cont);</text:span></text:p>
            <text:p text:style-name="P15"/>
            <text:p text:style-name="P15"><text:s text:c="12"/>}</text:p>
            <text:p text:style-name="P15"/>
            <text:p text:style-name="P13"><text:span text:style-name="T17"><text:s text:c="12"/></text:span><text:span text:style-name="T20">return</text:span><text:span text:style-name="T17"> </text:span><text:span text:style-name="T22">Double</text:span><text:span text:style-name="T17">.NaN;</text:span></text:p>
            <text:p text:style-name="P15"/>
            <text:p text:style-name="P15"><text:s text:c="8"/>}</text:p>
            <text:p text:style-name="P15"/>
            <text:p text:style-name="P15"><text:s text:c="4"/>}</text:p>
            <text:p text:style-name="P19"/>
          </table:table-cell>
        </table:table-row>
      </table:table>
      <text:p text:style-name="P2"/>
      <text:p text:style-name="P2"/>
      <text:p text:style-name="P2"/>
      <text:p text:style-name="P2"/>
      <text:p text:style-name="P2"/>
      <text:h text:style-name="Heading_20_3" text:outline-level="3">Unary Expression</text:h>
      <text:p text:style-name="P2"/>
      <text:p text:style-name="P2"/>
      <text:p text:style-name="P2">In an unary expression , one will have an Operand ( which can be an expression of arbitary complexity ) and an Operator which can be applied on the Operand.</text:p>
      <text:p text:style-name="P2"/>
      <text:p text:style-name="P2"/>
      <table:table table:name="Table15" table:style-name="Table15">
        <table:table-column table:style-name="Table15.A"/>
        <table:table-row>
          <table:table-cell table:style-name="Table15.A1" office:value-type="string">
            <text:p text:style-name="P12"><text:s/><text:span text:style-name="T19"><text:s/></text:span><text:span text:style-name="T9">///</text:span><text:span text:style-name="T15"> </text:span><text:span text:style-name="T9">&lt;summary&gt;</text:span></text:p>
            <text:p text:style-name="P13"><text:span text:style-name="T17"><text:s text:c="4"/></text:span><text:span text:style-name="T6">///</text:span><text:span text:style-name="T12"> <text:s text:c="4"/>This class supports Unary Operators like + , - , / , *</text:span></text:p>
            <text:p text:style-name="P13"><text:span text:style-name="T17"><text:s text:c="4"/></text:span><text:span text:style-name="T6">///</text:span><text:span text:style-name="T12"> </text:span><text:span text:style-name="T6">&lt;/summary&gt;</text:span></text:p>
            <text:p text:style-name="P13"><text:span text:style-name="T17"><text:s text:c="4"/></text:span><text:span text:style-name="T20">public</text:span><text:span text:style-name="T17"> </text:span><text:span text:style-name="T20">class</text:span><text:span text:style-name="T17"> </text:span><text:span text:style-name="T22">UnaryExp</text:span><text:span text:style-name="T17"> : </text:span><text:span text:style-name="T22">Exp</text:span></text:p>
            <text:p text:style-name="P15"><text:s text:c="4"/>{</text:p>
            <text:p text:style-name="P13"><text:span text:style-name="T17"><text:s text:c="8"/></text:span><text:span text:style-name="T20">private</text:span><text:span text:style-name="T17"> </text:span><text:span text:style-name="T22">Exp</text:span><text:span text:style-name="T17"> _ex1;</text:span></text:p>
            <text:p text:style-name="P13"><text:span text:style-name="T17"><text:s text:c="8"/></text:span><text:span text:style-name="T20">private</text:span><text:span text:style-name="T17"> </text:span><text:span text:style-name="T22">OPERATOR</text:span><text:span text:style-name="T17"> _op;</text:span></text:p>
            <text:p text:style-name="P13"><text:span text:style-name="T17"><text:s text:c="8"/></text:span><text:span text:style-name="T6">///</text:span><text:span text:style-name="T12"> </text:span><text:span text:style-name="T6">&lt;summary&gt;</text:span></text:p>
            <text:p text:style-name="P13"><text:span text:style-name="T17"><text:s text:c="8"/></text:span><text:span text:style-name="T6">///</text:span><text:span text:style-name="T12"> </text:span></text:p>
            <text:p text:style-name="P13"><text:span text:style-name="T17"><text:s text:c="8"/></text:span><text:span text:style-name="T6">///</text:span><text:span text:style-name="T12"> </text:span><text:span text:style-name="T6">&lt;/summary&gt;</text:span></text:p>
            <text:p text:style-name="P13"><text:span text:style-name="T17"><text:s text:c="8"/></text:span><text:span text:style-name="T6">///</text:span><text:span text:style-name="T12"> </text:span><text:span text:style-name="T6">&lt;param name="a"&gt;&lt;/param&gt;</text:span></text:p>
            <text:p text:style-name="P13"><text:span text:style-name="T17"><text:s text:c="8"/></text:span><text:span text:style-name="T6">///</text:span><text:span text:style-name="T12"> </text:span><text:span text:style-name="T6">&lt;param name="b"&gt;&lt;/param&gt;</text:span></text:p>
            <text:p text:style-name="P13"><text:span text:style-name="T17"><text:s text:c="8"/></text:span><text:span text:style-name="T6">///</text:span><text:span text:style-name="T12"> </text:span><text:span text:style-name="T6">&lt;param name="op"&gt;&lt;/param&gt;</text:span></text:p>
            <text:p text:style-name="P18"/>
            <text:p text:style-name="P13"><text:span text:style-name="T17"><text:s text:c="8"/></text:span><text:span text:style-name="T20">public</text:span><text:span text:style-name="T17"> UnaryExp(</text:span><text:span text:style-name="T22">Exp</text:span><text:span text:style-name="T17"> a, </text:span><text:span text:style-name="T22">OPERATOR</text:span><text:span text:style-name="T17"> op)</text:span></text:p>
            <text:p text:style-name="P15"><text:s text:c="8"/>{</text:p>
            <text:p text:style-name="P15"><text:s text:c="12"/>_ex1 = a;</text:p>
            <text:p text:style-name="P15"><text:s text:c="12"/>_op = op;</text:p>
            <text:p text:style-name="P15"><text:s text:c="8"/>}</text:p>
            <text:p text:style-name="P15"/>
            <text:p text:style-name="P13"><text:span text:style-name="T17"><text:s text:c="8"/></text:span><text:span text:style-name="T6">///</text:span><text:span text:style-name="T12"> </text:span><text:span text:style-name="T6">&lt;summary&gt;</text:span></text:p>
            <text:p text:style-name="P13"><text:span text:style-name="T17"><text:s text:c="8"/></text:span><text:span text:style-name="T6">///</text:span><text:span text:style-name="T12"> <text:s text:c="4"/>While evaluating apply the unary operator after evaluating the operand.</text:span></text:p>
            <text:p text:style-name="P13"><text:span text:style-name="T17"><text:s text:c="8"/></text:span><text:span text:style-name="T6">///</text:span><text:span text:style-name="T12"> </text:span><text:span text:style-name="T6">&lt;/summary&gt;</text:span></text:p>
            <text:p text:style-name="P13"><text:span text:style-name="T17"><text:s text:c="8"/></text:span><text:span text:style-name="T6">///</text:span><text:span text:style-name="T12"> </text:span><text:span text:style-name="T6">&lt;param name="cont"&gt;&lt;/param&gt;</text:span></text:p>
            <text:p text:style-name="P13"><text:span text:style-name="T17"><text:s text:c="8"/></text:span><text:span text:style-name="T6">///</text:span><text:span text:style-name="T12"> </text:span><text:span text:style-name="T6">&lt;returns&gt;&lt;/returns&gt;</text:span></text:p>
            <text:p text:style-name="P13"><text:span text:style-name="T17"><text:s text:c="8"/></text:span><text:span text:style-name="T20">public</text:span><text:span text:style-name="T17"> </text:span><text:span text:style-name="T20">override</text:span><text:span text:style-name="T17"> </text:span><text:span text:style-name="T20">double</text:span><text:span text:style-name="T17"> Evaluate(</text:span><text:span text:style-name="T22">RUNTIME_CONTEXT</text:span><text:span text:style-name="T17"> cont)</text:span></text:p>
            <text:p text:style-name="P15"><text:s text:c="8"/>{</text:p>
            <text:p text:style-name="P15"/>
            <text:p text:style-name="P13"><text:span text:style-name="T17"><text:s text:c="12"/></text:span><text:span text:style-name="T20">switch</text:span><text:span text:style-name="T17"> (_op)</text:span></text:p>
            <text:p text:style-name="P15"><text:s text:c="12"/>{</text:p>
            <text:p text:style-name="P13"><text:soft-page-break/><text:span text:style-name="T17"><text:s text:c="16"/></text:span><text:span text:style-name="T20">case</text:span><text:span text:style-name="T17"> </text:span><text:span text:style-name="T22">OPERATOR</text:span><text:span text:style-name="T17">.PLUS:</text:span></text:p>
            <text:p text:style-name="P13"><text:span text:style-name="T17"><text:s text:c="20"/></text:span><text:span text:style-name="T20">return</text:span><text:span text:style-name="T17"> _ex1.Evaluate(cont);</text:span></text:p>
            <text:p text:style-name="P13"><text:span text:style-name="T17"><text:s text:c="16"/></text:span><text:span text:style-name="T20">case</text:span><text:span text:style-name="T17"> </text:span><text:span text:style-name="T22">OPERATOR</text:span><text:span text:style-name="T17">.MINUS:</text:span></text:p>
            <text:p text:style-name="P13"><text:span text:style-name="T17"><text:s text:c="20"/></text:span><text:span text:style-name="T20">return</text:span><text:span text:style-name="T17"> -_ex1.Evaluate(cont);</text:span></text:p>
            <text:p text:style-name="P15"><text:s text:c="12"/>}</text:p>
            <text:p text:style-name="P15"/>
            <text:p text:style-name="P13"><text:span text:style-name="T17"><text:s text:c="12"/></text:span><text:span text:style-name="T20">return</text:span><text:span text:style-name="T17"> </text:span><text:span text:style-name="T22">Double</text:span><text:span text:style-name="T17">.NaN;</text:span></text:p>
            <text:p text:style-name="P15"/>
            <text:p text:style-name="P15"><text:s text:c="8"/>}</text:p>
            <text:p text:style-name="P15"/>
            <text:p text:style-name="P15"><text:s text:c="4"/>}</text:p>
            <text:p text:style-name="P20"/>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In the CallSLANG project, we will include the SLANG_DOT_NET assembly before composing the expression.</text:p>
      <text:p text:style-name="P2"/>
      <text:p text:style-name="P2"/>
      <text:p text:style-name="P2"/>
      <table:table table:name="Table16" table:style-name="Table16">
        <table:table-column table:style-name="Table16.A"/>
        <table:table-row>
          <table:table-cell table:style-name="Table16.A1" office:value-type="string">
            <text:p text:style-name="P12"><text:span text:style-name="T20">using</text:span><text:span text:style-name="T17"> System;</text:span></text:p>
            <text:p text:style-name="P13"><text:span text:style-name="T20">using</text:span><text:span text:style-name="T17"> System.Collections.Generic;</text:span></text:p>
            <text:p text:style-name="P13"><text:span text:style-name="T20">using</text:span><text:span text:style-name="T17"> System.Linq;</text:span></text:p>
            <text:p text:style-name="P13"><text:span text:style-name="T20">using</text:span><text:span text:style-name="T17"> System.Text;</text:span></text:p>
            <text:p text:style-name="P13"><text:span text:style-name="T20">using</text:span><text:span text:style-name="T17"> SLANG_DOT_NET; </text:span><text:span text:style-name="T12">// include SLANG_DOT_NET assembly</text:span></text:p>
            <text:p text:style-name="P21"/>
            <text:p text:style-name="P13"><text:span text:style-name="T20">namespace</text:span><text:span text:style-name="T17"> CallSLANG</text:span></text:p>
            <text:p text:style-name="P15">{</text:p>
            <text:p text:style-name="P13"><text:span text:style-name="T17"><text:s text:c="4"/></text:span><text:span text:style-name="T20">class</text:span><text:span text:style-name="T17"> </text:span><text:span text:style-name="T22">Program</text:span></text:p>
            <text:p text:style-name="P15"><text:s text:c="4"/>{</text:p>
            <text:p text:style-name="P13"><text:span text:style-name="T17"><text:s text:c="8"/></text:span><text:span text:style-name="T20">static</text:span><text:span text:style-name="T17"> </text:span><text:span text:style-name="T20">void</text:span><text:span text:style-name="T17"> Main(</text:span><text:span text:style-name="T20">string</text:span><text:span text:style-name="T17">[] args)</text:span></text:p>
            <text:p text:style-name="P15"><text:s text:c="8"/>{</text:p>
            <text:p text:style-name="P13"><text:span text:style-name="T17"><text:s text:c="12"/></text:span><text:span text:style-name="T12">// Abstract Syntax Tree (AST) for 5*10</text:span></text:p>
            <text:p text:style-name="P13"><text:span text:style-name="T17"><text:s text:c="12"/></text:span><text:span text:style-name="T22">Exp</text:span><text:span text:style-name="T17"> e = </text:span><text:span text:style-name="T20">new</text:span><text:span text:style-name="T17"> </text:span><text:span text:style-name="T22">BinaryExp</text:span><text:span text:style-name="T17">(</text:span><text:span text:style-name="T20">new</text:span><text:span text:style-name="T17"> </text:span><text:span text:style-name="T22">NumericConstant</text:span><text:span text:style-name="T17">(5),</text:span></text:p>
            <text:p text:style-name="P13"><text:span text:style-name="T17"><text:s text:c="35"/></text:span><text:span text:style-name="T20">new</text:span><text:span text:style-name="T17"> </text:span><text:span text:style-name="T22">NumericConstant</text:span><text:span text:style-name="T17">(10),</text:span></text:p>
            <text:p text:style-name="P13"><text:span text:style-name="T17"><text:s text:c="35"/></text:span><text:span text:style-name="T22">OPERATOR</text:span><text:span text:style-name="T17">.MUL);</text:span></text:p>
            <text:p text:style-name="P15"/>
            <text:p text:style-name="P13"><text:span text:style-name="T17"><text:s text:c="12"/></text:span><text:span text:style-name="T12">//</text:span></text:p>
            <text:p text:style-name="P13"><text:span text:style-name="T17"><text:s text:c="12"/></text:span><text:span text:style-name="T12">// Evaluate the Expression</text:span></text:p>
            <text:p text:style-name="P13"><text:span text:style-name="T17"><text:s text:c="12"/></text:span><text:span text:style-name="T12">//</text:span></text:p>
            <text:p text:style-name="P13"><text:span text:style-name="T17"><text:s text:c="12"/></text:span><text:span text:style-name="T12">//</text:span></text:p>
            <text:p text:style-name="P13"><text:span text:style-name="T17"><text:s text:c="12"/></text:span><text:span text:style-name="T22">Console</text:span><text:span text:style-name="T17">.WriteLine(e.Evaluate(</text:span><text:span text:style-name="T20">null</text:span><text:span text:style-name="T17">));</text:span></text:p>
            <text:p text:style-name="P15"/>
            <text:p text:style-name="P13"><text:span text:style-name="T17"><text:s text:c="12"/></text:span><text:span text:style-name="T12">// AST for <text:s/>(10 + (30 + 50 ) )</text:span></text:p>
            <text:p text:style-name="P21"/>
            <text:p text:style-name="P13"><text:span text:style-name="T17"><text:s text:c="12"/>e = </text:span><text:span text:style-name="T20">new</text:span><text:span text:style-name="T17"> </text:span><text:span text:style-name="T22">UnaryExp</text:span><text:span text:style-name="T17">(</text:span></text:p>
            <text:p text:style-name="P13"><text:span text:style-name="T17"><text:s text:c="25"/></text:span><text:span text:style-name="T20">new</text:span><text:span text:style-name="T17"> </text:span><text:span text:style-name="T22">BinaryExp</text:span><text:span text:style-name="T17">(</text:span><text:span text:style-name="T20">new</text:span><text:span text:style-name="T17"> </text:span><text:span text:style-name="T22">NumericConstant</text:span><text:span text:style-name="T17">(10),</text:span></text:p>
            <text:p text:style-name="P13"><text:span text:style-name="T17"><text:s text:c="29"/></text:span><text:span text:style-name="T20">new</text:span><text:span text:style-name="T17"> </text:span><text:span text:style-name="T22">BinaryExp</text:span><text:span text:style-name="T17">(</text:span><text:span text:style-name="T20">new</text:span><text:span text:style-name="T17"> </text:span><text:span text:style-name="T22">NumericConstant</text:span><text:span text:style-name="T17">(30),</text:span></text:p>
            <text:p text:style-name="P13"><text:span text:style-name="T17"><text:s text:c="43"/></text:span><text:span text:style-name="T20">new</text:span><text:span text:style-name="T17"> </text:span><text:span text:style-name="T22">NumericConstant</text:span><text:span text:style-name="T17">(50),</text:span></text:p>
            <text:p text:style-name="P13"><text:span text:style-name="T17"><text:s text:c="34"/></text:span><text:span text:style-name="T22">OPERATOR</text:span><text:span text:style-name="T17">.PLUS),</text:span></text:p>
            <text:p text:style-name="P13"><text:span text:style-name="T17"><text:s text:c="25"/></text:span><text:span text:style-name="T22">OPERATOR</text:span><text:span text:style-name="T17">.PLUS),</text:span></text:p>
            <text:p text:style-name="P13"><text:soft-page-break/><text:span text:style-name="T17"><text:s text:c="21"/></text:span><text:span text:style-name="T22">OPERATOR</text:span><text:span text:style-name="T17">.MINUS);</text:span></text:p>
            <text:p text:style-name="P15"/>
            <text:p text:style-name="P13"><text:span text:style-name="T17"><text:s text:c="12"/></text:span><text:span text:style-name="T12">//</text:span></text:p>
            <text:p text:style-name="P13"><text:span text:style-name="T17"><text:s text:c="12"/></text:span><text:span text:style-name="T12">// Evaluate the Expression</text:span></text:p>
            <text:p text:style-name="P13"><text:span text:style-name="T17"><text:s text:c="12"/></text:span><text:span text:style-name="T12">//</text:span></text:p>
            <text:p text:style-name="P13"><text:span text:style-name="T17"><text:s text:c="12"/></text:span><text:span text:style-name="T22">Console</text:span><text:span text:style-name="T17">.WriteLine(e.Evaluate(</text:span><text:span text:style-name="T20">null</text:span><text:span text:style-name="T17">));</text:span></text:p>
            <text:p text:style-name="P15"/>
            <text:p text:style-name="P13"><text:span text:style-name="T17"><text:s text:c="12"/></text:span><text:span text:style-name="T12">//</text:span></text:p>
            <text:p text:style-name="P13"><text:span text:style-name="T17"><text:s text:c="12"/></text:span><text:span text:style-name="T12">// Pause for a key stroke</text:span></text:p>
            <text:p text:style-name="P13"><text:span text:style-name="T17"><text:s text:c="12"/></text:span><text:span text:style-name="T12">//</text:span></text:p>
            <text:p text:style-name="P13"><text:span text:style-name="T17"><text:s text:c="12"/></text:span><text:span text:style-name="T22">Console</text:span><text:span text:style-name="T17">.Read();</text:span></text:p>
            <text:p text:style-name="P15"/>
            <text:p text:style-name="P15"><text:s text:c="8"/>}</text:p>
            <text:p text:style-name="P15"><text:s text:c="4"/>}</text:p>
            <text:p text:style-name="P15">}</text:p>
            <text:p text:style-name="P15"><text:s text:c="20"/></text:p>
            <text:p text:style-name="P23"/>
          </table:table-cell>
        </table:table-row>
      </table:table>
      <text:p text:style-name="P2"/>
      <text:p text:style-name="P2"/>
      <text:p text:style-name="P2"/>
      <text:p text:style-name="P2"/>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
      <text:p text:style-name="P2"><text:s text:c="59"/><text:span text:style-name="T2"><text:s/>SLANG4.NET</text:span></text:p>
      <text:p text:style-name="P2"/>
      <text:p text:style-name="P2"><text:s text:c="61"/>htttp://slangfordotnet.codeplex.com </text:p>
      <text:p text:style-name="P2"/>
      <text:p text:style-name="P2"/>
      <text:p text:style-name="P2"/>
      <text:p text:style-name="P2"><text:span text:style-name="T1">The Art of Compiler Construction using C#</text:span> </text:p>
      <text:p text:style-name="P2"/>
      <text:p text:style-name="P2"><text:s text:c="74"/>By</text:p>
      <text:p text:style-name="P2"/>
      <text:p text:style-name="P2"><text:s text:c="58"/>Praseed Pai K.T. ( <text:a xlink:type="simple" xlink:href="http://praseedp.blogspot.com/">http://praseedp.blogspot.com</text:a> ) <text:s/></text:p>
      <text:p text:style-name="P2"><text:s text:c="58"/><text:a xlink:type="simple" xlink:href="mailto:praseedp@yahoo.com">praseedp@yahoo.com</text:a></text:p>
      <text:p text:style-name="P2"><text:s text:c="2"/></text:p>
      <text:p text:style-name="P2"/>
      <text:p text:style-name="P2"><text:s text:c="68"/>CHAPTER 2</text:p>
      <text:p text:style-name="P2"/>
      <text:p text:style-name="P2"><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5"/><text:tab/><text:tab/> <text:s text:c="50"/>INPUT Analysis</text:p>
      <text:p text:style-name="Standard"/>
      <text:p text:style-name="Standard">Compilers are programs which translate source language to a target language. The Source language can be a language like C,C++ or Lisp. The potential target languages are assembly languages , object code for the microprocessors like intel x86, itanium or power pc. There are programs which translate java to C++ and Lisp to C. In such case , target language is another programming language.</text:p>
      <text:p text:style-name="Standard"/>
      <text:p text:style-name="Standard">Any compiler has to understand the input. Once it has analyzed the input characters , it should convert the input into a form which is suitable for further processing. </text:p>
      <text:p text:style-name="Standard"/>
      <text:p text:style-name="Standard">Any input has to be parsed before the object code translation. To Parse means to understand.</text:p>
      <text:p text:style-name="Standard">The Parsing process works as follows</text:p>
      <text:p text:style-name="Standard"/>
      <text:p text:style-name="Standard">The characters are grouped together to find a token ( or a word ). Some examples of the tokens are '+','*',while , for , if etc. The module which reads character at a time and looks for legal token is called a lexical analyzer or Lexer. The input from the Lexer is passed into a module which identifies whether a group of tokens form a valid expression or a statement in the program. The module which determines the validity of expressions is called a parser. Rather than doing a lexical scan for the entire input , the parser requests the next token from the lexical analyzer. They act as if they are co-routines. </text:p>
      <text:p text:style-name="Standard"/>
      <text:p text:style-name="Standard">To put everything together let us write a small program which acts a <text:s/>four function calculator</text:p>
      <text:p text:style-name="Standard">The calculator is capable of evaluating mathematical expressions which contains four basic</text:p>
      <text:p text:style-name="Standard"><text:s/>arithmetical operators , paranthesis to group the expression and unary operators.</text:p>
      <text:p text:style-name="Standard">Given below is the Lexical Specifications of the calculator.</text:p>
      <table:table table:name="Table1" table:style-name="Table1">
        <table:table-column table:style-name="Table1.A"/>
        <table:table-row>
          <table:table-cell table:style-name="Table1.A1" office:value-type="string">
            <text:p text:style-name="P22">TOK_PLUS – ‘+’</text:p>
            <text:p text:style-name="P22">TOK_MUL <text:s/>- ‘*’ </text:p>
            <text:p text:style-name="P22">TOK_SUB <text:s/>- ‘-’</text:p>
            <text:p text:style-name="P22">TOK_DIV <text:s/>- '/'</text:p>
            <text:p text:style-name="P22">TOK_OPAREN – ‘(‘</text:p>
            <text:p text:style-name="P22">TOK_CPAREN – ‘)’</text:p>
            <text:p text:style-name="P22">TOK_DOUBLE – [0-9]+</text:p>
            <text:p text:style-name="P22"/>
            <text:p text:style-name="P22">The stuff can be converted into C# as follows</text:p>
            <text:p text:style-name="P22"><text:span text:style-name="T3"><text:s/></text:span><text:span text:style-name="T6">///</text:span><text:span text:style-name="T12"> </text:span><text:span text:style-name="T6">&lt;summary&gt;</text:span></text:p>
            <text:p text:style-name="P13"><text:span text:style-name="T17"><text:s/></text:span><text:span text:style-name="T6">///</text:span><text:span text:style-name="T12"> <text:s text:c="2"/>Enumeration for Tokens</text:span></text:p>
            <text:p text:style-name="P13"><text:span text:style-name="T17"><text:s/></text:span><text:span text:style-name="T6">///</text:span><text:span text:style-name="T12"> </text:span><text:span text:style-name="T6">&lt;/summary&gt;</text:span></text:p>
            <text:p text:style-name="P13"><text:span text:style-name="T17"><text:s text:c="2"/></text:span><text:span text:style-name="T20">public</text:span><text:span text:style-name="T17"> </text:span><text:span text:style-name="T20">enum</text:span><text:span text:style-name="T17"> </text:span><text:span text:style-name="T22">TOKEN</text:span><text:span text:style-name="T17"> <text:s/>{</text:span></text:p>
            <text:p text:style-name="P13"><text:span text:style-name="T17"><text:s text:c="8"/>ILLEGAL_TOKEN = -1, </text:span><text:span text:style-name="T12">// Not a Token</text:span></text:p>
            <text:p text:style-name="P13"><text:span text:style-name="T12"><text:s text:c="7"/></text:span><text:span text:style-name="T17"><text:s/>TOK_PLUS = 1, </text:span><text:span text:style-name="T12">// '+'</text:span></text:p>
            <text:p text:style-name="P13"><text:span text:style-name="T17"><text:s text:c="8"/>TOK_MUL, </text:span><text:span text:style-name="T12">// '*'</text:span></text:p>
            <text:p text:style-name="P13"><text:span text:style-name="T17"><text:s text:c="8"/>TOK_DIV, </text:span><text:span text:style-name="T12">// '/'</text:span></text:p>
            <text:p text:style-name="P13"><text:span text:style-name="T17"><text:s text:c="8"/>TOK_SUB, </text:span><text:span text:style-name="T12">// '-'</text:span></text:p>
            <text:p text:style-name="P13"><text:span text:style-name="T17"><text:s text:c="8"/>TOK_OPAREN, </text:span><text:span text:style-name="T12">// '('</text:span></text:p>
            <text:p text:style-name="P13"><text:span text:style-name="T17"><text:s text:c="8"/>TOK_CPAREN, </text:span><text:span text:style-name="T12">// ')'</text:span></text:p>
            <text:p text:style-name="P13"><text:span text:style-name="T17"><text:s text:c="8"/>TOK_DOUBLE, </text:span><text:span text:style-name="T12">// '('</text:span></text:p>
            <text:p text:style-name="P13"><text:span text:style-name="T17"><text:s text:c="8"/>TOK_NULL </text:span><text:span text:style-name="T12">// End of string</text:span></text:p>
            <text:p text:style-name="P15"><text:s text:c="4"/>}</text:p>
            <text:p text:style-name="Table_20_Contents"/>
          </table:table-cell>
        </table:table-row>
      </table:table>
      <text:p text:style-name="Standard"/>
      <text:p text:style-name="Standard"><text:soft-page-break/>The Lexical Analysis Algorithm scans through the input and returns the token associated with the operator. If it has found out a number , returns the token associated with the number. There should be another mechanism to retrieve the actual number identified.</text:p>
      <text:p text:style-name="Standard"/>
      <text:p text:style-name="Standard">Following pseudo code shows the schema of <text:s/>the lexical analyzer</text:p>
      <text:p text:style-name="Standard"/>
      <table:table table:name="Table2" table:style-name="Table2">
        <table:table-column table:style-name="Table2.A"/>
        <table:table-row>
          <table:table-cell table:style-name="Table2.A1" office:value-type="string">
            <text:p text:style-name="Table_20_Contents">while ( there is input ) {</text:p>
            <text:p text:style-name="Table_20_Contents"><text:s text:c="5"/>switch(currentchar) {</text:p>
            <text:p text:style-name="Table_20_Contents"><text:s text:c="5"/>case Operands:</text:p>
            <text:p text:style-name="Table_20_Contents"><text:s text:c="9"/>advance input pointer </text:p>
            <text:p text:style-name="Table_20_Contents"><text:s text:c="10"/>return TOK_XXXX;</text:p>
            <text:p text:style-name="Table_20_Contents"><text:s text:c="4"/>case Number:</text:p>
            <text:p text:style-name="Table_20_Contents"><text:s text:c="9"/>Extract the number( Advance the input )</text:p>
            <text:p text:style-name="Table_20_Contents"><text:s text:c="9"/>return TOK_DOUBLE;</text:p>
            <text:p text:style-name="Table_20_Contents"><text:s text:c="4"/>default:</text:p>
            <text:p text:style-name="Table_20_Contents"><text:s text:c="8"/>error</text:p>
            <text:p text:style-name="Table_20_Contents"><text:s text:c="4"/>}</text:p>
            <text:p text:style-name="Table_20_Contents">}</text:p>
          </table:table-cell>
        </table:table-row>
      </table:table>
      <text:p text:style-name="Standard"/>
      <text:p text:style-name="Standard"/>
      <text:p text:style-name="Standard">The following C# code is a literal translation of the above algorithm.</text:p>
      <text:p text:style-name="Standard"/>
      <text:p text:style-name="Standard"/>
      <text:p text:style-name="Standard"/>
      <table:table table:name="Table10" table:style-name="Table10">
        <table:table-column table:style-name="Table10.A"/>
        <table:table-row>
          <table:table-cell table:style-name="Table10.A1" office:value-type="string">
            <text:p text:style-name="Table_20_Contents"><text:span text:style-name="T20">using</text:span><text:span text:style-name="T17"> System;</text:span></text:p>
            <text:p text:style-name="P4"><text:span text:style-name="T20">using</text:span><text:span text:style-name="T17"> System.Collections.Generic;</text:span></text:p>
            <text:p text:style-name="P4"><text:span text:style-name="T20">using</text:span><text:span text:style-name="T17"> System.Linq;</text:span></text:p>
            <text:p text:style-name="P4"><text:span text:style-name="T20">using</text:span><text:span text:style-name="T17"> System.Text;</text:span></text:p>
            <text:p text:style-name="P3"/>
            <text:p text:style-name="P4"><text:span text:style-name="T20">namespace</text:span><text:span text:style-name="T17"> SLANG_DOT_NET</text:span></text:p>
            <text:p text:style-name="P3">{</text:p>
            <text:p text:style-name="P4"><text:span text:style-name="T17"><text:s text:c="4"/></text:span><text:span text:style-name="T6">///</text:span><text:span text:style-name="T12"> </text:span><text:span text:style-name="T6">&lt;summary&gt;</text:span></text:p>
            <text:p text:style-name="P4"><text:span text:style-name="T17"><text:s text:c="4"/></text:span><text:span text:style-name="T6">///</text:span><text:span text:style-name="T12"> <text:s text:c="2"/>Enumeration for Tokens</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0">public</text:span><text:span text:style-name="T17"> </text:span><text:span text:style-name="T20">enum</text:span><text:span text:style-name="T17"> </text:span><text:span text:style-name="T22">TOKEN</text:span></text:p>
            <text:p text:style-name="P3"><text:s text:c="4"/>{</text:p>
            <text:p text:style-name="P4"><text:span text:style-name="T17"><text:s text:c="8"/>ILLEGAL_TOKEN = -1, </text:span><text:span text:style-name="T12">// Not a Token</text:span></text:p>
            <text:p text:style-name="P4"><text:span text:style-name="T17"><text:s text:c="8"/>TOK_PLUS = 1, </text:span><text:span text:style-name="T12">// '+'</text:span></text:p>
            <text:p text:style-name="P4"><text:span text:style-name="T17"><text:s text:c="8"/>TOK_MUL, </text:span><text:span text:style-name="T12">// '*'</text:span></text:p>
            <text:p text:style-name="P4"><text:span text:style-name="T17"><text:s text:c="8"/>TOK_DIV, </text:span><text:span text:style-name="T12">// '/'</text:span></text:p>
            <text:p text:style-name="P4"><text:span text:style-name="T17"><text:s text:c="8"/>TOK_SUB, </text:span><text:span text:style-name="T12">// '-'</text:span></text:p>
            <text:p text:style-name="P4"><text:span text:style-name="T17"><text:s text:c="8"/>TOK_OPAREN, </text:span><text:span text:style-name="T12">// '('</text:span></text:p>
            <text:p text:style-name="P4"><text:span text:style-name="T17"><text:s text:c="8"/>TOK_CPAREN, </text:span><text:span text:style-name="T12">// ')'</text:span></text:p>
            <text:p text:style-name="P4"><text:span text:style-name="T17"><text:s text:c="8"/>TOK_DOUBLE, </text:span><text:span text:style-name="T12">// '('</text:span></text:p>
            <text:p text:style-name="P4"><text:span text:style-name="T17"><text:s text:c="8"/>TOK_NULL </text:span><text:span text:style-name="T12">// End of string</text:span></text:p>
            <text:p text:style-name="P3"><text:s text:c="4"/>}</text:p>
            <text:p text:style-name="P3"/>
            <text:p text:style-name="P4"><text:span text:style-name="T17"><text:s text:c="4"/></text:span><text:span text:style-name="T12">//////////////////////////////////////////////////////////</text:span></text:p>
            <text:p text:style-name="P4"><text:span text:style-name="T17"><text:s text:c="4"/></text:span><text:span text:style-name="T12">//</text:span></text:p>
            <text:p text:style-name="P4"><text:span text:style-name="T17"><text:s text:c="4"/></text:span><text:span text:style-name="T12">// A naive Lexical analyzer which looks for operators , Parenthesis</text:span></text:p>
            <text:p text:style-name="P4"><text:span text:style-name="T17"><text:s text:c="4"/></text:span><text:span text:style-name="T12">// and number. All numbers are treated as IEEE doubles. Only numbers</text:span></text:p>
            <text:p text:style-name="P4"><text:span text:style-name="T17"><text:s text:c="4"/></text:span><text:span text:style-name="T12">// without decimals can be entered. Feel free to modify the code</text:span></text:p>
            <text:p text:style-name="P4"><text:span text:style-name="T17"><text:s text:c="4"/></text:span><text:span text:style-name="T12">// to accomodate LONG and Double values</text:span></text:p>
            <text:p text:style-name="P4"><text:soft-page-break/><text:span text:style-name="T17"><text:s text:c="4"/></text:span><text:span text:style-name="T20">public</text:span><text:span text:style-name="T17"> </text:span><text:span text:style-name="T20">class</text:span><text:span text:style-name="T17"> </text:span><text:span text:style-name="T22">Lexer</text:span></text:p>
            <text:p text:style-name="P3"><text:s text:c="4"/>{</text:p>
            <text:p text:style-name="P4"><text:span text:style-name="T17"><text:s text:c="8"/></text:span><text:span text:style-name="T22">String</text:span><text:span text:style-name="T17"> IExpr; </text:span><text:span text:style-name="T12">// Expression string</text:span></text:p>
            <text:p text:style-name="P4"><text:span text:style-name="T17"><text:s text:c="8"/></text:span><text:span text:style-name="T20">int</text:span><text:span text:style-name="T17"> index; </text:span><text:span text:style-name="T12">// index into a character</text:span></text:p>
            <text:p text:style-name="P4"><text:span text:style-name="T17"><text:s text:c="8"/></text:span><text:span text:style-name="T20">int</text:span><text:span text:style-name="T17"> length; </text:span><text:span text:style-name="T12">// Length of the string</text:span></text:p>
            <text:p text:style-name="P4"><text:span text:style-name="T17"><text:s text:c="8"/></text:span><text:span text:style-name="T20">double</text:span><text:span text:style-name="T17"> number; </text:span><text:span text:style-name="T12">// Last grabbed number from the stream</text:span></text:p>
            <text:p text:style-name="P4"><text:span text:style-name="T17"><text:s text:c="8"/></text:span><text:span text:style-name="T12">/////////////////////////////////////////////</text:span></text:p>
            <text:p text:style-name="P4"><text:span text:style-name="T17"><text:s text:c="8"/></text:span><text:span text:style-name="T12">//</text:span></text:p>
            <text:p text:style-name="P4"><text:span text:style-name="T17"><text:s text:c="8"/></text:span><text:span text:style-name="T12">// Ctor</text:span></text:p>
            <text:p text:style-name="P4"><text:span text:style-name="T17"><text:s text:c="8"/></text:span><text:span text:style-name="T12">//</text:span></text:p>
            <text:p text:style-name="P4"><text:span text:style-name="T17"><text:s text:c="8"/></text:span><text:span text:style-name="T12">//</text:span></text:p>
            <text:p text:style-name="P4"><text:span text:style-name="T17"><text:s text:c="8"/></text:span><text:span text:style-name="T20">public</text:span><text:span text:style-name="T17"> Lexer(</text:span><text:span text:style-name="T22">String</text:span><text:span text:style-name="T17"> Expr)</text:span></text:p>
            <text:p text:style-name="P3"><text:s text:c="8"/>{</text:p>
            <text:p text:style-name="P3"><text:s text:c="12"/>IExpr = Expr;</text:p>
            <text:p text:style-name="P3"><text:s text:c="12"/>length = IExpr.Length;</text:p>
            <text:p text:style-name="P3"><text:s text:c="12"/>index = 0;</text:p>
            <text:p text:style-name="P3"><text:s text:c="8"/>}</text:p>
            <text:p text:style-name="P4"><text:span text:style-name="T17"><text:s text:c="8"/></text:span><text:span text:style-name="T12">/////////////////////////////////////////////////////</text:span></text:p>
            <text:p text:style-name="P4"><text:span text:style-name="T17"><text:s text:c="8"/></text:span><text:span text:style-name="T12">// Grab the next token from the stream</text:span></text:p>
            <text:p text:style-name="P4"><text:span text:style-name="T17"><text:s text:c="8"/></text:span><text:span text:style-name="T12">//</text:span></text:p>
            <text:p text:style-name="P4"><text:span text:style-name="T17"><text:s text:c="8"/></text:span><text:span text:style-name="T12">//</text:span></text:p>
            <text:p text:style-name="P4"><text:span text:style-name="T17"><text:s text:c="8"/></text:span><text:span text:style-name="T12">//</text:span></text:p>
            <text:p text:style-name="P4"><text:span text:style-name="T17"><text:s text:c="8"/></text:span><text:span text:style-name="T12">//</text:span></text:p>
            <text:p text:style-name="P4"><text:span text:style-name="T17"><text:s text:c="8"/></text:span><text:span text:style-name="T20">public</text:span><text:span text:style-name="T17"> </text:span><text:span text:style-name="T22">TOKEN</text:span><text:span text:style-name="T17"> GetToken()</text:span></text:p>
            <text:p text:style-name="P3"><text:s text:c="8"/>{</text:p>
            <text:p text:style-name="P4"><text:span text:style-name="T17"><text:s text:c="12"/></text:span><text:span text:style-name="T22">TOKEN</text:span><text:span text:style-name="T17"> tok = </text:span><text:span text:style-name="T22">TOKEN</text:span><text:span text:style-name="T17">.ILLEGAL_TOKEN;</text:span></text:p>
            <text:p text:style-name="P4"><text:span text:style-name="T17"><text:s text:c="12"/></text:span><text:span text:style-name="T12">////////////////////////////////////////////////////////////</text:span></text:p>
            <text:p text:style-name="P4"><text:span text:style-name="T17"><text:s text:c="12"/></text:span><text:span text:style-name="T12">//</text:span></text:p>
            <text:p text:style-name="P4"><text:span text:style-name="T17"><text:s text:c="12"/></text:span><text:span text:style-name="T12">// Skip the white space</text:span></text:p>
            <text:p text:style-name="P4"><text:span text:style-name="T17"><text:s text:c="12"/></text:span><text:span text:style-name="T12">//</text:span></text:p>
            <text:p text:style-name="P4"><text:span text:style-name="T17"><text:s text:c="12"/></text:span><text:span text:style-name="T20">while</text:span><text:span text:style-name="T17"> (index &lt; length &amp;&amp;</text:span></text:p>
            <text:p text:style-name="P4"><text:span text:style-name="T17"><text:s text:c="12"/>(IExpr[index] == </text:span><text:span text:style-name="T25">' '</text:span><text:span text:style-name="T17"> || IExpr[index] == </text:span><text:span text:style-name="T25">'\t'</text:span><text:span text:style-name="T17">))</text:span></text:p>
            <text:p text:style-name="P3"><text:s text:c="16"/>index++;</text:p>
            <text:p text:style-name="P4"><text:span text:style-name="T17"><text:s text:c="12"/></text:span><text:span text:style-name="T12">//////////////////////////////////////////////</text:span></text:p>
            <text:p text:style-name="P4"><text:span text:style-name="T17"><text:s text:c="12"/></text:span><text:span text:style-name="T12">//</text:span></text:p>
            <text:p text:style-name="P4"><text:span text:style-name="T17"><text:s text:c="12"/></text:span><text:span text:style-name="T12">// End of string ? return NULL;</text:span></text:p>
            <text:p text:style-name="P4"><text:span text:style-name="T17"><text:s text:c="12"/></text:span><text:span text:style-name="T12">//</text:span></text:p>
            <text:p text:style-name="P4"><text:span text:style-name="T17"><text:s text:c="12"/></text:span><text:span text:style-name="T20">if</text:span><text:span text:style-name="T17"> (index == length)</text:span></text:p>
            <text:p text:style-name="P4"><text:span text:style-name="T17"><text:s text:c="16"/></text:span><text:span text:style-name="T20">return</text:span><text:span text:style-name="T17"> </text:span><text:span text:style-name="T22">TOKEN</text:span><text:span text:style-name="T17">.TOK_NULL;</text:span></text:p>
            <text:p text:style-name="P4"><text:span text:style-name="T17"><text:s text:c="12"/></text:span><text:span text:style-name="T12">/////////////////////////////////////////////////</text:span></text:p>
            <text:p text:style-name="P4"><text:span text:style-name="T17"><text:s text:c="12"/></text:span><text:span text:style-name="T12">//</text:span></text:p>
            <text:p text:style-name="P4"><text:span text:style-name="T17"><text:s text:c="12"/></text:span><text:span text:style-name="T12">//</text:span></text:p>
            <text:p text:style-name="P4"><text:span text:style-name="T17"><text:s text:c="12"/></text:span><text:span text:style-name="T12">//</text:span></text:p>
            <text:p text:style-name="P4"><text:span text:style-name="T17"><text:s text:c="12"/></text:span><text:span text:style-name="T20">switch</text:span><text:span text:style-name="T17"> (IExpr[index])</text:span></text:p>
            <text:p text:style-name="P3"><text:s text:c="12"/>{</text:p>
            <text:p text:style-name="P4"><text:span text:style-name="T17"><text:s text:c="16"/></text:span><text:span text:style-name="T20">case</text:span><text:span text:style-name="T17"> </text:span><text:span text:style-name="T25">'+'</text:span><text:span text:style-name="T17">:</text:span></text:p>
            <text:p text:style-name="P4"><text:span text:style-name="T17"><text:s text:c="20"/>tok = </text:span><text:span text:style-name="T22">TOKEN</text:span><text:span text:style-name="T17">.TOK_PLUS;</text:span></text:p>
            <text:p text:style-name="P3"><text:s text:c="20"/>index++;</text:p>
            <text:p text:style-name="P4"><text:span text:style-name="T17"><text:s text:c="20"/></text:span><text:span text:style-name="T20">break</text:span><text:span text:style-name="T17">;</text:span></text:p>
            <text:p text:style-name="P4"><text:span text:style-name="T17"><text:s text:c="16"/></text:span><text:span text:style-name="T20">case</text:span><text:span text:style-name="T17"> </text:span><text:span text:style-name="T25">'-'</text:span><text:span text:style-name="T17">:</text:span></text:p>
            <text:p text:style-name="P4"><text:span text:style-name="T17"><text:s text:c="20"/>tok = </text:span><text:span text:style-name="T22">TOKEN</text:span><text:span text:style-name="T17">.TOK_SUB;</text:span></text:p>
            <text:p text:style-name="P3"><text:s text:c="20"/>index++;</text:p>
            <text:p text:style-name="P4"><text:span text:style-name="T17"><text:s text:c="20"/></text:span><text:span text:style-name="T20">break</text:span><text:span text:style-name="T17">;</text:span></text:p>
            <text:p text:style-name="P4"><text:span text:style-name="T17"><text:s text:c="16"/></text:span><text:span text:style-name="T20">case</text:span><text:span text:style-name="T17"> </text:span><text:span text:style-name="T25">'/'</text:span><text:span text:style-name="T17">:</text:span></text:p>
            <text:p text:style-name="P4"><text:span text:style-name="T17"><text:s text:c="20"/>tok = </text:span><text:span text:style-name="T22">TOKEN</text:span><text:span text:style-name="T17">.TOK_DIV;</text:span></text:p>
            <text:p text:style-name="P3"><text:s text:c="20"/>index++;</text:p>
            <text:p text:style-name="P4"><text:span text:style-name="T17"><text:s text:c="20"/></text:span><text:span text:style-name="T20">break</text:span><text:span text:style-name="T17">;</text:span></text:p>
            <text:p text:style-name="P4"><text:span text:style-name="T17"><text:s text:c="16"/></text:span><text:span text:style-name="T20">case</text:span><text:span text:style-name="T17"> </text:span><text:span text:style-name="T25">'*'</text:span><text:span text:style-name="T17">:</text:span></text:p>
            <text:p text:style-name="P4"><text:soft-page-break/><text:span text:style-name="T17"><text:s text:c="20"/>tok = </text:span><text:span text:style-name="T22">TOKEN</text:span><text:span text:style-name="T17">.TOK_MUL;</text:span></text:p>
            <text:p text:style-name="P3"><text:s text:c="20"/>index++;</text:p>
            <text:p text:style-name="P4"><text:span text:style-name="T17"><text:s text:c="20"/></text:span><text:span text:style-name="T20">break</text:span><text:span text:style-name="T17">;</text:span></text:p>
            <text:p text:style-name="P4"><text:span text:style-name="T17"><text:s text:c="16"/></text:span><text:span text:style-name="T20">case</text:span><text:span text:style-name="T17"> </text:span><text:span text:style-name="T25">'('</text:span><text:span text:style-name="T17">:</text:span></text:p>
            <text:p text:style-name="P4"><text:span text:style-name="T17"><text:s text:c="20"/>tok = </text:span><text:span text:style-name="T22">TOKEN</text:span><text:span text:style-name="T17">.TOK_OPAREN;</text:span></text:p>
            <text:p text:style-name="P3"><text:s text:c="20"/>index++;</text:p>
            <text:p text:style-name="P4"><text:span text:style-name="T17"><text:s text:c="20"/></text:span><text:span text:style-name="T20">break</text:span><text:span text:style-name="T17">;</text:span></text:p>
            <text:p text:style-name="P4"><text:span text:style-name="T17"><text:s text:c="16"/></text:span><text:span text:style-name="T20">case</text:span><text:span text:style-name="T17"> </text:span><text:span text:style-name="T25">')'</text:span><text:span text:style-name="T17">:</text:span></text:p>
            <text:p text:style-name="P4"><text:span text:style-name="T17"><text:s text:c="20"/>tok = </text:span><text:span text:style-name="T22">TOKEN</text:span><text:span text:style-name="T17">.TOK_CPAREN;</text:span></text:p>
            <text:p text:style-name="P3"><text:s text:c="20"/>index++;</text:p>
            <text:p text:style-name="P4"><text:span text:style-name="T17"><text:s text:c="20"/></text:span><text:span text:style-name="T20">break</text:span><text:span text:style-name="T17">;</text:span></text:p>
            <text:p text:style-name="P4"><text:span text:style-name="T17"><text:s text:c="16"/></text:span><text:span text:style-name="T20">case</text:span><text:span text:style-name="T17"> </text:span><text:span text:style-name="T25">'0'</text:span><text:span text:style-name="T17">:</text:span></text:p>
            <text:p text:style-name="P4"><text:span text:style-name="T17"><text:s text:c="16"/></text:span><text:span text:style-name="T20">case</text:span><text:span text:style-name="T17"> </text:span><text:span text:style-name="T25">'1'</text:span><text:span text:style-name="T17">:</text:span></text:p>
            <text:p text:style-name="P4"><text:span text:style-name="T17"><text:s text:c="16"/></text:span><text:span text:style-name="T20">case</text:span><text:span text:style-name="T17"> </text:span><text:span text:style-name="T25">'2'</text:span><text:span text:style-name="T17">:</text:span></text:p>
            <text:p text:style-name="P4"><text:span text:style-name="T17"><text:s text:c="16"/></text:span><text:span text:style-name="T20">case</text:span><text:span text:style-name="T17"> </text:span><text:span text:style-name="T25">'3'</text:span><text:span text:style-name="T17">:</text:span></text:p>
            <text:p text:style-name="P4"><text:span text:style-name="T17"><text:s text:c="16"/></text:span><text:span text:style-name="T20">case</text:span><text:span text:style-name="T17"> </text:span><text:span text:style-name="T25">'4'</text:span><text:span text:style-name="T17">:</text:span></text:p>
            <text:p text:style-name="P4"><text:span text:style-name="T17"><text:s text:c="16"/></text:span><text:span text:style-name="T20">case</text:span><text:span text:style-name="T17"> </text:span><text:span text:style-name="T25">'5'</text:span><text:span text:style-name="T17">:</text:span></text:p>
            <text:p text:style-name="P4"><text:span text:style-name="T17"><text:s text:c="16"/></text:span><text:span text:style-name="T20">case</text:span><text:span text:style-name="T17"> </text:span><text:span text:style-name="T25">'6'</text:span><text:span text:style-name="T17">:</text:span></text:p>
            <text:p text:style-name="P4"><text:span text:style-name="T17"><text:s text:c="16"/></text:span><text:span text:style-name="T20">case</text:span><text:span text:style-name="T17"> </text:span><text:span text:style-name="T25">'7'</text:span><text:span text:style-name="T17">:</text:span></text:p>
            <text:p text:style-name="P4"><text:span text:style-name="T17"><text:s text:c="16"/></text:span><text:span text:style-name="T20">case</text:span><text:span text:style-name="T17"> </text:span><text:span text:style-name="T25">'8'</text:span><text:span text:style-name="T17">:</text:span></text:p>
            <text:p text:style-name="P4"><text:span text:style-name="T17"><text:s text:c="16"/></text:span><text:span text:style-name="T20">case</text:span><text:span text:style-name="T17"> </text:span><text:span text:style-name="T25">'9'</text:span><text:span text:style-name="T17">:</text:span></text:p>
            <text:p text:style-name="P3"><text:s text:c="20"/>{</text:p>
            <text:p text:style-name="P4"><text:span text:style-name="T17"><text:s text:c="24"/></text:span><text:span text:style-name="T22">String</text:span><text:span text:style-name="T17"> str = </text:span><text:span text:style-name="T25">""</text:span><text:span text:style-name="T17">;</text:span></text:p>
            <text:p text:style-name="P4"><text:span text:style-name="T17"><text:s text:c="24"/></text:span><text:span text:style-name="T20">while</text:span><text:span text:style-name="T17"> (index &lt; length &amp;&amp;</text:span></text:p>
            <text:p text:style-name="P4"><text:span text:style-name="T17"><text:s text:c="24"/>(IExpr[index] == </text:span><text:span text:style-name="T25">'0'</text:span><text:span text:style-name="T17"> ||</text:span></text:p>
            <text:p text:style-name="P4"><text:span text:style-name="T17"><text:s text:c="24"/>IExpr[index] == </text:span><text:span text:style-name="T25">'1'</text:span><text:span text:style-name="T17"> ||</text:span></text:p>
            <text:p text:style-name="P4"><text:span text:style-name="T17"><text:s text:c="24"/>IExpr[index] == </text:span><text:span text:style-name="T25">'2'</text:span><text:span text:style-name="T17"> ||</text:span></text:p>
            <text:p text:style-name="P4"><text:span text:style-name="T17"><text:s text:c="24"/>IExpr[index] == </text:span><text:span text:style-name="T25">'3'</text:span><text:span text:style-name="T17"> ||</text:span></text:p>
            <text:p text:style-name="P4"><text:span text:style-name="T17"><text:s text:c="24"/>IExpr[index] == </text:span><text:span text:style-name="T25">'4'</text:span><text:span text:style-name="T17"> ||</text:span></text:p>
            <text:p text:style-name="P4"><text:span text:style-name="T17"><text:s text:c="24"/>IExpr[index] == </text:span><text:span text:style-name="T25">'5'</text:span><text:span text:style-name="T17"> ||</text:span></text:p>
            <text:p text:style-name="P4"><text:span text:style-name="T17"><text:s text:c="24"/>IExpr[index] == </text:span><text:span text:style-name="T25">'6'</text:span><text:span text:style-name="T17"> ||</text:span></text:p>
            <text:p text:style-name="P4"><text:span text:style-name="T17"><text:s text:c="24"/>IExpr[index] == </text:span><text:span text:style-name="T25">'7'</text:span><text:span text:style-name="T17"> ||</text:span></text:p>
            <text:p text:style-name="P4"><text:span text:style-name="T17"><text:s text:c="24"/>IExpr[index] == </text:span><text:span text:style-name="T25">'8'</text:span><text:span text:style-name="T17"> ||</text:span></text:p>
            <text:p text:style-name="P4"><text:span text:style-name="T17"><text:s text:c="24"/>IExpr[index] == </text:span><text:span text:style-name="T25">'9'</text:span><text:span text:style-name="T17">))</text:span></text:p>
            <text:p text:style-name="P3"><text:s text:c="24"/>{</text:p>
            <text:p text:style-name="P4"><text:span text:style-name="T17"><text:s text:c="28"/>str += </text:span><text:span text:style-name="T22">Convert</text:span><text:span text:style-name="T17">.ToString(IExpr[index]);</text:span></text:p>
            <text:p text:style-name="P3"><text:s text:c="28"/>index++;</text:p>
            <text:p text:style-name="P3"><text:s text:c="24"/>}</text:p>
            <text:p text:style-name="P4"><text:span text:style-name="T17"><text:s text:c="24"/>number = </text:span><text:span text:style-name="T22">Convert</text:span><text:span text:style-name="T17">.ToDouble(str);</text:span></text:p>
            <text:p text:style-name="P4"><text:span text:style-name="T17"><text:s text:c="24"/>tok = </text:span><text:span text:style-name="T22">TOKEN</text:span><text:span text:style-name="T17">.TOK_DOUBLE;</text:span></text:p>
            <text:p text:style-name="P3"><text:s text:c="20"/>}</text:p>
            <text:p text:style-name="P4"><text:span text:style-name="T17"><text:s text:c="20"/></text:span><text:span text:style-name="T20">break</text:span><text:span text:style-name="T17">;</text:span></text:p>
            <text:p text:style-name="P4"><text:span text:style-name="T17"><text:s text:c="16"/></text:span><text:span text:style-name="T20">default</text:span><text:span text:style-name="T17">:</text:span></text:p>
            <text:p text:style-name="P4"><text:span text:style-name="T17"><text:s text:c="20"/></text:span><text:span text:style-name="T22">Console</text:span><text:span text:style-name="T17">.WriteLine(</text:span><text:span text:style-name="T25">"Error While Analyzing Tokens"</text:span><text:span text:style-name="T17">);</text:span></text:p>
            <text:p text:style-name="P4"><text:span text:style-name="T17"><text:s text:c="20"/></text:span><text:span text:style-name="T20">throw</text:span><text:span text:style-name="T17"> </text:span><text:span text:style-name="T20">new</text:span><text:span text:style-name="T17"> </text:span><text:span text:style-name="T22">Exception</text:span><text:span text:style-name="T17">();</text:span></text:p>
            <text:p text:style-name="P3"><text:s text:c="12"/>}</text:p>
            <text:p text:style-name="P4"><text:span text:style-name="T17"><text:s text:c="12"/></text:span><text:span text:style-name="T20">return</text:span><text:span text:style-name="T17"> tok;</text:span></text:p>
            <text:p text:style-name="P3"><text:s text:c="8"/>}</text:p>
            <text:p text:style-name="P4"><text:span text:style-name="T17"><text:s text:c="8"/></text:span><text:span text:style-name="T20">public</text:span><text:span text:style-name="T17"> </text:span><text:span text:style-name="T20">double</text:span><text:span text:style-name="T17"> GetNumber() { </text:span><text:span text:style-name="T20">return</text:span><text:span text:style-name="T17"> number; }</text:span></text:p>
            <text:p text:style-name="P3"><text:s text:c="4"/>}</text:p>
            <text:p text:style-name="P3">}</text:p>
            <text:p text:style-name="Table_20_Contents"/>
            <text:p text:style-name="Table_20_Contents"/>
          </table:table-cell>
        </table:table-row>
        <table:table-row>
          <table:table-cell table:style-name="Table10.A2" office:value-type="string">
            <text:p text:style-name="Table_20_Contents"/>
          </table:table-cell>
        </table:table-row>
      </table:table>
      <text:p text:style-name="Standard"/>
      <text:p text:style-name="Standard"/>
      <text:p text:style-name="Standard"><text:soft-page-break/></text:p>
      <text:p text:style-name="Standard"/>
      <text:p text:style-name="Standard">The Grammar</text:p>
      <text:p text:style-name="Standard">In computer science, a formal grammar (or grammar) is a set of formation rules (grammar) that describe which strings formed from the alphabet of a formal language are syntactically valid within the language. A grammar only addresses the location and manipulation of the strings of the language. It does not describe anything else about a language, such as its semantics (i.e. what the strings mean).</text:p>
      <text:p text:style-name="Standard"/>
      <text:p text:style-name="Standard">A context-free grammar is a grammar in which the left-hand side of each production rule consists of only a single nonterminal symbol. This restriction is non-trivial; not all languages can be generated </text:p>
      <text:p text:style-name="Standard">by context-free grammars. Those that can are called context-free languages.</text:p>
      <text:p text:style-name="Standard"/>
      <text:p text:style-name="Standard">The Backus Naur Form (BNF) notation is used to specify grammars for programming languages , commnd line tools , file formats to name a few . The semantics of BNF is beyond the scope of this book. </text:p>
      <text:p text:style-name="Standard"/>
      <text:p text:style-name="Standard"/>
      <text:p text:style-name="Standard">Grammar of the expression evaluator </text:p>
      <text:p text:style-name="Text_20_body"/>
      <table:table table:name="Table4" table:style-name="Table4">
        <table:table-column table:style-name="Table4.A"/>
        <table:table-row>
          <table:table-cell table:style-name="Table4.A1" office:value-type="string">
            <text:p text:style-name="Table_20_Contents">&lt;Expr&gt; <text:s/>::= <text:s/>&lt;Term&gt; | Term { + | - } &lt;Expr&gt;</text:p>
            <text:p text:style-name="Table_20_Contents">&lt;Term&gt; ::= <text:s/>&lt;Factor&gt; | &lt;Factor&gt; <text:s/>{*|/} &lt;Term&gt;</text:p>
            <text:p text:style-name="Table_20_Contents">&lt;Factor&gt;::= <text:s/>&lt;number&gt; | ( &lt;expr&gt; ) | {+|-} &lt;factor&gt;</text:p>
          </table:table-cell>
        </table:table-row>
      </table:table>
      <text:p text:style-name="Standard"/>
      <text:p text:style-name="Text_20_body">There are two types of tokens in any grammar specifications. They are terminal tokens ( terminals ) or non terminals . In the above grammar , operators and &lt;number&gt; are the terminals. &lt;Expr&gt;,&lt;Term&gt;,&lt;Factor&gt; are non terminals. Non terminals will have at least one entry on the left side.</text:p>
      <text:p text:style-name="Text_20_body"/>
      <text:p text:style-name="Standard">Conversion of Expression to the psuedo code</text:p>
      <table:table table:name="Table5" table:style-name="Table5">
        <table:table-column table:style-name="Table5.A"/>
        <table:table-row>
          <table:table-cell table:style-name="Table5.A1" office:value-type="string">
            <text:p text:style-name="Table_20_Contents">// <text:s text:c="2"/>&lt;Expr&gt; ::= <text:s text:c="2"/>&lt;Term&gt; <text:s/>{ + | - } <text:s/>&lt;Expr&gt;</text:p>
            <text:p text:style-name="Table_20_Contents">Void Expr() {</text:p>
            <text:p text:style-name="Table_20_Contents"><text:s text:c="9"/>Term();</text:p>
            <text:p text:style-name="Table_20_Contents"><text:s text:c="8"/></text:p>
            <text:p text:style-name="Table_20_Contents"><text:s text:c="9"/>if ( Token == TOK_PLUS || <text:s/>Token == TOK_SUB <text:s text:c="3"/>)</text:p>
            <text:p text:style-name="Table_20_Contents"><text:s text:c="9"/>{</text:p>
            <text:p text:style-name="Table_20_Contents"><text:s text:c="17"/>// Emit instructions</text:p>
            <text:p text:style-name="Table_20_Contents"><text:s text:c="16"/>// <text:s/>and perform semantic operations</text:p>
            <text:p text:style-name="Table_20_Contents"><text:s text:c="18"/></text:p>
            <text:p text:style-name="Table_20_Contents"><text:s text:c="16"/>Expr(); <text:s text:c="3"/>// recurse </text:p>
            <text:p text:style-name="Table_20_Contents"><text:s text:c="9"/>} </text:p>
            <text:p text:style-name="Table_20_Contents">}</text:p>
          </table:table-cell>
        </table:table-row>
      </table:table>
      <text:p text:style-name="Standard"/>
      <text:p text:style-name="Standard">Converstion of term to the psuedo code</text:p>
      <text:p text:style-name="Standard"/>
      <table:table table:name="Table6" table:style-name="Table6">
        <table:table-column table:style-name="Table6.A"/>
        <table:table-row>
          <table:table-cell table:style-name="Table6.A1" office:value-type="string">
            <text:p text:style-name="Table_20_Contents">// <text:s text:c="2"/>&lt;Term&gt; ::= <text:s text:c="2"/>&lt;Factor&gt; <text:s/>{ * | / } <text:s/>&lt;Term&gt;</text:p>
            <text:p text:style-name="Table_20_Contents">Void Term() {</text:p>
            <text:p text:style-name="Table_20_Contents"><text:s text:c="9"/>Factor();</text:p>
            <text:p text:style-name="Table_20_Contents"><text:soft-page-break/><text:s text:c="8"/></text:p>
            <text:p text:style-name="Table_20_Contents"><text:s text:c="9"/>if ( Token == TOK_MUL || <text:s/>Token == TOK_DIV <text:s text:c="3"/>)</text:p>
            <text:p text:style-name="Table_20_Contents"><text:s text:c="9"/>{</text:p>
            <text:p text:style-name="Table_20_Contents"><text:s text:c="17"/>// Emit instructions </text:p>
            <text:p text:style-name="Table_20_Contents"><text:s text:c="16"/>// <text:s/>and perform semantic operations</text:p>
            <text:p text:style-name="Table_20_Contents"><text:s text:c="18"/></text:p>
            <text:p text:style-name="Table_20_Contents"><text:s text:c="16"/>Term(); <text:s text:c="3"/>// recurse </text:p>
            <text:p text:style-name="Table_20_Contents"><text:s text:c="9"/>} </text:p>
            <text:p text:style-name="Table_20_Contents">}</text:p>
            <text:p text:style-name="Table_20_Contents"/>
          </table:table-cell>
        </table:table-row>
      </table:table>
      <text:p text:style-name="Text_20_body"/>
      <text:p text:style-name="Text_20_body"/>
      <text:p text:style-name="Text_20_body">The following psuedo code demonstrates how to map &lt;Factor&gt; into code</text:p>
      <table:table table:name="Table7" table:style-name="Table7">
        <table:table-column table:style-name="Table7.A"/>
        <table:table-row>
          <table:table-cell table:style-name="Table7.A1" office:value-type="string">
            <text:p text:style-name="Table_20_Contents">// <text:s text:c="2"/>&lt;Factor&gt; ::= <text:s/>&lt;TOK_DOUBLE&gt; | ( &lt;expr&gt; ) | <text:s/>{ + |- } <text:s/>&lt;Factor&gt;</text:p>
            <text:p text:style-name="Table_20_Contents">//</text:p>
            <text:p text:style-name="Table_20_Contents">Void Factor() {</text:p>
            <text:p text:style-name="Table_20_Contents"><text:s text:c="9"/>switch(Token) </text:p>
            <text:p text:style-name="Table_20_Contents"><text:s text:c="12"/>case TOK_DOUBLE:</text:p>
            <text:p text:style-name="Table_20_Contents"><text:s text:c="12"/>// <text:s text:c="2"/>push token to IL operand stack return</text:p>
            <text:p text:style-name="Table_20_Contents"><text:s text:c="11"/>case TOK_OPAREN:</text:p>
            <text:p text:style-name="Table_20_Contents"><text:s text:c="18"/>Expr(); <text:s text:c="3"/>//recurse</text:p>
            <text:p text:style-name="Table_20_Contents"><text:s text:c="18"/>// check for closing parenthesis and return</text:p>
            <text:p text:style-name="Table_20_Contents"><text:s text:c="12"/>case UNARYOP:</text:p>
            <text:p text:style-name="Table_20_Contents"><text:s text:c="18"/>Factor(); <text:s text:c="2"/>//recurse</text:p>
            <text:p text:style-name="Table_20_Contents"><text:s text:c="13"/>default:</text:p>
            <text:p text:style-name="Table_20_Contents"><text:s text:c="18"/>//Error </text:p>
            <text:p text:style-name="Table_20_Contents">} <text:s text:c="8"/></text:p>
            <text:p text:style-name="Table_20_Contents"/>
          </table:table-cell>
        </table:table-row>
      </table:table>
      <text:p text:style-name="Standard"/>
      <text:p text:style-name="Standard"/>
      <text:p text:style-name="Standard"/>
      <text:p text:style-name="Standard">The class RDParser is derived from the Lexer class. By using an algorithm by the name Recursive descent parsing , we will evaluate the expression.A recursive descent parser is a top-down parser built from a set of mutually-recursive procedures where each such procedure usually implements one of the production rules of the grammar. Thus the structure of the resulting program closely mirrors that </text:p>
      <text:p text:style-name="Standard">of the grammar it recognizes.</text:p>
      <text:p text:style-name="Standard"/>
      <table:table table:name="Table8" table:style-name="Table8">
        <table:table-column table:style-name="Table8.A"/>
        <table:table-row>
          <table:table-cell table:style-name="Table8.A1" office:value-type="string">
            <text:p text:style-name="Table_20_Contents"><text:span text:style-name="T20">using</text:span><text:span text:style-name="T17"> System;</text:span></text:p>
            <text:p text:style-name="P4"><text:span text:style-name="T20">using</text:span><text:span text:style-name="T17"> System.Collections.Generic;</text:span></text:p>
            <text:p text:style-name="P4"><text:span text:style-name="T20">using</text:span><text:span text:style-name="T17"> System.Linq;</text:span></text:p>
            <text:p text:style-name="P4"><text:span text:style-name="T20">using</text:span><text:span text:style-name="T17"> System.Text;</text:span></text:p>
            <text:p text:style-name="P3"/>
            <text:p text:style-name="P4"><text:span text:style-name="T20">namespace</text:span><text:span text:style-name="T17"> SLANG_DOT_NET</text:span></text:p>
            <text:p text:style-name="P3">{</text:p>
            <text:p text:style-name="P4"><text:span text:style-name="T17"><text:s text:c="4"/></text:span><text:span text:style-name="T6">///</text:span><text:span text:style-name="T12"> </text:span><text:span text:style-name="T6">&lt;summary&gt;</text:span></text:p>
            <text:p text:style-name="P4"><text:span text:style-name="T17"><text:s text:c="4"/></text:span><text:span text:style-name="T6">///</text:span><text:span text:style-name="T12"> </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0">public</text:span><text:span text:style-name="T17"> </text:span><text:span text:style-name="T20">class</text:span><text:span text:style-name="T17"> </text:span><text:span text:style-name="T22">RDParser</text:span><text:span text:style-name="T17"> : </text:span><text:span text:style-name="T22">Lexer</text:span></text:p>
            <text:p text:style-name="P3"><text:soft-page-break/><text:s text:c="4"/>{</text:p>
            <text:p text:style-name="P4"><text:span text:style-name="T17"><text:s text:c="8"/></text:span><text:span text:style-name="T22">TOKEN</text:span><text:span text:style-name="T17"> Current_Token;</text:span></text:p>
            <text:p text:style-name="P3"/>
            <text:p text:style-name="P3"/>
            <text:p text:style-name="P4"><text:span text:style-name="T17"><text:s text:c="8"/></text:span><text:span text:style-name="T20">public</text:span><text:span text:style-name="T17"> RDParser(</text:span><text:span text:style-name="T22">String</text:span><text:span text:style-name="T17"> str)</text:span></text:p>
            <text:p text:style-name="P4"><text:span text:style-name="T17"><text:s text:c="12"/>: </text:span><text:span text:style-name="T20">base</text:span><text:span text:style-name="T17">(str)</text:span></text:p>
            <text:p text:style-name="P3"><text:s text:c="8"/>{</text:p>
            <text:p text:style-name="P3"/>
            <text:p text:style-name="P3"/>
            <text:p text:style-name="P3"><text:s text:c="8"/>}</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5"/></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0">public</text:span><text:span text:style-name="T17"> </text:span><text:span text:style-name="T22">Exp</text:span><text:span text:style-name="T17"> CallExpr()</text:span></text:p>
            <text:p text:style-name="P3"><text:s text:c="8"/>{</text:p>
            <text:p text:style-name="P3"><text:s text:c="12"/>Current_Token = GetToken();</text:p>
            <text:p text:style-name="P4"><text:span text:style-name="T17"><text:s text:c="12"/></text:span><text:span text:style-name="T20">return</text:span><text:span text:style-name="T17"> Expr();</text:span></text:p>
            <text:p text:style-name="P3"><text:s text:c="8"/>}</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0">public</text:span><text:span text:style-name="T17"> </text:span><text:span text:style-name="T22">Exp</text:span><text:span text:style-name="T17"> Expr()</text:span></text:p>
            <text:p text:style-name="P3"><text:s text:c="8"/>{</text:p>
            <text:p text:style-name="P4"><text:span text:style-name="T17"><text:s text:c="12"/></text:span><text:span text:style-name="T22">TOKEN</text:span><text:span text:style-name="T17"> l_token;</text:span></text:p>
            <text:p text:style-name="P4"><text:span text:style-name="T17"><text:s text:c="12"/></text:span><text:span text:style-name="T22">Exp</text:span><text:span text:style-name="T17"> RetValue = Term();</text:span></text:p>
            <text:p text:style-name="P4"><text:span text:style-name="T17"><text:s text:c="12"/></text:span><text:span text:style-name="T20">while</text:span><text:span text:style-name="T17"> (Current_Token == </text:span><text:span text:style-name="T22">TOKEN</text:span><text:span text:style-name="T17">.TOK_PLUS || Current_Token == </text:span><text:span text:style-name="T22">TOKEN</text:span><text:span text:style-name="T17">.TOK_SUB)</text:span></text:p>
            <text:p text:style-name="P3"><text:s text:c="12"/>{</text:p>
            <text:p text:style-name="P3"><text:s text:c="16"/>l_token = Current_Token;</text:p>
            <text:p text:style-name="P3"><text:s text:c="16"/>Current_Token = GetToken();</text:p>
            <text:p text:style-name="P4"><text:span text:style-name="T17"><text:s text:c="16"/></text:span><text:span text:style-name="T22">Exp</text:span><text:span text:style-name="T17"> e1 = Expr();</text:span></text:p>
            <text:p text:style-name="P4"><text:span text:style-name="T17"><text:s text:c="16"/>RetValue = </text:span><text:span text:style-name="T20">new</text:span><text:span text:style-name="T17"> </text:span><text:span text:style-name="T22">BinaryExp</text:span><text:span text:style-name="T17">(RetValue, e1,</text:span></text:p>
            <text:p text:style-name="P4"><text:span text:style-name="T17"><text:s text:c="20"/>l_token == </text:span><text:span text:style-name="T22">TOKEN</text:span><text:span text:style-name="T17">.TOK_PLUS ? </text:span><text:span text:style-name="T22">OPERATOR</text:span><text:span text:style-name="T17">.PLUS : </text:span><text:span text:style-name="T22">OPERATOR</text:span><text:span text:style-name="T17">.MINUS);</text:span></text:p>
            <text:p text:style-name="P3"/>
            <text:p text:style-name="P3"><text:s text:c="12"/>}</text:p>
            <text:p text:style-name="P3"/>
            <text:p text:style-name="P4"><text:span text:style-name="T17"><text:s text:c="12"/></text:span><text:span text:style-name="T20">return</text:span><text:span text:style-name="T17"> RetValue;</text:span></text:p>
            <text:p text:style-name="P3"/>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0">public</text:span><text:span text:style-name="T17"> </text:span><text:span text:style-name="T22">Exp</text:span><text:span text:style-name="T17"> Term()</text:span></text:p>
            <text:p text:style-name="P3"><text:s text:c="8"/>{</text:p>
            <text:p text:style-name="P4"><text:span text:style-name="T17"><text:s text:c="12"/></text:span><text:span text:style-name="T22">TOKEN</text:span><text:span text:style-name="T17"> l_token;</text:span></text:p>
            <text:p text:style-name="P4"><text:span text:style-name="T17"><text:s text:c="12"/></text:span><text:span text:style-name="T22">Exp</text:span><text:span text:style-name="T17"> RetValue = Factor();</text:span></text:p>
            <text:p text:style-name="P3"/>
            <text:p text:style-name="P4"><text:span text:style-name="T17"><text:s text:c="12"/></text:span><text:span text:style-name="T20">while</text:span><text:span text:style-name="T17"> (Current_Token == </text:span><text:span text:style-name="T22">TOKEN</text:span><text:span text:style-name="T17">.TOK_MUL || Current_Token == </text:span><text:span text:style-name="T22">TOKEN</text:span><text:span text:style-name="T17">.TOK_DIV)</text:span></text:p>
            <text:p text:style-name="P3"><text:s text:c="12"/>{</text:p>
            <text:p text:style-name="P3"><text:s text:c="16"/>l_token = Current_Token;</text:p>
            <text:p text:style-name="P3"><text:s text:c="16"/>Current_Token = GetToken();</text:p>
            <text:p text:style-name="P3"/>
            <text:p text:style-name="P3"/>
            <text:p text:style-name="P4"><text:span text:style-name="T17"><text:s text:c="16"/></text:span><text:span text:style-name="T22">Exp</text:span><text:span text:style-name="T17"> e1 = Term();</text:span></text:p>
            <text:p text:style-name="P4"><text:span text:style-name="T17"><text:s text:c="16"/>RetValue = </text:span><text:span text:style-name="T20">new</text:span><text:span text:style-name="T17"> </text:span><text:span text:style-name="T22">BinaryExp</text:span><text:span text:style-name="T17">(RetValue, e1,</text:span></text:p>
            <text:p text:style-name="P4"><text:soft-page-break/><text:span text:style-name="T17"><text:s text:c="20"/>l_token == </text:span><text:span text:style-name="T22">TOKEN</text:span><text:span text:style-name="T17">.TOK_MUL ? </text:span><text:span text:style-name="T22">OPERATOR</text:span><text:span text:style-name="T17">.MUL : </text:span><text:span text:style-name="T22">OPERATOR</text:span><text:span text:style-name="T17">.DIV);</text:span></text:p>
            <text:p text:style-name="P3"/>
            <text:p text:style-name="P3"><text:s text:c="12"/>}</text:p>
            <text:p text:style-name="P3"/>
            <text:p text:style-name="P4"><text:span text:style-name="T17"><text:s text:c="12"/></text:span><text:span text:style-name="T20">return</text:span><text:span text:style-name="T17"> RetValue;</text:span></text:p>
            <text:p text:style-name="P3"><text:s text:c="8"/>}</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0">public</text:span><text:span text:style-name="T17"> </text:span><text:span text:style-name="T22">Exp</text:span><text:span text:style-name="T17"> Factor()</text:span></text:p>
            <text:p text:style-name="P3"><text:s text:c="8"/>{</text:p>
            <text:p text:style-name="P4"><text:span text:style-name="T17"><text:s text:c="12"/></text:span><text:span text:style-name="T22">TOKEN</text:span><text:span text:style-name="T17"> l_token;</text:span></text:p>
            <text:p text:style-name="P4"><text:span text:style-name="T17"><text:s text:c="12"/></text:span><text:span text:style-name="T22">Exp</text:span><text:span text:style-name="T17"> RetValue = </text:span><text:span text:style-name="T20">null</text:span><text:span text:style-name="T17">;</text:span></text:p>
            <text:p text:style-name="P4"><text:span text:style-name="T17"><text:s text:c="12"/></text:span><text:span text:style-name="T20">if</text:span><text:span text:style-name="T17"> (Current_Token == </text:span><text:span text:style-name="T22">TOKEN</text:span><text:span text:style-name="T17">.TOK_DOUBLE)</text:span></text:p>
            <text:p text:style-name="P3"><text:s text:c="12"/>{</text:p>
            <text:p text:style-name="P3"/>
            <text:p text:style-name="P4"><text:span text:style-name="T17"><text:s text:c="16"/>RetValue = </text:span><text:span text:style-name="T20">new</text:span><text:span text:style-name="T17"> </text:span><text:span text:style-name="T22">NumericConstant</text:span><text:span text:style-name="T17">(GetNumber());</text:span></text:p>
            <text:p text:style-name="P3"><text:s text:c="16"/>Current_Token = GetToken();</text:p>
            <text:p text:style-name="P3"/>
            <text:p text:style-name="P3"><text:s text:c="12"/>}</text:p>
            <text:p text:style-name="P4"><text:span text:style-name="T17"><text:s text:c="12"/></text:span><text:span text:style-name="T20">else</text:span><text:span text:style-name="T17"> </text:span><text:span text:style-name="T20">if</text:span><text:span text:style-name="T17"> (Current_Token == </text:span><text:span text:style-name="T22">TOKEN</text:span><text:span text:style-name="T17">.TOK_OPAREN)</text:span></text:p>
            <text:p text:style-name="P3"><text:s text:c="12"/>{</text:p>
            <text:p text:style-name="P3"/>
            <text:p text:style-name="P3"><text:s text:c="16"/>Current_Token = GetToken();</text:p>
            <text:p text:style-name="P3"/>
            <text:p text:style-name="P4"><text:span text:style-name="T17"><text:s text:c="16"/>RetValue = Expr(); <text:s/></text:span><text:span text:style-name="T12">// Recurse</text:span></text:p>
            <text:p text:style-name="P5"/>
            <text:p text:style-name="P4"><text:span text:style-name="T17"><text:s text:c="16"/></text:span><text:span text:style-name="T20">if</text:span><text:span text:style-name="T17"> (Current_Token != </text:span><text:span text:style-name="T22">TOKEN</text:span><text:span text:style-name="T17">.TOK_CPAREN)</text:span></text:p>
            <text:p text:style-name="P3"><text:s text:c="16"/>{</text:p>
            <text:p text:style-name="P4"><text:span text:style-name="T17"><text:s text:c="20"/></text:span><text:span text:style-name="T22">Console</text:span><text:span text:style-name="T17">.WriteLine(</text:span><text:span text:style-name="T25">"Missing Closing Parenthesis\n"</text:span><text:span text:style-name="T17">);</text:span></text:p>
            <text:p text:style-name="P4"><text:span text:style-name="T17"><text:s text:c="20"/></text:span><text:span text:style-name="T20">throw</text:span><text:span text:style-name="T17"> </text:span><text:span text:style-name="T20">new</text:span><text:span text:style-name="T17"> </text:span><text:span text:style-name="T22">Exception</text:span><text:span text:style-name="T17">();</text:span></text:p>
            <text:p text:style-name="P3"/>
            <text:p text:style-name="P3"><text:s text:c="16"/>}</text:p>
            <text:p text:style-name="P3"><text:s text:c="16"/>Current_Token = GetToken();</text:p>
            <text:p text:style-name="P3"><text:s text:c="12"/>}</text:p>
            <text:p text:style-name="P3"/>
            <text:p text:style-name="P4"><text:span text:style-name="T17"><text:s text:c="12"/></text:span><text:span text:style-name="T20">else</text:span><text:span text:style-name="T17"> </text:span><text:span text:style-name="T20">if</text:span><text:span text:style-name="T17"> (Current_Token == </text:span><text:span text:style-name="T22">TOKEN</text:span><text:span text:style-name="T17">.TOK_PLUS || Current_Token == </text:span><text:span text:style-name="T22">TOKEN</text:span><text:span text:style-name="T17">.TOK_SUB)</text:span></text:p>
            <text:p text:style-name="P3"><text:s text:c="12"/>{</text:p>
            <text:p text:style-name="P3"><text:s text:c="16"/>l_token = Current_Token;</text:p>
            <text:p text:style-name="P3"><text:s text:c="16"/>Current_Token = GetToken();</text:p>
            <text:p text:style-name="P3"><text:s text:c="16"/>RetValue = Factor();</text:p>
            <text:p text:style-name="P3"/>
            <text:p text:style-name="P4"><text:span text:style-name="T17"><text:s text:c="16"/>RetValue = </text:span><text:span text:style-name="T20">new</text:span><text:span text:style-name="T17"> </text:span><text:span text:style-name="T22">UnaryExp</text:span><text:span text:style-name="T17">(RetValue,</text:span></text:p>
            <text:p text:style-name="P4"><text:span text:style-name="T17"><text:s text:c="21"/>l_token == </text:span><text:span text:style-name="T22">TOKEN</text:span><text:span text:style-name="T17">.TOK_PLUS ? </text:span><text:span text:style-name="T22">OPERATOR</text:span><text:span text:style-name="T17">.PLUS : </text:span><text:span text:style-name="T22">OPERATOR</text:span><text:span text:style-name="T17">.MINUS);</text:span></text:p>
            <text:p text:style-name="P3"><text:s text:c="12"/>}</text:p>
            <text:p text:style-name="P4"><text:span text:style-name="T17"><text:s text:c="12"/></text:span><text:span text:style-name="T20">else</text:span></text:p>
            <text:p text:style-name="P3"><text:s text:c="12"/>{</text:p>
            <text:p text:style-name="P3"/>
            <text:p text:style-name="P4"><text:span text:style-name="T17"><text:s text:c="16"/></text:span><text:span text:style-name="T22">Console</text:span><text:span text:style-name="T17">.WriteLine(</text:span><text:span text:style-name="T25">"Illegal Token"</text:span><text:span text:style-name="T17">);</text:span></text:p>
            <text:p text:style-name="P4"><text:span text:style-name="T17"><text:s text:c="16"/></text:span><text:span text:style-name="T20">throw</text:span><text:span text:style-name="T17"> </text:span><text:span text:style-name="T20">new</text:span><text:span text:style-name="T17"> </text:span><text:span text:style-name="T22">Exception</text:span><text:span text:style-name="T17">();</text:span></text:p>
            <text:p text:style-name="P3"><text:s text:c="12"/>}</text:p>
            <text:p text:style-name="P3"/>
            <text:p text:style-name="P4"><text:span text:style-name="T17"><text:s text:c="11"/></text:span><text:span text:style-name="T20">return</text:span><text:span text:style-name="T17"> RetValue;</text:span></text:p>
            <text:p text:style-name="P3"/>
            <text:p text:style-name="P3"><text:s text:c="8"/>}</text:p>
            <text:p text:style-name="P3"><text:s text:c="4"/>}</text:p>
            <text:p text:style-name="P3">}</text:p>
            <text:p text:style-name="Table_20_Contents"><text:soft-page-break/></text:p>
          </table:table-cell>
        </table:table-row>
        <table:table-row>
          <table:table-cell table:style-name="Table8.A2" office:value-type="string">
            <text:p text:style-name="Table_20_Contents"/>
          </table:table-cell>
        </table:table-row>
      </table:table>
      <text:p text:style-name="Standard"/>
      <text:p text:style-name="Standard">Using the Builder Pattern , we will encapsulate the Parser , Lexer class activities</text:p>
      <text:p text:style-name="Standard"/>
      <table:table table:name="Table9" table:style-name="Table9">
        <table:table-column table:style-name="Table9.A"/>
        <table:table-row>
          <table:table-cell table:style-name="Table9.A1" office:value-type="string">
            <text:p text:style-name="P1"/>
            <text:p text:style-name="P6"><text:span text:style-name="T20">using</text:span><text:span text:style-name="T17"> System;</text:span></text:p>
            <text:p text:style-name="P4"><text:span text:style-name="T20">using</text:span><text:span text:style-name="T17"> System.Collections.Generic;</text:span></text:p>
            <text:p text:style-name="P4"><text:span text:style-name="T20">using</text:span><text:span text:style-name="T17"> System.Linq;</text:span></text:p>
            <text:p text:style-name="P4"><text:span text:style-name="T20">using</text:span><text:span text:style-name="T17"> System.Text;</text:span></text:p>
            <text:p text:style-name="P3"/>
            <text:p text:style-name="P4"><text:span text:style-name="T20">namespace</text:span><text:span text:style-name="T17"> SLANG_DOT_NET</text:span></text:p>
            <text:p text:style-name="P3">{</text:p>
            <text:p text:style-name="P4"><text:span text:style-name="T17"><text:s text:c="4"/></text:span><text:span text:style-name="T6">///</text:span><text:span text:style-name="T12"> </text:span><text:span text:style-name="T6">&lt;summary&gt;</text:span></text:p>
            <text:p text:style-name="P4"><text:span text:style-name="T17"><text:s text:c="4"/></text:span><text:span text:style-name="T6">///</text:span><text:span text:style-name="T12"> <text:s text:c="3"/>Base class for all the Builders</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0">public</text:span><text:span text:style-name="T17"> </text:span><text:span text:style-name="T20">class</text:span><text:span text:style-name="T17"> </text:span><text:span text:style-name="T22">AbstractBuilder</text:span></text:p>
            <text:p text:style-name="P3"><text:s text:c="4"/>{</text:p>
            <text:p text:style-name="P3"/>
            <text:p text:style-name="P3"><text:s text:c="4"/>}</text:p>
            <text:p text:style-name="P4"><text:span text:style-name="T17"><text:s text:c="4"/></text:span><text:span text:style-name="T6">///</text:span><text:span text:style-name="T12"> </text:span><text:span text:style-name="T6">&lt;summary&gt;</text:span></text:p>
            <text:p text:style-name="P4"><text:span text:style-name="T17"><text:s text:c="4"/></text:span><text:span text:style-name="T6">///</text:span><text:span text:style-name="T12"> <text:s text:c="4"/></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0">public</text:span><text:span text:style-name="T17"> </text:span><text:span text:style-name="T20">class</text:span><text:span text:style-name="T17"> </text:span><text:span text:style-name="T22">ExpressionBuilder</text:span><text:span text:style-name="T17"> : </text:span><text:span text:style-name="T22">AbstractBuilder</text:span></text:p>
            <text:p text:style-name="P3"><text:s text:c="4"/>{</text:p>
            <text:p text:style-name="P4"><text:span text:style-name="T17"><text:s text:c="8"/></text:span><text:span text:style-name="T20">public</text:span><text:span text:style-name="T17"> </text:span><text:span text:style-name="T20">string</text:span><text:span text:style-name="T17"> _expr_string;</text:span></text:p>
            <text:p text:style-name="P4"><text:span text:style-name="T17"><text:s text:c="8"/></text:span><text:span text:style-name="T20">public</text:span><text:span text:style-name="T17"> ExpressionBuilder(</text:span><text:span text:style-name="T20">string</text:span><text:span text:style-name="T17"> expr)</text:span></text:p>
            <text:p text:style-name="P3"><text:s text:c="8"/>{</text:p>
            <text:p text:style-name="P3"><text:s text:c="12"/>_expr_string = expr;</text:p>
            <text:p text:style-name="P3"/>
            <text:p text:style-name="P3"/>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0">public</text:span><text:span text:style-name="T17"> </text:span><text:span text:style-name="T22">Exp</text:span><text:span text:style-name="T17"> GetExpression()</text:span></text:p>
            <text:p text:style-name="P3"><text:s text:c="8"/>{</text:p>
            <text:p text:style-name="P4"><text:span text:style-name="T17"><text:s text:c="12"/></text:span><text:span text:style-name="T20">try</text:span></text:p>
            <text:p text:style-name="P3"><text:s text:c="12"/>{</text:p>
            <text:p text:style-name="P4"><text:span text:style-name="T17"><text:s text:c="16"/></text:span><text:span text:style-name="T22">RDParser</text:span><text:span text:style-name="T17"> p = </text:span><text:span text:style-name="T20">new</text:span><text:span text:style-name="T17"> </text:span><text:span text:style-name="T22">RDParser</text:span><text:span text:style-name="T17">(_expr_string);</text:span></text:p>
            <text:p text:style-name="P4"><text:span text:style-name="T17"><text:s text:c="16"/></text:span><text:span text:style-name="T20">return</text:span><text:span text:style-name="T17"> p.CallExpr();</text:span></text:p>
            <text:p text:style-name="P3"><text:s text:c="12"/>}</text:p>
            <text:p text:style-name="P4"><text:span text:style-name="T17"><text:s text:c="12"/></text:span><text:span text:style-name="T20">catch</text:span><text:span text:style-name="T17"> (</text:span><text:span text:style-name="T22">Exception</text:span><text:span text:style-name="T17">)</text:span></text:p>
            <text:p text:style-name="P3"><text:s text:c="12"/>{</text:p>
            <text:p text:style-name="P3"/>
            <text:p text:style-name="P4"><text:span text:style-name="T17"><text:s text:c="16"/></text:span><text:span text:style-name="T20">return</text:span><text:span text:style-name="T17"> </text:span><text:span text:style-name="T20">null</text:span><text:span text:style-name="T17">;</text:span></text:p>
            <text:p text:style-name="P3"><text:s text:c="12"/>}</text:p>
            <text:p text:style-name="P3"><text:s text:c="8"/>}</text:p>
            <text:p text:style-name="P3"/>
            <text:p text:style-name="P3"/>
            <text:p text:style-name="P3"/>
            <text:p text:style-name="P3"><text:s text:c="4"/>}</text:p>
            <text:p text:style-name="P3"/>
            <text:p text:style-name="P3">}</text:p>
            <text:p text:style-name="P24"/>
          </table:table-cell>
        </table:table-row>
      </table:table>
      <text:p text:style-name="Standard"><text:soft-page-break/>In the CallSLang Project , the expression compiler is invoked as follows</text:p>
      <table:table table:name="Table3" table:style-name="Table3">
        <table:table-column table:style-name="Table3.A"/>
        <table:table-row>
          <table:table-cell table:style-name="Table3.A1" office:value-type="string">
            <text:p text:style-name="P4"><text:span text:style-name="T20">using</text:span><text:span text:style-name="T17"> System;</text:span></text:p>
            <text:p text:style-name="P4"><text:span text:style-name="T20">using</text:span><text:span text:style-name="T17"> System.Collections.Generic;</text:span></text:p>
            <text:p text:style-name="P4"><text:span text:style-name="T20">using</text:span><text:span text:style-name="T17"> System.Linq;</text:span></text:p>
            <text:p text:style-name="P4"><text:span text:style-name="T20">using</text:span><text:span text:style-name="T17"> System.Text;</text:span></text:p>
            <text:p text:style-name="P4"><text:span text:style-name="T20">using</text:span><text:span text:style-name="T17"> SLANG_DOT_NET;</text:span></text:p>
            <text:p text:style-name="P3"/>
            <text:p text:style-name="P4"><text:span text:style-name="T20">namespace</text:span><text:span text:style-name="T17"> CallSLANG</text:span></text:p>
            <text:p text:style-name="P3">{</text:p>
            <text:p text:style-name="P4"><text:span text:style-name="T17"><text:s text:c="4"/></text:span><text:span text:style-name="T20">class</text:span><text:span text:style-name="T17"> </text:span><text:span text:style-name="T22">Program</text:span></text:p>
            <text:p text:style-name="P3"><text:s text:c="4"/>{</text:p>
            <text:p text:style-name="P4"><text:span text:style-name="T17"><text:s text:c="8"/></text:span><text:span text:style-name="T20">static</text:span><text:span text:style-name="T17"> </text:span><text:span text:style-name="T20">void</text:span><text:span text:style-name="T17"> Main(</text:span><text:span text:style-name="T20">string</text:span><text:span text:style-name="T17">[] args)</text:span></text:p>
            <text:p text:style-name="P3"><text:s text:c="8"/>{</text:p>
            <text:p text:style-name="P4"><text:span text:style-name="T17"><text:s text:c="12"/></text:span><text:span text:style-name="T22">ExpressionBuilder</text:span><text:span text:style-name="T17"> b = </text:span><text:span text:style-name="T20">new</text:span><text:span text:style-name="T17"> </text:span><text:span text:style-name="T22">ExpressionBuilder</text:span><text:span text:style-name="T17">(</text:span><text:span text:style-name="T25">"-2*(3+3)"</text:span><text:span text:style-name="T17">);</text:span></text:p>
            <text:p text:style-name="P4"><text:span text:style-name="T17"><text:s text:c="12"/></text:span><text:span text:style-name="T22">Exp</text:span><text:span text:style-name="T17"> e = b.GetExpression();</text:span></text:p>
            <text:p text:style-name="P4"><text:span text:style-name="T17"><text:s text:c="12"/></text:span><text:span text:style-name="T22">Console</text:span><text:span text:style-name="T17">.WriteLine(e.Evaluate(</text:span><text:span text:style-name="T20">null</text:span><text:span text:style-name="T17">));</text:span></text:p>
            <text:p text:style-name="P3"/>
            <text:p text:style-name="P4"><text:span text:style-name="T17"><text:s text:c="12"/></text:span><text:span text:style-name="T22">Console</text:span><text:span text:style-name="T17">.Read();</text:span></text:p>
            <text:p text:style-name="P3"><text:s text:c="8"/>}</text:p>
            <text:p text:style-name="P3"><text:s text:c="4"/>}</text:p>
            <text:p text:style-name="P3">}</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text:p>
      <text:p text:style-name="P2"><text:s text:c="59"/><text:span text:style-name="T2"><text:s/>SLANG4.NET</text:span></text:p>
      <text:p text:style-name="P2"/>
      <text:p text:style-name="P2"><text:s text:c="61"/>htttp://slangfordotnet.codeplex.com </text:p>
      <text:p text:style-name="P2"/>
      <text:p text:style-name="P2"/>
      <text:p text:style-name="P2"/>
      <text:p text:style-name="P2"><text:span text:style-name="T1">The Art of Compiler Construction using C#</text:span> </text:p>
      <text:p text:style-name="P2"/>
      <text:p text:style-name="P2"><text:s text:c="74"/>By</text:p>
      <text:p text:style-name="P2"/>
      <text:p text:style-name="P2"><text:s text:c="58"/>Praseed Pai K.T. ( <text:a xlink:type="simple" xlink:href="http://praseedp.blogspot.com/">http://praseedp.blogspot.com</text:a> ) <text:s/></text:p>
      <text:p text:style-name="P2"><text:s text:c="58"/><text:a xlink:type="simple" xlink:href="mailto:praseedp@yahoo.com">praseedp@yahoo.com</text:a></text:p>
      <text:p text:style-name="P2"><text:s text:c="2"/></text:p>
      <text:p text:style-name="P2"/>
      <text:p text:style-name="P2"><text:s text:c="68"/>CHAPTER 3</text:p>
      <text:p text:style-name="P2"/>
      <text:p text:style-name="P2"><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text:tab/><text:tab/><text:tab/><text:tab/>STATEMENTS</text:p>
      <text:p text:style-name="Standard"/>
      <text:p text:style-name="Standard">The crux of the SLANG4.net can be summed up in two sentences</text:p>
      <text:p text:style-name="Standard"/>
      <text:p text:style-name="Standard">Expression is what you evaluate for it's value</text:p>
      <text:p text:style-name="Standard"/>
      <text:p text:style-name="Standard">Statement is what you execute for it's effect ( on variables )</text:p>
      <text:p text:style-name="Standard"/>
      <text:p text:style-name="Standard"/>
      <text:p text:style-name="Standard">The above two maxims can be converted into a computational structure as follows</text:p>
      <text:p text:style-name="Standard"/>
      <text:p text:style-name="Standard">A) Expression is what you evaluate for it's value</text:p>
      <text:p text:style-name="Standard"/>
      <table:table table:name="Table17" table:style-name="Table17">
        <table:table-column table:style-name="Table17.A"/>
        <table:table-row>
          <table:table-cell table:style-name="Table17.A1" office:value-type="string">
            <text:p text:style-name="P4"><text:span text:style-name="T17"><text:s text:c="5"/></text:span><text:span text:style-name="T6">///</text:span><text:span text:style-name="T12"> </text:span><text:span text:style-name="T6">&lt;summary&gt;</text:span></text:p>
            <text:p text:style-name="P4"><text:span text:style-name="T17"><text:s text:c="4"/></text:span><text:span text:style-name="T6">///</text:span><text:span text:style-name="T12"> <text:s text:c="5"/>Abstract for Expression evaluation</text:span></text:p>
            <text:p text:style-name="P4"><text:span text:style-name="T17"><text:s text:c="4"/></text:span><text:span text:style-name="T6">///</text:span><text:span text:style-name="T12"> <text:s text:c="5"/>Expression is what you evaluate for it's value</text:span></text:p>
            <text:p text:style-name="P4"><text:span text:style-name="T17"><text:s text:c="4"/></text:span><text:span text:style-name="T6">///</text:span><text:span text:style-name="T12"> </text:span><text:span text:style-name="T6">&lt;/summary&gt;</text:span></text:p>
            <text:p text:style-name="P4"><text:span text:style-name="T17"><text:s text:c="3"/></text:span><text:span text:style-name="T20">public</text:span><text:span text:style-name="T17"> </text:span><text:span text:style-name="T20">abstract</text:span><text:span text:style-name="T17"> </text:span><text:span text:style-name="T20">class</text:span><text:span text:style-name="T17"> </text:span><text:span text:style-name="T22">Exp</text:span></text:p>
            <text:p text:style-name="P3"><text:s text:c="4"/>{</text:p>
            <text:p text:style-name="P4"><text:span text:style-name="T17"><text:s text:c="8"/></text:span><text:span text:style-name="T20">public</text:span><text:span text:style-name="T17"> </text:span><text:span text:style-name="T20">abstract</text:span><text:span text:style-name="T17"> </text:span><text:span text:style-name="T20">double</text:span><text:span text:style-name="T17"> Evaluate(</text:span><text:span text:style-name="T22">RUNTIME_CONTEXT</text:span><text:span text:style-name="T17"> cont);</text:span></text:p>
            <text:p text:style-name="P3"><text:s text:c="4"/>}</text:p>
          </table:table-cell>
        </table:table-row>
      </table:table>
      <text:p text:style-name="Standard"/>
      <text:p text:style-name="Standard">B) Statement is what you execute for it's effect ( on variables or lack of it )</text:p>
      <text:p text:style-name="Standard"/>
      <table:table table:name="Table18" table:style-name="Table18">
        <table:table-column table:style-name="Table18.A"/>
        <table:table-row>
          <table:table-cell table:style-name="Table18.A1" office:value-type="string">
            <text:p text:style-name="P4"><text:span text:style-name="T3"><text:s text:c="4"/></text:span><text:span text:style-name="T6">///</text:span><text:span text:style-name="T12"> </text:span><text:span text:style-name="T6">&lt;summary&gt;</text:span></text:p>
            <text:p text:style-name="P4"><text:span text:style-name="T17"><text:s text:c="4"/></text:span><text:span text:style-name="T6">///</text:span><text:span text:style-name="T12"> <text:s text:c="2"/>Statement is what you Execute for it's Effect</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0">public</text:span><text:span text:style-name="T17"> </text:span><text:span text:style-name="T20">abstract</text:span><text:span text:style-name="T17"> </text:span><text:span text:style-name="T20">class</text:span><text:span text:style-name="T17"> </text:span><text:span text:style-name="T22">Stmt</text:span></text:p>
            <text:p text:style-name="P3"><text:s text:c="4"/>{</text:p>
            <text:p text:style-name="P4"><text:span text:style-name="T17"><text:s text:c="8"/></text:span><text:span text:style-name="T20">public</text:span><text:span text:style-name="T17"> </text:span><text:span text:style-name="T20">abstract</text:span><text:span text:style-name="T17"> </text:span><text:span text:style-name="T20">bool</text:span><text:span text:style-name="T17"> Execute(</text:span><text:span text:style-name="T22">RUNTIME_CONTEXT</text:span><text:span text:style-name="T17"> con);</text:span></text:p>
            <text:p text:style-name="P3"><text:s text:c="4"/>}</text:p>
          </table:table-cell>
        </table:table-row>
      </table:table>
      <text:p text:style-name="Standard"/>
      <text:p text:style-name="Standard"/>
      <text:p text:style-name="Standard"/>
      <text:p text:style-name="Standard">Let us implement a Print statement for the SLANG4.net compiler. The basic idea is as follows</text:p>
      <text:p text:style-name="Standard">you add a class to model a statement and since the class has to inherit from the Stmt ( abstract class ) , it ought to implement Execute Method. </text:p>
      <text:p text:style-name="Standard"/>
      <table:table table:name="Table19" table:style-name="Table19">
        <table:table-column table:style-name="Table19.A"/>
        <table:table-row>
          <table:table-cell table:style-name="Table19.A1" office:value-type="string">
            <text:p text:style-name="P4"><text:span text:style-name="T6">///</text:span><text:span text:style-name="T12"> </text:span><text:span text:style-name="T6">&lt;summary&gt;</text:span></text:p>
            <text:p text:style-name="P4"><text:span text:style-name="T17"><text:s text:c="4"/></text:span><text:span text:style-name="T6">///</text:span><text:span text:style-name="T12"> Implementation of Print Statement</text:span></text:p>
            <text:p text:style-name="P4"><text:span text:style-name="T17"><text:s text:c="4"/></text:span><text:span text:style-name="T6">///</text:span><text:span text:style-name="T12"> </text:span><text:span text:style-name="T6">&lt;/summary&gt;</text:span></text:p>
            <text:p text:style-name="P7"/>
            <text:p text:style-name="P4"><text:span text:style-name="T17"><text:s text:c="4"/></text:span><text:span text:style-name="T20">public</text:span><text:span text:style-name="T17"> </text:span><text:span text:style-name="T20">class</text:span><text:span text:style-name="T17"> </text:span><text:span text:style-name="T22">PrintStatement</text:span><text:span text:style-name="T17"> : </text:span><text:span text:style-name="T22">Stmt</text:span></text:p>
            <text:p text:style-name="P3"><text:s text:c="4"/>{</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2"/>At this point of time , Print will </text:span></text:p>
            <text:p text:style-name="P4"><text:span text:style-name="T17"><text:s text:c="8"/></text:span><text:span text:style-name="T6">///</text:span><text:span text:style-name="T12"> <text:s text:c="2"/>spit the value of an Expression on the screen.</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0">private</text:span><text:span text:style-name="T17"> </text:span><text:span text:style-name="T22">Exp</text:span><text:span text:style-name="T17"> _ex;</text:span></text:p>
            <text:p text:style-name="P4"><text:span text:style-name="T17"><text:s text:c="8"/></text:span><text:span text:style-name="T6">///</text:span><text:span text:style-name="T12"> </text:span><text:span text:style-name="T6">&lt;summary&gt;</text:span></text:p>
            <text:p text:style-name="P4"><text:soft-page-break/><text:span text:style-name="T17"><text:s text:c="8"/></text:span><text:span text:style-name="T6">///</text:span><text:span text:style-name="T12"> <text:s text:c="3"/>Ctor just stores the expression passed as parameter</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ex"&gt;&lt;/param&gt;</text:span></text:p>
            <text:p text:style-name="P4"><text:span text:style-name="T17"><text:s text:c="8"/></text:span><text:span text:style-name="T20">public</text:span><text:span text:style-name="T17"> PrintStatement(</text:span><text:span text:style-name="T22">Exp</text:span><text:span text:style-name="T17"> ex)</text:span></text:p>
            <text:p text:style-name="P3"><text:s text:c="8"/>{</text:p>
            <text:p text:style-name="P3"><text:s text:c="12"/>_ex = ex;</text:p>
            <text:p text:style-name="P3"><text:s text:c="8"/>}</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Execute method Evaluates the expression and</text:span></text:p>
            <text:p text:style-name="P4"><text:span text:style-name="T17"><text:s text:c="8"/></text:span><text:span text:style-name="T6">///</text:span><text:span text:style-name="T12"> <text:s text:c="3"/>spits the value to the console using </text:span></text:p>
            <text:p text:style-name="P4"><text:span text:style-name="T17"><text:s text:c="8"/></text:span><text:span text:style-name="T6">///</text:span><text:span text:style-name="T12"> <text:s text:c="3"/>Console.Write statemen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con"&gt;&lt;/param&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0">public</text:span><text:span text:style-name="T17"> </text:span><text:span text:style-name="T20">override</text:span><text:span text:style-name="T17"> </text:span><text:span text:style-name="T20">bool</text:span><text:span text:style-name="T17"> Execute(</text:span><text:span text:style-name="T22">RUNTIME_CONTEXT</text:span><text:span text:style-name="T17"> con)</text:span></text:p>
            <text:p text:style-name="P3"><text:s text:c="8"/>{</text:p>
            <text:p text:style-name="P4"><text:span text:style-name="T17"><text:s text:c="12"/></text:span><text:span text:style-name="T20">double</text:span><text:span text:style-name="T17"> a = _ex.Evaluate(con);</text:span></text:p>
            <text:p text:style-name="P4"><text:span text:style-name="T17"><text:s text:c="12"/></text:span><text:span text:style-name="T22">Console</text:span><text:span text:style-name="T17">.Write(a.ToString());</text:span></text:p>
            <text:p text:style-name="P4"><text:span text:style-name="T17"><text:s text:c="12"/></text:span><text:span text:style-name="T20">return</text:span><text:span text:style-name="T17"> </text:span><text:span text:style-name="T20">true</text:span><text:span text:style-name="T17">;</text:span></text:p>
            <text:p text:style-name="P3"><text:s text:c="8"/>}</text:p>
            <text:p text:style-name="P3"><text:s text:c="4"/>}</text:p>
            <text:p text:style-name="P3"/>
          </table:table-cell>
        </table:table-row>
      </table:table>
      <text:p text:style-name="Standard"/>
      <text:p text:style-name="Standard"/>
      <text:p text:style-name="Standard">Let us add <text:s/>a PrintLine statement as well. PrintLine implementation is not different from Print statement. The only difference is it emits a new line after the expression value.</text:p>
      <text:p text:style-name="Standard"/>
      <table:table table:name="Table20" table:style-name="Table20">
        <table:table-column table:style-name="Table20.A"/>
        <table:table-row>
          <table:table-cell table:style-name="Table20.A1" office:value-type="string">
            <text:p text:style-name="P4"><text:span text:style-name="T3"><text:s/></text:span><text:span text:style-name="T6">///</text:span><text:span text:style-name="T12"> </text:span><text:span text:style-name="T6">&lt;summary&gt;</text:span></text:p>
            <text:p text:style-name="P4"><text:span text:style-name="T17"><text:s text:c="4"/></text:span><text:span text:style-name="T6">///</text:span><text:span text:style-name="T12"> <text:s/>Implementation of <text:s/>PrintLine Statement</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0">public</text:span><text:span text:style-name="T17"> </text:span><text:span text:style-name="T20">class</text:span><text:span text:style-name="T17"> </text:span><text:span text:style-name="T22">PrintLineStatement</text:span><text:span text:style-name="T17"> : </text:span><text:span text:style-name="T22">Stmt</text:span></text:p>
            <text:p text:style-name="P3"><text:s text:c="4"/>{</text:p>
            <text:p text:style-name="P4"><text:span text:style-name="T17"><text:s text:c="8"/></text:span><text:span text:style-name="T20">private</text:span><text:span text:style-name="T17"> </text:span><text:span text:style-name="T22">Exp</text:span><text:span text:style-name="T17"> _ex;</text:span></text:p>
            <text:p text:style-name="P3"/>
            <text:p text:style-name="P4"><text:span text:style-name="T17"><text:s text:c="8"/></text:span><text:span text:style-name="T20">public</text:span><text:span text:style-name="T17"> PrintLineStatement(</text:span><text:span text:style-name="T22">Exp</text:span><text:span text:style-name="T17"> ex)</text:span></text:p>
            <text:p text:style-name="P3"><text:s text:c="8"/>{</text:p>
            <text:p text:style-name="P3"><text:s text:c="12"/>_ex = ex;</text:p>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Here we are calling Console.WriteLine to emit</text:span></text:p>
            <text:p text:style-name="P4"><text:span text:style-name="T17"><text:s text:c="8"/></text:span><text:span text:style-name="T6">///</text:span><text:span text:style-name="T12"> <text:s text:c="3"/>an additional new line .</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con"&gt;&lt;/param&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0">public</text:span><text:span text:style-name="T17"> </text:span><text:span text:style-name="T20">override</text:span><text:span text:style-name="T17"> </text:span><text:span text:style-name="T20">bool</text:span><text:span text:style-name="T17"> Execute(</text:span><text:span text:style-name="T22">RUNTIME_CONTEXT</text:span><text:span text:style-name="T17"> con)</text:span></text:p>
            <text:p text:style-name="P3"><text:s text:c="8"/>{</text:p>
            <text:p text:style-name="P4"><text:span text:style-name="T17"><text:s text:c="12"/></text:span><text:span text:style-name="T20">double</text:span><text:span text:style-name="T17"> a = _ex.Evaluate(con);</text:span></text:p>
            <text:p text:style-name="P4"><text:span text:style-name="T17"><text:s text:c="12"/></text:span><text:span text:style-name="T22">Console</text:span><text:span text:style-name="T17">.WriteLine(a.ToString());</text:span></text:p>
            <text:p text:style-name="P4"><text:span text:style-name="T17"><text:s text:c="12"/></text:span><text:span text:style-name="T20">return</text:span><text:span text:style-name="T17"> </text:span><text:span text:style-name="T20">true</text:span><text:span text:style-name="T17">;</text:span></text:p>
            <text:p text:style-name="P3"><text:s text:c="8"/>}</text:p>
            <text:p text:style-name="P3"><text:s text:c="4"/>}</text:p>
          </table:table-cell>
        </table:table-row>
      </table:table>
      <text:p text:style-name="Standard"/>
      <text:p text:style-name="Standard">Once we have created to classes to implement Print and PrintLine statement , we need to modify our parser (frontend ) <text:s/>to <text:s/>support the statement in the language.</text:p>
      <text:p text:style-name="Standard"/>
      <text:p text:style-name="Standard"><text:soft-page-break/>We are going to add few more tokens to support the Statements in the SLANG.</text:p>
      <table:table table:name="Table23" table:style-name="Table23">
        <table:table-column table:style-name="Table23.A"/>
        <table:table-row>
          <table:table-cell table:style-name="Table23.A1" office:value-type="string">
            <text:p text:style-name="P4"><text:span text:style-name="T3"><text:s/></text:span><text:span text:style-name="T20">public</text:span><text:span text:style-name="T17"> </text:span><text:span text:style-name="T20">enum</text:span><text:span text:style-name="T17"> </text:span><text:span text:style-name="T22">TOKEN</text:span></text:p>
            <text:p text:style-name="P3"><text:s text:c="4"/>{</text:p>
            <text:p text:style-name="P4"><text:span text:style-name="T17"><text:s text:c="8"/>ILLEGAL_TOKEN = -1, </text:span><text:span text:style-name="T12">// Not a Token</text:span></text:p>
            <text:p text:style-name="P4"><text:span text:style-name="T17"><text:s text:c="8"/>TOK_PLUS = 1, </text:span><text:span text:style-name="T12">// '+'</text:span></text:p>
            <text:p text:style-name="P4"><text:span text:style-name="T17"><text:s text:c="8"/>TOK_MUL, </text:span><text:span text:style-name="T12">// '*'</text:span></text:p>
            <text:p text:style-name="P4"><text:span text:style-name="T17"><text:s text:c="8"/>TOK_DIV, </text:span><text:span text:style-name="T12">// '/'</text:span></text:p>
            <text:p text:style-name="P4"><text:span text:style-name="T17"><text:s text:c="8"/>TOK_SUB, </text:span><text:span text:style-name="T12">// '-'</text:span></text:p>
            <text:p text:style-name="P4"><text:span text:style-name="T17"><text:s text:c="8"/>TOK_OPAREN, </text:span><text:span text:style-name="T12">// '('</text:span></text:p>
            <text:p text:style-name="P4"><text:span text:style-name="T17"><text:s text:c="8"/>TOK_CPAREN, </text:span><text:span text:style-name="T12">// ')'</text:span></text:p>
            <text:p text:style-name="P4"><text:span text:style-name="T17"><text:s text:c="8"/>TOK_DOUBLE, </text:span><text:span text:style-name="T12">// 'number'</text:span></text:p>
            <text:p text:style-name="P4"><text:span text:style-name="T17"><text:s text:c="8"/>TOK_NULL, </text:span><text:span text:style-name="T12">// End of string</text:span></text:p>
            <text:p text:style-name="P4"><text:span text:style-name="T17"><text:s text:c="8"/>TOK_PRINT, </text:span><text:span text:style-name="T12">// Print Statement</text:span></text:p>
            <text:p text:style-name="P4"><text:span text:style-name="T17"><text:s text:c="8"/>TOK_PRINTLN, </text:span><text:span text:style-name="T12">// PrintLine</text:span></text:p>
            <text:p text:style-name="P3"><text:s text:c="8"/>TOK_UNQUOTED_STRING,</text:p>
            <text:p text:style-name="P4"><text:span text:style-name="T17"><text:s text:c="8"/>TOK_SEMI </text:span><text:span text:style-name="T12">// ; </text:span></text:p>
            <text:p text:style-name="P3"><text:s text:c="4"/>}</text:p>
          </table:table-cell>
        </table:table-row>
      </table:table>
      <text:p text:style-name="Standard"/>
      <text:p text:style-name="Standard"/>
      <text:p text:style-name="Standard"/>
      <text:p text:style-name="Standard"/>
      <text:p text:style-name="Standard">In the Lexer.cs module , we add a new data structure to be used for Keyword lookup. </text:p>
      <text:p text:style-name="Standard"/>
      <table:table table:name="Table21" table:style-name="Table21">
        <table:table-column table:style-name="Table21.A"/>
        <table:table-row>
          <table:table-cell table:style-name="Table21.A1" office:value-type="string">
            <text:p text:style-name="P4"><text:span text:style-name="T6">///</text:span><text:span text:style-name="T12"> </text:span><text:span text:style-name="T6">&lt;summary&gt;</text:span></text:p>
            <text:p text:style-name="P4"><text:span text:style-name="T17"><text:s text:c="4"/></text:span><text:span text:style-name="T6">///</text:span><text:span text:style-name="T12"> <text:s text:c="4"/>Keyword Table Entry</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6">///</text:span><text:span text:style-name="T12"> </text:span></text:p>
            <text:p text:style-name="P4"><text:span text:style-name="T17"><text:s text:c="4"/></text:span><text:span text:style-name="T20">public</text:span><text:span text:style-name="T17"> </text:span><text:span text:style-name="T20">struct</text:span><text:span text:style-name="T17"> </text:span><text:span text:style-name="T22">ValueTable</text:span></text:p>
            <text:p text:style-name="P3"><text:s text:c="4"/>{</text:p>
            <text:p text:style-name="P4"><text:span text:style-name="T17"><text:s text:c="8"/></text:span><text:span text:style-name="T20">public</text:span><text:span text:style-name="T17"> </text:span><text:span text:style-name="T22">TOKEN</text:span><text:span text:style-name="T17"> tok; <text:s text:c="9"/></text:span><text:span text:style-name="T12">// Token id</text:span></text:p>
            <text:p text:style-name="P4"><text:span text:style-name="T17"><text:s text:c="8"/></text:span><text:span text:style-name="T20">public</text:span><text:span text:style-name="T17"> </text:span><text:span text:style-name="T22">String</text:span><text:span text:style-name="T17"> Value; <text:s text:c="6"/></text:span><text:span text:style-name="T12">// Token string <text:s/></text:span></text:p>
            <text:p text:style-name="P4"><text:span text:style-name="T17"><text:s text:c="8"/></text:span><text:span text:style-name="T20">public</text:span><text:span text:style-name="T17"> ValueTable(</text:span><text:span text:style-name="T22">TOKEN</text:span><text:span text:style-name="T17"> tok, </text:span><text:span text:style-name="T22">String</text:span><text:span text:style-name="T17"> Value)</text:span></text:p>
            <text:p text:style-name="P3"><text:s text:c="8"/>{</text:p>
            <text:p text:style-name="P4"><text:span text:style-name="T17"><text:s text:c="12"/></text:span><text:span text:style-name="T20">this</text:span><text:span text:style-name="T17">.tok = tok;</text:span></text:p>
            <text:p text:style-name="P4"><text:span text:style-name="T17"><text:s text:c="12"/></text:span><text:span text:style-name="T20">this</text:span><text:span text:style-name="T17">.Value = Value;</text:span></text:p>
            <text:p text:style-name="P3"/>
            <text:p text:style-name="P3"><text:s text:c="8"/>}</text:p>
            <text:p text:style-name="P3"><text:s text:c="4"/>}</text:p>
          </table:table-cell>
        </table:table-row>
      </table:table>
      <text:p text:style-name="Standard"/>
      <text:p text:style-name="Standard"/>
      <text:p text:style-name="Standard">In the ctor of Lexer.cs , we will populate an array of ValueTables with Token and it's textual representation as given below.</text:p>
      <text:p text:style-name="Standard"/>
      <table:table table:name="Table22" table:style-name="Table22">
        <table:table-column table:style-name="Table22.A"/>
        <table:table-row>
          <table:table-cell table:style-name="Table22.A1" office:value-type="string">
            <text:p text:style-name="P10"><text:s text:c="10"/></text:p>
            <text:p text:style-name="P4"><text:span text:style-name="T3"><text:s text:c="13"/>_val = </text:span><text:span text:style-name="T20">new</text:span><text:span text:style-name="T17"> </text:span><text:span text:style-name="T22">ValueTable</text:span><text:span text:style-name="T17">[2];</text:span></text:p>
            <text:p text:style-name="P3"/>
            <text:p text:style-name="P4"><text:span text:style-name="T17"><text:s text:c="12"/>_val[0] = </text:span><text:span text:style-name="T20">new</text:span><text:span text:style-name="T17"> </text:span><text:span text:style-name="T22">ValueTable</text:span><text:span text:style-name="T17">(</text:span><text:span text:style-name="T22">TOKEN</text:span><text:span text:style-name="T17">.TOK_PRINT, </text:span><text:span text:style-name="T25">"PRINT"</text:span><text:span text:style-name="T17">);</text:span></text:p>
            <text:p text:style-name="P3"/>
            <text:p text:style-name="P4"><text:span text:style-name="T17"><text:s text:c="12"/>_val[1] = </text:span><text:span text:style-name="T20">new</text:span><text:span text:style-name="T17"> </text:span><text:span text:style-name="T22">ValueTable</text:span><text:span text:style-name="T17">(</text:span><text:span text:style-name="T22">TOKEN</text:span><text:span text:style-name="T17">.TOK_PRINTLN, </text:span><text:span text:style-name="T25">"PRINTLINE"</text:span><text:span text:style-name="T17">);</text:span></text:p>
            <text:p text:style-name="P3"/>
          </table:table-cell>
        </table:table-row>
      </table:table>
      <text:p text:style-name="Standard"/>
      <text:p text:style-name="Standard"/>
      <text:p text:style-name="Standard">We need to add a new entrypoint into the RDParser.cs class to support statements. The grammar for the SLANG at this point of time ( to support statement ) is as given below.</text:p>
      <table:table table:name="Table24" table:style-name="Table24">
        <table:table-column table:style-name="Table24.A"/>
        <text:soft-page-break/>
        <table:table-row>
          <table:table-cell table:style-name="Table24.A1" office:value-type="string">
            <text:p text:style-name="P7"><text:s text:c="9"/></text:p>
            <text:p text:style-name="P4"><text:span text:style-name="T6"><text:s text:c="8"/></text:span><text:span text:style-name="T27"><text:s/></text:span><text:span text:style-name="T28">&lt;stmtlist&gt; := <text:s/>{ statement }+</text:span></text:p>
            <text:p text:style-name="P9"/>
            <text:p text:style-name="P8"><text:span text:style-name="T24"><text:s text:c="8"/></text:span><text:span text:style-name="T24">{statement} <text:s/>:= <text:s/></text:span><text:span text:style-name="T24">&lt;printstmt&gt;</text:span><text:span text:style-name="T24"> | </text:span><text:span text:style-name="T24">&lt;printlinestmt&gt;</text:span></text:p>
            <text:p text:style-name="P9"/>
            <text:p text:style-name="P9"><text:s text:c="9"/>&lt;printstmt&gt; := <text:s/>print <text:s text:c="2"/>&lt;expr &gt;;</text:p>
            <text:p text:style-name="P9"/>
            <text:p text:style-name="P9"><text:s text:c="8"/>&lt;printlinestmt&gt;:= printline &lt;expr&gt;;</text:p>
            <text:p text:style-name="P9"><text:s/></text:p>
            <text:p text:style-name="P9"><text:s text:c="8"/>&lt;Expr&gt; <text:s/>::= <text:s/>&lt;Term&gt; | Term { + | - } &lt;Expr&gt;</text:p>
            <text:p text:style-name="P29"><text:s text:c="7"/>&lt;Term&gt; ::= <text:s/>&lt;Factor&gt; | &lt;Factor&gt; <text:s/>{*|/} &lt;Term&gt;</text:p>
            <text:p text:style-name="P9"><text:s text:c="9"/>&lt;Factor&gt;::= <text:s/>&lt;number&gt; | ( &lt;expr&gt; ) | {+|-} &lt;factor&gt;</text:p>
            <text:p text:style-name="P11"/>
            <text:p text:style-name="P7"><text:s text:c="7"/></text:p>
            <text:p text:style-name="P7"><text:s text:c="6"/></text:p>
            <text:p text:style-name="P7"/>
            <text:p text:style-name="P7"/>
          </table:table-cell>
        </table:table-row>
      </table:table>
      <text:p text:style-name="Standard"/>
      <text:p text:style-name="Standard"/>
      <text:p text:style-name="Standard">The new entry point to the parser module is as follows...</text:p>
      <text:p text:style-name="Standard"/>
      <text:p text:style-name="Standard"/>
      <table:table table:name="Table25" table:style-name="Table25">
        <table:table-column table:style-name="Table25.A"/>
        <table:table-row>
          <table:table-cell table:style-name="Table25.A1" office:value-type="string">
            <text:p text:style-name="P4"><text:span text:style-name="T3"><text:s text:c="8"/></text:span><text:span text:style-name="T6">///</text:span><text:span text:style-name="T12"> </text:span><text:span text:style-name="T6">&lt;summary&gt;</text:span></text:p>
            <text:p text:style-name="P4"><text:span text:style-name="T17"><text:s text:c="8"/></text:span><text:span text:style-name="T6">///</text:span><text:span text:style-name="T12"> <text:s text:c="2"/>The new Parser entry poin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0">public</text:span><text:span text:style-name="T17"> </text:span><text:span text:style-name="T22">ArrayList</text:span><text:span text:style-name="T17"> Parse()</text:span></text:p>
            <text:p text:style-name="P3"><text:s text:c="8"/>{</text:p>
            <text:p text:style-name="P4"><text:span text:style-name="T17"><text:s text:c="12"/>GetNext(); <text:s/></text:span><text:span text:style-name="T12">// Get the Next Token</text:span></text:p>
            <text:p text:style-name="P4"><text:span text:style-name="T17"><text:s text:c="12"/></text:span><text:span text:style-name="T12">//</text:span></text:p>
            <text:p text:style-name="P4"><text:span text:style-name="T17"><text:s text:c="12"/></text:span><text:span text:style-name="T12">// Parse all the statements</text:span></text:p>
            <text:p text:style-name="P4"><text:span text:style-name="T17"><text:s text:c="12"/></text:span><text:span text:style-name="T12">//</text:span></text:p>
            <text:p text:style-name="P4"><text:span text:style-name="T17"><text:s text:c="12"/></text:span><text:span text:style-name="T20">return</text:span><text:span text:style-name="T17"> StatementList();</text:span></text:p>
            <text:p text:style-name="P3"><text:s text:c="8"/>}</text:p>
          </table:table-cell>
        </table:table-row>
      </table:table>
      <text:p text:style-name="Standard"/>
      <text:p text:style-name="Standard"/>
      <text:p text:style-name="Standard">The StatementList method implements the grammar given above. The BNF to source code translation is very easy and without much explanation it is given below</text:p>
      <text:p text:style-name="Standard"/>
      <table:table table:name="Table26" table:style-name="Table26">
        <table:table-column table:style-name="Table26.A"/>
        <table:table-row>
          <table:table-cell table:style-name="Table26.A1" office:value-type="string">
            <text:p text:style-name="P4"><text:span text:style-name="T6">///</text:span><text:span text:style-name="T12"> </text:span><text:span text:style-name="T6">&lt;summary&gt;</text:span></text:p>
            <text:p text:style-name="P4"><text:span text:style-name="T17"><text:s text:c="8"/></text:span><text:span text:style-name="T6">///</text:span><text:span text:style-name="T12"> <text:s/>The Grammar is </text:span></text:p>
            <text:p text:style-name="P4"><text:span text:style-name="T17"><text:s text:c="8"/></text:span><text:span text:style-name="T6">///</text:span><text:span text:style-name="T12"> <text:s/></text:span></text:p>
            <text:p text:style-name="P4"><text:span text:style-name="T17"><text:s text:c="8"/></text:span><text:span text:style-name="T6">///</text:span><text:span text:style-name="T12"> <text:s/></text:span><text:span text:style-name="T6">&lt;stmtlist&gt;</text:span><text:span text:style-name="T12"> := <text:s/>{ </text:span><text:span text:style-name="T6">&lt;statement&gt;</text:span><text:span text:style-name="T12"> }+</text:span></text:p>
            <text:p text:style-name="P4"><text:span text:style-name="T17"><text:s text:c="8"/></text:span><text:span text:style-name="T6">///</text:span></text:p>
            <text:p text:style-name="P4"><text:span text:style-name="T17"><text:s text:c="8"/></text:span><text:span text:style-name="T6">///</text:span><text:span text:style-name="T12"> <text:s/>{</text:span><text:span text:style-name="T6">&lt;statement&gt;</text:span><text:span text:style-name="T12"> := <text:s/></text:span><text:span text:style-name="T6">&lt;printstmt&gt;</text:span><text:span text:style-name="T12"> | </text:span><text:span text:style-name="T6">&lt;printlinestmt&gt;</text:span></text:p>
            <text:p text:style-name="P4"><text:span text:style-name="T17"><text:s text:c="8"/></text:span><text:span text:style-name="T6">///</text:span><text:span text:style-name="T12"> <text:s/></text:span><text:span text:style-name="T6">&lt;printstmt&gt;</text:span><text:span text:style-name="T12"> := <text:s/>print <text:s text:c="2"/></text:span><text:span text:style-name="T6">&lt;expr &gt;</text:span><text:span text:style-name="T12">;</text:span></text:p>
            <text:p text:style-name="P4"><text:span text:style-name="T17"><text:s text:c="8"/></text:span><text:span text:style-name="T6">///</text:span></text:p>
            <text:p text:style-name="P4"><text:span text:style-name="T17"><text:s text:c="8"/></text:span><text:span text:style-name="T6">///</text:span><text:span text:style-name="T12"> </text:span><text:span text:style-name="T6">&lt;printlinestmt&gt;</text:span><text:span text:style-name="T12">:= printline </text:span><text:span text:style-name="T6">&lt;expr&gt;</text:span><text:span text:style-name="T12">;</text:span></text:p>
            <text:p text:style-name="P4"><text:span text:style-name="T17"><text:s text:c="8"/></text:span><text:span text:style-name="T6">///</text:span><text:span text:style-name="T12"> <text:s text:c="3"/></text:span></text:p>
            <text:p text:style-name="P4"><text:span text:style-name="T17"><text:s text:c="8"/></text:span><text:span text:style-name="T6">///</text:span><text:span text:style-name="T12"> </text:span><text:span text:style-name="T6">&lt;Expr&gt;</text:span><text:span text:style-name="T12"> <text:s/>::= <text:s/></text:span><text:span text:style-name="T6">&lt;Term&gt;</text:span><text:span text:style-name="T12"> | </text:span><text:span text:style-name="T6">&lt;Term&gt;</text:span><text:span text:style-name="T12"> { + | - } </text:span><text:span text:style-name="T6">&lt;Expr&gt;</text:span></text:p>
            <text:p text:style-name="P4"><text:span text:style-name="T17"><text:s text:c="8"/></text:span><text:span text:style-name="T6">///</text:span><text:span text:style-name="T12"> </text:span><text:span text:style-name="T6">&lt;Term&gt;</text:span><text:span text:style-name="T12"> ::= <text:s/></text:span><text:span text:style-name="T6">&lt;Factor&gt;</text:span><text:span text:style-name="T12"> | </text:span><text:span text:style-name="T6">&lt;Factor&gt;</text:span><text:span text:style-name="T12"> <text:s/>{*|/} </text:span><text:span text:style-name="T6">&lt;Term&gt;</text:span></text:p>
            <text:p text:style-name="P4"><text:span text:style-name="T17"><text:s text:c="8"/></text:span><text:span text:style-name="T6">///</text:span><text:span text:style-name="T12"> </text:span><text:span text:style-name="T6">&lt;Factor&gt;</text:span><text:span text:style-name="T12">::= <text:s/></text:span><text:span text:style-name="T6">&lt;number&gt;</text:span><text:span text:style-name="T12"> | ( </text:span><text:span text:style-name="T6">&lt;expr&gt;</text:span><text:span text:style-name="T12"> ) | {+|-} </text:span><text:span text:style-name="T6">&lt;factor&gt;</text:span></text:p>
            <text:p text:style-name="P4"><text:span text:style-name="T17"><text:s text:c="8"/></text:span><text:span text:style-name="T6">///</text:span><text:span text:style-name="T12"> <text:s text:c="6"/></text:span></text:p>
            <text:p text:style-name="P4"><text:span text:style-name="T17"><text:s text:c="8"/></text:span><text:span text:style-name="T6">///</text:span><text:span text:style-name="T12"> </text:span></text:p>
            <text:p text:style-name="P4"><text:span text:style-name="T17"><text:s text:c="8"/></text:span><text:span text:style-name="T6">///</text:span><text:span text:style-name="T12"> </text:span><text:span text:style-name="T6">&lt;/summary&gt;</text:span></text:p>
            <text:p text:style-name="P4"><text:soft-page-break/><text:span text:style-name="T17"><text:s text:c="8"/></text:span><text:span text:style-name="T6">///</text:span><text:span text:style-name="T12"> </text:span><text:span text:style-name="T6">&lt;returns&gt;&lt;/returns&gt;</text:span></text:p>
            <text:p text:style-name="P4"><text:span text:style-name="T17"><text:s text:c="8"/></text:span><text:span text:style-name="T20">private</text:span><text:span text:style-name="T17"> </text:span><text:span text:style-name="T22">ArrayList</text:span><text:span text:style-name="T17"> StatementList()</text:span></text:p>
            <text:p text:style-name="P3"><text:s text:c="8"/>{</text:p>
            <text:p text:style-name="P4"><text:span text:style-name="T17"><text:s text:c="12"/></text:span><text:span text:style-name="T22">ArrayList</text:span><text:span text:style-name="T17"> arr = </text:span><text:span text:style-name="T20">new</text:span><text:span text:style-name="T17"> </text:span><text:span text:style-name="T22">ArrayList</text:span><text:span text:style-name="T17">();</text:span></text:p>
            <text:p text:style-name="P4"><text:span text:style-name="T17"><text:s text:c="12"/></text:span><text:span text:style-name="T20">while</text:span><text:span text:style-name="T17"> (Current_Token != </text:span><text:span text:style-name="T22">TOKEN</text:span><text:span text:style-name="T17">.TOK_NULL)</text:span></text:p>
            <text:p text:style-name="P3"><text:s text:c="12"/>{</text:p>
            <text:p text:style-name="P4"><text:span text:style-name="T17"><text:s text:c="16"/></text:span><text:span text:style-name="T22">Stmt</text:span><text:span text:style-name="T17"> temp = Statement();</text:span></text:p>
            <text:p text:style-name="P4"><text:span text:style-name="T17"><text:s text:c="16"/></text:span><text:span text:style-name="T20">if</text:span><text:span text:style-name="T17"> (temp != </text:span><text:span text:style-name="T20">null</text:span><text:span text:style-name="T17">)</text:span></text:p>
            <text:p text:style-name="P3"><text:s text:c="16"/>{</text:p>
            <text:p text:style-name="P3"><text:s text:c="20"/>arr.Add(temp);</text:p>
            <text:p text:style-name="P3"><text:s text:c="16"/>}</text:p>
            <text:p text:style-name="P3"><text:s text:c="12"/>}</text:p>
            <text:p text:style-name="P4"><text:span text:style-name="T17"><text:s text:c="12"/></text:span><text:span text:style-name="T20">return</text:span><text:span text:style-name="T17"> arr;</text:span></text:p>
            <text:p text:style-name="P3"><text:s text:c="8"/>}</text:p>
          </table:table-cell>
        </table:table-row>
      </table:table>
      <text:p text:style-name="Standard"/>
      <text:p text:style-name="Standard"/>
      <text:p text:style-name="Standard">The method Statement queries the statement type and parses the rest of the statement. </text:p>
      <text:p text:style-name="Standard"/>
      <table:table table:name="Table27" table:style-name="Table27">
        <table:table-column table:style-name="Table27.A"/>
        <table:table-row>
          <table:table-cell table:style-name="Table27.A1" office:value-type="string">
            <text:p text:style-name="P4"><text:span text:style-name="T6"><text:s/>///</text:span><text:span text:style-name="T12"> </text:span><text:span text:style-name="T6">&lt;summary&gt;</text:span></text:p>
            <text:p text:style-name="P4"><text:span text:style-name="T17"><text:s text:c="8"/></text:span><text:span text:style-name="T6">///</text:span><text:span text:style-name="T12"> <text:s text:c="3"/>This Routine Queries Statement Type </text:span></text:p>
            <text:p text:style-name="P4"><text:span text:style-name="T17"><text:s text:c="8"/></text:span><text:span text:style-name="T6">///</text:span><text:span text:style-name="T12"> <text:s text:c="3"/>to take the appropriate Branch...</text:span></text:p>
            <text:p text:style-name="P4"><text:span text:style-name="T17"><text:s text:c="8"/></text:span><text:span text:style-name="T6">///</text:span><text:span text:style-name="T12"> <text:s text:c="3"/>Currently , only Print and PrintLine statement</text:span></text:p>
            <text:p text:style-name="P4"><text:span text:style-name="T17"><text:s text:c="8"/></text:span><text:span text:style-name="T6">///</text:span><text:span text:style-name="T12"> <text:s text:c="3"/>are supported..</text:span></text:p>
            <text:p text:style-name="P4"><text:span text:style-name="T17"><text:s text:c="8"/></text:span><text:span text:style-name="T6">///</text:span><text:span text:style-name="T12"> <text:s text:c="3"/>if a line does not start with Print or PrintLine ..</text:span></text:p>
            <text:p text:style-name="P4"><text:span text:style-name="T17"><text:s text:c="8"/></text:span><text:span text:style-name="T6">///</text:span><text:span text:style-name="T12"> <text:s text:c="3"/>an exception is thrown</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0">private</text:span><text:span text:style-name="T17"> </text:span><text:span text:style-name="T22">Stmt</text:span><text:span text:style-name="T17"> Statement()</text:span></text:p>
            <text:p text:style-name="P3"><text:s text:c="8"/>{</text:p>
            <text:p text:style-name="P4"><text:span text:style-name="T17"><text:s text:c="12"/></text:span><text:span text:style-name="T22">Stmt</text:span><text:span text:style-name="T17"> retval = </text:span><text:span text:style-name="T20">null</text:span><text:span text:style-name="T17">;</text:span></text:p>
            <text:p text:style-name="P4"><text:span text:style-name="T17"><text:s text:c="12"/></text:span><text:span text:style-name="T20">switch</text:span><text:span text:style-name="T17"> (Current_Token)</text:span></text:p>
            <text:p text:style-name="P3"><text:s text:c="12"/>{</text:p>
            <text:p text:style-name="P4"><text:span text:style-name="T17"><text:s text:c="16"/></text:span><text:span text:style-name="T20">case</text:span><text:span text:style-name="T17"> </text:span><text:span text:style-name="T22">TOKEN</text:span><text:span text:style-name="T17">.TOK_PRINT:</text:span></text:p>
            <text:p text:style-name="P3"><text:s text:c="20"/>retval = ParsePrintStatement();</text:p>
            <text:p text:style-name="P3"><text:s text:c="20"/>GetNext();</text:p>
            <text:p text:style-name="P4"><text:span text:style-name="T17"><text:s text:c="20"/></text:span><text:span text:style-name="T20">break</text:span><text:span text:style-name="T17">;</text:span></text:p>
            <text:p text:style-name="P4"><text:span text:style-name="T17"><text:s text:c="16"/></text:span><text:span text:style-name="T20">case</text:span><text:span text:style-name="T17"> </text:span><text:span text:style-name="T22">TOKEN</text:span><text:span text:style-name="T17">.TOK_PRINTLN:</text:span></text:p>
            <text:p text:style-name="P3"><text:s text:c="20"/>retval = ParsePrintLNStatement();</text:p>
            <text:p text:style-name="P3"><text:s text:c="20"/>GetNext();</text:p>
            <text:p text:style-name="P4"><text:span text:style-name="T17"><text:s text:c="20"/></text:span><text:span text:style-name="T20">break</text:span><text:span text:style-name="T17">;</text:span></text:p>
            <text:p text:style-name="P4"><text:span text:style-name="T17"><text:s text:c="16"/></text:span><text:span text:style-name="T20">default</text:span><text:span text:style-name="T17">:</text:span></text:p>
            <text:p text:style-name="P4"><text:span text:style-name="T17"><text:s text:c="20"/></text:span><text:span text:style-name="T20">throw</text:span><text:span text:style-name="T17"> </text:span><text:span text:style-name="T20">new</text:span><text:span text:style-name="T17"> </text:span><text:span text:style-name="T22">Exception</text:span><text:span text:style-name="T17">(</text:span><text:span text:style-name="T25">"Invalid statement"</text:span><text:span text:style-name="T17">);</text:span></text:p>
            <text:p text:style-name="P4"><text:span text:style-name="T17"><text:s text:c="20"/></text:span><text:span text:style-name="T20">break</text:span><text:span text:style-name="T17">;</text:span></text:p>
            <text:p text:style-name="P3"><text:s text:c="12"/>}</text:p>
            <text:p text:style-name="P4"><text:span text:style-name="T17"><text:s text:c="12"/></text:span><text:span text:style-name="T20">return</text:span><text:span text:style-name="T17"> retval;</text:span></text:p>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Parse the Print Staement .. The grammar is </text:span></text:p>
            <text:p text:style-name="P4"><text:span text:style-name="T17"><text:s text:c="8"/></text:span><text:span text:style-name="T6">///</text:span><text:span text:style-name="T12"> <text:s text:c="3"/>PRINT </text:span><text:span text:style-name="T6">&lt;expr&gt;</text:span><text:span text:style-name="T12"> ;</text:span></text:p>
            <text:p text:style-name="P4"><text:span text:style-name="T17"><text:s text:c="8"/></text:span><text:span text:style-name="T6">///</text:span><text:span text:style-name="T12"> <text:s text:c="3"/>Once you are in this subroutine , we are expecting </text:span></text:p>
            <text:p text:style-name="P4"><text:span text:style-name="T17"><text:s text:c="8"/></text:span><text:span text:style-name="T6">///</text:span><text:span text:style-name="T12"> <text:s text:c="3"/>a valid expression ( which will be compiled ) and a</text:span></text:p>
            <text:p text:style-name="P4"><text:span text:style-name="T17"><text:s text:c="8"/></text:span><text:span text:style-name="T6">///</text:span><text:span text:style-name="T12"> <text:s text:c="3"/>semi collon to terminate the line..</text:span></text:p>
            <text:p text:style-name="P4"><text:span text:style-name="T17"><text:s text:c="8"/></text:span><text:span text:style-name="T6">///</text:span><text:span text:style-name="T12"> <text:s text:c="3"/>Once Parse Process is successful , we create a PrintStatement</text:span></text:p>
            <text:p text:style-name="P4"><text:span text:style-name="T17"><text:s text:c="8"/></text:span><text:span text:style-name="T6">///</text:span><text:span text:style-name="T12"> <text:s text:c="3"/>Objec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0">private</text:span><text:span text:style-name="T17"> </text:span><text:span text:style-name="T22">Stmt</text:span><text:span text:style-name="T17"> ParsePrintStatement()</text:span></text:p>
            <text:p text:style-name="P3"><text:soft-page-break/><text:s text:c="8"/>{</text:p>
            <text:p text:style-name="P3"><text:s text:c="12"/>GetNext();</text:p>
            <text:p text:style-name="P4"><text:span text:style-name="T17"><text:s text:c="12"/></text:span><text:span text:style-name="T22">Exp</text:span><text:span text:style-name="T17"> a = Expr();</text:span></text:p>
            <text:p text:style-name="P3"/>
            <text:p text:style-name="P4"><text:span text:style-name="T17"><text:s text:c="12"/></text:span><text:span text:style-name="T20">if</text:span><text:span text:style-name="T17"> (Current_Token != </text:span><text:span text:style-name="T22">TOKEN</text:span><text:span text:style-name="T17">.TOK_SEMI)</text:span></text:p>
            <text:p text:style-name="P3"><text:s text:c="12"/>{</text:p>
            <text:p text:style-name="P4"><text:span text:style-name="T17"><text:s text:c="16"/></text:span><text:span text:style-name="T20">throw</text:span><text:span text:style-name="T17"> </text:span><text:span text:style-name="T20">new</text:span><text:span text:style-name="T17"> </text:span><text:span text:style-name="T22">Exception</text:span><text:span text:style-name="T17">(</text:span><text:span text:style-name="T25">"; is expected"</text:span><text:span text:style-name="T17">);</text:span></text:p>
            <text:p text:style-name="P3"><text:s text:c="12"/>}</text:p>
            <text:p text:style-name="P4"><text:span text:style-name="T17"><text:s text:c="12"/></text:span><text:span text:style-name="T20">return</text:span><text:span text:style-name="T17"> </text:span><text:span text:style-name="T20">new</text:span><text:span text:style-name="T17"> </text:span><text:span text:style-name="T22">PrintStatement</text:span><text:span text:style-name="T17">(a);</text:span></text:p>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Parse the PrintLine Staement .. The grammar is </text:span></text:p>
            <text:p text:style-name="P4"><text:span text:style-name="T17"><text:s text:c="8"/></text:span><text:span text:style-name="T6">///</text:span><text:span text:style-name="T12"> <text:s text:c="3"/>PRINTLINE </text:span><text:span text:style-name="T6">&lt;expr&gt;</text:span><text:span text:style-name="T12"> ;</text:span></text:p>
            <text:p text:style-name="P4"><text:span text:style-name="T17"><text:s text:c="8"/></text:span><text:span text:style-name="T6">///</text:span><text:span text:style-name="T12"> <text:s text:c="3"/>Once you are in this subroutine , we are expecting </text:span></text:p>
            <text:p text:style-name="P4"><text:span text:style-name="T17"><text:s text:c="8"/></text:span><text:span text:style-name="T6">///</text:span><text:span text:style-name="T12"> <text:s text:c="3"/>a valid expression ( which will be compiled ) and a</text:span></text:p>
            <text:p text:style-name="P4"><text:span text:style-name="T17"><text:s text:c="8"/></text:span><text:span text:style-name="T6">///</text:span><text:span text:style-name="T12"> <text:s text:c="3"/>semi collon to terminate the line..</text:span></text:p>
            <text:p text:style-name="P4"><text:span text:style-name="T17"><text:s text:c="8"/></text:span><text:span text:style-name="T6">///</text:span><text:span text:style-name="T12"> <text:s text:c="3"/>Once Parse Process is successful , we create a PrintLineStatement</text:span></text:p>
            <text:p text:style-name="P4"><text:span text:style-name="T17"><text:s text:c="8"/></text:span><text:span text:style-name="T6">///</text:span><text:span text:style-name="T12"> <text:s text:c="3"/>Objec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returns&gt;&lt;/returns&gt;</text:span></text:p>
            <text:p text:style-name="P4"><text:span text:style-name="T17"><text:s text:c="8"/></text:span><text:span text:style-name="T20">private</text:span><text:span text:style-name="T17"> </text:span><text:span text:style-name="T22">Stmt</text:span><text:span text:style-name="T17"> ParsePrintLNStatement()</text:span></text:p>
            <text:p text:style-name="P3"><text:s text:c="8"/>{</text:p>
            <text:p text:style-name="P3"><text:s text:c="12"/>GetNext();</text:p>
            <text:p text:style-name="P4"><text:span text:style-name="T17"><text:s text:c="12"/></text:span><text:span text:style-name="T22">Exp</text:span><text:span text:style-name="T17"> a = Expr();</text:span></text:p>
            <text:p text:style-name="P3"/>
            <text:p text:style-name="P4"><text:span text:style-name="T17"><text:s text:c="12"/></text:span><text:span text:style-name="T20">if</text:span><text:span text:style-name="T17"> (Current_Token != </text:span><text:span text:style-name="T22">TOKEN</text:span><text:span text:style-name="T17">.TOK_SEMI)</text:span></text:p>
            <text:p text:style-name="P3"><text:s text:c="12"/>{</text:p>
            <text:p text:style-name="P4"><text:span text:style-name="T17"><text:s text:c="16"/></text:span><text:span text:style-name="T20">throw</text:span><text:span text:style-name="T17"> </text:span><text:span text:style-name="T20">new</text:span><text:span text:style-name="T17"> </text:span><text:span text:style-name="T22">Exception</text:span><text:span text:style-name="T17">(</text:span><text:span text:style-name="T25">"; is expected"</text:span><text:span text:style-name="T17">);</text:span></text:p>
            <text:p text:style-name="P3"><text:s text:c="12"/>}</text:p>
            <text:p text:style-name="P4"><text:span text:style-name="T17"><text:s text:c="12"/></text:span><text:span text:style-name="T20">return</text:span><text:span text:style-name="T17"> </text:span><text:span text:style-name="T20">new</text:span><text:span text:style-name="T17"> </text:span><text:span text:style-name="T22">PrintLineStatement</text:span><text:span text:style-name="T17">(a);</text:span></text:p>
            <text:p text:style-name="P3"><text:s text:c="8"/>}</text:p>
            <text:p text:style-name="P3"/>
            <text:p text:style-name="P7"/>
          </table:table-cell>
        </table:table-row>
      </table:table>
      <text:p text:style-name="Standard"/>
      <text:p text:style-name="Standard"/>
      <text:p text:style-name="Standard">Finally in the callSlang Project , I have invoked these routines to demonstrate how everything is put together.</text:p>
      <text:p text:style-name="Standard"/>
      <table:table table:name="Table28" table:style-name="Table28">
        <table:table-column table:style-name="Table28.A"/>
        <table:table-row>
          <table:table-cell table:style-name="Table28.A1" office:value-type="string">
            <text:p text:style-name="P4"><text:span text:style-name="T20">using</text:span><text:span text:style-name="T17"> System;</text:span></text:p>
            <text:p text:style-name="P4"><text:span text:style-name="T20">using</text:span><text:span text:style-name="T17"> System.Collections.Generic;</text:span></text:p>
            <text:p text:style-name="P4"><text:span text:style-name="T20">using</text:span><text:span text:style-name="T17"> System.Linq;</text:span></text:p>
            <text:p text:style-name="P4"><text:span text:style-name="T20">using</text:span><text:span text:style-name="T17"> System.Text;</text:span></text:p>
            <text:p text:style-name="P4"><text:span text:style-name="T20">using</text:span><text:span text:style-name="T17"> System.Collections;</text:span></text:p>
            <text:p text:style-name="P4"><text:span text:style-name="T20">using</text:span><text:span text:style-name="T17"> SLANG_DOT_NET;</text:span></text:p>
            <text:p text:style-name="P3"/>
            <text:p text:style-name="P4"><text:span text:style-name="T20">namespace</text:span><text:span text:style-name="T17"> CallSLANG</text:span></text:p>
            <text:p text:style-name="P3">{</text:p>
            <text:p text:style-name="P4"><text:span text:style-name="T17"><text:s text:c="4"/></text:span><text:span text:style-name="T20">class</text:span><text:span text:style-name="T17"> </text:span><text:span text:style-name="T22">Program</text:span></text:p>
            <text:p text:style-name="P3"><text:s text:c="4"/>{</text:p>
            <text:p text:style-name="P4"><text:span text:style-name="T17"><text:s text:c="8"/></text:span><text:span text:style-name="T20">static</text:span><text:span text:style-name="T17"> </text:span><text:span text:style-name="T20">void</text:span><text:span text:style-name="T17"> TestFirstScript()</text:span></text:p>
            <text:p text:style-name="P3"><text:s text:c="8"/>{</text:p>
            <text:p text:style-name="P4"><text:span text:style-name="T17"><text:s text:c="12"/></text:span><text:span text:style-name="T20">string</text:span><text:span text:style-name="T17"> a = </text:span><text:span text:style-name="T25">"PRINTLINE 2*10;"</text:span><text:span text:style-name="T17"> + </text:span><text:span text:style-name="T25">"\r\n"</text:span><text:span text:style-name="T17"> + </text:span><text:span text:style-name="T25">"PRINTLINE 10;\r\n PRINT 2*10;\r\n"</text:span><text:span text:style-name="T17">;</text:span></text:p>
            <text:p text:style-name="P4"><text:span text:style-name="T17"><text:s text:c="12"/></text:span><text:span text:style-name="T22">RDParser</text:span><text:span text:style-name="T17"> p = </text:span><text:span text:style-name="T20">new</text:span><text:span text:style-name="T17"> </text:span><text:span text:style-name="T22">RDParser</text:span><text:span text:style-name="T17">(a);</text:span></text:p>
            <text:p text:style-name="P4"><text:span text:style-name="T17"><text:s text:c="12"/></text:span><text:span text:style-name="T22">ArrayList</text:span><text:span text:style-name="T17"> arr = p.Parse();</text:span></text:p>
            <text:p text:style-name="P4"><text:span text:style-name="T17"><text:s text:c="12"/></text:span><text:span text:style-name="T20">foreach</text:span><text:span text:style-name="T17"> (</text:span><text:span text:style-name="T20">object</text:span><text:span text:style-name="T17"> obj </text:span><text:span text:style-name="T20">in</text:span><text:span text:style-name="T17"> arr)</text:span></text:p>
            <text:p text:style-name="P3"><text:s text:c="12"/>{</text:p>
            <text:p text:style-name="P4"><text:soft-page-break/><text:span text:style-name="T17"><text:s text:c="16"/></text:span><text:span text:style-name="T22">Stmt</text:span><text:span text:style-name="T17"> s = obj </text:span><text:span text:style-name="T20">as</text:span><text:span text:style-name="T17"> </text:span><text:span text:style-name="T22">Stmt</text:span><text:span text:style-name="T17">;</text:span></text:p>
            <text:p text:style-name="P4"><text:span text:style-name="T17"><text:s text:c="16"/>s.Execute(</text:span><text:span text:style-name="T20">null</text:span><text:span text:style-name="T17">);</text:span></text:p>
            <text:p text:style-name="P3"><text:s text:c="12"/>}</text:p>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0">static</text:span><text:span text:style-name="T17"> </text:span><text:span text:style-name="T20">void</text:span><text:span text:style-name="T17"> TestSecondScript()</text:span></text:p>
            <text:p text:style-name="P3"><text:s text:c="8"/>{</text:p>
            <text:p text:style-name="P4"><text:span text:style-name="T17"><text:s text:c="12"/></text:span><text:span text:style-name="T20">string</text:span><text:span text:style-name="T17"> a = </text:span><text:span text:style-name="T25">"PRINTLINE -2*10;"</text:span><text:span text:style-name="T17"> + </text:span><text:span text:style-name="T25">"\r\n"</text:span><text:span text:style-name="T17"> + </text:span><text:span text:style-name="T25">"PRINTLINE -10*-1;\r\n PRINT 2*10;\r\n"</text:span><text:span text:style-name="T17">;</text:span></text:p>
            <text:p text:style-name="P4"><text:span text:style-name="T17"><text:s text:c="12"/></text:span><text:span text:style-name="T22">RDParser</text:span><text:span text:style-name="T17"> p = </text:span><text:span text:style-name="T20">new</text:span><text:span text:style-name="T17"> </text:span><text:span text:style-name="T22">RDParser</text:span><text:span text:style-name="T17">(a);</text:span></text:p>
            <text:p text:style-name="P4"><text:span text:style-name="T17"><text:s text:c="12"/></text:span><text:span text:style-name="T22">ArrayList</text:span><text:span text:style-name="T17"> arr = p.Parse();</text:span></text:p>
            <text:p text:style-name="P4"><text:span text:style-name="T17"><text:s text:c="12"/></text:span><text:span text:style-name="T20">foreach</text:span><text:span text:style-name="T17"> (</text:span><text:span text:style-name="T20">object</text:span><text:span text:style-name="T17"> obj </text:span><text:span text:style-name="T20">in</text:span><text:span text:style-name="T17"> arr)</text:span></text:p>
            <text:p text:style-name="P3"><text:s text:c="12"/>{</text:p>
            <text:p text:style-name="P4"><text:span text:style-name="T17"><text:s text:c="16"/></text:span><text:span text:style-name="T22">Stmt</text:span><text:span text:style-name="T17"> s = obj </text:span><text:span text:style-name="T20">as</text:span><text:span text:style-name="T17"> </text:span><text:span text:style-name="T22">Stmt</text:span><text:span text:style-name="T17">;</text:span></text:p>
            <text:p text:style-name="P4"><text:span text:style-name="T17"><text:s text:c="16"/>s.Execute(</text:span><text:span text:style-name="T20">null</text:span><text:span text:style-name="T17">);</text:span></text:p>
            <text:p text:style-name="P3"><text:s text:c="12"/>}</text:p>
            <text:p text:style-name="P3"><text:s text:c="8"/>}</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pan><text:span text:style-name="T6">&lt;param name="args"&gt;&lt;/param&gt;</text:span></text:p>
            <text:p text:style-name="P4"><text:span text:style-name="T17"><text:s text:c="8"/></text:span><text:span text:style-name="T20">static</text:span><text:span text:style-name="T17"> </text:span><text:span text:style-name="T20">void</text:span><text:span text:style-name="T17"> Main(</text:span><text:span text:style-name="T20">string</text:span><text:span text:style-name="T17">[] args)</text:span></text:p>
            <text:p text:style-name="P3"><text:s text:c="8"/>{</text:p>
            <text:p text:style-name="P4"><text:span text:style-name="T17"><text:s text:c="11"/></text:span><text:span text:style-name="T12">// TestFirstScript();</text:span></text:p>
            <text:p text:style-name="P3"><text:s text:c="12"/>TestSecondScript();</text:p>
            <text:p text:style-name="P4"><text:span text:style-name="T17"><text:s text:c="12"/></text:span><text:span text:style-name="T22">Console</text:span><text:span text:style-name="T17">.Read();</text:span></text:p>
            <text:p text:style-name="P3"><text:s text:c="8"/>}</text:p>
            <text:p text:style-name="P3"><text:s text:c="4"/>}</text:p>
            <text:p text:style-name="P3">}</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 text:c="37"/></text:p>
      <text:p text:style-name="P2"><text:s text:c="59"/><text:span text:style-name="T2"><text:s/>SLANG4.NET</text:span></text:p>
      <text:p text:style-name="P2"/>
      <text:p text:style-name="P2"><text:s text:c="61"/>htttp://slangfordotnet.codeplex.com </text:p>
      <text:p text:style-name="P2"/>
      <text:p text:style-name="P2"/>
      <text:p text:style-name="P2"/>
      <text:p text:style-name="P2"><text:span text:style-name="T1">The Art of Compiler Construction using C#</text:span> </text:p>
      <text:p text:style-name="P2"/>
      <text:p text:style-name="P2"><text:s text:c="74"/>By</text:p>
      <text:p text:style-name="P2"/>
      <text:p text:style-name="P2"><text:s text:c="58"/>Praseed Pai K.T. ( <text:a xlink:type="simple" xlink:href="http://praseedp.blogspot.com/">http://praseedp.blogspot.com</text:a> ) <text:s/></text:p>
      <text:p text:style-name="P2"><text:s text:c="58"/><text:a xlink:type="simple" xlink:href="mailto:praseedp@yahoo.com">praseedp@yahoo.com</text:a></text:p>
      <text:p text:style-name="P2"><text:s text:c="2"/></text:p>
      <text:p text:style-name="P2"/>
      <text:p text:style-name="P2"><text:s text:c="68"/>CHAPTER 4</text:p>
      <text:p text:style-name="P2"/>
      <text:p text:style-name="P2"><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 text:c="50"/>Types, <text:s/>Variables <text:s/>and Assignment Statement</text:p>
      <text:p text:style-name="Standard"/>
      <text:p text:style-name="Standard"/>
      <text:p text:style-name="Standard">In this step , we will support data types and variables to SLANG. Assignment statement will also be implemented in this step. </text:p>
      <text:p text:style-name="Standard"/>
      <text:p text:style-name="Standard"/>
      <text:p text:style-name="Standard">The language supports only three data types viz</text:p>
      <text:p text:style-name="Standard"/>
      <text:p text:style-name="Standard"><text:s text:c="25"/>NUMERIC</text:p>
      <text:p text:style-name="Standard"><text:s text:c="25"/>STRING</text:p>
      <text:p text:style-name="Standard"><text:s text:c="25"/>BOOLEAN</text:p>
      <text:p text:style-name="Standard"/>
      <text:p text:style-name="Standard"/>
      <text:p text:style-name="Standard">Let us add an Enum for data types</text:p>
      <text:p text:style-name="Standard"/>
      <text:p text:style-name="Standard"/>
      <table:table table:name="Table29" table:style-name="Table29">
        <table:table-column table:style-name="Table29.A"/>
        <table:table-row>
          <table:table-cell table:style-name="Table29.A1" office:value-type="string">
            <text:p text:style-name="P4"><text:span text:style-name="T6"><text:s text:c="5"/></text:span><text:span text:style-name="T17"><text:s/></text:span><text:span text:style-name="T6">///</text:span><text:span text:style-name="T12"> </text:span><text:span text:style-name="T6">&lt;summary&gt;</text:span></text:p>
            <text:p text:style-name="P4"><text:span text:style-name="T17"><text:s text:c="4"/></text:span><text:span text:style-name="T6">///</text:span><text:span text:style-name="T12"> <text:s/>Type info enumerations </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0">public</text:span><text:span text:style-name="T17"> </text:span><text:span text:style-name="T20">enum</text:span><text:span text:style-name="T17"> </text:span><text:span text:style-name="T22">TYPE_INFO</text:span></text:p>
            <text:p text:style-name="P3"><text:s text:c="4"/>{</text:p>
            <text:p text:style-name="P4"><text:span text:style-name="T17"><text:s text:c="8"/>TYPE_ILLEGAL = -1, </text:span><text:span text:style-name="T12">// NOT A TYPE</text:span></text:p>
            <text:p text:style-name="P4"><text:span text:style-name="T17"><text:s text:c="8"/>TYPE_NUMERIC, <text:s text:c="5"/></text:span><text:span text:style-name="T12">// IEEE Double precision floating point </text:span></text:p>
            <text:p text:style-name="P4"><text:span text:style-name="T17"><text:s text:c="8"/>TYPE_BOOL, <text:s text:c="8"/></text:span><text:span text:style-name="T12">// Boolean Data type</text:span></text:p>
            <text:p text:style-name="P4"><text:span text:style-name="T17"><text:s text:c="8"/>TYPE_STRING, <text:s text:c="6"/></text:span><text:span text:style-name="T12">// String data type </text:span></text:p>
            <text:p text:style-name="P3"><text:s text:c="4"/>}</text:p>
            <text:p text:style-name="P3"/>
          </table:table-cell>
        </table:table-row>
      </table:table>
      <text:p text:style-name="Standard"/>
      <text:p text:style-name="Standard">Every variable will have a name , type and a slot for storing it's value in the symbol table. Moreover , Functions return SYMBOL_INFO.</text:p>
      <text:p text:style-name="Standard"/>
      <table:table table:name="Table30" table:style-name="Table30">
        <table:table-column table:style-name="Table30.A"/>
        <table:table-row>
          <table:table-cell table:style-name="Table30.A1" office:value-type="string">
            <text:p text:style-name="P4"><text:span text:style-name="T6"><text:s text:c="4"/></text:span><text:span text:style-name="T17"><text:s/></text:span><text:span text:style-name="T6">///</text:span><text:span text:style-name="T12"> </text:span><text:span text:style-name="T6">&lt;summary&gt;</text:span></text:p>
            <text:p text:style-name="P4"><text:span text:style-name="T17"><text:s text:c="4"/></text:span><text:span text:style-name="T6">///</text:span><text:span text:style-name="T12"> <text:s text:c="3"/>Symbol Table entry for variable</text:span></text:p>
            <text:p text:style-name="P4"><text:span text:style-name="T17"><text:s text:c="4"/></text:span><text:span text:style-name="T6">///</text:span><text:span text:style-name="T12"> <text:s text:c="3"/>using Attributes , one can optimize the</text:span></text:p>
            <text:p text:style-name="P4"><text:span text:style-name="T17"><text:s text:c="4"/></text:span><text:span text:style-name="T6">///</text:span><text:span text:style-name="T12"> <text:s text:c="3"/>storage by simulating C/C++ union.</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0">public</text:span><text:span text:style-name="T17"> </text:span><text:span text:style-name="T20">class</text:span><text:span text:style-name="T17"> </text:span><text:span text:style-name="T22">SYMBOL_INFO</text:span></text:p>
            <text:p text:style-name="P3"><text:s text:c="4"/>{</text:p>
            <text:p text:style-name="P4"><text:span text:style-name="T17"><text:s text:c="8"/></text:span><text:span text:style-name="T20">public</text:span><text:span text:style-name="T17"> </text:span><text:span text:style-name="T22">String</text:span><text:span text:style-name="T17"> SymbolName; <text:s text:c="2"/></text:span><text:span text:style-name="T12">// Symbol Name</text:span></text:p>
            <text:p text:style-name="P4"><text:span text:style-name="T17"><text:s text:c="8"/></text:span><text:span text:style-name="T20">public</text:span><text:span text:style-name="T17"> </text:span><text:span text:style-name="T22">TYPE_INFO</text:span><text:span text:style-name="T17"> Type; <text:s text:c="5"/></text:span><text:span text:style-name="T12">// Data type</text:span></text:p>
            <text:p text:style-name="P4"><text:span text:style-name="T17"><text:s text:c="8"/></text:span><text:span text:style-name="T20">public</text:span><text:span text:style-name="T17"> </text:span><text:span text:style-name="T22">String</text:span><text:span text:style-name="T17"> str_val; <text:s text:c="5"/></text:span><text:span text:style-name="T12">// memory to hold string </text:span></text:p>
            <text:p text:style-name="P4"><text:span text:style-name="T17"><text:s text:c="8"/></text:span><text:span text:style-name="T20">public</text:span><text:span text:style-name="T17"> </text:span><text:span text:style-name="T20">double</text:span><text:span text:style-name="T17"> dbl_val; <text:s text:c="5"/></text:span><text:span text:style-name="T12">// memory to hold double</text:span></text:p>
            <text:p text:style-name="P4"><text:span text:style-name="T17"><text:s text:c="8"/></text:span><text:span text:style-name="T20">public</text:span><text:span text:style-name="T17"> </text:span><text:span text:style-name="T20">bool</text:span><text:span text:style-name="T17"> bol_val; <text:s text:c="5"/></text:span><text:span text:style-name="T12">// memory to hold boolean</text:span></text:p>
            <text:p text:style-name="P3"><text:s text:c="4"/>}</text:p>
          </table:table-cell>
        </table:table-row>
      </table:table>
      <text:p text:style-name="Standard"/>
      <text:p text:style-name="Standard"/>
      <text:p text:style-name="Standard">The next step is to modify the Exp and Stmt interface to reflect the variable support. </text:p>
      <text:p text:style-name="Standard"/>
      <text:p text:style-name="Standard"/>
      <text:p text:style-name="Standard"/>
      <table:table table:name="Table31" table:style-name="Table31">
        <table:table-column table:style-name="Table31.A"/>
        <text:soft-page-break/>
        <table:table-row>
          <table:table-cell table:style-name="Table31.A1" office:value-type="string">
            <text:p text:style-name="P4"><text:span text:style-name="T3"><text:s text:c="4"/></text:span><text:span text:style-name="T6">///</text:span><text:span text:style-name="T12"> </text:span><text:span text:style-name="T6">&lt;summary&gt;</text:span></text:p>
            <text:p text:style-name="P4"><text:span text:style-name="T17"><text:s text:c="4"/></text:span><text:span text:style-name="T6">///</text:span><text:span text:style-name="T12"> <text:s text:c="4"/>In <text:s/>this Step , we add two more methods to the Exp class</text:span></text:p>
            <text:p text:style-name="P4"><text:span text:style-name="T17"><text:s text:c="4"/></text:span><text:span text:style-name="T6">///</text:span><text:span text:style-name="T12"> <text:s text:c="4"/>TypeCheck =&gt; To do Type analysis</text:span></text:p>
            <text:p text:style-name="P4"><text:span text:style-name="T17"><text:s text:c="4"/></text:span><text:span text:style-name="T6">///</text:span><text:span text:style-name="T12"> <text:s text:c="4"/>get_type <text:s/>=&gt; Type of this node</text:span></text:p>
            <text:p text:style-name="P4"><text:span text:style-name="T17"><text:s text:c="4"/></text:span><text:span text:style-name="T6">///</text:span><text:span text:style-name="T12"> </text:span><text:span text:style-name="T6">&lt;/summary&gt;</text:span></text:p>
            <text:p text:style-name="P4"><text:span text:style-name="T17"><text:s text:c="3"/></text:span><text:span text:style-name="T20">abstract</text:span><text:span text:style-name="T17"> </text:span><text:span text:style-name="T20">class</text:span><text:span text:style-name="T17"> </text:span><text:span text:style-name="T22">Exp</text:span></text:p>
            <text:p text:style-name="P3"><text:s text:c="3"/>{</text:p>
            <text:p text:style-name="P4"><text:span text:style-name="T17"><text:s text:c="7"/></text:span><text:span text:style-name="T20">public</text:span><text:span text:style-name="T17"> </text:span><text:span text:style-name="T20">abstract</text:span><text:span text:style-name="T17"> </text:span><text:span text:style-name="T22">SYMBOL_INFO</text:span><text:span text:style-name="T17"> Evaluate(</text:span><text:span text:style-name="T22">RUNTIME_CONTEXT</text:span><text:span text:style-name="T17"> cont);</text:span></text:p>
            <text:p text:style-name="P4"><text:span text:style-name="T17"><text:s text:c="7"/></text:span><text:span text:style-name="T20">public</text:span><text:span text:style-name="T17"> </text:span><text:span text:style-name="T20">abstract</text:span><text:span text:style-name="T17"> </text:span><text:span text:style-name="T22">TYPE_INFO</text:span><text:span text:style-name="T17"> TypeCheck(</text:span><text:span text:style-name="T22">COMPILATION_CONTEXT</text:span><text:span text:style-name="T17"> cont);</text:span></text:p>
            <text:p text:style-name="P4"><text:span text:style-name="T17"><text:s text:c="7"/></text:span><text:span text:style-name="T20">public</text:span><text:span text:style-name="T17"> </text:span><text:span text:style-name="T20">abstract</text:span><text:span text:style-name="T17"> </text:span><text:span text:style-name="T22">TYPE_INFO</text:span><text:span text:style-name="T17"> get_type();</text:span></text:p>
            <text:p text:style-name="P3"/>
            <text:p text:style-name="P3"><text:s text:c="3"/>}</text:p>
          </table:table-cell>
        </table:table-row>
      </table:table>
      <text:p text:style-name="Standard"/>
      <text:p text:style-name="Standard">The class RunTime context contains the Symbol Table during interpretation.</text:p>
      <text:p text:style-name="Standard"/>
      <table:table table:name="Table32" table:style-name="Table32">
        <table:table-column table:style-name="Table32.A"/>
        <table:table-row>
          <table:table-cell table:style-name="Table32.A1" office:value-type="string">
            <text:p text:style-name="P4"><text:span text:style-name="T6">///</text:span><text:span text:style-name="T12"> </text:span><text:span text:style-name="T6">&lt;summary&gt;</text:span></text:p>
            <text:p text:style-name="P4"><text:span text:style-name="T17"><text:s text:c="4"/></text:span><text:span text:style-name="T6">///</text:span><text:span text:style-name="T12"> <text:s text:c="2"/>A Context is necessary for Variable scope...will be used later <text:s/></text:span></text:p>
            <text:p text:style-name="P4"><text:span text:style-name="T17"><text:s text:c="4"/></text:span><text:span text:style-name="T6">///</text:span><text:span text:style-name="T12"> </text:span><text:span text:style-name="T6">&lt;/summary&gt;</text:span></text:p>
            <text:p text:style-name="P4"><text:span text:style-name="T17"><text:s text:c="3"/></text:span><text:span text:style-name="T20">public</text:span><text:span text:style-name="T17"> </text:span><text:span text:style-name="T20">class</text:span><text:span text:style-name="T17"> </text:span><text:span text:style-name="T22">RUNTIME_CONTEXT</text:span></text:p>
            <text:p text:style-name="P3"><text:s text:c="4"/>{</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Symbol Table for this contex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0">private</text:span><text:span text:style-name="T17"> </text:span><text:span text:style-name="T22">SymbolTable</text:span><text:span text:style-name="T17"> m_dt;</text:span></text:p>
            <text:p text:style-name="P3"><text:s text:c="5"/></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Create an instance of Symbol Table</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0">public</text:span><text:span text:style-name="T17"> RUNTIME_CONTEXT()</text:span></text:p>
            <text:p text:style-name="P3"><text:s text:c="8"/>{</text:p>
            <text:p text:style-name="P4"><text:span text:style-name="T17"><text:s text:c="12"/>m_dt = </text:span><text:span text:style-name="T20">new</text:span><text:span text:style-name="T17"> </text:span><text:span text:style-name="T22">SymbolTable</text:span><text:span text:style-name="T17">();</text:span></text:p>
            <text:p text:style-name="P3"><text:s text:c="11"/></text:p>
            <text:p text:style-name="P3"><text:s text:c="8"/>}</text:p>
            <text:p text:style-name="P3"/>
            <text:p text:style-name="P3"><text:s text:c="6"/></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Property to retrieve Table</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0">public</text:span><text:span text:style-name="T17"> </text:span><text:span text:style-name="T22">SymbolTable</text:span><text:span text:style-name="T17"> TABLE</text:span></text:p>
            <text:p text:style-name="P3"><text:s text:c="8"/>{</text:p>
            <text:p text:style-name="P3"/>
            <text:p text:style-name="P4"><text:span text:style-name="T17"><text:s text:c="12"/></text:span><text:span text:style-name="T20">get</text:span></text:p>
            <text:p text:style-name="P3"><text:s text:c="12"/>{</text:p>
            <text:p text:style-name="P4"><text:span text:style-name="T17"><text:s text:c="16"/></text:span><text:span text:style-name="T20">return</text:span><text:span text:style-name="T17"> m_dt;</text:span></text:p>
            <text:p text:style-name="P3"><text:s text:c="12"/>}</text:p>
            <text:p text:style-name="P3"/>
            <text:p text:style-name="P4"><text:span text:style-name="T17"><text:s text:c="12"/></text:span><text:span text:style-name="T20">set</text:span></text:p>
            <text:p text:style-name="P3"><text:s text:c="12"/>{</text:p>
            <text:p text:style-name="P4"><text:span text:style-name="T17"><text:s text:c="16"/>m_dt = </text:span><text:span text:style-name="T20">value</text:span><text:span text:style-name="T17">;</text:span></text:p>
            <text:p text:style-name="P3"><text:s text:c="12"/>}</text:p>
            <text:p text:style-name="P3"><text:s text:c="8"/>}</text:p>
            <text:p text:style-name="P3"/>
            <text:p text:style-name="P3"/>
            <text:p text:style-name="P3"/>
            <text:p text:style-name="P3"><text:s text:c="4"/>}</text:p>
          </table:table-cell>
        </table:table-row>
      </table:table>
      <text:p text:style-name="Standard"><text:soft-page-break/></text:p>
      <text:p text:style-name="Standard"/>
      <text:p text:style-name="Standard"/>
      <text:p text:style-name="Standard"/>
      <table:table table:name="Table33" table:style-name="Table33">
        <table:table-column table:style-name="Table33.A"/>
        <table:table-row>
          <table:table-cell table:style-name="Table33.A1" office:value-type="string">
            <text:p text:style-name="P4"><text:span text:style-name="T3"><text:s/></text:span><text:span text:style-name="T6">///</text:span><text:span text:style-name="T12"> </text:span><text:span text:style-name="T6">&lt;summary&gt;</text:span></text:p>
            <text:p text:style-name="P4"><text:span text:style-name="T17"><text:s text:c="4"/></text:span><text:span text:style-name="T6">///</text:span><text:span text:style-name="T12"> <text:s text:c="2"/>A Context is necessary for Variable scope...will be used later <text:s/></text:span></text:p>
            <text:p text:style-name="P4"><text:span text:style-name="T17"><text:s text:c="4"/></text:span><text:span text:style-name="T6">///</text:span><text:span text:style-name="T12"> </text:span><text:span text:style-name="T6">&lt;/summary&gt;</text:span></text:p>
            <text:p text:style-name="P4"><text:span text:style-name="T17"><text:s text:c="4"/></text:span><text:span text:style-name="T20">public</text:span><text:span text:style-name="T17"> </text:span><text:span text:style-name="T20">class</text:span><text:span text:style-name="T17"> </text:span><text:span text:style-name="T22">COMPILATION_CONTEXT</text:span></text:p>
            <text:p text:style-name="P3"><text:s text:c="4"/>{</text:p>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Symbol Table for this context</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0">private</text:span><text:span text:style-name="T17"> </text:span><text:span text:style-name="T22">SymbolTable</text:span><text:span text:style-name="T17"> m_dt;</text:span></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Create an instance of Symbol Table</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0">public</text:span><text:span text:style-name="T17"> COMPILATION_CONTEXT()</text:span></text:p>
            <text:p text:style-name="P3"><text:s text:c="8"/>{</text:p>
            <text:p text:style-name="P4"><text:span text:style-name="T17"><text:s text:c="12"/>m_dt = </text:span><text:span text:style-name="T20">new</text:span><text:span text:style-name="T17"> </text:span><text:span text:style-name="T22">SymbolTable</text:span><text:span text:style-name="T17">();</text:span></text:p>
            <text:p text:style-name="P3"><text:s text:c="8"/>}</text:p>
            <text:p text:style-name="P3"/>
            <text:p text:style-name="P4"><text:span text:style-name="T17"><text:s text:c="8"/></text:span><text:span text:style-name="T6">///</text:span><text:span text:style-name="T12"> </text:span><text:span text:style-name="T6">&lt;summary&gt;</text:span></text:p>
            <text:p text:style-name="P4"><text:span text:style-name="T17"><text:s text:c="8"/></text:span><text:span text:style-name="T6">///</text:span><text:span text:style-name="T12"> <text:s text:c="3"/>Property to retrieve Table</text:span></text:p>
            <text:p text:style-name="P4"><text:span text:style-name="T17"><text:s text:c="8"/></text:span><text:span text:style-name="T6">///</text:span><text:span text:style-name="T12"> </text:span><text:span text:style-name="T6">&lt;/summary&gt;</text:span></text:p>
            <text:p text:style-name="P4"><text:span text:style-name="T17"><text:s text:c="8"/></text:span><text:span text:style-name="T20">public</text:span><text:span text:style-name="T17"> </text:span><text:span text:style-name="T22">SymbolTable</text:span><text:span text:style-name="T17"> TABLE</text:span></text:p>
            <text:p text:style-name="P3"><text:s text:c="8"/>{</text:p>
            <text:p text:style-name="P3"/>
            <text:p text:style-name="P4"><text:span text:style-name="T17"><text:s text:c="12"/></text:span><text:span text:style-name="T20">get</text:span></text:p>
            <text:p text:style-name="P3"><text:s text:c="12"/>{</text:p>
            <text:p text:style-name="P4"><text:span text:style-name="T17"><text:s text:c="16"/></text:span><text:span text:style-name="T20">return</text:span><text:span text:style-name="T17"> m_dt;</text:span></text:p>
            <text:p text:style-name="P3"><text:s text:c="12"/>}</text:p>
            <text:p text:style-name="P3"/>
            <text:p text:style-name="P4"><text:span text:style-name="T17"><text:s text:c="12"/></text:span><text:span text:style-name="T20">set</text:span></text:p>
            <text:p text:style-name="P3"><text:s text:c="12"/>{</text:p>
            <text:p text:style-name="P4"><text:span text:style-name="T17"><text:s text:c="16"/>m_dt = </text:span><text:span text:style-name="T20">value</text:span><text:span text:style-name="T17">;</text:span></text:p>
            <text:p text:style-name="P3"><text:s text:c="12"/>}</text:p>
            <text:p text:style-name="P3"><text:s text:c="8"/>}</text:p>
            <text:p text:style-name="P3"/>
            <text:p text:style-name="P3"/>
            <text:p text:style-name="P3"/>
            <text:p text:style-name="P3"><text:s text:c="4"/>}</text:p>
            <text:p text:style-name="Table_20_Contents"/>
          </table:table-cell>
        </table:table-row>
      </table:table>
      <text:p text:style-name="Standard"/>
      <text:p text:style-name="Standard"/>
      <text:p text:style-name="Standard">Let us write the code for BooleanConstant <text:s/>node. This will store TRUE or FALSE value.</text:p>
      <text:p text:style-name="Standard"/>
      <table:table table:name="Table34" table:style-name="Table34">
        <table:table-column table:style-name="Table34.A"/>
        <table:table-row>
          <table:table-cell table:style-name="Table34.A1" office:value-type="string">
            <text:p text:style-name="P4"><text:span text:style-name="T3"><text:s/></text:span><text:span text:style-name="T6">///</text:span><text:span text:style-name="T12"> </text:span><text:span text:style-name="T6">&lt;summary&gt;</text:span></text:p>
            <text:p text:style-name="P4"><text:span text:style-name="T17"><text:s text:c="2"/></text:span><text:span text:style-name="T7">///</text:span><text:span text:style-name="T13"> </text:span><text:span text:style-name="T7">&lt;summary&gt;</text:span></text:p>
            <text:p text:style-name="P31"><text:span text:style-name="T18"><text:s text:c="3"/></text:span><text:span text:style-name="T7">///</text:span><text:span text:style-name="T13"> <text:s text:c="3"/>Node for Boolean Constant ( TRUE, FALSE }</text:span></text:p>
            <text:p text:style-name="P31"><text:span text:style-name="T18"><text:s text:c="3"/></text:span><text:span text:style-name="T7">///</text:span><text:span text:style-name="T13"> <text:s text:c="3"/>Value</text:span></text:p>
            <text:p text:style-name="P31"><text:span text:style-name="T18"><text:s text:c="3"/></text:span><text:span text:style-name="T7">///</text:span><text:span text:style-name="T13"> </text:span><text:span text:style-name="T7">&lt;/summary&gt;</text:span></text:p>
            <text:p text:style-name="P31"><text:span text:style-name="T18"><text:s text:c="3"/></text:span><text:span text:style-name="T21">public</text:span><text:span text:style-name="T18"> </text:span><text:span text:style-name="T21">class</text:span><text:span text:style-name="T18"> </text:span><text:span text:style-name="T23">BooleanConstant</text:span><text:span text:style-name="T18"> : </text:span><text:span text:style-name="T23">Exp</text:span></text:p>
            <text:p text:style-name="P35"><text:s text:c="3"/>{</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 text:c="4"/>Info Field</text:span></text:p>
            <text:p text:style-name="P31"><text:soft-page-break/><text:span text:style-name="T18"><text:s text:c="7"/></text:span><text:span text:style-name="T7">///</text:span><text:span text:style-name="T13"> </text:span><text:span text:style-name="T7">&lt;/summary&gt;</text:span></text:p>
            <text:p text:style-name="P31"><text:span text:style-name="T18"><text:s text:c="7"/></text:span><text:span text:style-name="T21">private</text:span><text:span text:style-name="T18"> </text:span><text:span text:style-name="T23">SYMBOL_INFO</text:span><text:span text:style-name="T18"> info;</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 text:c="3"/>Ctor</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pvalue"&gt;&lt;/param&gt;</text:span></text:p>
            <text:p text:style-name="P583"/>
            <text:p text:style-name="P31"><text:span text:style-name="T18"><text:s text:c="7"/></text:span><text:span text:style-name="T21">public</text:span><text:span text:style-name="T18"> BooleanConstant(</text:span><text:span text:style-name="T21">bool</text:span><text:span text:style-name="T18"> pvalue)</text:span></text:p>
            <text:p text:style-name="P35"><text:s text:c="7"/>{</text:p>
            <text:p text:style-name="P31"><text:span text:style-name="T18"><text:s text:c="11"/>info = </text:span><text:span text:style-name="T21">new</text:span><text:span text:style-name="T18"> </text:span><text:span text:style-name="T23">SYMBOL_INFO</text:span><text:span text:style-name="T18">();</text:span></text:p>
            <text:p text:style-name="P31"><text:span text:style-name="T18"><text:s text:c="11"/>info.SymbolName = </text:span><text:span text:style-name="T21">null</text:span><text:span text:style-name="T18">;</text:span></text:p>
            <text:p text:style-name="P35"><text:s text:c="11"/>info.bol_val = pvalue;</text:p>
            <text:p text:style-name="P31"><text:span text:style-name="T18"><text:s text:c="11"/>info.Type = </text:span><text:span text:style-name="T23">TYPE_INFO</text:span><text:span text:style-name="T18">.TYPE_BOOL;</text:span></text:p>
            <text:p text:style-name="P35"><text:s text:c="7"/>}</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 text:c="3"/>Evaluation of boolean will given the value</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local"&gt;&lt;/param&gt;</text:span></text:p>
            <text:p text:style-name="P31"><text:span text:style-name="T18"><text:s text:c="7"/></text:span><text:span text:style-name="T7">///</text:span><text:span text:style-name="T13"> </text:span><text:span text:style-name="T7">&lt;param name="global"&gt;&lt;/param&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SYMBOL_INFO</text:span><text:span text:style-name="T18"> Evaluate(</text:span><text:span text:style-name="T23">RUNTIME_CONTEXT</text:span><text:span text:style-name="T18"> cont)</text:span></text:p>
            <text:p text:style-name="P35"><text:s text:c="7"/>{</text:p>
            <text:p text:style-name="P31"><text:span text:style-name="T18"><text:s text:c="11"/></text:span><text:span text:style-name="T21">return</text:span><text:span text:style-name="T18"> info;</text:span></text:p>
            <text:p text:style-name="P35"><text:s text:c="7"/>}</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local"&gt;&lt;/param&gt;</text:span></text:p>
            <text:p text:style-name="P31"><text:span text:style-name="T18"><text:s text:c="7"/></text:span><text:span text:style-name="T7">///</text:span><text:span text:style-name="T13"> </text:span><text:span text:style-name="T7">&lt;param name="global"&gt;&lt;/param&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TypeCheck(</text:span><text:span text:style-name="T23">COMPILATION_CONTEXT</text:span><text:span text:style-name="T18"> cont)</text:span></text:p>
            <text:p text:style-name="P35"><text:s text:c="7"/>{</text:p>
            <text:p text:style-name="P31"><text:span text:style-name="T18"><text:s text:c="11"/></text:span><text:span text:style-name="T21">return</text:span><text:span text:style-name="T18"> info.Type;</text:span></text:p>
            <text:p text:style-name="P35"><text:s text:c="7"/>}</text:p>
            <text:p text:style-name="P35"><text:s text:c="6"/></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get_type()</text:span></text:p>
            <text:p text:style-name="P35"><text:s text:c="7"/>{</text:p>
            <text:p text:style-name="P31"><text:span text:style-name="T18"><text:s text:c="11"/></text:span><text:span text:style-name="T21">return</text:span><text:span text:style-name="T18"> info.Type;</text:span></text:p>
            <text:p text:style-name="P35"><text:s text:c="7"/>}</text:p>
            <text:p text:style-name="P31"><text:span text:style-name="T18"><text:s text:c="3"/>}</text:span></text:p>
          </table:table-cell>
        </table:table-row>
      </table:table>
      <text:p text:style-name="Standard"/>
      <text:p text:style-name="Standard">The next thing which we should support is NumericConstant. This will store a IEEE 754 double precision floating point value.</text:p>
      <text:p text:style-name="Standard"/>
      <table:table table:name="Table35" table:style-name="Table35">
        <table:table-column table:style-name="Table35.A"/>
        <table:table-row>
          <table:table-cell table:style-name="Table35.A1" office:value-type="string">
            <text:p text:style-name="P3"><text:span text:style-name="T10">///</text:span><text:span text:style-name="T16"> </text:span><text:span text:style-name="T10">&lt;summary&gt;</text:span></text:p>
            <text:p text:style-name="P31"><text:span text:style-name="T18"><text:s text:c="3"/></text:span><text:span text:style-name="T7">///</text:span><text:span text:style-name="T13"> <text:s text:c="4"/></text:span></text:p>
            <text:p text:style-name="P31"><text:span text:style-name="T18"><text:s text:c="3"/></text:span><text:span text:style-name="T7">///</text:span><text:span text:style-name="T13"> </text:span><text:span text:style-name="T7">&lt;/summary&gt;</text:span></text:p>
            <text:p text:style-name="P31"><text:span text:style-name="T18"><text:s text:c="3"/></text:span><text:span text:style-name="T21">public</text:span><text:span text:style-name="T18"> </text:span><text:span text:style-name="T21">class</text:span><text:span text:style-name="T18"> </text:span><text:span text:style-name="T23">NumericConstant</text:span><text:span text:style-name="T18"> : </text:span><text:span text:style-name="T23">Exp</text:span></text:p>
            <text:p text:style-name="P35"><text:s text:c="3"/>{</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 text:c="3"/>Info field</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21">private</text:span><text:span text:style-name="T18"> </text:span><text:span text:style-name="T23">SYMBOL_INFO</text:span><text:span text:style-name="T18"> info;</text:span></text:p>
            <text:p text:style-name="P31"><text:soft-page-break/><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pvalue"&gt;&lt;/param&gt;</text:span></text:p>
            <text:p text:style-name="P31"><text:span text:style-name="T18"><text:s text:c="7"/></text:span><text:span text:style-name="T21">public</text:span><text:span text:style-name="T18"> NumericConstant(</text:span><text:span text:style-name="T21">double</text:span><text:span text:style-name="T18"> pvalue)</text:span></text:p>
            <text:p text:style-name="P35"><text:s text:c="7"/>{</text:p>
            <text:p text:style-name="P31"><text:span text:style-name="T18"><text:s text:c="11"/>info = </text:span><text:span text:style-name="T21">new</text:span><text:span text:style-name="T18"> </text:span><text:span text:style-name="T23">SYMBOL_INFO</text:span><text:span text:style-name="T18">();</text:span></text:p>
            <text:p text:style-name="P31"><text:span text:style-name="T18"><text:s text:c="11"/>info.SymbolName = </text:span><text:span text:style-name="T21">null</text:span><text:span text:style-name="T18">;</text:span></text:p>
            <text:p text:style-name="P35"><text:s text:c="11"/>info.dbl_val = pvalue;</text:p>
            <text:p text:style-name="P31"><text:span text:style-name="T18"><text:s text:c="11"/>info.Type = </text:span><text:span text:style-name="T23">TYPE_INFO</text:span><text:span text:style-name="T18">.TYPE_NUMERIC;</text:span></text:p>
            <text:p text:style-name="P35"/>
            <text:p text:style-name="P35"><text:s text:c="7"/>}</text:p>
            <text:p text:style-name="P35"/>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 text:c="3"/>Evaluation of boolean will given the value</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local"&gt;&lt;/param&gt;</text:span></text:p>
            <text:p text:style-name="P31"><text:span text:style-name="T18"><text:s text:c="7"/></text:span><text:span text:style-name="T7">///</text:span><text:span text:style-name="T13"> </text:span><text:span text:style-name="T7">&lt;param name="global"&gt;&lt;/param&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SYMBOL_INFO</text:span><text:span text:style-name="T18"> Evaluate(</text:span><text:span text:style-name="T23">RUNTIME_CONTEXT</text:span><text:span text:style-name="T18"> cont)</text:span></text:p>
            <text:p text:style-name="P35"><text:s text:c="7"/>{</text:p>
            <text:p text:style-name="P31"><text:span text:style-name="T18"><text:s text:c="11"/></text:span><text:span text:style-name="T21">return</text:span><text:span text:style-name="T18"> info;</text:span></text:p>
            <text:p text:style-name="P35"><text:s text:c="7"/>}</text:p>
            <text:p text:style-name="P35"/>
            <text:p text:style-name="P35"/>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local"&gt;&lt;/param&gt;</text:span></text:p>
            <text:p text:style-name="P31"><text:span text:style-name="T18"><text:s text:c="7"/></text:span><text:span text:style-name="T7">///</text:span><text:span text:style-name="T13"> </text:span><text:span text:style-name="T7">&lt;param name="global"&gt;&lt;/param&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TypeCheck(</text:span><text:span text:style-name="T23">COMPILATION_CONTEXT</text:span><text:span text:style-name="T18"> cont)</text:span></text:p>
            <text:p text:style-name="P35"><text:s text:c="7"/>{</text:p>
            <text:p text:style-name="P31"><text:span text:style-name="T18"><text:s text:c="11"/></text:span><text:span text:style-name="T21">return</text:span><text:span text:style-name="T18"> info.Type;</text:span></text:p>
            <text:p text:style-name="P35"><text:s text:c="7"/>}</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get_type()</text:span></text:p>
            <text:p text:style-name="P35"><text:s text:c="7"/>{</text:p>
            <text:p text:style-name="P31"><text:span text:style-name="T18"><text:s text:c="11"/></text:span><text:span text:style-name="T21">return</text:span><text:span text:style-name="T18"> info.Type;</text:span></text:p>
            <text:p text:style-name="P35"><text:s text:c="7"/>}</text:p>
            <text:p text:style-name="P35"><text:s text:c="6"/></text:p>
            <text:p text:style-name="P35"/>
            <text:p text:style-name="P35"><text:s text:c="3"/>}</text:p>
            <text:p text:style-name="Table_20_Contents"/>
          </table:table-cell>
        </table:table-row>
      </table:table>
      <text:p text:style-name="Standard"/>
      <text:p text:style-name="Standard">The AST node for storing String Literal is as given below</text:p>
      <text:p text:style-name="Standard"/>
      <text:p text:style-name="Standard"/>
      <table:table table:name="Table36" table:style-name="Table36">
        <table:table-column table:style-name="Table36.A"/>
        <table:table-row>
          <table:table-cell table:style-name="Table36.A1" office:value-type="string">
            <text:p text:style-name="P4"><text:span text:style-name="T7"><text:s/>///</text:span><text:span text:style-name="T13"> </text:span><text:span text:style-name="T7">&lt;summary&gt;</text:span></text:p>
            <text:p text:style-name="P31"><text:span text:style-name="T18"><text:s text:c="3"/></text:span><text:span text:style-name="T7">///</text:span><text:span text:style-name="T13"> <text:s text:c="2"/>To Store Literal string enclosed <text:s text:c="2"/></text:span></text:p>
            <text:p text:style-name="P31"><text:span text:style-name="T18"><text:s text:c="3"/></text:span><text:span text:style-name="T7">///</text:span><text:span text:style-name="T13"> <text:s text:c="2"/>in Quotes <text:s/></text:span></text:p>
            <text:p text:style-name="P31"><text:span text:style-name="T18"><text:s text:c="3"/></text:span><text:span text:style-name="T7">///</text:span><text:span text:style-name="T13"> </text:span><text:span text:style-name="T7">&lt;/summary&gt;</text:span></text:p>
            <text:p text:style-name="P31"><text:span text:style-name="T18"><text:s text:c="2"/></text:span><text:span text:style-name="T21">public</text:span><text:span text:style-name="T18"> </text:span><text:span text:style-name="T21">class</text:span><text:span text:style-name="T18"> </text:span><text:span text:style-name="T23">StringLiteral</text:span><text:span text:style-name="T18"> : </text:span><text:span text:style-name="T23">Exp</text:span></text:p>
            <text:p text:style-name="P35"><text:soft-page-break/><text:s text:c="3"/>{</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info field</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21">private</text:span><text:span text:style-name="T18"> </text:span><text:span text:style-name="T23">SYMBOL_INFO</text:span><text:span text:style-name="T18"> info;</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 text:c="2"/>Ctor</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pvalue"&gt;&lt;/param&gt;</text:span></text:p>
            <text:p text:style-name="P31"><text:span text:style-name="T18"><text:s text:c="7"/></text:span><text:span text:style-name="T21">public</text:span><text:span text:style-name="T18"> StringLiteral(</text:span><text:span text:style-name="T21">string</text:span><text:span text:style-name="T18"> pvalue)</text:span></text:p>
            <text:p text:style-name="P35"><text:s text:c="7"/>{</text:p>
            <text:p text:style-name="P31"><text:span text:style-name="T18"><text:s text:c="11"/>info = </text:span><text:span text:style-name="T21">new</text:span><text:span text:style-name="T18"> </text:span><text:span text:style-name="T23">SYMBOL_INFO</text:span><text:span text:style-name="T18">();</text:span></text:p>
            <text:p text:style-name="P31"><text:span text:style-name="T18"><text:s text:c="11"/>info.SymbolName = </text:span><text:span text:style-name="T21">null</text:span><text:span text:style-name="T18">;</text:span></text:p>
            <text:p text:style-name="P35"><text:s text:c="11"/>info.str_val = pvalue;</text:p>
            <text:p text:style-name="P31"><text:span text:style-name="T18"><text:s text:c="11"/>info.Type = </text:span><text:span text:style-name="T23">TYPE_INFO</text:span><text:span text:style-name="T18">.TYPE_STRING;</text:span></text:p>
            <text:p text:style-name="P35"><text:s text:c="7"/>}</text:p>
            <text:p text:style-name="P35"/>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 text:c="3"/>Evaluation of boolean will given the value</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local"&gt;&lt;/param&gt;</text:span></text:p>
            <text:p text:style-name="P31"><text:span text:style-name="T18"><text:s text:c="7"/></text:span><text:span text:style-name="T7">///</text:span><text:span text:style-name="T13"> </text:span><text:span text:style-name="T7">&lt;param name="global"&gt;&lt;/param&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SYMBOL_INFO</text:span><text:span text:style-name="T18"> Evaluate(</text:span><text:span text:style-name="T23">RUNTIME_CONTEXT</text:span><text:span text:style-name="T18"> cont)</text:span></text:p>
            <text:p text:style-name="P35"><text:s text:c="7"/>{</text:p>
            <text:p text:style-name="P31"><text:span text:style-name="T18"><text:s text:c="11"/></text:span><text:span text:style-name="T21">return</text:span><text:span text:style-name="T18"> info;</text:span></text:p>
            <text:p text:style-name="P35"><text:s text:c="7"/>}</text:p>
            <text:p text:style-name="P35"/>
            <text:p text:style-name="P35"/>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local"&gt;&lt;/param&gt;</text:span></text:p>
            <text:p text:style-name="P31"><text:span text:style-name="T18"><text:s text:c="7"/></text:span><text:span text:style-name="T7">///</text:span><text:span text:style-name="T13"> </text:span><text:span text:style-name="T7">&lt;param name="global"&gt;&lt;/param&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TypeCheck(</text:span><text:span text:style-name="T23">COMPILATION_CONTEXT</text:span><text:span text:style-name="T18"> cont)</text:span></text:p>
            <text:p text:style-name="P35"><text:s text:c="7"/>{</text:p>
            <text:p text:style-name="P31"><text:span text:style-name="T18"><text:s text:c="11"/></text:span><text:span text:style-name="T21">return</text:span><text:span text:style-name="T18"> info.Type;</text:span></text:p>
            <text:p text:style-name="P35"><text:s text:c="7"/>}</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get_type()</text:span></text:p>
            <text:p text:style-name="P35"><text:s text:c="7"/>{</text:p>
            <text:p text:style-name="P31"><text:span text:style-name="T18"><text:s text:c="11"/></text:span><text:span text:style-name="T21">return</text:span><text:span text:style-name="T18"> info.Type;</text:span></text:p>
            <text:p text:style-name="P35"><text:s text:c="7"/>}</text:p>
            <text:p text:style-name="P35"><text:s text:c="7"/></text:p>
            <text:p text:style-name="P31"><text:span text:style-name="T18"><text:s text:c="3"/>}</text:span></text:p>
          </table:table-cell>
        </table:table-row>
      </table:table>
      <text:p text:style-name="Standard"/>
      <text:p text:style-name="Standard">Addding support to variable is an involved activity. <text:s/>The code has been extensively commented to explain the rationale.</text:p>
      <text:p text:style-name="Standard"/>
      <table:table table:name="Table37" table:style-name="Table37">
        <table:table-column table:style-name="Table37.A"/>
        <table:table-row>
          <table:table-cell table:style-name="Table37.A1" office:value-type="string">
            <text:p text:style-name="P4"><text:span text:style-name="T3"><text:s/></text:span><text:span text:style-name="T7">///</text:span><text:span text:style-name="T13"> </text:span><text:span text:style-name="T7">&lt;summary&gt;</text:span></text:p>
            <text:p text:style-name="P31"><text:span text:style-name="T18"><text:s text:c="3"/></text:span><text:span text:style-name="T7">///</text:span><text:span text:style-name="T13"> <text:s text:c="3"/>Node to store Variables</text:span></text:p>
            <text:p text:style-name="P31"><text:span text:style-name="T18"><text:s text:c="3"/></text:span><text:span text:style-name="T7">///</text:span><text:span text:style-name="T13"> <text:s text:c="3"/>The data types supported are</text:span></text:p>
            <text:p text:style-name="P31"><text:span text:style-name="T18"><text:s text:c="3"/></text:span><text:span text:style-name="T7">///</text:span><text:span text:style-name="T13"> <text:s text:c="5"/>NUMERIC</text:span></text:p>
            <text:p text:style-name="P31"><text:soft-page-break/><text:span text:style-name="T18"><text:s text:c="3"/></text:span><text:span text:style-name="T7">///</text:span><text:span text:style-name="T13"> <text:s text:c="5"/>STRING</text:span></text:p>
            <text:p text:style-name="P31"><text:span text:style-name="T18"><text:s text:c="3"/></text:span><text:span text:style-name="T7">///</text:span><text:span text:style-name="T13"> <text:s text:c="5"/>BOOLEAN</text:span></text:p>
            <text:p text:style-name="P31"><text:span text:style-name="T18"><text:s text:c="3"/></text:span><text:span text:style-name="T7">///</text:span><text:span text:style-name="T13"> <text:s text:c="3"/>The node store only the variable name , the </text:span></text:p>
            <text:p text:style-name="P31"><text:span text:style-name="T18"><text:s text:c="3"/></text:span><text:span text:style-name="T7">///</text:span><text:span text:style-name="T13"> <text:s text:c="3"/>associated data will be found in the </text:span></text:p>
            <text:p text:style-name="P31"><text:span text:style-name="T18"><text:s text:c="3"/></text:span><text:span text:style-name="T7">///</text:span><text:span text:style-name="T13"> <text:s text:c="3"/>Symbol Table attached to the </text:span></text:p>
            <text:p text:style-name="P31"><text:span text:style-name="T18"><text:s text:c="3"/></text:span><text:span text:style-name="T7">///</text:span><text:span text:style-name="T13"> <text:s text:c="5"/>COMPILATION_CONTEXT </text:span></text:p>
            <text:p text:style-name="P31"><text:span text:style-name="T18"><text:s text:c="3"/></text:span><text:span text:style-name="T7">///</text:span><text:span text:style-name="T13"> <text:s text:c="3"/></text:span></text:p>
            <text:p text:style-name="P31"><text:span text:style-name="T18"><text:s text:c="3"/></text:span><text:span text:style-name="T7">///</text:span><text:span text:style-name="T13"> </text:span><text:span text:style-name="T7">&lt;/summary&gt;</text:span></text:p>
            <text:p text:style-name="P583"/>
            <text:p text:style-name="P31"><text:span text:style-name="T18"><text:s text:c="3"/></text:span><text:span text:style-name="T21">public</text:span><text:span text:style-name="T18"> </text:span><text:span text:style-name="T21">class</text:span><text:span text:style-name="T18"> </text:span><text:span text:style-name="T23">Variable</text:span><text:span text:style-name="T18"> : </text:span><text:span text:style-name="T23">Exp</text:span></text:p>
            <text:p text:style-name="P35"><text:s text:c="3"/>{</text:p>
            <text:p text:style-name="P31"><text:span text:style-name="T18"><text:s text:c="7"/></text:span><text:span text:style-name="T21">private</text:span><text:span text:style-name="T18"> </text:span><text:span text:style-name="T21">string</text:span><text:span text:style-name="T18"> m_name; <text:s/></text:span><text:span text:style-name="T13">// Var name</text:span></text:p>
            <text:p text:style-name="P31"><text:span text:style-name="T18"><text:s text:c="7"/></text:span><text:span text:style-name="T23">TYPE_INFO</text:span><text:span text:style-name="T18"> _type; <text:s text:c="7"/></text:span><text:span text:style-name="T13">// Type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 text:c="4"/>this Ctor just stores the variable name</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inf"&gt;&lt;/param&gt;</text:span></text:p>
            <text:p text:style-name="P31"><text:span text:style-name="T18"><text:s text:c="7"/></text:span><text:span text:style-name="T21">public</text:span><text:span text:style-name="T18"> Variable(</text:span><text:span text:style-name="T23">SYMBOL_INFO</text:span><text:span text:style-name="T18"> inf)</text:span></text:p>
            <text:p text:style-name="P35"><text:s text:c="7"/>{</text:p>
            <text:p text:style-name="P35"><text:s text:c="11"/>m_name = inf.SymbolName;</text:p>
            <text:p text:style-name="P35"/>
            <text:p text:style-name="P35"><text:s text:c="7"/>}</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 text:c="4"/>Creates a new symbol and puts into the symbol table</text:span></text:p>
            <text:p text:style-name="P31"><text:span text:style-name="T18"><text:s text:c="7"/></text:span><text:span text:style-name="T7">///</text:span><text:span text:style-name="T13"> <text:s text:c="4"/>and stores the key ( variable name )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st"&gt;&lt;/param&gt;</text:span></text:p>
            <text:p text:style-name="P31"><text:span text:style-name="T18"><text:s text:c="7"/></text:span><text:span text:style-name="T7">///</text:span><text:span text:style-name="T13"> </text:span><text:span text:style-name="T7">&lt;param name="name"&gt;&lt;/param&gt;</text:span></text:p>
            <text:p text:style-name="P31"><text:span text:style-name="T18"><text:s text:c="7"/></text:span><text:span text:style-name="T7">///</text:span><text:span text:style-name="T13"> </text:span><text:span text:style-name="T7">&lt;param name="_value"&gt;&lt;/param&gt;</text:span></text:p>
            <text:p text:style-name="P31"><text:span text:style-name="T18"><text:s text:c="7"/></text:span><text:span text:style-name="T21">public</text:span><text:span text:style-name="T18"> Variable(</text:span><text:span text:style-name="T23">COMPILATION_CONTEXT</text:span><text:span text:style-name="T18"> st, </text:span><text:span text:style-name="T23">String</text:span><text:span text:style-name="T18"> name, </text:span><text:span text:style-name="T21">double</text:span><text:span text:style-name="T18"> _value)</text:span></text:p>
            <text:p text:style-name="P35"><text:s text:c="7"/>{</text:p>
            <text:p text:style-name="P31"><text:span text:style-name="T18"><text:s text:c="11"/></text:span><text:span text:style-name="T23">SYMBOL_INFO</text:span><text:span text:style-name="T18"> s = </text:span><text:span text:style-name="T21">new</text:span><text:span text:style-name="T18"> </text:span><text:span text:style-name="T23">SYMBOL_INFO</text:span><text:span text:style-name="T18">();</text:span></text:p>
            <text:p text:style-name="P35"><text:s text:c="11"/>s.SymbolName = name;</text:p>
            <text:p text:style-name="P31"><text:span text:style-name="T18"><text:s text:c="11"/>s.Type = </text:span><text:span text:style-name="T23">TYPE_INFO</text:span><text:span text:style-name="T18">.TYPE_NUMERIC;</text:span></text:p>
            <text:p text:style-name="P35"><text:s text:c="11"/>s.dbl_val = _value;</text:p>
            <text:p text:style-name="P35"><text:s text:c="11"/>st.TABLE.Add(s);</text:p>
            <text:p text:style-name="P35"><text:s text:c="11"/>m_name = name;</text:p>
            <text:p text:style-name="P35"><text:s text:c="7"/>}</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 text:c="4"/>Creates a new symbol and puts into the symbol table</text:span></text:p>
            <text:p text:style-name="P31"><text:span text:style-name="T18"><text:s text:c="7"/></text:span><text:span text:style-name="T7">///</text:span><text:span text:style-name="T13"> <text:s text:c="4"/>and stores the key ( variable name )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st"&gt;&lt;/param&gt;</text:span></text:p>
            <text:p text:style-name="P31"><text:span text:style-name="T18"><text:s text:c="7"/></text:span><text:span text:style-name="T7">///</text:span><text:span text:style-name="T13"> </text:span><text:span text:style-name="T7">&lt;param name="name"&gt;&lt;/param&gt;</text:span></text:p>
            <text:p text:style-name="P31"><text:span text:style-name="T18"><text:s text:c="7"/></text:span><text:span text:style-name="T7">///</text:span><text:span text:style-name="T13"> </text:span><text:span text:style-name="T7">&lt;param name="_value"&gt;&lt;/param&gt;</text:span></text:p>
            <text:p text:style-name="P31"><text:span text:style-name="T18"><text:s text:c="7"/></text:span><text:span text:style-name="T21">public</text:span><text:span text:style-name="T18"> Variable(</text:span><text:span text:style-name="T23">COMPILATION_CONTEXT</text:span><text:span text:style-name="T18"> st, </text:span><text:span text:style-name="T23">String</text:span><text:span text:style-name="T18"> name, </text:span><text:span text:style-name="T21">bool</text:span><text:span text:style-name="T18"> _value)</text:span></text:p>
            <text:p text:style-name="P35"><text:s text:c="7"/>{</text:p>
            <text:p text:style-name="P31"><text:span text:style-name="T18"><text:s text:c="11"/></text:span><text:span text:style-name="T23">SYMBOL_INFO</text:span><text:span text:style-name="T18"> s = </text:span><text:span text:style-name="T21">new</text:span><text:span text:style-name="T18"> </text:span><text:span text:style-name="T23">SYMBOL_INFO</text:span><text:span text:style-name="T18">();</text:span></text:p>
            <text:p text:style-name="P35"><text:s text:c="11"/>s.SymbolName = name;</text:p>
            <text:p text:style-name="P31"><text:span text:style-name="T18"><text:s text:c="11"/>s.Type = </text:span><text:span text:style-name="T23">TYPE_INFO</text:span><text:span text:style-name="T18">.TYPE_BOOL;</text:span></text:p>
            <text:p text:style-name="P35"><text:s text:c="11"/>s.bol_val = _value;</text:p>
            <text:p text:style-name="P35"><text:s text:c="11"/>st.TABLE.Add(s);</text:p>
            <text:p text:style-name="P35"><text:s text:c="11"/>m_name = name;</text:p>
            <text:p text:style-name="P35"><text:s text:c="7"/>}</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 text:c="4"/>Creates a new symbol and puts into the symbol table</text:span></text:p>
            <text:p text:style-name="P31"><text:span text:style-name="T18"><text:s text:c="7"/></text:span><text:span text:style-name="T7">///</text:span><text:span text:style-name="T13"> <text:s text:c="4"/>and stores the key ( variable name ) </text:span></text:p>
            <text:p text:style-name="P31"><text:span text:style-name="T18"><text:s text:c="7"/></text:span><text:span text:style-name="T7">///</text:span><text:span text:style-name="T13"> </text:span><text:span text:style-name="T7">&lt;/summary&gt;</text:span></text:p>
            <text:p text:style-name="P31"><text:soft-page-break/><text:span text:style-name="T18"><text:s text:c="7"/></text:span><text:span text:style-name="T7">///</text:span><text:span text:style-name="T13"> </text:span><text:span text:style-name="T7">&lt;param name="st"&gt;&lt;/param&gt;</text:span></text:p>
            <text:p text:style-name="P31"><text:span text:style-name="T18"><text:s text:c="7"/></text:span><text:span text:style-name="T7">///</text:span><text:span text:style-name="T13"> </text:span><text:span text:style-name="T7">&lt;param name="name"&gt;&lt;/param&gt;</text:span></text:p>
            <text:p text:style-name="P31"><text:span text:style-name="T18"><text:s text:c="7"/></text:span><text:span text:style-name="T7">///</text:span><text:span text:style-name="T13"> </text:span><text:span text:style-name="T7">&lt;param name="_value"&gt;&lt;/param&gt;</text:span></text:p>
            <text:p text:style-name="P31"><text:span text:style-name="T18"><text:s text:c="7"/></text:span><text:span text:style-name="T21">public</text:span><text:span text:style-name="T18"> Variable(</text:span><text:span text:style-name="T23">COMPILATION_CONTEXT</text:span><text:span text:style-name="T18"> st, </text:span><text:span text:style-name="T23">String</text:span><text:span text:style-name="T18"> name, </text:span><text:span text:style-name="T21">string</text:span><text:span text:style-name="T18"> _value)</text:span></text:p>
            <text:p text:style-name="P35"><text:s text:c="7"/>{</text:p>
            <text:p text:style-name="P31"><text:span text:style-name="T18"><text:s text:c="11"/></text:span><text:span text:style-name="T23">SYMBOL_INFO</text:span><text:span text:style-name="T18"> s = </text:span><text:span text:style-name="T21">new</text:span><text:span text:style-name="T18"> </text:span><text:span text:style-name="T23">SYMBOL_INFO</text:span><text:span text:style-name="T18">();</text:span></text:p>
            <text:p text:style-name="P35"><text:s text:c="11"/>s.SymbolName = name;</text:p>
            <text:p text:style-name="P31"><text:span text:style-name="T18"><text:s text:c="11"/>s.Type = </text:span><text:span text:style-name="T23">TYPE_INFO</text:span><text:span text:style-name="T18">.TYPE_STRING;</text:span></text:p>
            <text:p text:style-name="P35"><text:s text:c="11"/>s.str_val = _value;</text:p>
            <text:p text:style-name="P35"><text:s text:c="11"/>st.TABLE.Add(s);</text:p>
            <text:p text:style-name="P35"><text:s text:c="11"/>m_name = name;</text:p>
            <text:p text:style-name="P35"><text:s text:c="7"/>}</text:p>
            <text:p text:style-name="P35"/>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 text:c="3"/>Retrieves the name of the Variable ( method version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returns&gt;&lt;/returns&gt;</text:span></text:p>
            <text:p text:style-name="P583"/>
            <text:p text:style-name="P31"><text:span text:style-name="T18"><text:s text:c="7"/></text:span><text:span text:style-name="T21">public</text:span><text:span text:style-name="T18"> </text:span><text:span text:style-name="T21">string</text:span><text:span text:style-name="T18"> GetName()</text:span></text:p>
            <text:p text:style-name="P35"><text:s text:c="7"/>{</text:p>
            <text:p text:style-name="P31"><text:span text:style-name="T18"><text:s text:c="11"/></text:span><text:span text:style-name="T21">return</text:span><text:span text:style-name="T18"> m_name;</text:span></text:p>
            <text:p text:style-name="P35"><text:s text:c="7"/>}</text:p>
            <text:p text:style-name="P35"/>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 text:c="2"/>Retrieves the name of the Variable ( property version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string</text:span><text:span text:style-name="T18"> Name</text:span></text:p>
            <text:p text:style-name="P35"><text:s text:c="7"/>{</text:p>
            <text:p text:style-name="P31"><text:span text:style-name="T18"><text:s text:c="11"/></text:span><text:span text:style-name="T21">get</text:span></text:p>
            <text:p text:style-name="P35"><text:s text:c="11"/>{</text:p>
            <text:p text:style-name="P31"><text:span text:style-name="T18"><text:s text:c="15"/></text:span><text:span text:style-name="T21">return</text:span><text:span text:style-name="T18"> m_name;</text:span></text:p>
            <text:p text:style-name="P35"><text:s text:c="11"/>}</text:p>
            <text:p text:style-name="P35"/>
            <text:p text:style-name="P31"><text:span text:style-name="T18"><text:s text:c="11"/></text:span><text:span text:style-name="T21">set</text:span></text:p>
            <text:p text:style-name="P35"><text:s text:c="11"/>{</text:p>
            <text:p text:style-name="P31"><text:span text:style-name="T18"><text:s text:c="15"/>m_name = </text:span><text:span text:style-name="T21">value</text:span><text:span text:style-name="T18">;</text:span></text:p>
            <text:p text:style-name="P35"><text:s text:c="11"/>}</text:p>
            <text:p text:style-name="P35"><text:s text:c="7"/>}</text:p>
            <text:p text:style-name="P35"/>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 text:c="3"/>To Evaluate a variable , we just need to do a lookup</text:span></text:p>
            <text:p text:style-name="P31"><text:span text:style-name="T18"><text:s text:c="7"/></text:span><text:span text:style-name="T7">///</text:span><text:span text:style-name="T13"> <text:s text:c="3"/>in the Symbol table ( of RUNTIME_CONTEXT )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st"&gt;&lt;/param&gt;</text:span></text:p>
            <text:p text:style-name="P31"><text:span text:style-name="T18"><text:s text:c="7"/></text:span><text:span text:style-name="T7">///</text:span><text:span text:style-name="T13"> </text:span><text:span text:style-name="T7">&lt;param name="glb"&gt;&lt;/param&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SYMBOL_INFO</text:span><text:span text:style-name="T18"> Evaluate(</text:span><text:span text:style-name="T23">RUNTIME_CONTEXT</text:span><text:span text:style-name="T18"> cont)</text:span></text:p>
            <text:p text:style-name="P35"><text:s text:c="7"/>{</text:p>
            <text:p text:style-name="P35"/>
            <text:p text:style-name="P31"><text:span text:style-name="T18"><text:s text:c="11"/></text:span><text:span text:style-name="T21">if</text:span><text:span text:style-name="T18"> (cont.TABLE == </text:span><text:span text:style-name="T21">null</text:span><text:span text:style-name="T18">)</text:span></text:p>
            <text:p text:style-name="P35"><text:s text:c="11"/>{</text:p>
            <text:p text:style-name="P31"><text:span text:style-name="T18"><text:s text:c="15"/></text:span><text:span text:style-name="T21">return</text:span><text:span text:style-name="T18"> </text:span><text:span text:style-name="T21">null</text:span><text:span text:style-name="T18">;</text:span></text:p>
            <text:p text:style-name="P35"><text:s text:c="11"/>}</text:p>
            <text:p text:style-name="P31"><text:span text:style-name="T18"><text:s text:c="11"/></text:span><text:span text:style-name="T21">else</text:span></text:p>
            <text:p text:style-name="P35"><text:s text:c="11"/>{</text:p>
            <text:p text:style-name="P31"><text:span text:style-name="T18"><text:s text:c="15"/></text:span><text:span text:style-name="T23">SYMBOL_INFO</text:span><text:span text:style-name="T18"> a = cont.TABLE.Get(m_name);</text:span></text:p>
            <text:p text:style-name="P31"><text:span text:style-name="T18"><text:s text:c="15"/></text:span><text:span text:style-name="T21">return</text:span><text:span text:style-name="T18"> a;</text:span></text:p>
            <text:p text:style-name="P35"><text:soft-page-break/><text:s text:c="11"/>}</text:p>
            <text:p text:style-name="P35"/>
            <text:p text:style-name="P35"><text:s text:c="7"/>}</text:p>
            <text:p text:style-name="P35"/>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 text:c="4"/>Look it up in the Symbol Table and </text:span></text:p>
            <text:p text:style-name="P31"><text:span text:style-name="T18"><text:s text:c="7"/></text:span><text:span text:style-name="T7">///</text:span><text:span text:style-name="T13"> <text:s text:c="4"/>return the type</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local"&gt;&lt;/param&gt;</text:span></text:p>
            <text:p text:style-name="P31"><text:span text:style-name="T18"><text:s text:c="7"/></text:span><text:span text:style-name="T7">///</text:span><text:span text:style-name="T13"> </text:span><text:span text:style-name="T7">&lt;param name="global"&gt;&lt;/param&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TypeCheck(</text:span><text:span text:style-name="T23">COMPILATION_CONTEXT</text:span><text:span text:style-name="T18"> cont)</text:span></text:p>
            <text:p text:style-name="P35"><text:s text:c="7"/>{</text:p>
            <text:p text:style-name="P35"/>
            <text:p text:style-name="P31"><text:span text:style-name="T18"><text:s text:c="11"/></text:span><text:span text:style-name="T21">if</text:span><text:span text:style-name="T18"> (cont.TABLE == </text:span><text:span text:style-name="T21">null</text:span><text:span text:style-name="T18">)</text:span></text:p>
            <text:p text:style-name="P35"><text:s text:c="11"/>{</text:p>
            <text:p text:style-name="P31"><text:span text:style-name="T18"><text:s text:c="15"/></text:span><text:span text:style-name="T21">return</text:span><text:span text:style-name="T18"> </text:span><text:span text:style-name="T23">TYPE_INFO</text:span><text:span text:style-name="T18">.TYPE_ILLEGAL;</text:span></text:p>
            <text:p text:style-name="P35"><text:s text:c="11"/>}</text:p>
            <text:p text:style-name="P31"><text:span text:style-name="T18"><text:s text:c="11"/></text:span><text:span text:style-name="T21">else</text:span></text:p>
            <text:p text:style-name="P35"><text:s text:c="11"/>{</text:p>
            <text:p text:style-name="P31"><text:span text:style-name="T18"><text:s text:c="15"/></text:span><text:span text:style-name="T23">SYMBOL_INFO</text:span><text:span text:style-name="T18"> a = cont.TABLE.Get(m_name);</text:span></text:p>
            <text:p text:style-name="P31"><text:span text:style-name="T18"><text:s text:c="15"/></text:span><text:span text:style-name="T21">if</text:span><text:span text:style-name="T18"> (a != </text:span><text:span text:style-name="T21">null</text:span><text:span text:style-name="T18">)</text:span></text:p>
            <text:p text:style-name="P35"><text:s text:c="15"/>{</text:p>
            <text:p text:style-name="P35"><text:s text:c="19"/>_type = a.Type;</text:p>
            <text:p text:style-name="P31"><text:span text:style-name="T18"><text:s text:c="19"/></text:span><text:span text:style-name="T21">return</text:span><text:span text:style-name="T18"> _type;</text:span></text:p>
            <text:p text:style-name="P35"/>
            <text:p text:style-name="P35"><text:s text:c="15"/>}</text:p>
            <text:p text:style-name="P35"/>
            <text:p text:style-name="P35"/>
            <text:p text:style-name="P31"><text:span text:style-name="T18"><text:s text:c="15"/></text:span><text:span text:style-name="T21">return</text:span><text:span text:style-name="T18"> </text:span><text:span text:style-name="T23">TYPE_INFO</text:span><text:span text:style-name="T18">.TYPE_ILLEGAL;</text:span></text:p>
            <text:p text:style-name="P35"/>
            <text:p text:style-name="P35"><text:s text:c="11"/>}</text:p>
            <text:p text:style-name="P35"/>
            <text:p text:style-name="P35"><text:s text:c="7"/>}</text:p>
            <text:p text:style-name="P35"/>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 text:c="4"/>this should only be called after the TypeCheck method</text:span></text:p>
            <text:p text:style-name="P31"><text:span text:style-name="T18"><text:s text:c="7"/></text:span><text:span text:style-name="T7">///</text:span><text:span text:style-name="T13"> <text:s text:c="4"/>has been invoked on AST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get_type()</text:span></text:p>
            <text:p text:style-name="P35"><text:s text:c="7"/>{</text:p>
            <text:p text:style-name="P31"><text:span text:style-name="T18"><text:s text:c="11"/></text:span><text:span text:style-name="T21">return</text:span><text:span text:style-name="T18"> _type;</text:span></text:p>
            <text:p text:style-name="P35"><text:s text:c="7"/>}</text:p>
            <text:p text:style-name="P35"><text:s text:c="5"/></text:p>
            <text:p text:style-name="P35"/>
            <text:p text:style-name="P31"><text:span text:style-name="T18"><text:s text:c="3"/>}</text:span></text:p>
          </table:table-cell>
        </table:table-row>
      </table:table>
      <text:p text:style-name="Standard"/>
      <text:p text:style-name="Standard"/>
      <text:p text:style-name="Standard">At this point of time Expression hierarchy ( without operators ) looks like as follows</text:p>
      <text:p text:style-name="Standard"/>
      <text:p text:style-name="Standard"/>
      <text:p text:style-name="Standard"/>
      <text:p text:style-name="Standard"/>
      <text:p text:style-name="Standard"/>
      <text:p text:style-name="Standard"/>
      <text:p text:style-name="Standard"><text:soft-page-break/></text:p>
      <text:p text:style-name="Standard">class Exp</text:p>
      <text:p text:style-name="Standard"><text:s text:c="5"/>class BooleanConstant</text:p>
      <text:p text:style-name="Standard"><text:s text:c="5"/>class NumericConstant</text:p>
      <text:p text:style-name="Standard"><text:s text:c="5"/>class StringLiteral</text:p>
      <text:p text:style-name="Standard"><text:s text:c="5"/>class Variable</text:p>
      <text:p text:style-name="Standard"/>
      <text:p text:style-name="Standard"/>
      <text:p text:style-name="Standard"/>
      <text:p text:style-name="Standard">Once we have created nodes to represents constants of the type which we are planning to support , we created a variable node. The next challenge is to add support for the operators. Till now , I had UnaryExp and BinaryExp. For clarity , I will have classes like Plus ( + ) , Minus (-) , Div ( / ) and Mul <text:s/>( *) for BinaryExp and will have classes UnaryPlus ( + ) , UnaryMinus ( -) for Unary operators</text:p>
      <text:p text:style-name="Standard"/>
      <text:p text:style-name="Standard"/>
      <text:p text:style-name="Standard">The first operator to be supported is Binary + </text:p>
      <text:p text:style-name="Standard"/>
      <text:p text:style-name="Standard"/>
      <text:p text:style-name="Standard"/>
      <table:table table:name="Table38" table:style-name="Table38">
        <table:table-column table:style-name="Table38.A"/>
        <table:table-row>
          <table:table-cell table:style-name="Table38.A1" office:value-type="string">
            <text:p text:style-name="P3"><text:span text:style-name="T10">///</text:span><text:span text:style-name="T16"> </text:span><text:span text:style-name="T10">&lt;summary&gt;</text:span></text:p>
            <text:p text:style-name="P31"><text:span text:style-name="T18"><text:s text:c="3"/></text:span><text:span text:style-name="T7">///</text:span><text:span text:style-name="T13"> <text:s text:c="3"/>the node to represent Binary + </text:span></text:p>
            <text:p text:style-name="P31"><text:span text:style-name="T18"><text:s text:c="3"/></text:span><text:span text:style-name="T7">///</text:span><text:span text:style-name="T13"> </text:span><text:span text:style-name="T7">&lt;/summary&gt;</text:span></text:p>
            <text:p text:style-name="P583"/>
            <text:p text:style-name="P31"><text:span text:style-name="T18"><text:s text:c="3"/></text:span><text:span text:style-name="T21">public</text:span><text:span text:style-name="T18"> </text:span><text:span text:style-name="T21">class</text:span><text:span text:style-name="T18"> </text:span><text:span text:style-name="T23">BinaryPlus</text:span><text:span text:style-name="T18"> : </text:span><text:span text:style-name="T23">Exp</text:span></text:p>
            <text:p text:style-name="P35"><text:s text:c="3"/>{</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lus has got a left expression (exp1 )</text:span></text:p>
            <text:p text:style-name="P31"><text:span text:style-name="T18"><text:s text:c="7"/></text:span><text:span text:style-name="T7">///</text:span><text:span text:style-name="T13"> <text:s/>and a right expression...</text:span></text:p>
            <text:p text:style-name="P31"><text:span text:style-name="T18"><text:s text:c="7"/></text:span><text:span text:style-name="T7">///</text:span><text:span text:style-name="T13"> <text:s/>and a Associated type information</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21">private</text:span><text:span text:style-name="T18"> </text:span><text:span text:style-name="T23">Exp</text:span><text:span text:style-name="T18"> exp1, exp2;</text:span></text:p>
            <text:p text:style-name="P31"><text:span text:style-name="T18"><text:s text:c="7"/></text:span><text:span text:style-name="T23">TYPE_INFO</text:span><text:span text:style-name="T18"> _type;</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e1"&gt;&lt;/param&gt;</text:span></text:p>
            <text:p text:style-name="P31"><text:span text:style-name="T18"><text:s text:c="7"/></text:span><text:span text:style-name="T7">///</text:span><text:span text:style-name="T13"> </text:span><text:span text:style-name="T7">&lt;param name="e2"&gt;&lt;/param&gt;</text:span></text:p>
            <text:p text:style-name="P31"><text:span text:style-name="T18"><text:s text:c="7"/></text:span><text:span text:style-name="T21">public</text:span><text:span text:style-name="T18"> BinaryPlus(</text:span><text:span text:style-name="T23">Exp</text:span><text:span text:style-name="T18"> e1, </text:span><text:span text:style-name="T23">Exp</text:span><text:span text:style-name="T18"> e2)</text:span></text:p>
            <text:p text:style-name="P35"><text:s text:c="7"/>{</text:p>
            <text:p text:style-name="P35"><text:s text:c="11"/>exp1 = e1; exp2 = e2;</text:p>
            <text:p text:style-name="P35"><text:s text:c="7"/>}</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cont"&gt;&lt;/param&gt;</text:span></text:p>
            <text:p text:style-name="P31"><text:span text:style-name="T18"><text:s text:c="7"/></text:span><text:span text:style-name="T7">///</text:span><text:span text:style-name="T13"> </text:span><text:span text:style-name="T7">&lt;returns&gt;&lt;/returns&gt;</text:span></text:p>
            <text:p text:style-name="P583"/>
            <text:p text:style-name="P31"><text:span text:style-name="T18"><text:s text:c="7"/></text:span><text:span text:style-name="T21">public</text:span><text:span text:style-name="T18"> </text:span><text:span text:style-name="T21">override</text:span><text:span text:style-name="T18"> </text:span><text:span text:style-name="T23">SYMBOL_INFO</text:span><text:span text:style-name="T18"> Evaluate(</text:span><text:span text:style-name="T23">RUNTIME_CONTEXT</text:span><text:span text:style-name="T18"> cont)</text:span></text:p>
            <text:p text:style-name="P35"><text:s text:c="7"/>{</text:p>
            <text:p text:style-name="P31"><text:span text:style-name="T18"><text:s text:c="11"/></text:span><text:span text:style-name="T23">SYMBOL_INFO</text:span><text:span text:style-name="T18"> eval_left = exp1.Evaluate(cont);</text:span></text:p>
            <text:p text:style-name="P31"><text:span text:style-name="T18"><text:s text:c="11"/></text:span><text:span text:style-name="T23">SYMBOL_INFO</text:span><text:span text:style-name="T18"> eval_right = exp2.Evaluate(cont);</text:span></text:p>
            <text:p text:style-name="P35"/>
            <text:p text:style-name="P31"><text:span text:style-name="T18"><text:s text:c="11"/></text:span><text:span text:style-name="T21">if</text:span><text:span text:style-name="T18"> (eval_left.Type == </text:span><text:span text:style-name="T23">TYPE_INFO</text:span><text:span text:style-name="T18">.TYPE_STRING &amp;&amp;</text:span></text:p>
            <text:p text:style-name="P31"><text:span text:style-name="T18"><text:s text:c="15"/>eval_right.Type == </text:span><text:span text:style-name="T23">TYPE_INFO</text:span><text:span text:style-name="T18">.TYPE_STRING)</text:span></text:p>
            <text:p text:style-name="P35"><text:soft-page-break/><text:s text:c="11"/>{</text:p>
            <text:p text:style-name="P31"><text:span text:style-name="T18"><text:s text:c="15"/></text:span><text:span text:style-name="T23">SYMBOL_INFO</text:span><text:span text:style-name="T18"> ret_val = </text:span><text:span text:style-name="T21">new</text:span><text:span text:style-name="T18"> </text:span><text:span text:style-name="T23">SYMBOL_INFO</text:span><text:span text:style-name="T18">();</text:span></text:p>
            <text:p text:style-name="P35"><text:s text:c="15"/>ret_val.str_val = eval_left.str_val + eval_right.str_val;</text:p>
            <text:p text:style-name="P31"><text:span text:style-name="T18"><text:s text:c="15"/>ret_val.Type = </text:span><text:span text:style-name="T23">TYPE_INFO</text:span><text:span text:style-name="T18">.TYPE_STRING;</text:span></text:p>
            <text:p text:style-name="P31"><text:span text:style-name="T18"><text:s text:c="15"/>ret_val.SymbolName = </text:span><text:span text:style-name="T26">""</text:span><text:span text:style-name="T18">;</text:span></text:p>
            <text:p text:style-name="P31"><text:span text:style-name="T18"><text:s text:c="15"/></text:span><text:span text:style-name="T21">return</text:span><text:span text:style-name="T18"> ret_val;</text:span></text:p>
            <text:p text:style-name="P35"><text:s text:c="11"/>}</text:p>
            <text:p text:style-name="P31"><text:span text:style-name="T18"><text:s text:c="11"/></text:span><text:span text:style-name="T21">else</text:span><text:span text:style-name="T18"> </text:span><text:span text:style-name="T21">if</text:span><text:span text:style-name="T18"> (eval_left.Type == </text:span><text:span text:style-name="T23">TYPE_INFO</text:span><text:span text:style-name="T18">.TYPE_NUMERIC &amp;&amp;</text:span></text:p>
            <text:p text:style-name="P31"><text:span text:style-name="T18"><text:s text:c="15"/>eval_right.Type == </text:span><text:span text:style-name="T23">TYPE_INFO</text:span><text:span text:style-name="T18">.TYPE_NUMERIC)</text:span></text:p>
            <text:p text:style-name="P35"><text:s text:c="11"/>{</text:p>
            <text:p text:style-name="P31"><text:span text:style-name="T18"><text:s text:c="15"/></text:span><text:span text:style-name="T23">SYMBOL_INFO</text:span><text:span text:style-name="T18"> ret_val = </text:span><text:span text:style-name="T21">new</text:span><text:span text:style-name="T18"> </text:span><text:span text:style-name="T23">SYMBOL_INFO</text:span><text:span text:style-name="T18">();</text:span></text:p>
            <text:p text:style-name="P35"><text:s text:c="15"/>ret_val.dbl_val = eval_left.dbl_val + eval_right.dbl_val;</text:p>
            <text:p text:style-name="P31"><text:span text:style-name="T18"><text:s text:c="15"/>ret_val.Type = </text:span><text:span text:style-name="T23">TYPE_INFO</text:span><text:span text:style-name="T18">.TYPE_NUMERIC;</text:span></text:p>
            <text:p text:style-name="P31"><text:span text:style-name="T18"><text:s text:c="15"/>ret_val.SymbolName = </text:span><text:span text:style-name="T26">""</text:span><text:span text:style-name="T18">;</text:span></text:p>
            <text:p text:style-name="P31"><text:span text:style-name="T18"><text:s text:c="15"/></text:span><text:span text:style-name="T21">return</text:span><text:span text:style-name="T18"> ret_val;</text:span></text:p>
            <text:p text:style-name="P35"/>
            <text:p text:style-name="P35"><text:s text:c="11"/>}</text:p>
            <text:p text:style-name="P31"><text:span text:style-name="T18"><text:s text:c="11"/></text:span><text:span text:style-name="T21">else</text:span></text:p>
            <text:p text:style-name="P35"><text:s text:c="11"/>{</text:p>
            <text:p text:style-name="P31"><text:span text:style-name="T18"><text:s text:c="15"/></text:span><text:span text:style-name="T21">throw</text:span><text:span text:style-name="T18"> </text:span><text:span text:style-name="T21">new</text:span><text:span text:style-name="T18"> </text:span><text:span text:style-name="T23">Exception</text:span><text:span text:style-name="T18">(</text:span><text:span text:style-name="T26">"Type mismatch"</text:span><text:span text:style-name="T18">);</text:span></text:p>
            <text:p text:style-name="P35"><text:s text:c="11"/>}</text:p>
            <text:p text:style-name="P35"/>
            <text:p text:style-name="P35"><text:s text:c="7"/>}</text:p>
            <text:p text:style-name="P35"/>
            <text:p text:style-name="P35"/>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local"&gt;&lt;/param&gt;</text:span></text:p>
            <text:p text:style-name="P31"><text:span text:style-name="T18"><text:s text:c="7"/></text:span><text:span text:style-name="T7">///</text:span><text:span text:style-name="T13"> </text:span><text:span text:style-name="T7">&lt;param name="global"&gt;&lt;/param&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TypeCheck(</text:span><text:span text:style-name="T23">COMPILATION_CONTEXT</text:span><text:span text:style-name="T18"> cont)</text:span></text:p>
            <text:p text:style-name="P35"><text:s text:c="7"/>{</text:p>
            <text:p text:style-name="P31"><text:span text:style-name="T18"><text:s text:c="11"/></text:span><text:span text:style-name="T23">TYPE_INFO</text:span><text:span text:style-name="T18"> eval_left = exp1.TypeCheck(cont);</text:span></text:p>
            <text:p text:style-name="P31"><text:span text:style-name="T18"><text:s text:c="11"/></text:span><text:span text:style-name="T23">TYPE_INFO</text:span><text:span text:style-name="T18"> eval_right = exp2.TypeCheck(cont);</text:span></text:p>
            <text:p text:style-name="P35"/>
            <text:p text:style-name="P31"><text:span text:style-name="T18"><text:s text:c="11"/></text:span><text:span text:style-name="T21">if</text:span><text:span text:style-name="T18"> (eval_left == eval_right &amp;&amp; eval_left != </text:span><text:span text:style-name="T23">TYPE_INFO</text:span><text:span text:style-name="T18">.TYPE_BOOL)</text:span></text:p>
            <text:p text:style-name="P35"><text:s text:c="11"/>{</text:p>
            <text:p text:style-name="P35"><text:s text:c="15"/>_type = eval_left;</text:p>
            <text:p text:style-name="P31"><text:span text:style-name="T18"><text:s text:c="15"/></text:span><text:span text:style-name="T21">return</text:span><text:span text:style-name="T18"> _type;</text:span></text:p>
            <text:p text:style-name="P35"><text:s text:c="11"/>}</text:p>
            <text:p text:style-name="P31"><text:span text:style-name="T18"><text:s text:c="11"/></text:span><text:span text:style-name="T21">else</text:span></text:p>
            <text:p text:style-name="P35"><text:s text:c="11"/>{</text:p>
            <text:p text:style-name="P31"><text:span text:style-name="T18"><text:s text:c="15"/></text:span><text:span text:style-name="T21">throw</text:span><text:span text:style-name="T18"> </text:span><text:span text:style-name="T21">new</text:span><text:span text:style-name="T18"> </text:span><text:span text:style-name="T23">Exception</text:span><text:span text:style-name="T18">(</text:span><text:span text:style-name="T26">"Type mismatch failure"</text:span><text:span text:style-name="T18">);</text:span></text:p>
            <text:p text:style-name="P35"/>
            <text:p text:style-name="P35"><text:s text:c="11"/>}</text:p>
            <text:p text:style-name="P35"><text:s text:c="7"/>}</text:p>
            <text:p text:style-name="P35"/>
            <text:p text:style-name="P35"/>
            <text:p text:style-name="P35"><text:s text:c="4"/></text:p>
            <text:p text:style-name="P35"/>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get_type()</text:span></text:p>
            <text:p text:style-name="P35"><text:s text:c="7"/>{</text:p>
            <text:p text:style-name="P31"><text:span text:style-name="T18"><text:s text:c="11"/></text:span><text:span text:style-name="T21">return</text:span><text:span text:style-name="T18"> _type;</text:span></text:p>
            <text:p text:style-name="P35"><text:s text:c="7"/>}</text:p>
            <text:p text:style-name="P35"/>
            <text:p text:style-name="P35"><text:s text:c="3"/>}</text:p>
          </table:table-cell>
        </table:table-row>
      </table:table>
      <text:p text:style-name="Standard"/>
      <text:p text:style-name="Standard"><text:soft-page-break/></text:p>
      <text:p text:style-name="Standard">Where as Evaluate routine for StringLiteral , NumericConstant , BooleanConstant and Variable just involves returning the SYMBOL_INO , in the case of Operators things are bit evolved...</text:p>
      <text:p text:style-name="Standard"/>
      <text:p text:style-name="Standard"/>
      <table:table table:name="Table39" table:style-name="Table39">
        <table:table-column table:style-name="Table39.A"/>
        <table:table-row>
          <table:table-cell table:style-name="Table39.A1" office:value-type="string">
            <text:p text:style-name="P31"><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cont"&gt;&lt;/param&gt;</text:span></text:p>
            <text:p text:style-name="P31"><text:span text:style-name="T18"><text:s text:c="7"/></text:span><text:span text:style-name="T7">///</text:span><text:span text:style-name="T13"> </text:span><text:span text:style-name="T7">&lt;returns&gt;&lt;/returns&gt;</text:span></text:p>
            <text:p text:style-name="P583"/>
            <text:p text:style-name="P31"><text:span text:style-name="T18"><text:s text:c="7"/></text:span><text:span text:style-name="T21">public</text:span><text:span text:style-name="T18"> </text:span><text:span text:style-name="T21">override</text:span><text:span text:style-name="T18"> </text:span><text:span text:style-name="T23">SYMBOL_INFO</text:span><text:span text:style-name="T18"> Evaluate(</text:span><text:span text:style-name="T23">RUNTIME_CONTEXT</text:span><text:span text:style-name="T18"> cont)</text:span></text:p>
            <text:p text:style-name="P35"><text:s text:c="7"/>{</text:p>
            <text:p text:style-name="P31"><text:span text:style-name="T18"><text:s text:c="11"/></text:span><text:span text:style-name="T23">SYMBOL_INFO</text:span><text:span text:style-name="T18"> eval_left = exp1.Evaluate(cont);</text:span></text:p>
            <text:p text:style-name="P31"><text:span text:style-name="T18"><text:s text:c="11"/></text:span><text:span text:style-name="T23">SYMBOL_INFO</text:span><text:span text:style-name="T18"> eval_right = exp2.Evaluate(cont);</text:span></text:p>
            <text:p text:style-name="P35"/>
            <text:p text:style-name="P31"><text:span text:style-name="T18"><text:s text:c="11"/></text:span><text:span text:style-name="T21">if</text:span><text:span text:style-name="T18"> (eval_left.Type == </text:span><text:span text:style-name="T23">TYPE_INFO</text:span><text:span text:style-name="T18">.TYPE_STRING &amp;&amp;</text:span></text:p>
            <text:p text:style-name="P31"><text:span text:style-name="T18"><text:s text:c="15"/>eval_right.Type == </text:span><text:span text:style-name="T23">TYPE_INFO</text:span><text:span text:style-name="T18">.TYPE_STRING)</text:span></text:p>
            <text:p text:style-name="P35"><text:s text:c="11"/>{</text:p>
            <text:p text:style-name="P31"><text:span text:style-name="T18"><text:s text:c="15"/></text:span><text:span text:style-name="T23">SYMBOL_INFO</text:span><text:span text:style-name="T18"> ret_val = </text:span><text:span text:style-name="T21">new</text:span><text:span text:style-name="T18"> </text:span><text:span text:style-name="T23">SYMBOL_INFO</text:span><text:span text:style-name="T18">();</text:span></text:p>
            <text:p text:style-name="P35"><text:s text:c="15"/>ret_val.str_val = eval_left.str_val + eval_right.str_val;</text:p>
            <text:p text:style-name="P31"><text:span text:style-name="T18"><text:s text:c="15"/>ret_val.Type = </text:span><text:span text:style-name="T23">TYPE_INFO</text:span><text:span text:style-name="T18">.TYPE_STRING;</text:span></text:p>
            <text:p text:style-name="P31"><text:span text:style-name="T18"><text:s text:c="15"/>ret_val.SymbolName = </text:span><text:span text:style-name="T26">""</text:span><text:span text:style-name="T18">;</text:span></text:p>
            <text:p text:style-name="P31"><text:span text:style-name="T18"><text:s text:c="15"/></text:span><text:span text:style-name="T21">return</text:span><text:span text:style-name="T18"> ret_val;</text:span></text:p>
            <text:p text:style-name="P35"><text:s text:c="11"/>}</text:p>
            <text:p text:style-name="P31"><text:span text:style-name="T18"><text:s text:c="11"/></text:span><text:span text:style-name="T21">else</text:span><text:span text:style-name="T18"> </text:span><text:span text:style-name="T21">if</text:span><text:span text:style-name="T18"> (eval_left.Type == </text:span><text:span text:style-name="T23">TYPE_INFO</text:span><text:span text:style-name="T18">.TYPE_NUMERIC &amp;&amp;</text:span></text:p>
            <text:p text:style-name="P31"><text:span text:style-name="T18"><text:s text:c="15"/>eval_right.Type == </text:span><text:span text:style-name="T23">TYPE_INFO</text:span><text:span text:style-name="T18">.TYPE_NUMERIC)</text:span></text:p>
            <text:p text:style-name="P35"><text:s text:c="11"/>{</text:p>
            <text:p text:style-name="P31"><text:span text:style-name="T18"><text:s text:c="15"/></text:span><text:span text:style-name="T23">SYMBOL_INFO</text:span><text:span text:style-name="T18"> ret_val = </text:span><text:span text:style-name="T21">new</text:span><text:span text:style-name="T18"> </text:span><text:span text:style-name="T23">SYMBOL_INFO</text:span><text:span text:style-name="T18">();</text:span></text:p>
            <text:p text:style-name="P35"><text:s text:c="15"/>ret_val.dbl_val = eval_left.dbl_val + eval_right.dbl_val;</text:p>
            <text:p text:style-name="P31"><text:span text:style-name="T18"><text:s text:c="15"/>ret_val.Type = </text:span><text:span text:style-name="T23">TYPE_INFO</text:span><text:span text:style-name="T18">.TYPE_NUMERIC;</text:span></text:p>
            <text:p text:style-name="P31"><text:span text:style-name="T18"><text:s text:c="15"/>ret_val.SymbolName = </text:span><text:span text:style-name="T26">""</text:span><text:span text:style-name="T18">;</text:span></text:p>
            <text:p text:style-name="P31"><text:span text:style-name="T18"><text:s text:c="15"/></text:span><text:span text:style-name="T21">return</text:span><text:span text:style-name="T18"> ret_val;</text:span></text:p>
            <text:p text:style-name="P35"/>
            <text:p text:style-name="P35"><text:s text:c="11"/>}</text:p>
            <text:p text:style-name="P31"><text:span text:style-name="T18"><text:s text:c="11"/></text:span><text:span text:style-name="T21">else</text:span></text:p>
            <text:p text:style-name="P35"><text:s text:c="11"/>{</text:p>
            <text:p text:style-name="P31"><text:span text:style-name="T18"><text:s text:c="15"/></text:span><text:span text:style-name="T21">throw</text:span><text:span text:style-name="T18"> </text:span><text:span text:style-name="T21">new</text:span><text:span text:style-name="T18"> </text:span><text:span text:style-name="T23">Exception</text:span><text:span text:style-name="T18">(</text:span><text:span text:style-name="T26">"Type mismatch"</text:span><text:span text:style-name="T18">);</text:span></text:p>
            <text:p text:style-name="P35"><text:s text:c="11"/>}</text:p>
            <text:p text:style-name="P35"/>
            <text:p text:style-name="P35"><text:s text:c="7"/>}</text:p>
            <text:p text:style-name="P35"/>
            <text:p text:style-name="Table_20_Contents"/>
          </table:table-cell>
        </table:table-row>
      </table:table>
      <text:p text:style-name="Standard"/>
      <text:p text:style-name="Standard">In the above code snippet , Left and Right expressions are evaluated and the types are queried. In our compiler , operations involving numerics and strings are successful only if all the operands are of the same type.</text:p>
      <text:p text:style-name="Standard"/>
      <text:p text:style-name="Standard">The routine TypeCheck is similar to Evaluate. Only difference is that TypeCheck updates the type information of the nodes in a Recursive manner. The routine get_type is only valid once you have called TypeCheck routine.</text:p>
      <text:p text:style-name="Standard"/>
      <text:p text:style-name="Standard"/>
      <text:p text:style-name="Standard"/>
      <text:p text:style-name="Standard"><text:soft-page-break/>BinaryMinus is similar to BinaryPlus. The only difference is only Numerics can be subtracted. </text:p>
      <text:p text:style-name="Standard"/>
      <table:table table:name="Table40" table:style-name="Table40">
        <table:table-column table:style-name="Table40.A"/>
        <table:table-row>
          <table:table-cell table:style-name="Table40.A1" office:value-type="string">
            <text:p text:style-name="P31"><text:span text:style-name="T4"><text:s/></text:span><text:span text:style-name="T7">///</text:span><text:span text:style-name="T13"> </text:span><text:span text:style-name="T7">&lt;summary&gt;</text:span></text:p>
            <text:p text:style-name="P31"><text:span text:style-name="T18"><text:s text:c="3"/></text:span><text:span text:style-name="T7">///</text:span><text:span text:style-name="T13"> </text:span></text:p>
            <text:p text:style-name="P31"><text:span text:style-name="T18"><text:s text:c="3"/></text:span><text:span text:style-name="T7">///</text:span><text:span text:style-name="T13"> </text:span><text:span text:style-name="T7">&lt;/summary&gt;</text:span></text:p>
            <text:p text:style-name="P583"/>
            <text:p text:style-name="P31"><text:span text:style-name="T18"><text:s text:c="3"/></text:span><text:span text:style-name="T21">class</text:span><text:span text:style-name="T18"> </text:span><text:span text:style-name="T23">BinaryMinus</text:span><text:span text:style-name="T18"> : </text:span><text:span text:style-name="T23">Exp</text:span></text:p>
            <text:p text:style-name="P35"><text:s text:c="3"/>{</text:p>
            <text:p text:style-name="P31"><text:span text:style-name="T18"><text:s text:c="7"/></text:span><text:span text:style-name="T21">private</text:span><text:span text:style-name="T18"> </text:span><text:span text:style-name="T23">Exp</text:span><text:span text:style-name="T18"> exp1, exp2;</text:span></text:p>
            <text:p text:style-name="P31"><text:span text:style-name="T18"><text:s text:c="7"/></text:span><text:span text:style-name="T23">TYPE_INFO</text:span><text:span text:style-name="T18"> _type;</text:span></text:p>
            <text:p text:style-name="P35"/>
            <text:p text:style-name="P31"><text:span text:style-name="T18"><text:s text:c="7"/></text:span><text:span text:style-name="T21">public</text:span><text:span text:style-name="T18"> BinaryMinus(</text:span><text:span text:style-name="T23">Exp</text:span><text:span text:style-name="T18"> e1, </text:span><text:span text:style-name="T23">Exp</text:span><text:span text:style-name="T18"> e2)</text:span></text:p>
            <text:p text:style-name="P35"><text:s text:c="7"/>{</text:p>
            <text:p text:style-name="P35"><text:s text:c="11"/>exp1 = e1; exp2 = e2;</text:p>
            <text:p text:style-name="P35"><text:s text:c="7"/>}</text:p>
            <text:p text:style-name="P35"/>
            <text:p text:style-name="P35"/>
            <text:p text:style-name="P31"><text:span text:style-name="T18"><text:s text:c="7"/></text:span><text:span text:style-name="T21">public</text:span><text:span text:style-name="T18"> </text:span><text:span text:style-name="T21">override</text:span><text:span text:style-name="T18"> </text:span><text:span text:style-name="T23">SYMBOL_INFO</text:span><text:span text:style-name="T18"> Evaluate(</text:span><text:span text:style-name="T23">RUNTIME_CONTEXT</text:span><text:span text:style-name="T18"> cont)</text:span></text:p>
            <text:p text:style-name="P35"><text:s text:c="7"/>{</text:p>
            <text:p text:style-name="P31"><text:span text:style-name="T18"><text:s text:c="11"/></text:span><text:span text:style-name="T23">SYMBOL_INFO</text:span><text:span text:style-name="T18"> eval_left = exp1.Evaluate(cont);</text:span></text:p>
            <text:p text:style-name="P31"><text:span text:style-name="T18"><text:s text:c="11"/></text:span><text:span text:style-name="T23">SYMBOL_INFO</text:span><text:span text:style-name="T18"> eval_right = exp2.Evaluate(cont);</text:span></text:p>
            <text:p text:style-name="P35"/>
            <text:p text:style-name="P31"><text:span text:style-name="T18"><text:s text:c="11"/></text:span><text:span text:style-name="T21">if</text:span><text:span text:style-name="T18"> (eval_left.Type == </text:span><text:span text:style-name="T23">TYPE_INFO</text:span><text:span text:style-name="T18">.TYPE_NUMERIC &amp;&amp;</text:span></text:p>
            <text:p text:style-name="P31"><text:span text:style-name="T18"><text:s text:c="15"/>eval_right.Type == </text:span><text:span text:style-name="T23">TYPE_INFO</text:span><text:span text:style-name="T18">.TYPE_NUMERIC)</text:span></text:p>
            <text:p text:style-name="P35"><text:s text:c="11"/>{</text:p>
            <text:p text:style-name="P31"><text:span text:style-name="T18"><text:s text:c="15"/></text:span><text:span text:style-name="T23">SYMBOL_INFO</text:span><text:span text:style-name="T18"> ret_val = </text:span><text:span text:style-name="T21">new</text:span><text:span text:style-name="T18"> </text:span><text:span text:style-name="T23">SYMBOL_INFO</text:span><text:span text:style-name="T18">();</text:span></text:p>
            <text:p text:style-name="P35"><text:s text:c="15"/>ret_val.dbl_val = eval_left.dbl_val - eval_right.dbl_val;</text:p>
            <text:p text:style-name="P31"><text:span text:style-name="T18"><text:s text:c="15"/>ret_val.Type = </text:span><text:span text:style-name="T23">TYPE_INFO</text:span><text:span text:style-name="T18">.TYPE_NUMERIC;</text:span></text:p>
            <text:p text:style-name="P31"><text:span text:style-name="T18"><text:s text:c="15"/>ret_val.SymbolName = </text:span><text:span text:style-name="T26">""</text:span><text:span text:style-name="T18">;</text:span></text:p>
            <text:p text:style-name="P31"><text:span text:style-name="T18"><text:s text:c="15"/></text:span><text:span text:style-name="T21">return</text:span><text:span text:style-name="T18"> ret_val;</text:span></text:p>
            <text:p text:style-name="P35"/>
            <text:p text:style-name="P35"><text:s text:c="11"/>}</text:p>
            <text:p text:style-name="P31"><text:span text:style-name="T18"><text:s text:c="11"/></text:span><text:span text:style-name="T21">else</text:span></text:p>
            <text:p text:style-name="P35"><text:s text:c="11"/>{</text:p>
            <text:p text:style-name="P31"><text:span text:style-name="T18"><text:s text:c="15"/></text:span><text:span text:style-name="T21">throw</text:span><text:span text:style-name="T18"> </text:span><text:span text:style-name="T21">new</text:span><text:span text:style-name="T18"> </text:span><text:span text:style-name="T23">Exception</text:span><text:span text:style-name="T18">(</text:span><text:span text:style-name="T26">"Type mismatch"</text:span><text:span text:style-name="T18">);</text:span></text:p>
            <text:p text:style-name="P35"><text:s text:c="11"/>}</text:p>
            <text:p text:style-name="P35"/>
            <text:p text:style-name="P35"><text:s text:c="7"/>}</text:p>
            <text:p text:style-name="P35"/>
            <text:p text:style-name="P35"/>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local"&gt;&lt;/param&gt;</text:span></text:p>
            <text:p text:style-name="P31"><text:span text:style-name="T18"><text:s text:c="7"/></text:span><text:span text:style-name="T7">///</text:span><text:span text:style-name="T13"> </text:span><text:span text:style-name="T7">&lt;param name="global"&gt;&lt;/param&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TypeCheck(</text:span><text:span text:style-name="T23">COMPILATION_CONTEXT</text:span><text:span text:style-name="T18"> cont)</text:span></text:p>
            <text:p text:style-name="P35"><text:s text:c="7"/>{</text:p>
            <text:p text:style-name="P31"><text:span text:style-name="T18"><text:s text:c="11"/></text:span><text:span text:style-name="T23">TYPE_INFO</text:span><text:span text:style-name="T18"> eval_left = exp1.TypeCheck(cont);</text:span></text:p>
            <text:p text:style-name="P31"><text:span text:style-name="T18"><text:s text:c="11"/></text:span><text:span text:style-name="T23">TYPE_INFO</text:span><text:span text:style-name="T18"> eval_right = exp2.TypeCheck(cont);</text:span></text:p>
            <text:p text:style-name="P35"/>
            <text:p text:style-name="P31"><text:span text:style-name="T18"><text:s text:c="11"/></text:span><text:span text:style-name="T21">if</text:span><text:span text:style-name="T18"> (eval_left == eval_right &amp;&amp; eval_left == </text:span><text:span text:style-name="T23">TYPE_INFO</text:span><text:span text:style-name="T18">.TYPE_NUMERIC)</text:span></text:p>
            <text:p text:style-name="P35"><text:s text:c="11"/>{</text:p>
            <text:p text:style-name="P35"><text:s text:c="15"/>_type = eval_left;</text:p>
            <text:p text:style-name="P31"><text:span text:style-name="T18"><text:s text:c="15"/></text:span><text:span text:style-name="T21">return</text:span><text:span text:style-name="T18"> _type;</text:span></text:p>
            <text:p text:style-name="P35"><text:s text:c="11"/>}</text:p>
            <text:p text:style-name="P31"><text:span text:style-name="T18"><text:s text:c="11"/></text:span><text:span text:style-name="T21">else</text:span></text:p>
            <text:p text:style-name="P35"><text:soft-page-break/><text:s text:c="11"/>{</text:p>
            <text:p text:style-name="P31"><text:span text:style-name="T18"><text:s text:c="15"/></text:span><text:span text:style-name="T21">throw</text:span><text:span text:style-name="T18"> </text:span><text:span text:style-name="T21">new</text:span><text:span text:style-name="T18"> </text:span><text:span text:style-name="T23">Exception</text:span><text:span text:style-name="T18">(</text:span><text:span text:style-name="T26">"Type mismatch failure"</text:span><text:span text:style-name="T18">);</text:span></text:p>
            <text:p text:style-name="P35"/>
            <text:p text:style-name="P35"><text:s text:c="11"/>}</text:p>
            <text:p text:style-name="P35"><text:s text:c="7"/>}</text:p>
            <text:p text:style-name="P35"/>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get_type()</text:span></text:p>
            <text:p text:style-name="P35"><text:s text:c="7"/>{</text:p>
            <text:p text:style-name="P31"><text:span text:style-name="T18"><text:s text:c="11"/></text:span><text:span text:style-name="T21">return</text:span><text:span text:style-name="T18"> _type;</text:span></text:p>
            <text:p text:style-name="P35"><text:s text:c="7"/>}</text:p>
            <text:p text:style-name="P35"/>
            <text:p text:style-name="P35"><text:s text:c="7"/></text:p>
            <text:p text:style-name="P35"/>
            <text:p text:style-name="P35"><text:s text:c="3"/>}</text:p>
            <text:p text:style-name="Table_20_Contents"/>
          </table:table-cell>
        </table:table-row>
      </table:table>
      <text:p text:style-name="Standard"/>
      <text:p text:style-name="Standard"/>
      <text:p text:style-name="Standard">Multiplication and Division operators are only valid for Numeric Types. If you have understood the implementation of BinaryPlus , the Mul and Div operators are easy to follow</text:p>
      <text:p text:style-name="Standard"/>
      <table:table table:name="Table41" table:style-name="Table41">
        <table:table-column table:style-name="Table41.A"/>
        <table:table-row>
          <table:table-cell table:style-name="Table41.A1" office:value-type="string">
            <text:p text:style-name="P583">///</text:p>
            <text:p text:style-name="P31"><text:span text:style-name="T18"><text:s text:c="3"/></text:span><text:span text:style-name="T7">///</text:span><text:span text:style-name="T13"> </text:span><text:span text:style-name="T7">&lt;summary&gt;</text:span></text:p>
            <text:p text:style-name="P31"><text:span text:style-name="T18"><text:s text:c="3"/></text:span><text:span text:style-name="T7">///</text:span><text:span text:style-name="T13"> </text:span></text:p>
            <text:p text:style-name="P31"><text:span text:style-name="T18"><text:s text:c="3"/></text:span><text:span text:style-name="T7">///</text:span><text:span text:style-name="T13"> </text:span><text:span text:style-name="T7">&lt;/summary&gt;</text:span></text:p>
            <text:p text:style-name="P583"/>
            <text:p text:style-name="P31"><text:span text:style-name="T18"><text:s text:c="3"/></text:span><text:span text:style-name="T21">class</text:span><text:span text:style-name="T18"> </text:span><text:span text:style-name="T23">Mul</text:span><text:span text:style-name="T18"> : </text:span><text:span text:style-name="T23">Exp</text:span></text:p>
            <text:p text:style-name="P35"><text:s text:c="3"/>{</text:p>
            <text:p text:style-name="P31"><text:span text:style-name="T18"><text:s text:c="7"/></text:span><text:span text:style-name="T21">private</text:span><text:span text:style-name="T18"> </text:span><text:span text:style-name="T23">Exp</text:span><text:span text:style-name="T18"> exp1, exp2;</text:span></text:p>
            <text:p text:style-name="P31"><text:span text:style-name="T18"><text:s text:c="7"/></text:span><text:span text:style-name="T23">TYPE_INFO</text:span><text:span text:style-name="T18"> _type;</text:span></text:p>
            <text:p text:style-name="P35"/>
            <text:p text:style-name="P31"><text:span text:style-name="T18"><text:s text:c="7"/></text:span><text:span text:style-name="T21">public</text:span><text:span text:style-name="T18"> Mul(</text:span><text:span text:style-name="T23">Exp</text:span><text:span text:style-name="T18"> e1, </text:span><text:span text:style-name="T23">Exp</text:span><text:span text:style-name="T18"> e2)</text:span></text:p>
            <text:p text:style-name="P35"><text:s text:c="7"/>{</text:p>
            <text:p text:style-name="P35"><text:s text:c="11"/>exp1 = e1; exp2 = e2;</text:p>
            <text:p text:style-name="P35"><text:s text:c="7"/>}</text:p>
            <text:p text:style-name="P35"/>
            <text:p text:style-name="P35"/>
            <text:p text:style-name="P35"/>
            <text:p text:style-name="P35"/>
            <text:p text:style-name="P31"><text:span text:style-name="T18"><text:s text:c="7"/></text:span><text:span text:style-name="T21">public</text:span><text:span text:style-name="T18"> </text:span><text:span text:style-name="T21">override</text:span><text:span text:style-name="T18"> </text:span><text:span text:style-name="T23">SYMBOL_INFO</text:span><text:span text:style-name="T18"> Evaluate(</text:span><text:span text:style-name="T23">RUNTIME_CONTEXT</text:span><text:span text:style-name="T18"> cont)</text:span></text:p>
            <text:p text:style-name="P35"><text:s text:c="7"/>{</text:p>
            <text:p text:style-name="P31"><text:span text:style-name="T18"><text:s text:c="11"/></text:span><text:span text:style-name="T23">SYMBOL_INFO</text:span><text:span text:style-name="T18"> eval_left = exp1.Evaluate(cont);</text:span></text:p>
            <text:p text:style-name="P31"><text:span text:style-name="T18"><text:s text:c="11"/></text:span><text:span text:style-name="T23">SYMBOL_INFO</text:span><text:span text:style-name="T18"> eval_right = exp2.Evaluate(cont);</text:span></text:p>
            <text:p text:style-name="P35"/>
            <text:p text:style-name="P31"><text:span text:style-name="T18"><text:s text:c="11"/></text:span><text:span text:style-name="T21">if</text:span><text:span text:style-name="T18"> (eval_left.Type == </text:span><text:span text:style-name="T23">TYPE_INFO</text:span><text:span text:style-name="T18">.TYPE_NUMERIC &amp;&amp;</text:span></text:p>
            <text:p text:style-name="P31"><text:span text:style-name="T18"><text:s text:c="15"/>eval_right.Type == </text:span><text:span text:style-name="T23">TYPE_INFO</text:span><text:span text:style-name="T18">.TYPE_NUMERIC)</text:span></text:p>
            <text:p text:style-name="P35"><text:s text:c="11"/>{</text:p>
            <text:p text:style-name="P31"><text:span text:style-name="T18"><text:s text:c="15"/></text:span><text:span text:style-name="T23">SYMBOL_INFO</text:span><text:span text:style-name="T18"> ret_val = </text:span><text:span text:style-name="T21">new</text:span><text:span text:style-name="T18"> </text:span><text:span text:style-name="T23">SYMBOL_INFO</text:span><text:span text:style-name="T18">();</text:span></text:p>
            <text:p text:style-name="P35"><text:s text:c="15"/>ret_val.dbl_val = eval_left.dbl_val * eval_right.dbl_val;</text:p>
            <text:p text:style-name="P31"><text:span text:style-name="T18"><text:s text:c="15"/>ret_val.Type = </text:span><text:span text:style-name="T23">TYPE_INFO</text:span><text:span text:style-name="T18">.TYPE_NUMERIC;</text:span></text:p>
            <text:p text:style-name="P31"><text:span text:style-name="T18"><text:s text:c="15"/>ret_val.SymbolName = </text:span><text:span text:style-name="T26">""</text:span><text:span text:style-name="T18">;</text:span></text:p>
            <text:p text:style-name="P31"><text:span text:style-name="T18"><text:s text:c="15"/></text:span><text:span text:style-name="T21">return</text:span><text:span text:style-name="T18"> ret_val;</text:span></text:p>
            <text:p text:style-name="P35"/>
            <text:p text:style-name="P35"><text:s text:c="11"/>}</text:p>
            <text:p text:style-name="P31"><text:span text:style-name="T18"><text:s text:c="11"/></text:span><text:span text:style-name="T21">else</text:span></text:p>
            <text:p text:style-name="P35"><text:s text:c="11"/>{</text:p>
            <text:p text:style-name="P31"><text:span text:style-name="T18"><text:s text:c="15"/></text:span><text:span text:style-name="T21">throw</text:span><text:span text:style-name="T18"> </text:span><text:span text:style-name="T21">new</text:span><text:span text:style-name="T18"> </text:span><text:span text:style-name="T23">Exception</text:span><text:span text:style-name="T18">(</text:span><text:span text:style-name="T26">"Type mismatch"</text:span><text:span text:style-name="T18">);</text:span></text:p>
            <text:p text:style-name="P35"><text:soft-page-break/><text:s text:c="11"/>}</text:p>
            <text:p text:style-name="P35"/>
            <text:p text:style-name="P35"><text:s text:c="7"/>}</text:p>
            <text:p text:style-name="P35"/>
            <text:p text:style-name="P35"/>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local"&gt;&lt;/param&gt;</text:span></text:p>
            <text:p text:style-name="P31"><text:span text:style-name="T18"><text:s text:c="7"/></text:span><text:span text:style-name="T7">///</text:span><text:span text:style-name="T13"> </text:span><text:span text:style-name="T7">&lt;param name="global"&gt;&lt;/param&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TypeCheck(</text:span><text:span text:style-name="T23">COMPILATION_CONTEXT</text:span><text:span text:style-name="T18"> cont)</text:span></text:p>
            <text:p text:style-name="P35"><text:s text:c="7"/>{</text:p>
            <text:p text:style-name="P31"><text:span text:style-name="T18"><text:s text:c="11"/></text:span><text:span text:style-name="T23">TYPE_INFO</text:span><text:span text:style-name="T18"> eval_left = exp1.TypeCheck(cont);</text:span></text:p>
            <text:p text:style-name="P31"><text:span text:style-name="T18"><text:s text:c="11"/></text:span><text:span text:style-name="T23">TYPE_INFO</text:span><text:span text:style-name="T18"> eval_right = exp2.TypeCheck(cont);</text:span></text:p>
            <text:p text:style-name="P35"/>
            <text:p text:style-name="P31"><text:span text:style-name="T18"><text:s text:c="11"/></text:span><text:span text:style-name="T21">if</text:span><text:span text:style-name="T18"> (eval_left == eval_right &amp;&amp; eval_left == </text:span><text:span text:style-name="T23">TYPE_INFO</text:span><text:span text:style-name="T18">.TYPE_NUMERIC)</text:span></text:p>
            <text:p text:style-name="P35"><text:s text:c="11"/>{</text:p>
            <text:p text:style-name="P35"><text:s text:c="15"/>_type = eval_left;</text:p>
            <text:p text:style-name="P31"><text:span text:style-name="T18"><text:s text:c="15"/></text:span><text:span text:style-name="T21">return</text:span><text:span text:style-name="T18"> _type;</text:span></text:p>
            <text:p text:style-name="P35"><text:s text:c="11"/>}</text:p>
            <text:p text:style-name="P31"><text:span text:style-name="T18"><text:s text:c="11"/></text:span><text:span text:style-name="T21">else</text:span></text:p>
            <text:p text:style-name="P35"><text:s text:c="11"/>{</text:p>
            <text:p text:style-name="P31"><text:span text:style-name="T18"><text:s text:c="15"/></text:span><text:span text:style-name="T21">throw</text:span><text:span text:style-name="T18"> </text:span><text:span text:style-name="T21">new</text:span><text:span text:style-name="T18"> </text:span><text:span text:style-name="T23">Exception</text:span><text:span text:style-name="T18">(</text:span><text:span text:style-name="T26">"Type mismatch failure"</text:span><text:span text:style-name="T18">);</text:span></text:p>
            <text:p text:style-name="P35"/>
            <text:p text:style-name="P35"><text:s text:c="11"/>}</text:p>
            <text:p text:style-name="P35"><text:s text:c="7"/>}</text:p>
            <text:p text:style-name="P35"/>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get_type()</text:span></text:p>
            <text:p text:style-name="P35"><text:s text:c="7"/>{</text:p>
            <text:p text:style-name="P31"><text:span text:style-name="T18"><text:s text:c="11"/></text:span><text:span text:style-name="T21">return</text:span><text:span text:style-name="T18"> _type;</text:span></text:p>
            <text:p text:style-name="P35"><text:s text:c="7"/>}</text:p>
            <text:p text:style-name="P35"/>
            <text:p text:style-name="P35"/>
            <text:p text:style-name="P35"><text:s text:c="4"/></text:p>
            <text:p text:style-name="P35"/>
            <text:p text:style-name="P35"><text:s text:c="3"/>}</text:p>
            <text:p text:style-name="P31"><text:span text:style-name="T18"><text:s text:c="3"/></text:span><text:span text:style-name="T7">///</text:span><text:span text:style-name="T13"> </text:span><text:span text:style-name="T7">&lt;summary&gt;</text:span></text:p>
            <text:p text:style-name="P31"><text:span text:style-name="T18"><text:s text:c="3"/></text:span><text:span text:style-name="T7">///</text:span><text:span text:style-name="T13"> </text:span></text:p>
            <text:p text:style-name="P31"><text:span text:style-name="T18"><text:s text:c="3"/></text:span><text:span text:style-name="T7">///</text:span><text:span text:style-name="T13"> </text:span><text:span text:style-name="T7">&lt;/summary&gt;</text:span></text:p>
            <text:p text:style-name="P583"/>
            <text:p text:style-name="P31"><text:span text:style-name="T18"><text:s text:c="3"/></text:span><text:span text:style-name="T21">class</text:span><text:span text:style-name="T18"> </text:span><text:span text:style-name="T23">Div</text:span><text:span text:style-name="T18"> : </text:span><text:span text:style-name="T23">Exp</text:span></text:p>
            <text:p text:style-name="P35"><text:s text:c="3"/>{</text:p>
            <text:p text:style-name="P31"><text:span text:style-name="T18"><text:s text:c="7"/></text:span><text:span text:style-name="T21">private</text:span><text:span text:style-name="T18"> </text:span><text:span text:style-name="T23">Exp</text:span><text:span text:style-name="T18"> exp1, exp2;</text:span></text:p>
            <text:p text:style-name="P31"><text:span text:style-name="T18"><text:s text:c="7"/></text:span><text:span text:style-name="T23">TYPE_INFO</text:span><text:span text:style-name="T18"> _type;</text:span></text:p>
            <text:p text:style-name="P35"/>
            <text:p text:style-name="P31"><text:span text:style-name="T18"><text:s text:c="7"/></text:span><text:span text:style-name="T21">public</text:span><text:span text:style-name="T18"> Div(</text:span><text:span text:style-name="T23">Exp</text:span><text:span text:style-name="T18"> e1, </text:span><text:span text:style-name="T23">Exp</text:span><text:span text:style-name="T18"> e2)</text:span></text:p>
            <text:p text:style-name="P35"><text:s text:c="7"/>{</text:p>
            <text:p text:style-name="P35"><text:s text:c="11"/>exp1 = e1; exp2 = e2;</text:p>
            <text:p text:style-name="P35"><text:s text:c="7"/>}</text:p>
            <text:p text:style-name="P35"/>
            <text:p text:style-name="P35"/>
            <text:p text:style-name="P31"><text:span text:style-name="T18"><text:s text:c="7"/></text:span><text:span text:style-name="T21">public</text:span><text:span text:style-name="T18"> </text:span><text:span text:style-name="T21">override</text:span><text:span text:style-name="T18"> </text:span><text:span text:style-name="T23">SYMBOL_INFO</text:span><text:span text:style-name="T18"> Evaluate(</text:span><text:span text:style-name="T23">RUNTIME_CONTEXT</text:span><text:span text:style-name="T18"> cont)</text:span></text:p>
            <text:p text:style-name="P35"><text:s text:c="7"/>{</text:p>
            <text:p text:style-name="P31"><text:span text:style-name="T18"><text:s text:c="11"/></text:span><text:span text:style-name="T23">SYMBOL_INFO</text:span><text:span text:style-name="T18"> eval_left = exp1.Evaluate(cont);</text:span></text:p>
            <text:p text:style-name="P31"><text:span text:style-name="T18"><text:s text:c="11"/></text:span><text:span text:style-name="T23">SYMBOL_INFO</text:span><text:span text:style-name="T18"> eval_right = exp2.Evaluate(cont);</text:span></text:p>
            <text:p text:style-name="P35"/>
            <text:p text:style-name="P31"><text:span text:style-name="T18"><text:s text:c="11"/></text:span><text:span text:style-name="T21">if</text:span><text:span text:style-name="T18"> (eval_left.Type == </text:span><text:span text:style-name="T23">TYPE_INFO</text:span><text:span text:style-name="T18">.TYPE_NUMERIC &amp;&amp;</text:span></text:p>
            <text:p text:style-name="P31"><text:soft-page-break/><text:span text:style-name="T18"><text:s text:c="15"/>eval_right.Type == </text:span><text:span text:style-name="T23">TYPE_INFO</text:span><text:span text:style-name="T18">.TYPE_NUMERIC)</text:span></text:p>
            <text:p text:style-name="P35"><text:s text:c="11"/>{</text:p>
            <text:p text:style-name="P31"><text:span text:style-name="T18"><text:s text:c="15"/></text:span><text:span text:style-name="T23">SYMBOL_INFO</text:span><text:span text:style-name="T18"> ret_val = </text:span><text:span text:style-name="T21">new</text:span><text:span text:style-name="T18"> </text:span><text:span text:style-name="T23">SYMBOL_INFO</text:span><text:span text:style-name="T18">();</text:span></text:p>
            <text:p text:style-name="P35"><text:s text:c="15"/>ret_val.dbl_val = eval_left.dbl_val / eval_right.dbl_val;</text:p>
            <text:p text:style-name="P31"><text:span text:style-name="T18"><text:s text:c="15"/>ret_val.Type = </text:span><text:span text:style-name="T23">TYPE_INFO</text:span><text:span text:style-name="T18">.TYPE_NUMERIC;</text:span></text:p>
            <text:p text:style-name="P31"><text:span text:style-name="T18"><text:s text:c="15"/>ret_val.SymbolName = </text:span><text:span text:style-name="T26">""</text:span><text:span text:style-name="T18">;</text:span></text:p>
            <text:p text:style-name="P31"><text:span text:style-name="T18"><text:s text:c="15"/></text:span><text:span text:style-name="T21">return</text:span><text:span text:style-name="T18"> ret_val;</text:span></text:p>
            <text:p text:style-name="P35"/>
            <text:p text:style-name="P35"><text:s text:c="11"/>}</text:p>
            <text:p text:style-name="P31"><text:span text:style-name="T18"><text:s text:c="11"/></text:span><text:span text:style-name="T21">else</text:span></text:p>
            <text:p text:style-name="P35"><text:s text:c="11"/>{</text:p>
            <text:p text:style-name="P31"><text:span text:style-name="T18"><text:s text:c="15"/></text:span><text:span text:style-name="T21">throw</text:span><text:span text:style-name="T18"> </text:span><text:span text:style-name="T21">new</text:span><text:span text:style-name="T18"> </text:span><text:span text:style-name="T23">Exception</text:span><text:span text:style-name="T18">(</text:span><text:span text:style-name="T26">"Type mismatch"</text:span><text:span text:style-name="T18">);</text:span></text:p>
            <text:p text:style-name="P35"><text:s text:c="11"/>}</text:p>
            <text:p text:style-name="P35"/>
            <text:p text:style-name="P35"><text:s text:c="7"/>}</text:p>
            <text:p text:style-name="P35"/>
            <text:p text:style-name="P35"/>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local"&gt;&lt;/param&gt;</text:span></text:p>
            <text:p text:style-name="P31"><text:span text:style-name="T18"><text:s text:c="7"/></text:span><text:span text:style-name="T7">///</text:span><text:span text:style-name="T13"> </text:span><text:span text:style-name="T7">&lt;param name="global"&gt;&lt;/param&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TypeCheck(</text:span><text:span text:style-name="T23">COMPILATION_CONTEXT</text:span><text:span text:style-name="T18"> cont)</text:span></text:p>
            <text:p text:style-name="P35"><text:s text:c="7"/>{</text:p>
            <text:p text:style-name="P31"><text:span text:style-name="T18"><text:s text:c="11"/></text:span><text:span text:style-name="T23">TYPE_INFO</text:span><text:span text:style-name="T18"> eval_left = exp1.TypeCheck(cont);</text:span></text:p>
            <text:p text:style-name="P31"><text:span text:style-name="T18"><text:s text:c="11"/></text:span><text:span text:style-name="T23">TYPE_INFO</text:span><text:span text:style-name="T18"> eval_right = exp2.TypeCheck(cont);</text:span></text:p>
            <text:p text:style-name="P35"/>
            <text:p text:style-name="P31"><text:span text:style-name="T18"><text:s text:c="11"/></text:span><text:span text:style-name="T21">if</text:span><text:span text:style-name="T18"> (eval_left == eval_right &amp;&amp; eval_left == </text:span><text:span text:style-name="T23">TYPE_INFO</text:span><text:span text:style-name="T18">.TYPE_NUMERIC)</text:span></text:p>
            <text:p text:style-name="P35"><text:s text:c="11"/>{</text:p>
            <text:p text:style-name="P35"><text:s text:c="15"/>_type = eval_left;</text:p>
            <text:p text:style-name="P31"><text:span text:style-name="T18"><text:s text:c="15"/></text:span><text:span text:style-name="T21">return</text:span><text:span text:style-name="T18"> _type;</text:span></text:p>
            <text:p text:style-name="P35"><text:s text:c="11"/>}</text:p>
            <text:p text:style-name="P31"><text:span text:style-name="T18"><text:s text:c="11"/></text:span><text:span text:style-name="T21">else</text:span></text:p>
            <text:p text:style-name="P35"><text:s text:c="11"/>{</text:p>
            <text:p text:style-name="P31"><text:span text:style-name="T18"><text:s text:c="15"/></text:span><text:span text:style-name="T21">throw</text:span><text:span text:style-name="T18"> </text:span><text:span text:style-name="T21">new</text:span><text:span text:style-name="T18"> </text:span><text:span text:style-name="T23">Exception</text:span><text:span text:style-name="T18">(</text:span><text:span text:style-name="T26">"Type mismatch failure"</text:span><text:span text:style-name="T18">);</text:span></text:p>
            <text:p text:style-name="P35"/>
            <text:p text:style-name="P35"><text:s text:c="11"/>}</text:p>
            <text:p text:style-name="P35"><text:s text:c="7"/>}</text:p>
            <text:p text:style-name="P35"/>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get_type()</text:span></text:p>
            <text:p text:style-name="P35"><text:s text:c="7"/>{</text:p>
            <text:p text:style-name="P31"><text:span text:style-name="T18"><text:s text:c="11"/></text:span><text:span text:style-name="T21">return</text:span><text:span text:style-name="T18"> _type;</text:span></text:p>
            <text:p text:style-name="P35"><text:s text:c="7"/>}</text:p>
            <text:p text:style-name="P35"/>
            <text:p text:style-name="P35"><text:s text:c="6"/></text:p>
            <text:p text:style-name="P35"/>
            <text:p text:style-name="P31"><text:span text:style-name="T18"><text:s text:c="3"/>}</text:span></text:p>
          </table:table-cell>
        </table:table-row>
      </table:table>
      <text:p text:style-name="Standard"/>
      <text:p text:style-name="Standard"/>
      <text:p text:style-name="Standard"/>
      <text:p text:style-name="Standard">UnaryPlus and UnaryMinus is also similar to the implementation of other operators. Both these operators are only applicable for Numeric data type. </text:p>
      <text:p text:style-name="Standard"/>
      <text:p text:style-name="Standard"/>
      <text:p text:style-name="Standard"/>
      <text:p text:style-name="Standard"><text:soft-page-break/></text:p>
      <text:p text:style-name="Standard"/>
      <table:table table:name="Table42" table:style-name="Table42">
        <table:table-column table:style-name="Table42.A"/>
        <table:table-row>
          <table:table-cell table:style-name="Table42.A1" office:value-type="string">
            <text:p text:style-name="P31"><text:span text:style-name="T4"><text:s/></text:span><text:span text:style-name="T7">///</text:span><text:span text:style-name="T13"> </text:span><text:span text:style-name="T7">&lt;summary&gt;</text:span></text:p>
            <text:p text:style-name="P31"><text:span text:style-name="T18"><text:s text:c="3"/></text:span><text:span text:style-name="T7">///</text:span><text:span text:style-name="T13"> <text:s text:c="3"/>the node to represent Unary + </text:span></text:p>
            <text:p text:style-name="P31"><text:span text:style-name="T18"><text:s text:c="3"/></text:span><text:span text:style-name="T7">///</text:span><text:span text:style-name="T13"> </text:span><text:span text:style-name="T7">&lt;/summary&gt;</text:span></text:p>
            <text:p text:style-name="P583"/>
            <text:p text:style-name="P31"><text:span text:style-name="T18"><text:s text:c="3"/></text:span><text:span text:style-name="T21">class</text:span><text:span text:style-name="T18"> </text:span><text:span text:style-name="T23">UnaryPlus</text:span><text:span text:style-name="T18"> : </text:span><text:span text:style-name="T23">Exp</text:span></text:p>
            <text:p text:style-name="P35"><text:s text:c="3"/>{</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lus has got a right expression (exp1 )</text:span></text:p>
            <text:p text:style-name="P31"><text:span text:style-name="T18"><text:s text:c="7"/></text:span><text:span text:style-name="T7">///</text:span><text:span text:style-name="T13"> <text:s/>and a Associated type information</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21">private</text:span><text:span text:style-name="T18"> </text:span><text:span text:style-name="T23">Exp</text:span><text:span text:style-name="T18"> exp1;</text:span></text:p>
            <text:p text:style-name="P31"><text:span text:style-name="T18"><text:s text:c="7"/></text:span><text:span text:style-name="T23">TYPE_INFO</text:span><text:span text:style-name="T18"> _type;</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e1"&gt;&lt;/param&gt;</text:span></text:p>
            <text:p text:style-name="P31"><text:span text:style-name="T18"><text:s text:c="7"/></text:span><text:span text:style-name="T7">///</text:span><text:span text:style-name="T13"> </text:span><text:span text:style-name="T7">&lt;param name="e2"&gt;&lt;/param&gt;</text:span></text:p>
            <text:p text:style-name="P31"><text:span text:style-name="T18"><text:s text:c="7"/></text:span><text:span text:style-name="T21">public</text:span><text:span text:style-name="T18"> UnaryPlus(</text:span><text:span text:style-name="T23">Exp</text:span><text:span text:style-name="T18"> e1)</text:span></text:p>
            <text:p text:style-name="P35"><text:s text:c="7"/>{</text:p>
            <text:p text:style-name="P35"><text:s text:c="11"/>exp1 = e1; </text:p>
            <text:p text:style-name="P35"><text:s text:c="7"/>}</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cont"&gt;&lt;/param&gt;</text:span></text:p>
            <text:p text:style-name="P31"><text:span text:style-name="T18"><text:s text:c="7"/></text:span><text:span text:style-name="T7">///</text:span><text:span text:style-name="T13"> </text:span><text:span text:style-name="T7">&lt;returns&gt;&lt;/returns&gt;</text:span></text:p>
            <text:p text:style-name="P583"/>
            <text:p text:style-name="P31"><text:span text:style-name="T18"><text:s text:c="7"/></text:span><text:span text:style-name="T21">public</text:span><text:span text:style-name="T18"> </text:span><text:span text:style-name="T21">override</text:span><text:span text:style-name="T18"> </text:span><text:span text:style-name="T23">SYMBOL_INFO</text:span><text:span text:style-name="T18"> Evaluate(</text:span><text:span text:style-name="T23">RUNTIME_CONTEXT</text:span><text:span text:style-name="T18"> cont)</text:span></text:p>
            <text:p text:style-name="P35"><text:s text:c="7"/>{</text:p>
            <text:p text:style-name="P31"><text:span text:style-name="T18"><text:s text:c="11"/></text:span><text:span text:style-name="T23">SYMBOL_INFO</text:span><text:span text:style-name="T18"> eval_left = exp1.Evaluate(cont);</text:span></text:p>
            <text:p text:style-name="P31"><text:span text:style-name="T18"><text:s text:c="11"/></text:span><text:span text:style-name="T21">if</text:span><text:span text:style-name="T18"> (eval_left.Type == </text:span><text:span text:style-name="T23">TYPE_INFO</text:span><text:span text:style-name="T18">.TYPE_NUMERIC)</text:span></text:p>
            <text:p text:style-name="P35"><text:s text:c="11"/>{</text:p>
            <text:p text:style-name="P31"><text:span text:style-name="T18"><text:s text:c="15"/></text:span><text:span text:style-name="T23">SYMBOL_INFO</text:span><text:span text:style-name="T18"> ret_val = </text:span><text:span text:style-name="T21">new</text:span><text:span text:style-name="T18"> </text:span><text:span text:style-name="T23">SYMBOL_INFO</text:span><text:span text:style-name="T18">();</text:span></text:p>
            <text:p text:style-name="P35"><text:s text:c="15"/>ret_val.dbl_val = eval_left.dbl_val;</text:p>
            <text:p text:style-name="P31"><text:span text:style-name="T18"><text:s text:c="15"/>ret_val.Type = </text:span><text:span text:style-name="T23">TYPE_INFO</text:span><text:span text:style-name="T18">.TYPE_NUMERIC;</text:span></text:p>
            <text:p text:style-name="P31"><text:span text:style-name="T18"><text:s text:c="15"/>ret_val.SymbolName = </text:span><text:span text:style-name="T26">""</text:span><text:span text:style-name="T18">;</text:span></text:p>
            <text:p text:style-name="P31"><text:span text:style-name="T18"><text:s text:c="15"/></text:span><text:span text:style-name="T21">return</text:span><text:span text:style-name="T18"> ret_val;</text:span></text:p>
            <text:p text:style-name="P35"/>
            <text:p text:style-name="P35"><text:s text:c="11"/>}</text:p>
            <text:p text:style-name="P31"><text:span text:style-name="T18"><text:s text:c="11"/></text:span><text:span text:style-name="T21">else</text:span></text:p>
            <text:p text:style-name="P35"><text:s text:c="11"/>{</text:p>
            <text:p text:style-name="P31"><text:span text:style-name="T18"><text:s text:c="15"/></text:span><text:span text:style-name="T21">throw</text:span><text:span text:style-name="T18"> </text:span><text:span text:style-name="T21">new</text:span><text:span text:style-name="T18"> </text:span><text:span text:style-name="T23">Exception</text:span><text:span text:style-name="T18">(</text:span><text:span text:style-name="T26">"Type mismatch"</text:span><text:span text:style-name="T18">);</text:span></text:p>
            <text:p text:style-name="P35"><text:s text:c="11"/>}</text:p>
            <text:p text:style-name="P35"/>
            <text:p text:style-name="P35"><text:s text:c="7"/>}</text:p>
            <text:p text:style-name="P35"/>
            <text:p text:style-name="P35"/>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local"&gt;&lt;/param&gt;</text:span></text:p>
            <text:p text:style-name="P31"><text:span text:style-name="T18"><text:s text:c="7"/></text:span><text:span text:style-name="T7">///</text:span><text:span text:style-name="T13"> </text:span><text:span text:style-name="T7">&lt;param name="global"&gt;&lt;/param&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TypeCheck(</text:span><text:span text:style-name="T23">COMPILATION_CONTEXT</text:span><text:span text:style-name="T18"> cont)</text:span></text:p>
            <text:p text:style-name="P35"><text:s text:c="7"/>{</text:p>
            <text:p text:style-name="P31"><text:soft-page-break/><text:span text:style-name="T18"><text:s text:c="11"/></text:span><text:span text:style-name="T23">TYPE_INFO</text:span><text:span text:style-name="T18"> eval_left = exp1.TypeCheck(cont);</text:span></text:p>
            <text:p text:style-name="P35"><text:s text:c="9"/></text:p>
            <text:p text:style-name="P35"/>
            <text:p text:style-name="P31"><text:span text:style-name="T18"><text:s text:c="11"/></text:span><text:span text:style-name="T21">if</text:span><text:span text:style-name="T18"> (eval_left == </text:span><text:span text:style-name="T23">TYPE_INFO</text:span><text:span text:style-name="T18">.TYPE_NUMERIC)</text:span></text:p>
            <text:p text:style-name="P35"><text:s text:c="11"/>{</text:p>
            <text:p text:style-name="P35"><text:s text:c="15"/>_type = eval_left;</text:p>
            <text:p text:style-name="P31"><text:span text:style-name="T18"><text:s text:c="15"/></text:span><text:span text:style-name="T21">return</text:span><text:span text:style-name="T18"> _type;</text:span></text:p>
            <text:p text:style-name="P35"><text:s text:c="11"/>}</text:p>
            <text:p text:style-name="P31"><text:span text:style-name="T18"><text:s text:c="11"/></text:span><text:span text:style-name="T21">else</text:span></text:p>
            <text:p text:style-name="P35"><text:s text:c="11"/>{</text:p>
            <text:p text:style-name="P31"><text:span text:style-name="T18"><text:s text:c="15"/></text:span><text:span text:style-name="T21">throw</text:span><text:span text:style-name="T18"> </text:span><text:span text:style-name="T21">new</text:span><text:span text:style-name="T18"> </text:span><text:span text:style-name="T23">Exception</text:span><text:span text:style-name="T18">(</text:span><text:span text:style-name="T26">"Type mismatch failure"</text:span><text:span text:style-name="T18">);</text:span></text:p>
            <text:p text:style-name="P35"/>
            <text:p text:style-name="P35"><text:s text:c="11"/>}</text:p>
            <text:p text:style-name="P35"><text:s text:c="7"/>}</text:p>
            <text:p text:style-name="P35"/>
            <text:p text:style-name="P35"/>
            <text:p text:style-name="P35"/>
            <text:p text:style-name="P35"/>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get_type()</text:span></text:p>
            <text:p text:style-name="P35"><text:s text:c="7"/>{</text:p>
            <text:p text:style-name="P31"><text:span text:style-name="T18"><text:s text:c="11"/></text:span><text:span text:style-name="T21">return</text:span><text:span text:style-name="T18"> _type;</text:span></text:p>
            <text:p text:style-name="P35"><text:s text:c="7"/>}</text:p>
            <text:p text:style-name="P35"/>
            <text:p text:style-name="P35"><text:s text:c="3"/>}</text:p>
            <text:p text:style-name="P35"/>
            <text:p text:style-name="P31"><text:span text:style-name="T18"><text:s text:c="3"/></text:span><text:span text:style-name="T7">///</text:span><text:span text:style-name="T13"> </text:span><text:span text:style-name="T7">&lt;summary&gt;</text:span></text:p>
            <text:p text:style-name="P31"><text:span text:style-name="T18"><text:s text:c="3"/></text:span><text:span text:style-name="T7">///</text:span><text:span text:style-name="T13"> <text:s text:c="3"/>the node to represent Unary - </text:span></text:p>
            <text:p text:style-name="P31"><text:span text:style-name="T18"><text:s text:c="3"/></text:span><text:span text:style-name="T7">///</text:span><text:span text:style-name="T13"> </text:span><text:span text:style-name="T7">&lt;/summary&gt;</text:span></text:p>
            <text:p text:style-name="P583"/>
            <text:p text:style-name="P31"><text:span text:style-name="T18"><text:s text:c="3"/></text:span><text:span text:style-name="T21">class</text:span><text:span text:style-name="T18"> </text:span><text:span text:style-name="T23">UnaryMinus</text:span><text:span text:style-name="T18"> : </text:span><text:span text:style-name="T23">Exp</text:span></text:p>
            <text:p text:style-name="P35"><text:s text:c="3"/>{</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lus has got a right expression (exp1 )</text:span></text:p>
            <text:p text:style-name="P31"><text:span text:style-name="T18"><text:s text:c="7"/></text:span><text:span text:style-name="T7">///</text:span><text:span text:style-name="T13"> <text:s/>and a Associated type information</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21">private</text:span><text:span text:style-name="T18"> </text:span><text:span text:style-name="T23">Exp</text:span><text:span text:style-name="T18"> exp1;</text:span></text:p>
            <text:p text:style-name="P31"><text:span text:style-name="T18"><text:s text:c="7"/></text:span><text:span text:style-name="T23">TYPE_INFO</text:span><text:span text:style-name="T18"> _type;</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e1"&gt;&lt;/param&gt;</text:span></text:p>
            <text:p text:style-name="P31"><text:span text:style-name="T18"><text:s text:c="7"/></text:span><text:span text:style-name="T7">///</text:span><text:span text:style-name="T13"> </text:span><text:span text:style-name="T7">&lt;param name="e2"&gt;&lt;/param&gt;</text:span></text:p>
            <text:p text:style-name="P31"><text:span text:style-name="T18"><text:s text:c="7"/></text:span><text:span text:style-name="T21">public</text:span><text:span text:style-name="T18"> UnaryMinus(</text:span><text:span text:style-name="T23">Exp</text:span><text:span text:style-name="T18"> e1)</text:span></text:p>
            <text:p text:style-name="P35"><text:s text:c="7"/>{</text:p>
            <text:p text:style-name="P35"><text:s text:c="11"/>exp1 = e1; </text:p>
            <text:p text:style-name="P35"><text:s text:c="7"/>}</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cont"&gt;&lt;/param&gt;</text:span></text:p>
            <text:p text:style-name="P31"><text:span text:style-name="T18"><text:s text:c="7"/></text:span><text:span text:style-name="T7">///</text:span><text:span text:style-name="T13"> </text:span><text:span text:style-name="T7">&lt;returns&gt;&lt;/returns&gt;</text:span></text:p>
            <text:p text:style-name="P583"/>
            <text:p text:style-name="P31"><text:span text:style-name="T18"><text:s text:c="7"/></text:span><text:span text:style-name="T21">public</text:span><text:span text:style-name="T18"> </text:span><text:span text:style-name="T21">override</text:span><text:span text:style-name="T18"> </text:span><text:span text:style-name="T23">SYMBOL_INFO</text:span><text:span text:style-name="T18"> Evaluate(</text:span><text:span text:style-name="T23">RUNTIME_CONTEXT</text:span><text:span text:style-name="T18"> cont)</text:span></text:p>
            <text:p text:style-name="P35"><text:s text:c="7"/>{</text:p>
            <text:p text:style-name="P31"><text:span text:style-name="T18"><text:s text:c="11"/></text:span><text:span text:style-name="T23">SYMBOL_INFO</text:span><text:span text:style-name="T18"> eval_left = exp1.Evaluate(cont);</text:span></text:p>
            <text:p text:style-name="P31"><text:span text:style-name="T18"><text:s text:c="11"/></text:span><text:span text:style-name="T21">if</text:span><text:span text:style-name="T18"> (eval_left.Type == </text:span><text:span text:style-name="T23">TYPE_INFO</text:span><text:span text:style-name="T18">.TYPE_NUMERIC)</text:span></text:p>
            <text:p text:style-name="P35"><text:s text:c="11"/>{</text:p>
            <text:p text:style-name="P31"><text:span text:style-name="T18"><text:s text:c="15"/></text:span><text:span text:style-name="T23">SYMBOL_INFO</text:span><text:span text:style-name="T18"> ret_val = </text:span><text:span text:style-name="T21">new</text:span><text:span text:style-name="T18"> </text:span><text:span text:style-name="T23">SYMBOL_INFO</text:span><text:span text:style-name="T18">();</text:span></text:p>
            <text:p text:style-name="P35"><text:soft-page-break/><text:s text:c="15"/>ret_val.dbl_val = -eval_left.dbl_val;</text:p>
            <text:p text:style-name="P31"><text:span text:style-name="T18"><text:s text:c="15"/>ret_val.Type = </text:span><text:span text:style-name="T23">TYPE_INFO</text:span><text:span text:style-name="T18">.TYPE_NUMERIC;</text:span></text:p>
            <text:p text:style-name="P31"><text:span text:style-name="T18"><text:s text:c="15"/>ret_val.SymbolName = </text:span><text:span text:style-name="T26">""</text:span><text:span text:style-name="T18">;</text:span></text:p>
            <text:p text:style-name="P31"><text:span text:style-name="T18"><text:s text:c="15"/></text:span><text:span text:style-name="T21">return</text:span><text:span text:style-name="T18"> ret_val;</text:span></text:p>
            <text:p text:style-name="P35"/>
            <text:p text:style-name="P35"><text:s text:c="11"/>}</text:p>
            <text:p text:style-name="P31"><text:span text:style-name="T18"><text:s text:c="11"/></text:span><text:span text:style-name="T21">else</text:span></text:p>
            <text:p text:style-name="P35"><text:s text:c="11"/>{</text:p>
            <text:p text:style-name="P31"><text:span text:style-name="T18"><text:s text:c="15"/></text:span><text:span text:style-name="T21">throw</text:span><text:span text:style-name="T18"> </text:span><text:span text:style-name="T21">new</text:span><text:span text:style-name="T18"> </text:span><text:span text:style-name="T23">Exception</text:span><text:span text:style-name="T18">(</text:span><text:span text:style-name="T26">"Type mismatch"</text:span><text:span text:style-name="T18">);</text:span></text:p>
            <text:p text:style-name="P35"><text:s text:c="11"/>}</text:p>
            <text:p text:style-name="P35"/>
            <text:p text:style-name="P35"><text:s text:c="7"/>}</text:p>
            <text:p text:style-name="P35"/>
            <text:p text:style-name="P35"/>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p>
            <text:p text:style-name="P31"><text:span text:style-name="T18"><text:s text:c="7"/></text:span><text:span text:style-name="T7">///</text:span><text:span text:style-name="T13"> </text:span><text:span text:style-name="T7">&lt;/summary&gt;</text:span></text:p>
            <text:p text:style-name="P31"><text:span text:style-name="T18"><text:s text:c="7"/></text:span><text:span text:style-name="T7">///</text:span><text:span text:style-name="T13"> </text:span><text:span text:style-name="T7">&lt;param name="local"&gt;&lt;/param&gt;</text:span></text:p>
            <text:p text:style-name="P31"><text:span text:style-name="T18"><text:s text:c="7"/></text:span><text:span text:style-name="T7">///</text:span><text:span text:style-name="T13"> </text:span><text:span text:style-name="T7">&lt;param name="global"&gt;&lt;/param&gt;</text:span></text:p>
            <text:p text:style-name="P31"><text:span text:style-name="T18"><text:s text:c="7"/></text:span><text:span text:style-name="T7">///</text:span><text:span text:style-name="T13"> </text:span><text:span text:style-name="T7">&lt;returns&gt;&lt;/returns&gt;</text:span></text:p>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TypeCheck(</text:span><text:span text:style-name="T23">COMPILATION_CONTEXT</text:span><text:span text:style-name="T18"> cont)</text:span></text:p>
            <text:p text:style-name="P35"><text:s text:c="7"/>{</text:p>
            <text:p text:style-name="P31"><text:span text:style-name="T18"><text:s text:c="11"/></text:span><text:span text:style-name="T23">TYPE_INFO</text:span><text:span text:style-name="T18"> eval_left = exp1.TypeCheck(cont);</text:span></text:p>
            <text:p text:style-name="P35"/>
            <text:p text:style-name="P35"/>
            <text:p text:style-name="P31"><text:span text:style-name="T18"><text:s text:c="11"/></text:span><text:span text:style-name="T21">if</text:span><text:span text:style-name="T18"> (eval_left == </text:span><text:span text:style-name="T23">TYPE_INFO</text:span><text:span text:style-name="T18">.TYPE_NUMERIC)</text:span></text:p>
            <text:p text:style-name="P35"><text:s text:c="11"/>{</text:p>
            <text:p text:style-name="P35"><text:s text:c="15"/>_type = eval_left;</text:p>
            <text:p text:style-name="P31"><text:span text:style-name="T18"><text:s text:c="15"/></text:span><text:span text:style-name="T21">return</text:span><text:span text:style-name="T18"> _type;</text:span></text:p>
            <text:p text:style-name="P35"><text:s text:c="11"/>}</text:p>
            <text:p text:style-name="P31"><text:span text:style-name="T18"><text:s text:c="11"/></text:span><text:span text:style-name="T21">else</text:span></text:p>
            <text:p text:style-name="P35"><text:s text:c="11"/>{</text:p>
            <text:p text:style-name="P31"><text:span text:style-name="T18"><text:s text:c="15"/></text:span><text:span text:style-name="T21">throw</text:span><text:span text:style-name="T18"> </text:span><text:span text:style-name="T21">new</text:span><text:span text:style-name="T18"> </text:span><text:span text:style-name="T23">Exception</text:span><text:span text:style-name="T18">(</text:span><text:span text:style-name="T26">"Type mismatch failure"</text:span><text:span text:style-name="T18">);</text:span></text:p>
            <text:p text:style-name="P35"/>
            <text:p text:style-name="P35"><text:s text:c="11"/>}</text:p>
            <text:p text:style-name="P35"><text:s text:c="7"/>}</text:p>
            <text:p text:style-name="P35"/>
            <text:p text:style-name="P35"/>
            <text:p text:style-name="P35"/>
            <text:p text:style-name="P35"/>
            <text:p text:style-name="P31"><text:span text:style-name="T18"><text:s text:c="7"/></text:span><text:span text:style-name="T21">public</text:span><text:span text:style-name="T18"> </text:span><text:span text:style-name="T21">override</text:span><text:span text:style-name="T18"> </text:span><text:span text:style-name="T23">TYPE_INFO</text:span><text:span text:style-name="T18"> get_type()</text:span></text:p>
            <text:p text:style-name="P35"><text:s text:c="7"/>{</text:p>
            <text:p text:style-name="P31"><text:span text:style-name="T18"><text:s text:c="11"/></text:span><text:span text:style-name="T21">return</text:span><text:span text:style-name="T18"> _type;</text:span></text:p>
            <text:p text:style-name="P35"><text:s text:c="7"/>}</text:p>
            <text:p text:style-name="P35"/>
            <text:p text:style-name="P31"><text:span text:style-name="T18"><text:s text:c="3"/>}</text:span></text:p>
          </table:table-cell>
        </table:table-row>
      </table:table>
      <text:p text:style-name="Standard"/>
      <text:p text:style-name="Standard"/>
      <text:p text:style-name="Standard">The statement related nodes are moved to a seperate module by the name AstForStatements. </text:p>
      <text:p text:style-name="Standard"/>
      <text:p text:style-name="Standard">In this step , we have added support for Variable Declaration and Assignment statement. </text:p>
      <text:p text:style-name="Standard"/>
      <text:p text:style-name="Standard">The AST for Variable declaration is given below</text:p>
      <text:p text:style-name="Standard"/>
      <text:p text:style-name="Standard"/>
      <text:p text:style-name="Standard"/>
      <table:table table:name="Table43" table:style-name="Table43">
        <table:table-column table:style-name="Table43.A"/>
        <text:soft-page-break/>
        <table:table-row>
          <table:table-cell table:style-name="Table43.A1" office:value-type="string">
            <text:p text:style-name="P31"><text:span text:style-name="T7">///</text:span><text:span text:style-name="T13"> </text:span><text:span text:style-name="T7">&lt;summary&gt;</text:span></text:p>
            <text:p text:style-name="P31"><text:span text:style-name="T18"><text:s text:c="4"/></text:span><text:span text:style-name="T7">///</text:span><text:span text:style-name="T13"> <text:s text:c="3"/>Compile the Variable Declaration statements</text:span></text:p>
            <text:p text:style-name="P31"><text:span text:style-name="T18"><text:s text:c="4"/></text:span><text:span text:style-name="T7">///</text:span><text:span text:style-name="T13"> </text:span><text:span text:style-name="T7">&lt;/summary&gt;</text:span></text:p>
            <text:p text:style-name="P31"><text:span text:style-name="T18"><text:s text:c="4"/>public </text:span><text:span text:style-name="T21">class</text:span><text:span text:style-name="T18"> </text:span><text:span text:style-name="T23">VariableDeclStatement</text:span><text:span text:style-name="T18"> : </text:span><text:span text:style-name="T23">Stmt</text:span></text:p>
            <text:p text:style-name="P35"><text:s text:c="4"/>{</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 text:c="3"/></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23">SYMBOL_INFO</text:span><text:span text:style-name="T18"> m_inf = </text:span><text:span text:style-name="T21">null</text:span><text:span text:style-name="T18">;</text:span></text:p>
            <text:p text:style-name="P31"><text:span text:style-name="T18"><text:s text:c="8"/></text:span><text:span text:style-name="T23">Variable</text:span><text:span text:style-name="T18"> var = </text:span><text:span text:style-name="T21">null</text:span><text:span text:style-name="T18">;</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pan><text:span text:style-name="T7">&lt;param name="inf"&gt;&lt;/param&gt;</text:span></text:p>
            <text:p text:style-name="P31"><text:span text:style-name="T18"><text:s text:c="8"/></text:span><text:span text:style-name="T21">public</text:span><text:span text:style-name="T18"> VariableDeclStatement(</text:span><text:span text:style-name="T23">SYMBOL_INFO</text:span><text:span text:style-name="T18"> inf)</text:span></text:p>
            <text:p text:style-name="P35"><text:s text:c="8"/>{</text:p>
            <text:p text:style-name="P35"><text:s text:c="12"/>m_inf = inf;</text:p>
            <text:p text:style-name="P35"/>
            <text:p text:style-name="P35"><text:s text:c="8"/>}</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pan><text:span text:style-name="T7">&lt;param name="cont"&gt;&lt;/param&gt;</text:span></text:p>
            <text:p text:style-name="P31"><text:span text:style-name="T18"><text:s text:c="8"/></text:span><text:span text:style-name="T7">///</text:span><text:span text:style-name="T13"> </text:span><text:span text:style-name="T7">&lt;returns&gt;&lt;/returns&gt;</text:span></text:p>
            <text:p text:style-name="P31"><text:span text:style-name="T18"><text:s text:c="8"/></text:span><text:span text:style-name="T21">public</text:span><text:span text:style-name="T18"> </text:span><text:span text:style-name="T21">override</text:span><text:span text:style-name="T18"> </text:span><text:span text:style-name="T23">SYMBOL_INFO</text:span><text:span text:style-name="T18"> Execute(</text:span><text:span text:style-name="T23">RUNTIME_CONTEXT</text:span><text:span text:style-name="T18"> cont)</text:span></text:p>
            <text:p text:style-name="P35"><text:s text:c="8"/>{</text:p>
            <text:p text:style-name="P35"><text:s text:c="12"/>cont.TABLE.Add(m_inf);</text:p>
            <text:p text:style-name="P31"><text:span text:style-name="T18"><text:s text:c="12"/>var = </text:span><text:span text:style-name="T21">new</text:span><text:span text:style-name="T18"> </text:span><text:span text:style-name="T23">Variable</text:span><text:span text:style-name="T18">(m_inf);</text:span></text:p>
            <text:p text:style-name="P31"><text:span text:style-name="T18"><text:s text:c="12"/></text:span><text:span text:style-name="T21">return</text:span><text:span text:style-name="T18"> </text:span><text:span text:style-name="T21">null</text:span><text:span text:style-name="T18">;</text:span></text:p>
            <text:p text:style-name="P35"/>
            <text:p text:style-name="P35"><text:s text:c="8"/>}</text:p>
            <text:p text:style-name="P35"/>
            <text:p text:style-name="P35"><text:s text:c="7"/></text:p>
            <text:p text:style-name="P35"/>
            <text:p text:style-name="P35"><text:s text:c="4"/>}</text:p>
            <text:p text:style-name="Table_20_Contents"/>
          </table:table-cell>
        </table:table-row>
      </table:table>
      <text:p text:style-name="Standard"/>
      <text:p text:style-name="Standard"/>
      <text:p text:style-name="Standard">In the parser , before we create VariableDeclStatement node , we need to insert the variable's SYMBOL_INFO into the SymbolTable of the COMPILATION_CONTEXT. <text:s/>The VariableDeclStatement node just stores the variable name in the Variable AST.</text:p>
      <text:p text:style-name="Standard"/>
      <text:p text:style-name="Standard"/>
      <text:p text:style-name="Standard"/>
      <text:p text:style-name="Standard">While Executing the VariableDeclStatement , a Variable is created in the Symbol table of RUNTIME_CONTEXT. </text:p>
      <text:p text:style-name="Standard"/>
      <text:p text:style-name="Standard">Both Compilation Context ( COMPILATION_CONTEXT ) and Run time Context ( RUNTIME_CONTEXT ) just contains references to respective symbol tables. </text:p>
      <text:p text:style-name="Standard"/>
      <text:p text:style-name="Standard"/>
      <text:p text:style-name="Standard"/>
      <text:p text:style-name="Standard"/>
      <text:p text:style-name="Standard"/>
      <text:p text:style-name="Standard"><text:soft-page-break/>The AST for Assignment <text:s/>statement is given below</text:p>
      <text:p text:style-name="Standard"/>
      <table:table table:name="Table44" table:style-name="Table44">
        <table:table-column table:style-name="Table44.A"/>
        <table:table-row>
          <table:table-cell table:style-name="Table44.A1" office:value-type="string">
            <text:p text:style-name="P31"><text:span text:style-name="T4"><text:s/></text:span><text:span text:style-name="T7">///</text:span><text:span text:style-name="T13"> </text:span><text:span text:style-name="T7">&lt;summary&gt;</text:span></text:p>
            <text:p text:style-name="P31"><text:span text:style-name="T18"><text:s text:c="4"/></text:span><text:span text:style-name="T7">///</text:span><text:span text:style-name="T13"> <text:s text:c="2"/>Assignment Statement</text:span></text:p>
            <text:p text:style-name="P31"><text:span text:style-name="T18"><text:s text:c="4"/></text:span><text:span text:style-name="T7">///</text:span><text:span text:style-name="T13"> </text:span><text:span text:style-name="T7">&lt;/summary&gt;</text:span></text:p>
            <text:p text:style-name="P31"><text:span text:style-name="T18"><text:s text:c="4"/></text:span><text:span text:style-name="T21">public</text:span><text:span text:style-name="T18"> </text:span><text:span text:style-name="T21">class</text:span><text:span text:style-name="T18"> </text:span><text:span text:style-name="T23">AssignmentStatement</text:span><text:span text:style-name="T18"> : </text:span><text:span text:style-name="T23">Stmt</text:span></text:p>
            <text:p text:style-name="P35"><text:s text:c="4"/>{</text:p>
            <text:p text:style-name="P31"><text:span text:style-name="T18"><text:s text:c="8"/></text:span><text:span text:style-name="T21">private</text:span><text:span text:style-name="T18"> </text:span><text:span text:style-name="T23">Variable</text:span><text:span text:style-name="T18"> variable;</text:span></text:p>
            <text:p text:style-name="P31"><text:span text:style-name="T18"><text:s text:c="8"/></text:span><text:span text:style-name="T21">private</text:span><text:span text:style-name="T18"> </text:span><text:span text:style-name="T23">Exp</text:span><text:span text:style-name="T18"> exp1;</text:span></text:p>
            <text:p text:style-name="P35"/>
            <text:p text:style-name="P31"><text:span text:style-name="T18"><text:s text:c="8"/></text:span><text:span text:style-name="T21">public</text:span><text:span text:style-name="T18"> AssignmentStatement(</text:span><text:span text:style-name="T23">Variable</text:span><text:span text:style-name="T18"> var, </text:span><text:span text:style-name="T23">Exp</text:span><text:span text:style-name="T18"> e)</text:span></text:p>
            <text:p text:style-name="P35"><text:s text:c="8"/>{</text:p>
            <text:p text:style-name="P35"><text:s text:c="12"/>variable = var;</text:p>
            <text:p text:style-name="P35"><text:s text:c="12"/>exp1 = e;</text:p>
            <text:p text:style-name="P35"/>
            <text:p text:style-name="P35"><text:s text:c="8"/>}</text:p>
            <text:p text:style-name="P35"/>
            <text:p text:style-name="P31"><text:span text:style-name="T18"><text:s text:c="8"/></text:span><text:span text:style-name="T21">public</text:span><text:span text:style-name="T18"> AssignmentStatement(</text:span><text:span text:style-name="T23">SYMBOL_INFO</text:span><text:span text:style-name="T18"> var, </text:span><text:span text:style-name="T23">Exp</text:span><text:span text:style-name="T18"> e)</text:span></text:p>
            <text:p text:style-name="P35"><text:s text:c="8"/>{</text:p>
            <text:p text:style-name="P31"><text:span text:style-name="T18"><text:s text:c="12"/>variable = </text:span><text:span text:style-name="T21">new</text:span><text:span text:style-name="T18"> </text:span><text:span text:style-name="T23">Variable</text:span><text:span text:style-name="T18">(var);</text:span></text:p>
            <text:p text:style-name="P35"><text:s text:c="12"/>exp1 = e;</text:p>
            <text:p text:style-name="P35"/>
            <text:p text:style-name="P35"><text:s text:c="8"/>}</text:p>
            <text:p text:style-name="P31"><text:span text:style-name="T18"><text:s text:c="8"/></text:span><text:span text:style-name="T21">public</text:span><text:span text:style-name="T18"> </text:span><text:span text:style-name="T21">override</text:span><text:span text:style-name="T18"> </text:span><text:span text:style-name="T23">SYMBOL_INFO</text:span><text:span text:style-name="T18"> Execute(</text:span><text:span text:style-name="T23">RUNTIME_CONTEXT</text:span><text:span text:style-name="T18"> cont)</text:span></text:p>
            <text:p text:style-name="P35"><text:s text:c="8"/>{</text:p>
            <text:p text:style-name="P31"><text:span text:style-name="T18"><text:s text:c="12"/></text:span><text:span text:style-name="T23">SYMBOL_INFO</text:span><text:span text:style-name="T18"> val = exp1.Evaluate(cont);</text:span></text:p>
            <text:p text:style-name="P35"><text:s text:c="12"/>cont.TABLE.Assign(variable, val);</text:p>
            <text:p text:style-name="P31"><text:span text:style-name="T18"><text:s text:c="12"/></text:span><text:span text:style-name="T21">return</text:span><text:span text:style-name="T18"> </text:span><text:span text:style-name="T21">null</text:span><text:span text:style-name="T18">;</text:span></text:p>
            <text:p text:style-name="P35"><text:s text:c="8"/>}</text:p>
            <text:p text:style-name="P35"/>
            <text:p text:style-name="P35"/>
            <text:p text:style-name="P35"><text:s text:c="7"/></text:p>
            <text:p text:style-name="P31"><text:span text:style-name="T18"><text:s text:c="4"/>}</text:span></text:p>
          </table:table-cell>
        </table:table-row>
      </table:table>
      <text:p text:style-name="Standard"/>
      <text:p text:style-name="Standard"/>
      <text:p text:style-name="Standard">At this point of time , AST for Statements is as shown below</text:p>
      <text:p text:style-name="Standard"/>
      <text:p text:style-name="Standard"/>
      <text:p text:style-name="Standard">class Stmt</text:p>
      <text:p text:style-name="Standard"><text:s text:c="3"/>class VariableDeclStatement</text:p>
      <text:p text:style-name="Standard"><text:s text:c="3"/>class AssignmentStatement</text:p>
      <text:p text:style-name="Standard"><text:s text:c="3"/>class PrintStatement</text:p>
      <text:p text:style-name="Standard"><text:s text:c="3"/>class PrintLineStatement</text:p>
      <text:p text:style-name="Standard"/>
      <text:p text:style-name="Standard"/>
      <text:p text:style-name="Standard">The class SymbolTable is just a vector of name/value pair . The source code of the SymbolTable is given below.</text:p>
      <text:p text:style-name="Standard"/>
      <table:table table:name="Table45" table:style-name="Table45">
        <table:table-column table:style-name="Table45.A"/>
        <table:table-row>
          <table:table-cell table:style-name="Table45.A1" office:value-type="string">
            <text:p text:style-name="P31"><text:span text:style-name="T4"><text:s/></text:span><text:span text:style-name="T7">///</text:span><text:span text:style-name="T13"> </text:span><text:span text:style-name="T7">&lt;summary&gt;</text:span></text:p>
            <text:p text:style-name="P31"><text:span text:style-name="T18"><text:s text:c="4"/></text:span><text:span text:style-name="T7">///</text:span><text:span text:style-name="T13"> <text:s text:c="2"/>Symbol Table for Parsing and Type Analysis</text:span></text:p>
            <text:p text:style-name="P31"><text:span text:style-name="T18"><text:s text:c="4"/></text:span><text:span text:style-name="T7">///</text:span><text:span text:style-name="T13"> </text:span><text:span text:style-name="T7">&lt;/summary&gt;</text:span></text:p>
            <text:p text:style-name="P31"><text:span text:style-name="T18"><text:s text:c="4"/></text:span><text:span text:style-name="T21">public</text:span><text:span text:style-name="T18"> </text:span><text:span text:style-name="T21">class</text:span><text:span text:style-name="T18"> </text:span><text:span text:style-name="T23">SymbolTable</text:span></text:p>
            <text:p text:style-name="P35"><text:s text:c="4"/>{</text:p>
            <text:p text:style-name="P31"><text:span text:style-name="T18"><text:s text:c="8"/></text:span><text:span text:style-name="T7">///</text:span><text:span text:style-name="T13"> </text:span><text:span text:style-name="T7">&lt;summary&gt;</text:span></text:p>
            <text:p text:style-name="P31"><text:soft-page-break/><text:span text:style-name="T18"><text:s text:c="8"/></text:span><text:span text:style-name="T7">///</text:span><text:span text:style-name="T13"> <text:s text:c="3"/>private data structure</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21">private</text:span><text:span text:style-name="T18"> System.Collections.</text:span><text:span text:style-name="T23">Hashtable</text:span><text:span text:style-name="T18"> dt = </text:span><text:span text:style-name="T21">new</text:span><text:span text:style-name="T18"> </text:span><text:span text:style-name="T23">Hashtable</text:span><text:span text:style-name="T18">();</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 text:c="3"/>Add a symbol to Symbol Table</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pan><text:span text:style-name="T7">&lt;param name="s"&gt;&lt;/param&gt;</text:span></text:p>
            <text:p text:style-name="P31"><text:span text:style-name="T18"><text:s text:c="8"/></text:span><text:span text:style-name="T7">///</text:span><text:span text:style-name="T13"> </text:span><text:span text:style-name="T7">&lt;returns&gt;&lt;/returns&gt;</text:span></text:p>
            <text:p text:style-name="P31"><text:span text:style-name="T18"><text:s text:c="8"/></text:span><text:span text:style-name="T21">public</text:span><text:span text:style-name="T18"> </text:span><text:span text:style-name="T21">bool</text:span><text:span text:style-name="T18"> Add(</text:span><text:span text:style-name="T23">SYMBOL_INFO</text:span><text:span text:style-name="T18"> s)</text:span></text:p>
            <text:p text:style-name="P35"><text:s text:c="8"/>{</text:p>
            <text:p text:style-name="P35"><text:s text:c="12"/>dt[s.SymbolName] = s;</text:p>
            <text:p text:style-name="P31"><text:span text:style-name="T18"><text:s text:c="12"/></text:span><text:span text:style-name="T21">return</text:span><text:span text:style-name="T18"> </text:span><text:span text:style-name="T21">true</text:span><text:span text:style-name="T18">;</text:span></text:p>
            <text:p text:style-name="P35"><text:s text:c="8"/>}</text:p>
            <text:p text:style-name="P35"/>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 text:c="3"/>Retrieve the Symbol</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pan><text:span text:style-name="T7">&lt;param name="name"&gt;&lt;/param&gt;</text:span></text:p>
            <text:p text:style-name="P31"><text:span text:style-name="T18"><text:s text:c="8"/></text:span><text:span text:style-name="T7">///</text:span><text:span text:style-name="T13"> </text:span><text:span text:style-name="T7">&lt;returns&gt;&lt;/returns&gt;</text:span></text:p>
            <text:p text:style-name="P31"><text:span text:style-name="T18"><text:s text:c="8"/></text:span><text:span text:style-name="T21">public</text:span><text:span text:style-name="T18"> </text:span><text:span text:style-name="T23">SYMBOL_INFO</text:span><text:span text:style-name="T18"> Get(</text:span><text:span text:style-name="T21">string</text:span><text:span text:style-name="T18"> name)</text:span></text:p>
            <text:p text:style-name="P35"><text:s text:c="8"/>{</text:p>
            <text:p text:style-name="P31"><text:span text:style-name="T18"><text:s text:c="12"/></text:span><text:span text:style-name="T21">return</text:span><text:span text:style-name="T18"> dt[name] </text:span><text:span text:style-name="T21">as</text:span><text:span text:style-name="T18"> </text:span><text:span text:style-name="T23">SYMBOL_INFO</text:span><text:span text:style-name="T18">;</text:span></text:p>
            <text:p text:style-name="P35"><text:s text:c="8"/>}</text:p>
            <text:p text:style-name="P35"/>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 text:c="3"/>Assign to the Symbol Table</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pan><text:span text:style-name="T7">&lt;param name="var"&gt;&lt;/param&gt;</text:span></text:p>
            <text:p text:style-name="P31"><text:span text:style-name="T18"><text:s text:c="8"/></text:span><text:span text:style-name="T7">///</text:span><text:span text:style-name="T13"> </text:span><text:span text:style-name="T7">&lt;param name="value"&gt;&lt;/param&gt;</text:span></text:p>
            <text:p text:style-name="P31"><text:span text:style-name="T18"><text:s text:c="8"/></text:span><text:span text:style-name="T21">public</text:span><text:span text:style-name="T18"> </text:span><text:span text:style-name="T21">void</text:span><text:span text:style-name="T18"> Assign(</text:span><text:span text:style-name="T23">Variable</text:span><text:span text:style-name="T18"> var, </text:span><text:span text:style-name="T23">SYMBOL_INFO</text:span><text:span text:style-name="T18"> value)</text:span></text:p>
            <text:p text:style-name="P35"><text:s text:c="8"/>{</text:p>
            <text:p text:style-name="P35"><text:s text:c="12"/>value.SymbolName = var.GetName();</text:p>
            <text:p text:style-name="P35"><text:s text:c="12"/>dt[var.GetName()] = value;</text:p>
            <text:p text:style-name="P35"/>
            <text:p text:style-name="P35"><text:s text:c="8"/>}</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 text:c="2"/>Assign to a variable</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pan><text:span text:style-name="T7">&lt;param name="var"&gt;&lt;/param&gt;</text:span></text:p>
            <text:p text:style-name="P31"><text:span text:style-name="T18"><text:s text:c="8"/></text:span><text:span text:style-name="T7">///</text:span><text:span text:style-name="T13"> </text:span><text:span text:style-name="T7">&lt;param name="value"&gt;&lt;/param&gt;</text:span></text:p>
            <text:p text:style-name="P31"><text:span text:style-name="T18"><text:s text:c="8"/></text:span><text:span text:style-name="T21">public</text:span><text:span text:style-name="T18"> </text:span><text:span text:style-name="T21">void</text:span><text:span text:style-name="T18"> Assign(</text:span><text:span text:style-name="T21">string</text:span><text:span text:style-name="T18"> var, </text:span><text:span text:style-name="T23">SYMBOL_INFO</text:span><text:span text:style-name="T18"> value)</text:span></text:p>
            <text:p text:style-name="P35"><text:s text:c="8"/>{</text:p>
            <text:p text:style-name="P35"><text:s text:c="12"/>dt[var] = value;</text:p>
            <text:p text:style-name="P35"><text:s text:c="8"/>}</text:p>
            <text:p text:style-name="P35"/>
            <text:p text:style-name="P31"><text:span text:style-name="T18"><text:s text:c="4"/>}</text:span></text:p>
          </table:table-cell>
        </table:table-row>
      </table:table>
      <text:p text:style-name="Standard"/>
      <text:p text:style-name="Standard"/>
      <text:p text:style-name="Standard">The class CsyntaxErrorLog and CsemanticErrorLog ( in SupportClasses.cs ) is meant for error logging while the compilation process is going on.....</text:p>
      <text:p text:style-name="Standard"/>
      <text:p text:style-name="Standard"/>
      <text:p text:style-name="Standard"/>
      <text:p text:style-name="Standard"/>
      <text:p text:style-name="Standard"/>
      <text:p text:style-name="Standard"/>
      <text:p text:style-name="Standard"><text:soft-page-break/>Let us go back to Lexical Analysis stage once again. This time we have added lot of new keywords to the language and Token set has become bit larger than the previous step.</text:p>
      <text:p text:style-name="Standard"/>
      <table:table table:name="Table46" table:style-name="Table46">
        <table:table-column table:style-name="Table46.A"/>
        <table:table-row>
          <table:table-cell table:style-name="Table46.A1" office:value-type="string">
            <text:p text:style-name="P31"><text:span text:style-name="T21">public</text:span><text:span text:style-name="T18"> </text:span><text:span text:style-name="T21">enum</text:span><text:span text:style-name="T18"> </text:span><text:span text:style-name="T23">TOKEN</text:span></text:p>
            <text:p text:style-name="P35"><text:s text:c="4"/>{</text:p>
            <text:p text:style-name="P31"><text:span text:style-name="T18"><text:s text:c="8"/>ILLEGAL_TOKEN = -1, </text:span><text:span text:style-name="T13">// Not a Token</text:span></text:p>
            <text:p text:style-name="P31"><text:span text:style-name="T18"><text:s text:c="8"/>TOK_PLUS = 1, </text:span><text:span text:style-name="T13">// '+'</text:span></text:p>
            <text:p text:style-name="P31"><text:span text:style-name="T18"><text:s text:c="8"/>TOK_MUL, </text:span><text:span text:style-name="T13">// '*'</text:span></text:p>
            <text:p text:style-name="P31"><text:span text:style-name="T18"><text:s text:c="8"/>TOK_DIV, </text:span><text:span text:style-name="T13">// '/'</text:span></text:p>
            <text:p text:style-name="P31"><text:span text:style-name="T18"><text:s text:c="8"/>TOK_SUB, </text:span><text:span text:style-name="T13">// '-'</text:span></text:p>
            <text:p text:style-name="P31"><text:span text:style-name="T18"><text:s text:c="8"/>TOK_OPAREN, </text:span><text:span text:style-name="T13">// '('</text:span></text:p>
            <text:p text:style-name="P31"><text:span text:style-name="T18"><text:s text:c="8"/>TOK_CPAREN, </text:span><text:span text:style-name="T13">// ')'</text:span></text:p>
            <text:p text:style-name="P35"><text:s text:c="15"/></text:p>
            <text:p text:style-name="P31"><text:span text:style-name="T18"><text:s text:c="8"/>TOK_NULL, </text:span><text:span text:style-name="T13">// End of string</text:span></text:p>
            <text:p text:style-name="P31"><text:span text:style-name="T18"><text:s text:c="8"/>TOK_PRINT, </text:span><text:span text:style-name="T13">// Print Statement</text:span></text:p>
            <text:p text:style-name="P31"><text:span text:style-name="T18"><text:s text:c="8"/>TOK_PRINTLN, </text:span><text:span text:style-name="T13">// PrintLine</text:span></text:p>
            <text:p text:style-name="P31"><text:span text:style-name="T18"><text:s text:c="8"/>TOK_UNQUOTED_STRING, </text:span><text:span text:style-name="T13">// Variable name , Function name etc</text:span></text:p>
            <text:p text:style-name="P31"><text:span text:style-name="T18"><text:s text:c="8"/>TOK_SEMI , </text:span><text:span text:style-name="T13">// ; </text:span></text:p>
            <text:p text:style-name="P1148"/>
            <text:p text:style-name="P31"><text:span text:style-name="T18"><text:s text:c="8"/></text:span><text:span text:style-name="T13">//---------- Addition in Step 4</text:span></text:p>
            <text:p text:style-name="P1148"/>
            <text:p text:style-name="P31"><text:span text:style-name="T18"><text:s text:c="8"/>TOK_VAR_NUMBER, <text:s text:c="7"/></text:span><text:span text:style-name="T13">// NUMBER data type</text:span></text:p>
            <text:p text:style-name="P31"><text:span text:style-name="T18"><text:s text:c="8"/>TOK_VAR_STRING, <text:s text:c="7"/></text:span><text:span text:style-name="T13">// STRING data type </text:span></text:p>
            <text:p text:style-name="P31"><text:span text:style-name="T18"><text:s text:c="8"/>TOK_VAR_BOOL, <text:s text:c="9"/></text:span><text:span text:style-name="T13">// Bool data type</text:span></text:p>
            <text:p text:style-name="P31"><text:span text:style-name="T18"><text:s text:c="8"/>TOK_NUMERIC, <text:s text:c="11"/></text:span><text:span text:style-name="T13">// [0-9]+ </text:span></text:p>
            <text:p text:style-name="P31"><text:span text:style-name="T18"><text:s text:c="8"/>TOK_COMMENT , <text:s text:c="5"/></text:span><text:span text:style-name="T13">// Comment Token ( presently not used ) <text:s text:c="2"/></text:span></text:p>
            <text:p text:style-name="P31"><text:span text:style-name="T18"><text:s text:c="8"/>TOK_BOOL_TRUE, <text:s text:c="8"/></text:span><text:span text:style-name="T13">// Boolean TRUE</text:span></text:p>
            <text:p text:style-name="P31"><text:span text:style-name="T18"><text:s text:c="8"/>TOK_BOOL_FALSE <text:s/>, <text:s text:c="2"/></text:span><text:span text:style-name="T13">// Boolean FALSE</text:span></text:p>
            <text:p text:style-name="P31"><text:span text:style-name="T18"><text:s text:c="8"/>TOK_STRING, <text:s text:c="8"/></text:span><text:span text:style-name="T13">// String Literal</text:span></text:p>
            <text:p text:style-name="P31"><text:span text:style-name="T18"><text:s text:c="8"/>TOK_ASSIGN <text:s text:c="9"/></text:span><text:span text:style-name="T13">// Assignment Symbol = <text:s/></text:span></text:p>
            <text:p text:style-name="P1148"/>
            <text:p text:style-name="P1148"/>
            <text:p text:style-name="P35"><text:s text:c="4"/>}</text:p>
            <text:p text:style-name="Table_20_Contents"/>
          </table:table-cell>
        </table:table-row>
      </table:table>
      <text:p text:style-name="Standard"/>
      <text:p text:style-name="Standard"/>
      <text:p text:style-name="Standard">We have also moved couple of routines and state variables to Lexer class . </text:p>
      <text:p text:style-name="Standard"/>
      <text:p text:style-name="Standard">The two notable addition are </text:p>
      <text:p text:style-name="Standard"/>
      <table:table table:name="Table47" table:style-name="Table47">
        <table:table-column table:style-name="Table47.A"/>
        <table:table-row>
          <table:table-cell table:style-name="Table47.A1" office:value-type="string">
            <text:p text:style-name="P31"><text:span text:style-name="T4"><text:s text:c="8"/></text:span><text:span text:style-name="T7">///</text:span><text:span text:style-name="T13"> </text:span><text:span text:style-name="T7">&lt;summary&gt;</text:span></text:p>
            <text:p text:style-name="P31"><text:span text:style-name="T18"><text:s text:c="8"/></text:span><text:span text:style-name="T7">///</text:span><text:span text:style-name="T13"> <text:s text:c="3"/>Current Token and Last Grabbed Token</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21">protected</text:span><text:span text:style-name="T18"> </text:span><text:span text:style-name="T23">TOKEN</text:span><text:span text:style-name="T18"> Current_Token; <text:s/></text:span><text:span text:style-name="T13">// Current Token</text:span></text:p>
            <text:p text:style-name="P31"><text:span text:style-name="T18"><text:s text:c="8"/></text:span><text:span text:style-name="T21">protected</text:span><text:span text:style-name="T18"> </text:span><text:span text:style-name="T23">TOKEN</text:span><text:span text:style-name="T18"> Last_Token; <text:s text:c="4"/></text:span><text:span text:style-name="T13">// Penultimate token</text:span></text:p>
          </table:table-cell>
        </table:table-row>
      </table:table>
      <text:p text:style-name="Standard"/>
      <text:p text:style-name="Standard"/>
      <text:p text:style-name="Standard">Since we have <text:s/>added support for string type... , we need to support string literals ( or the last grabbed string ) in the lexical analyzer...</text:p>
      <text:p text:style-name="Standard"/>
      <text:p text:style-name="Standard"/>
      <text:p text:style-name="Standard"/>
      <text:p text:style-name="Standard"/>
      <text:p text:style-name="Standard"/>
      <table:table table:name="Table48" table:style-name="Table48">
        <table:table-column table:style-name="Table48.A"/>
        <text:soft-page-break/>
        <table:table-row>
          <table:table-cell table:style-name="Table48.A1" office:value-type="string">
            <text:p text:style-name="P31"><text:span text:style-name="T4"><text:s/></text:span><text:span text:style-name="T7">///</text:span><text:span text:style-name="T13"> </text:span><text:span text:style-name="T7">&lt;summary&gt;</text:span></text:p>
            <text:p text:style-name="P31"><text:span text:style-name="T18"><text:s text:c="8"/></text:span><text:span text:style-name="T7">///</text:span><text:span text:style-name="T13"> <text:s text:c="7"/>last_str := Token assoicated with </text:span></text:p>
            <text:p text:style-name="P31"><text:span text:style-name="T18"><text:s text:c="8"/></text:span><text:span text:style-name="T7">///</text:span><text:span text:style-name="T13"> </text:span><text:span text:style-name="T7">&lt;/summary&gt;</text:span></text:p>
            <text:p text:style-name="P583"/>
            <text:p text:style-name="P31"><text:span text:style-name="T18"><text:s text:c="8"/></text:span><text:span text:style-name="T21">public</text:span><text:span text:style-name="T18"> </text:span><text:span text:style-name="T23">String</text:span><text:span text:style-name="T18"> last_str; </text:span><text:span text:style-name="T13">// Last grabbed String</text:span></text:p>
          </table:table-cell>
        </table:table-row>
      </table:table>
      <text:p text:style-name="Standard"/>
      <text:p text:style-name="Standard"/>
      <text:p text:style-name="Standard">We need to update the keyword table with additional key words supported by the compiler</text:p>
      <text:p text:style-name="Standard"/>
      <table:table table:name="Table49" table:style-name="Table49">
        <table:table-column table:style-name="Table49.A"/>
        <table:table-row>
          <table:table-cell table:style-name="Table49.A1" office:value-type="string">
            <text:p text:style-name="P31"><text:span text:style-name="T4"><text:s text:c="13"/></text:span><text:span text:style-name="T13">////////////////////////////////////////////////////</text:span></text:p>
            <text:p text:style-name="P31"><text:span text:style-name="T18"><text:s text:c="12"/></text:span><text:span text:style-name="T13">// Fill the Keywords</text:span></text:p>
            <text:p text:style-name="P31"><text:span text:style-name="T18"><text:s text:c="12"/></text:span><text:span text:style-name="T13">//</text:span></text:p>
            <text:p text:style-name="P31"><text:span text:style-name="T18"><text:s text:c="12"/></text:span><text:span text:style-name="T13">//</text:span></text:p>
            <text:p text:style-name="P31"><text:span text:style-name="T18"><text:s text:c="12"/>keyword = </text:span><text:span text:style-name="T21">new</text:span><text:span text:style-name="T18"> </text:span><text:span text:style-name="T23">ValueTable</text:span><text:span text:style-name="T18">[7];</text:span></text:p>
            <text:p text:style-name="P35"/>
            <text:p text:style-name="P31"><text:span text:style-name="T18"><text:s text:c="12"/>keyword[0] = </text:span><text:span text:style-name="T21">new</text:span><text:span text:style-name="T18"> </text:span><text:span text:style-name="T23">ValueTable</text:span><text:span text:style-name="T18">(</text:span><text:span text:style-name="T23">TOKEN</text:span><text:span text:style-name="T18">.TOK_BOOL_FALSE, </text:span><text:span text:style-name="T26">"FALSE"</text:span><text:span text:style-name="T18">);</text:span></text:p>
            <text:p text:style-name="P31"><text:span text:style-name="T18"><text:s text:c="12"/>keyword[1] = </text:span><text:span text:style-name="T21">new</text:span><text:span text:style-name="T18"> </text:span><text:span text:style-name="T23">ValueTable</text:span><text:span text:style-name="T18">(</text:span><text:span text:style-name="T23">TOKEN</text:span><text:span text:style-name="T18">.TOK_BOOL_TRUE, </text:span><text:span text:style-name="T26">"TRUE"</text:span><text:span text:style-name="T18">);</text:span></text:p>
            <text:p text:style-name="P31"><text:span text:style-name="T18"><text:s text:c="12"/>keyword[2] = </text:span><text:span text:style-name="T21">new</text:span><text:span text:style-name="T18"> </text:span><text:span text:style-name="T23">ValueTable</text:span><text:span text:style-name="T18">(</text:span><text:span text:style-name="T23">TOKEN</text:span><text:span text:style-name="T18">.TOK_VAR_STRING, </text:span><text:span text:style-name="T26">"STRING"</text:span><text:span text:style-name="T18">);</text:span></text:p>
            <text:p text:style-name="P31"><text:span text:style-name="T18"><text:s text:c="12"/>keyword[3] = </text:span><text:span text:style-name="T21">new</text:span><text:span text:style-name="T18"> </text:span><text:span text:style-name="T23">ValueTable</text:span><text:span text:style-name="T18">(</text:span><text:span text:style-name="T23">TOKEN</text:span><text:span text:style-name="T18">.TOK_VAR_BOOL, </text:span><text:span text:style-name="T26">"BOOLEAN"</text:span><text:span text:style-name="T18">);</text:span></text:p>
            <text:p text:style-name="P31"><text:span text:style-name="T18"><text:s text:c="12"/>keyword[4] = </text:span><text:span text:style-name="T21">new</text:span><text:span text:style-name="T18"> </text:span><text:span text:style-name="T23">ValueTable</text:span><text:span text:style-name="T18">(</text:span><text:span text:style-name="T23">TOKEN</text:span><text:span text:style-name="T18">.TOK_VAR_NUMBER, </text:span><text:span text:style-name="T26">"NUMERIC"</text:span><text:span text:style-name="T18">);</text:span></text:p>
            <text:p text:style-name="P31"><text:span text:style-name="T18"><text:s text:c="12"/>keyword[5] = </text:span><text:span text:style-name="T21">new</text:span><text:span text:style-name="T18"> </text:span><text:span text:style-name="T23">ValueTable</text:span><text:span text:style-name="T18">(</text:span><text:span text:style-name="T23">TOKEN</text:span><text:span text:style-name="T18">.TOK_PRINT, </text:span><text:span text:style-name="T26">"PRINT"</text:span><text:span text:style-name="T18">);</text:span></text:p>
            <text:p text:style-name="P31"><text:span text:style-name="T18"><text:s text:c="12"/>keyword[6] = </text:span><text:span text:style-name="T21">new</text:span><text:span text:style-name="T18"> </text:span><text:span text:style-name="T23">ValueTable</text:span><text:span text:style-name="T18">(</text:span><text:span text:style-name="T23">TOKEN</text:span><text:span text:style-name="T18">.TOK_PRINTLN, </text:span><text:span text:style-name="T26">"PRINTLINE"</text:span><text:span text:style-name="T18">);</text:span></text:p>
          </table:table-cell>
        </table:table-row>
      </table:table>
      <text:p text:style-name="Standard"/>
      <text:p text:style-name="Standard"/>
      <text:p text:style-name="Standard">The Parsing of the statements starts from Parse Routine of RDParser.cs</text:p>
      <text:p text:style-name="Standard"/>
      <table:table table:name="Table50" table:style-name="Table50">
        <table:table-column table:style-name="Table50.A"/>
        <table:table-row>
          <table:table-cell table:style-name="Table50.A1" office:value-type="string">
            <text:p text:style-name="P31"><text:span text:style-name="T4"><text:s text:c="8"/></text:span><text:span text:style-name="T7">/ //</text:span><text:span text:style-name="T13"> </text:span><text:span text:style-name="T7">&lt;summary&gt;</text:span></text:p>
            <text:p text:style-name="P31"><text:span text:style-name="T18"><text:s text:c="8"/></text:span><text:span text:style-name="T7">///</text:span><text:span text:style-name="T13"> <text:s text:c="2"/>The new Parser entry point</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pan><text:span text:style-name="T7">&lt;returns&gt;&lt;/returns&gt;</text:span></text:p>
            <text:p text:style-name="P31"><text:span text:style-name="T18"><text:s text:c="8"/></text:span><text:span text:style-name="T21">public</text:span><text:span text:style-name="T18"> </text:span><text:span text:style-name="T23">ArrayList</text:span><text:span text:style-name="T18"> Parse(</text:span><text:span text:style-name="T23">COMPILATION_CONTEXT</text:span><text:span text:style-name="T18"> ctx)</text:span></text:p>
            <text:p text:style-name="P35"><text:s text:c="8"/>{</text:p>
            <text:p text:style-name="P31"><text:span text:style-name="T18"><text:s text:c="12"/>GetNext(); <text:s/></text:span><text:span text:style-name="T13">// Get the Next Token</text:span></text:p>
            <text:p text:style-name="P31"><text:span text:style-name="T18"><text:s text:c="12"/></text:span><text:span text:style-name="T13">//</text:span></text:p>
            <text:p text:style-name="P31"><text:span text:style-name="T18"><text:s text:c="12"/></text:span><text:span text:style-name="T13">// Parse all the statements</text:span></text:p>
            <text:p text:style-name="P31"><text:span text:style-name="T18"><text:s text:c="12"/></text:span><text:span text:style-name="T13">//</text:span></text:p>
            <text:p text:style-name="P31"><text:span text:style-name="T18"><text:s text:c="12"/></text:span><text:span text:style-name="T21">return</text:span><text:span text:style-name="T18"> StatementList(ctx);</text:span></text:p>
            <text:p text:style-name="P31"><text:span text:style-name="T18"><text:s text:c="8"/>}</text:span></text:p>
          </table:table-cell>
        </table:table-row>
      </table:table>
      <text:p text:style-name="Standard"/>
      <text:p text:style-name="Standard"/>
      <text:p text:style-name="Standard">Any variable encountered during the Parse Process will be put into the symbol table associated with Compilation Context.</text:p>
      <text:p text:style-name="Standard"/>
      <text:p text:style-name="Standard"/>
      <text:p text:style-name="Standard"/>
      <text:p text:style-name="Standard">The Logic of the StatementList is as follows,</text:p>
      <text:p text:style-name="Standard"/>
      <text:p text:style-name="Standard">while there is more statements</text:p>
      <text:p text:style-name="Standard"><text:s text:c="4"/>Parse and Add Statements to the ArrayList</text:p>
      <text:p text:style-name="Standard"/>
      <text:p text:style-name="Standard"/>
      <text:p text:style-name="Standard"/>
      <text:p text:style-name="Standard"><text:soft-page-break/></text:p>
      <text:p text:style-name="Standard"/>
      <text:p text:style-name="Standard">The Grammar supported is given as <text:s/>comments</text:p>
      <text:p text:style-name="Standard"/>
      <text:p text:style-name="Standard"/>
      <text:p text:style-name="Standard"/>
      <table:table table:name="Table51" table:style-name="Table51">
        <table:table-column table:style-name="Table51.A"/>
        <table:table-row>
          <table:table-cell table:style-name="Table51.A1" office:value-type="string">
            <text:p text:style-name="P31"><text:span text:style-name="T4"><text:s/></text:span><text:span text:style-name="T7">///</text:span><text:span text:style-name="T13"> </text:span><text:span text:style-name="T7">&lt;summary&gt;</text:span></text:p>
            <text:p text:style-name="P31"><text:span text:style-name="T18"><text:s text:c="8"/></text:span><text:span text:style-name="T7">///</text:span><text:span text:style-name="T13"> <text:s/>The Grammar is </text:span></text:p>
            <text:p text:style-name="P31"><text:span text:style-name="T18"><text:s text:c="8"/></text:span><text:span text:style-name="T7">///</text:span><text:span text:style-name="T13"> <text:s/></text:span></text:p>
            <text:p text:style-name="P31"><text:span text:style-name="T18"><text:s text:c="8"/></text:span><text:span text:style-name="T7">///</text:span><text:span text:style-name="T13"> <text:s/></text:span><text:span text:style-name="T7">&lt;stmtlist&gt;</text:span><text:span text:style-name="T13"> := <text:s/>{ </text:span><text:span text:style-name="T7">&lt;statement&gt;</text:span><text:span text:style-name="T13"> }+</text:span></text:p>
            <text:p text:style-name="P31"><text:span text:style-name="T18"><text:s text:c="8"/></text:span><text:span text:style-name="T7">///</text:span></text:p>
            <text:p text:style-name="P31"><text:span text:style-name="T18"><text:s text:c="8"/></text:span><text:span text:style-name="T7">///</text:span><text:span text:style-name="T13"> <text:s/>{</text:span><text:span text:style-name="T7">&lt;statement&gt;</text:span><text:span text:style-name="T13"> := <text:s/></text:span><text:span text:style-name="T7">&lt;printstmt&gt;</text:span><text:span text:style-name="T13"> | </text:span><text:span text:style-name="T7">&lt;printlinestmt&gt;</text:span></text:p>
            <text:p text:style-name="P31"><text:span text:style-name="T18"><text:s text:c="8"/></text:span><text:span text:style-name="T7">///</text:span><text:span text:style-name="T13"> <text:s/></text:span><text:span text:style-name="T7">&lt;printstmt&gt;</text:span><text:span text:style-name="T13"> := <text:s text:c="2"/>print <text:s text:c="2"/></text:span><text:span text:style-name="T7">&lt;expr &gt;</text:span><text:span text:style-name="T13">;</text:span></text:p>
            <text:p text:style-name="P31"><text:span text:style-name="T18"><text:s text:c="8"/></text:span><text:span text:style-name="T7">///</text:span><text:span text:style-name="T13"> <text:s/></text:span><text:span text:style-name="T7">&lt;vardeclstmt&gt;</text:span><text:span text:style-name="T13"> := STRING </text:span><text:span text:style-name="T7">&lt;varname&gt;</text:span><text:span text:style-name="T13">; <text:s/>|</text:span></text:p>
            <text:p text:style-name="P31"><text:span text:style-name="T18"><text:s text:c="8"/></text:span><text:span text:style-name="T7">///</text:span><text:span text:style-name="T13"> <text:s text:c="18"/>NUMERIC </text:span><text:span text:style-name="T7">&lt;varname&gt;</text:span><text:span text:style-name="T13">; |</text:span></text:p>
            <text:p text:style-name="P31"><text:span text:style-name="T18"><text:s text:c="8"/></text:span><text:span text:style-name="T7">///</text:span><text:span text:style-name="T13"> <text:s text:c="18"/>BOOLEAN </text:span><text:span text:style-name="T7">&lt;varname&gt;</text:span><text:span text:style-name="T13">; </text:span></text:p>
            <text:p text:style-name="P31"><text:span text:style-name="T18"><text:s text:c="8"/></text:span><text:span text:style-name="T7">///</text:span></text:p>
            <text:p text:style-name="P31"><text:span text:style-name="T18"><text:s text:c="8"/></text:span><text:span text:style-name="T7">///</text:span><text:span text:style-name="T13"> </text:span><text:span text:style-name="T7">&lt;printlinestmt&gt;</text:span><text:span text:style-name="T13">:= printline </text:span><text:span text:style-name="T7">&lt;expr&gt;</text:span><text:span text:style-name="T13">;</text:span></text:p>
            <text:p text:style-name="P31"><text:span text:style-name="T18"><text:s text:c="8"/></text:span><text:span text:style-name="T7">///</text:span><text:span text:style-name="T13"> <text:s text:c="3"/></text:span></text:p>
            <text:p text:style-name="P31"><text:span text:style-name="T18"><text:s text:c="8"/></text:span><text:span text:style-name="T7">///</text:span><text:span text:style-name="T13"> </text:span><text:span text:style-name="T7">&lt;Expr&gt;</text:span><text:span text:style-name="T13"> <text:s/>::= <text:s/></text:span><text:span text:style-name="T7">&lt;Term&gt;</text:span><text:span text:style-name="T13"> | </text:span><text:span text:style-name="T7">&lt;Term&gt;</text:span><text:span text:style-name="T13"> { + | - } </text:span><text:span text:style-name="T7">&lt;Expr&gt;</text:span></text:p>
            <text:p text:style-name="P31"><text:span text:style-name="T18"><text:s text:c="8"/></text:span><text:span text:style-name="T7">///</text:span><text:span text:style-name="T13"> </text:span><text:span text:style-name="T7">&lt;Term&gt;</text:span><text:span text:style-name="T13"> ::= <text:s/></text:span><text:span text:style-name="T7">&lt;Factor&gt;</text:span><text:span text:style-name="T13"> | </text:span><text:span text:style-name="T7">&lt;Factor&gt;</text:span><text:span text:style-name="T13"> <text:s/>{*|/} </text:span><text:span text:style-name="T7">&lt;Term&gt;</text:span></text:p>
            <text:p text:style-name="P31"><text:span text:style-name="T18"><text:s text:c="8"/></text:span><text:span text:style-name="T7">///</text:span><text:span text:style-name="T13"> </text:span><text:span text:style-name="T7">&lt;Factor&gt;</text:span><text:span text:style-name="T13">::= <text:s/></text:span><text:span text:style-name="T7">&lt;number&gt;</text:span><text:span text:style-name="T13"> | ( </text:span><text:span text:style-name="T7">&lt;expr&gt;</text:span><text:span text:style-name="T13"> ) | {+|-} </text:span><text:span text:style-name="T7">&lt;factor&gt;</text:span></text:p>
            <text:p text:style-name="P31"><text:span text:style-name="T18"><text:s text:c="8"/></text:span><text:span text:style-name="T7">///</text:span><text:span text:style-name="T13"> <text:s text:c="13"/></text:span><text:span text:style-name="T7">&lt;variable&gt;</text:span><text:span text:style-name="T13"> | TRUE | FALSE</text:span></text:p>
            <text:p text:style-name="P31"><text:span text:style-name="T18"><text:s text:c="8"/></text:span><text:span text:style-name="T7">///</text:span><text:span text:style-name="T13"> <text:s text:c="13"/></text:span></text:p>
            <text:p text:style-name="P31"><text:span text:style-name="T18"><text:s text:c="8"/></text:span><text:span text:style-name="T7">///</text:span><text:span text:style-name="T13"> <text:s text:c="6"/></text:span></text:p>
            <text:p text:style-name="P31"><text:span text:style-name="T18"><text:s text:c="8"/></text:span><text:span text:style-name="T7">///</text:span><text:span text:style-name="T13"> </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pan><text:span text:style-name="T7">&lt;returns&gt;&lt;/returns&gt;</text:span></text:p>
            <text:p text:style-name="P31"><text:span text:style-name="T18"><text:s text:c="8"/></text:span><text:span text:style-name="T21">private</text:span><text:span text:style-name="T18"> </text:span><text:span text:style-name="T23">ArrayList</text:span><text:span text:style-name="T18"> StatementList(</text:span><text:span text:style-name="T23">COMPILATION_CONTEXT</text:span><text:span text:style-name="T18"> ctx)</text:span></text:p>
            <text:p text:style-name="P35"><text:s text:c="8"/>{</text:p>
            <text:p text:style-name="P31"><text:span text:style-name="T18"><text:s text:c="12"/></text:span><text:span text:style-name="T23">ArrayList</text:span><text:span text:style-name="T18"> arr = </text:span><text:span text:style-name="T21">new</text:span><text:span text:style-name="T18"> </text:span><text:span text:style-name="T23">ArrayList</text:span><text:span text:style-name="T18">();</text:span></text:p>
            <text:p text:style-name="P31"><text:span text:style-name="T18"><text:s text:c="12"/></text:span><text:span text:style-name="T21">while</text:span><text:span text:style-name="T18"> (Current_Token != </text:span><text:span text:style-name="T23">TOKEN</text:span><text:span text:style-name="T18">.TOK_NULL)</text:span></text:p>
            <text:p text:style-name="P35"><text:s text:c="12"/>{</text:p>
            <text:p text:style-name="P31"><text:span text:style-name="T18"><text:s text:c="16"/></text:span><text:span text:style-name="T23">Stmt</text:span><text:span text:style-name="T18"> temp = Statement(ctx);</text:span></text:p>
            <text:p text:style-name="P31"><text:span text:style-name="T18"><text:s text:c="16"/></text:span><text:span text:style-name="T21">if</text:span><text:span text:style-name="T18"> (temp != </text:span><text:span text:style-name="T21">null</text:span><text:span text:style-name="T18">)</text:span></text:p>
            <text:p text:style-name="P35"><text:s text:c="16"/>{</text:p>
            <text:p text:style-name="P35"><text:s text:c="20"/>arr.Add(temp);</text:p>
            <text:p text:style-name="P35"><text:s text:c="16"/>}</text:p>
            <text:p text:style-name="P35"><text:s text:c="12"/>}</text:p>
            <text:p text:style-name="P31"><text:span text:style-name="T18"><text:s text:c="12"/></text:span><text:span text:style-name="T21">return</text:span><text:span text:style-name="T18"> arr;</text:span></text:p>
            <text:p text:style-name="P35"><text:s text:c="8"/>}</text:p>
            <text:p text:style-name="Table_20_Contents"/>
          </table:table-cell>
        </table:table-row>
      </table:table>
      <text:p text:style-name="Standard"/>
      <text:p text:style-name="Standard">The Statement method just queries the statement type and calls the appropriate Parse Routines</text:p>
      <text:p text:style-name="Standard"/>
      <table:table table:name="Table52" table:style-name="Table52">
        <table:table-column table:style-name="Table52.A"/>
        <table:table-row>
          <table:table-cell table:style-name="Table52.A1" office:value-type="string">
            <text:p text:style-name="P31"><text:span text:style-name="T7">///</text:span><text:span text:style-name="T13"> </text:span><text:span text:style-name="T7">&lt;summary&gt;</text:span></text:p>
            <text:p text:style-name="P31"><text:span text:style-name="T18"><text:s text:c="8"/></text:span><text:span text:style-name="T7">///</text:span><text:span text:style-name="T13"> <text:s text:c="3"/>This Routine Queries Statement Type </text:span></text:p>
            <text:p text:style-name="P31"><text:span text:style-name="T18"><text:s text:c="8"/></text:span><text:span text:style-name="T7">///</text:span><text:span text:style-name="T13"> <text:s text:c="3"/>to take the appropriate Branch...</text:span></text:p>
            <text:p text:style-name="P31"><text:span text:style-name="T18"><text:s text:c="8"/></text:span><text:span text:style-name="T7">///</text:span><text:span text:style-name="T13"> <text:s text:c="3"/>Currently , only Print and PrintLine statement</text:span></text:p>
            <text:p text:style-name="P31"><text:span text:style-name="T18"><text:s text:c="8"/></text:span><text:span text:style-name="T7">///</text:span><text:span text:style-name="T13"> <text:s text:c="3"/>are supported..</text:span></text:p>
            <text:p text:style-name="P31"><text:span text:style-name="T18"><text:s text:c="8"/></text:span><text:span text:style-name="T7">///</text:span><text:span text:style-name="T13"> <text:s text:c="3"/>if a line does not start with Print or PrintLine ..</text:span></text:p>
            <text:p text:style-name="P31"><text:span text:style-name="T18"><text:s text:c="8"/></text:span><text:span text:style-name="T7">///</text:span><text:span text:style-name="T13"> <text:s text:c="3"/>an exception is thrown</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pan><text:span text:style-name="T7">&lt;returns&gt;&lt;/returns&gt;</text:span></text:p>
            <text:p text:style-name="P31"><text:span text:style-name="T18"><text:s text:c="8"/></text:span><text:span text:style-name="T21">private</text:span><text:span text:style-name="T18"> </text:span><text:span text:style-name="T23">Stmt</text:span><text:span text:style-name="T18"> Statement(</text:span><text:span text:style-name="T23">COMPILATION_CONTEXT</text:span><text:span text:style-name="T18"> ctx)</text:span></text:p>
            <text:p text:style-name="P35"><text:soft-page-break/><text:s text:c="8"/>{</text:p>
            <text:p text:style-name="P31"><text:span text:style-name="T18"><text:s text:c="12"/></text:span><text:span text:style-name="T23">Stmt</text:span><text:span text:style-name="T18"> retval = </text:span><text:span text:style-name="T21">null</text:span><text:span text:style-name="T18">;</text:span></text:p>
            <text:p text:style-name="P31"><text:span text:style-name="T18"><text:s text:c="12"/></text:span><text:span text:style-name="T21">switch</text:span><text:span text:style-name="T18"> (Current_Token)</text:span></text:p>
            <text:p text:style-name="P35"><text:s text:c="12"/>{</text:p>
            <text:p text:style-name="P31"><text:span text:style-name="T18"><text:s text:c="16"/></text:span><text:span text:style-name="T21">case</text:span><text:span text:style-name="T18"> </text:span><text:span text:style-name="T23">TOKEN</text:span><text:span text:style-name="T18">.TOK_VAR_STRING:</text:span></text:p>
            <text:p text:style-name="P31"><text:span text:style-name="T18"><text:s text:c="16"/></text:span><text:span text:style-name="T21">case</text:span><text:span text:style-name="T18"> </text:span><text:span text:style-name="T23">TOKEN</text:span><text:span text:style-name="T18">.TOK_VAR_NUMBER:</text:span></text:p>
            <text:p text:style-name="P31"><text:span text:style-name="T18"><text:s text:c="16"/></text:span><text:span text:style-name="T21">case</text:span><text:span text:style-name="T18"> </text:span><text:span text:style-name="T23">TOKEN</text:span><text:span text:style-name="T18">.TOK_VAR_BOOL:</text:span></text:p>
            <text:p text:style-name="P35"><text:s text:c="20"/>retval = ParseVariableStatement(ctx);</text:p>
            <text:p text:style-name="P35"><text:s text:c="20"/>GetNext();</text:p>
            <text:p text:style-name="P31"><text:span text:style-name="T18"><text:s text:c="20"/></text:span><text:span text:style-name="T21">return</text:span><text:span text:style-name="T18"> retval;</text:span></text:p>
            <text:p text:style-name="P31"><text:span text:style-name="T18"><text:s text:c="16"/></text:span><text:span text:style-name="T21">case</text:span><text:span text:style-name="T18"> </text:span><text:span text:style-name="T23">TOKEN</text:span><text:span text:style-name="T18">.TOK_PRINT:</text:span></text:p>
            <text:p text:style-name="P35"><text:s text:c="20"/>retval = ParsePrintStatement(ctx);</text:p>
            <text:p text:style-name="P35"><text:s text:c="20"/>GetNext();</text:p>
            <text:p text:style-name="P31"><text:span text:style-name="T18"><text:s text:c="20"/></text:span><text:span text:style-name="T21">break</text:span><text:span text:style-name="T18">;</text:span></text:p>
            <text:p text:style-name="P31"><text:span text:style-name="T18"><text:s text:c="16"/></text:span><text:span text:style-name="T21">case</text:span><text:span text:style-name="T18"> </text:span><text:span text:style-name="T23">TOKEN</text:span><text:span text:style-name="T18">.TOK_PRINTLN:</text:span></text:p>
            <text:p text:style-name="P35"><text:s text:c="20"/>retval = ParsePrintLNStatement(ctx);</text:p>
            <text:p text:style-name="P35"><text:s text:c="20"/>GetNext();</text:p>
            <text:p text:style-name="P31"><text:span text:style-name="T18"><text:s text:c="20"/></text:span><text:span text:style-name="T21">break</text:span><text:span text:style-name="T18">;</text:span></text:p>
            <text:p text:style-name="P31"><text:span text:style-name="T18"><text:s text:c="16"/></text:span><text:span text:style-name="T21">case</text:span><text:span text:style-name="T18"> </text:span><text:span text:style-name="T23">TOKEN</text:span><text:span text:style-name="T18">.TOK_UNQUOTED_STRING:</text:span></text:p>
            <text:p text:style-name="P35"><text:s text:c="20"/>retval = ParseAssignmentStatement(ctx);</text:p>
            <text:p text:style-name="P35"><text:s text:c="20"/>GetNext();</text:p>
            <text:p text:style-name="P31"><text:span text:style-name="T18"><text:s text:c="20"/></text:span><text:span text:style-name="T21">return</text:span><text:span text:style-name="T18"> retval;</text:span></text:p>
            <text:p text:style-name="P35"><text:s text:c="2"/></text:p>
            <text:p text:style-name="P31"><text:span text:style-name="T18"><text:s text:c="16"/></text:span><text:span text:style-name="T21">default</text:span><text:span text:style-name="T18">:</text:span></text:p>
            <text:p text:style-name="P31"><text:span text:style-name="T18"><text:s text:c="20"/></text:span><text:span text:style-name="T21">throw</text:span><text:span text:style-name="T18"> </text:span><text:span text:style-name="T21">new</text:span><text:span text:style-name="T18"> </text:span><text:span text:style-name="T23">Exception</text:span><text:span text:style-name="T18">(</text:span><text:span text:style-name="T26">"Invalid statement"</text:span><text:span text:style-name="T18">);</text:span></text:p>
            <text:p text:style-name="P35"/>
            <text:p text:style-name="P35"><text:s text:c="12"/>}</text:p>
            <text:p text:style-name="P31"><text:span text:style-name="T18"><text:s text:c="12"/></text:span><text:span text:style-name="T21">return</text:span><text:span text:style-name="T18"> retval;</text:span></text:p>
            <text:p text:style-name="P31"><text:span text:style-name="T18"><text:s text:c="8"/>}</text:span></text:p>
          </table:table-cell>
        </table:table-row>
      </table:table>
      <text:p text:style-name="Standard"/>
      <text:p text:style-name="Standard"/>
      <text:p text:style-name="Standard">The Source code of the ParseVariableDeclStatement is as given below</text:p>
      <text:p text:style-name="Standard"/>
      <table:table table:name="Table53" table:style-name="Table53">
        <table:table-column table:style-name="Table53.A"/>
        <table:table-row>
          <table:table-cell table:style-name="Table53.A1" office:value-type="string">
            <text:p text:style-name="P31"><text:span text:style-name="T4"><text:s/></text:span><text:span text:style-name="T18"><text:s/></text:span><text:span text:style-name="T7">///</text:span><text:span text:style-name="T13"> </text:span><text:span text:style-name="T7">&lt;summary&gt;</text:span></text:p>
            <text:p text:style-name="P31"><text:span text:style-name="T18"><text:s text:c="8"/></text:span><text:span text:style-name="T7">///</text:span><text:span text:style-name="T13"> <text:s text:c="3"/>Parse Variable declaration statement</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pan><text:span text:style-name="T7">&lt;param name="type"&gt;&lt;/param&gt;</text:span></text:p>
            <text:p text:style-name="P583"/>
            <text:p text:style-name="P31"><text:span text:style-name="T18"><text:s text:c="8"/></text:span><text:span text:style-name="T21">public</text:span><text:span text:style-name="T18"> </text:span><text:span text:style-name="T23">Stmt</text:span><text:span text:style-name="T18"> ParseVariableDeclStatement(</text:span><text:span text:style-name="T23">COMPILATION_CONTEXT</text:span><text:span text:style-name="T18"> ctx)</text:span></text:p>
            <text:p text:style-name="P35"><text:s text:c="8"/>{</text:p>
            <text:p text:style-name="P35"><text:s text:c="12"/></text:p>
            <text:p text:style-name="P31"><text:span text:style-name="T18"><text:s text:c="12"/></text:span><text:span text:style-name="T13">//--- Save the Data type </text:span></text:p>
            <text:p text:style-name="P31"><text:span text:style-name="T18"><text:s text:c="12"/></text:span><text:span text:style-name="T23">TOKEN</text:span><text:span text:style-name="T18"> tok = Current_Token;</text:span></text:p>
            <text:p text:style-name="P35"/>
            <text:p text:style-name="P31"><text:span text:style-name="T18"><text:s text:c="12"/></text:span><text:span text:style-name="T13">// --- Skip to the next token , the token ought </text:span></text:p>
            <text:p text:style-name="P31"><text:span text:style-name="T18"><text:s text:c="12"/></text:span><text:span text:style-name="T13">// to be a Variable name ( UnQouted String )</text:span></text:p>
            <text:p text:style-name="P35"><text:s text:c="12"/>GetNext();</text:p>
            <text:p text:style-name="P35"/>
            <text:p text:style-name="P31"><text:span text:style-name="T18"><text:s text:c="12"/></text:span><text:span text:style-name="T21">if</text:span><text:span text:style-name="T18"> (Current_Token == </text:span><text:span text:style-name="T23">TOKEN</text:span><text:span text:style-name="T18">.TOK_UNQUOTED_STRING)</text:span></text:p>
            <text:p text:style-name="P35"><text:s text:c="12"/>{</text:p>
            <text:p text:style-name="P31"><text:span text:style-name="T18"><text:s text:c="16"/></text:span><text:span text:style-name="T23">SYMBOL_INFO</text:span><text:span text:style-name="T18"> symb = </text:span><text:span text:style-name="T21">new</text:span><text:span text:style-name="T18"> </text:span><text:span text:style-name="T23">SYMBOL_INFO</text:span><text:span text:style-name="T18">();</text:span></text:p>
            <text:p text:style-name="P31"><text:span text:style-name="T18"><text:s text:c="16"/>symb.SymbolName = </text:span><text:span text:style-name="T21">base</text:span><text:span text:style-name="T18">.last_str;</text:span></text:p>
            <text:p text:style-name="P31"><text:span text:style-name="T18"><text:s text:c="16"/>symb.Type = (tok == </text:span><text:span text:style-name="T23">TOKEN</text:span><text:span text:style-name="T18">.TOK_VAR_BOOL) ?</text:span></text:p>
            <text:p text:style-name="P31"><text:span text:style-name="T18"><text:s text:c="16"/></text:span><text:span text:style-name="T23">TYPE_INFO</text:span><text:span text:style-name="T18">.TYPE_BOOL : (tok == </text:span><text:span text:style-name="T23">TOKEN</text:span><text:span text:style-name="T18">.TOK_VAR_NUMBER) ?</text:span></text:p>
            <text:p text:style-name="P31"><text:span text:style-name="T18"><text:s text:c="16"/></text:span><text:span text:style-name="T23">TYPE_INFO</text:span><text:span text:style-name="T18">.TYPE_NUMERIC : </text:span><text:span text:style-name="T23">TYPE_INFO</text:span><text:span text:style-name="T18">.TYPE_STRING;</text:span></text:p>
            <text:p text:style-name="P35"/>
            <text:p text:style-name="P31"><text:span text:style-name="T18"><text:s text:c="16"/></text:span><text:span text:style-name="T13">//---------- Skip to Expect the SemiColon</text:span></text:p>
            <text:p text:style-name="P35"><text:soft-page-break/><text:s text:c="16"/></text:p>
            <text:p text:style-name="P35"><text:s text:c="16"/>GetNext();</text:p>
            <text:p text:style-name="P35"/>
            <text:p text:style-name="P35"/>
            <text:p text:style-name="P35"/>
            <text:p text:style-name="P31"><text:span text:style-name="T18"><text:s text:c="16"/></text:span><text:span text:style-name="T21">if</text:span><text:span text:style-name="T18"> (Current_Token == </text:span><text:span text:style-name="T23">TOKEN</text:span><text:span text:style-name="T18">.TOK_SEMI)</text:span></text:p>
            <text:p text:style-name="P35"><text:s text:c="16"/>{</text:p>
            <text:p text:style-name="P31"><text:span text:style-name="T18"><text:s text:c="20"/></text:span><text:span text:style-name="T13">// ----------- Add to the Symbol Table</text:span></text:p>
            <text:p text:style-name="P31"><text:span text:style-name="T18"><text:s text:c="20"/></text:span><text:span text:style-name="T13">// for type analysis </text:span></text:p>
            <text:p text:style-name="P35"><text:s text:c="20"/>ctx.TABLE.Add(symb); </text:p>
            <text:p text:style-name="P35"/>
            <text:p text:style-name="P31"><text:span text:style-name="T18"><text:s text:c="20"/></text:span><text:span text:style-name="T13">// --------- return the Object of type</text:span></text:p>
            <text:p text:style-name="P31"><text:span text:style-name="T18"><text:s text:c="20"/></text:span><text:span text:style-name="T13">// --------- VariableDeclStatement</text:span></text:p>
            <text:p text:style-name="P31"><text:span text:style-name="T18"><text:s text:c="20"/></text:span><text:span text:style-name="T13">// This will just store the Variable name</text:span></text:p>
            <text:p text:style-name="P31"><text:span text:style-name="T18"><text:s text:c="20"/></text:span><text:span text:style-name="T13">// to be looked up in the above table</text:span></text:p>
            <text:p text:style-name="P31"><text:span text:style-name="T18"><text:s text:c="20"/></text:span><text:span text:style-name="T21">return</text:span><text:span text:style-name="T18"> </text:span><text:span text:style-name="T21">new</text:span><text:span text:style-name="T18"> </text:span><text:span text:style-name="T23">VariableDeclStatement</text:span><text:span text:style-name="T18">(symb);</text:span></text:p>
            <text:p text:style-name="P35"><text:s text:c="16"/>}</text:p>
            <text:p text:style-name="P31"><text:span text:style-name="T18"><text:s text:c="16"/></text:span><text:span text:style-name="T21">else</text:span></text:p>
            <text:p text:style-name="P35"><text:s text:c="16"/>{</text:p>
            <text:p text:style-name="P31"><text:span text:style-name="T18"><text:s text:c="20"/></text:span><text:span text:style-name="T23">CSyntaxErrorLog</text:span><text:span text:style-name="T18">.AddLine(</text:span><text:span text:style-name="T26">"; expected"</text:span><text:span text:style-name="T18">);</text:span></text:p>
            <text:p text:style-name="P31"><text:span text:style-name="T18"><text:s text:c="20"/></text:span><text:span text:style-name="T23">CSyntaxErrorLog</text:span><text:span text:style-name="T18">.AddLine(GetCurrentLine(SaveIndex()));</text:span></text:p>
            <text:p text:style-name="P31"><text:span text:style-name="T18"><text:s text:c="20"/></text:span><text:span text:style-name="T21">throw</text:span><text:span text:style-name="T18"> </text:span><text:span text:style-name="T21">new</text:span><text:span text:style-name="T18"> </text:span><text:span text:style-name="T23">CParserException</text:span><text:span text:style-name="T18">(-100, </text:span><text:span text:style-name="T26">", or ; expected"</text:span><text:span text:style-name="T18">, SaveIndex());</text:span></text:p>
            <text:p text:style-name="P35"><text:s text:c="16"/>}</text:p>
            <text:p text:style-name="P35"><text:s text:c="12"/>}</text:p>
            <text:p text:style-name="P31"><text:span text:style-name="T18"><text:s text:c="12"/></text:span><text:span text:style-name="T21">else</text:span></text:p>
            <text:p text:style-name="P35"><text:s text:c="12"/>{</text:p>
            <text:p text:style-name="P35"/>
            <text:p text:style-name="P31"><text:span text:style-name="T18"><text:s text:c="16"/></text:span><text:span text:style-name="T23">CSyntaxErrorLog</text:span><text:span text:style-name="T18">.AddLine(</text:span><text:span text:style-name="T26">"invalid variable declaration"</text:span><text:span text:style-name="T18">);</text:span></text:p>
            <text:p text:style-name="P31"><text:span text:style-name="T18"><text:s text:c="16"/></text:span><text:span text:style-name="T23">CSyntaxErrorLog</text:span><text:span text:style-name="T18">.AddLine(GetCurrentLine(SaveIndex()));</text:span></text:p>
            <text:p text:style-name="P31"><text:span text:style-name="T18"><text:s text:c="16"/></text:span><text:span text:style-name="T21">throw</text:span><text:span text:style-name="T18"> </text:span><text:span text:style-name="T21">new</text:span><text:span text:style-name="T18"> </text:span><text:span text:style-name="T23">CParserException</text:span><text:span text:style-name="T18">(-100, </text:span><text:span text:style-name="T26">", or ; expected"</text:span><text:span text:style-name="T18">, SaveIndex());</text:span></text:p>
            <text:p text:style-name="P35"><text:s text:c="12"/>}</text:p>
            <text:p text:style-name="P31"><text:span text:style-name="T18"><text:s text:c="8"/>}</text:span></text:p>
          </table:table-cell>
        </table:table-row>
      </table:table>
      <text:p text:style-name="Standard"/>
      <text:p text:style-name="Standard">Assignment statement is easy to parse as the required ground work has already been done... !</text:p>
      <text:p text:style-name="Standard"/>
      <table:table table:name="Table54" table:style-name="Table54">
        <table:table-column table:style-name="Table54.A"/>
        <table:table-row>
          <table:table-cell table:style-name="Table54.A1" office:value-type="string">
            <text:p text:style-name="P31"><text:span text:style-name="T4"><text:s/></text:span><text:span text:style-name="T7">///</text:span><text:span text:style-name="T13"> </text:span><text:span text:style-name="T7">&lt;summary&gt;</text:span></text:p>
            <text:p text:style-name="P31"><text:span text:style-name="T18"><text:s text:c="8"/></text:span><text:span text:style-name="T7">///</text:span><text:span text:style-name="T13"> <text:s text:c="3"/>Parse the Assignment Statement </text:span></text:p>
            <text:p text:style-name="P31"><text:span text:style-name="T18"><text:s text:c="8"/></text:span><text:span text:style-name="T7">///</text:span><text:span text:style-name="T13"> <text:s text:c="3"/></text:span><text:span text:style-name="T7">&lt;variable&gt;</text:span><text:span text:style-name="T13"> = </text:span><text:span text:style-name="T7">&lt;expr&gt;</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pan><text:span text:style-name="T7">&lt;param name="pb"&gt;&lt;/param&gt;</text:span></text:p>
            <text:p text:style-name="P31"><text:span text:style-name="T18"><text:s text:c="8"/></text:span><text:span text:style-name="T7">///</text:span><text:span text:style-name="T13"> </text:span><text:span text:style-name="T7">&lt;returns&gt;&lt;/returns&gt;</text:span></text:p>
            <text:p text:style-name="P31"><text:span text:style-name="T18"><text:s text:c="8"/></text:span><text:span text:style-name="T21">public</text:span><text:span text:style-name="T18"> </text:span><text:span text:style-name="T23">Stmt</text:span><text:span text:style-name="T18"> ParseAssignmentStatement(</text:span><text:span text:style-name="T23">COMPILATION_CONTEXT</text:span><text:span text:style-name="T18"> ctx)</text:span></text:p>
            <text:p text:style-name="P35"><text:s text:c="8"/>{</text:p>
            <text:p text:style-name="P35"/>
            <text:p text:style-name="P31"><text:span text:style-name="T18"><text:s text:c="12"/></text:span><text:span text:style-name="T13">//</text:span></text:p>
            <text:p text:style-name="P31"><text:span text:style-name="T18"><text:s text:c="12"/></text:span><text:span text:style-name="T13">// Retrieve the variable and look it up in </text:span></text:p>
            <text:p text:style-name="P31"><text:span text:style-name="T18"><text:s text:c="12"/></text:span><text:span text:style-name="T13">// the symbol table ..if not found throw exception</text:span></text:p>
            <text:p text:style-name="P31"><text:span text:style-name="T18"><text:s text:c="12"/></text:span><text:span text:style-name="T13">//</text:span></text:p>
            <text:p text:style-name="P31"><text:span text:style-name="T18"><text:s text:c="12"/></text:span><text:span text:style-name="T21">string</text:span><text:span text:style-name="T18"> variable = </text:span><text:span text:style-name="T21">base</text:span><text:span text:style-name="T18">.last_str;</text:span></text:p>
            <text:p text:style-name="P31"><text:span text:style-name="T18"><text:s text:c="12"/></text:span><text:span text:style-name="T23">SYMBOL_INFO</text:span><text:span text:style-name="T18"> s = ctx.TABLE.Get(variable);</text:span></text:p>
            <text:p text:style-name="P31"><text:span text:style-name="T18"><text:s text:c="12"/></text:span><text:span text:style-name="T21">if</text:span><text:span text:style-name="T18"> (s == </text:span><text:span text:style-name="T21">null</text:span><text:span text:style-name="T18">)</text:span></text:p>
            <text:p text:style-name="P35"><text:s text:c="12"/>{</text:p>
            <text:p text:style-name="P31"><text:span text:style-name="T18"><text:s text:c="16"/></text:span><text:span text:style-name="T23">CSyntaxErrorLog</text:span><text:span text:style-name="T18">.AddLine(</text:span><text:span text:style-name="T26">"Variable not found <text:s/>"</text:span><text:span text:style-name="T18"> + last_str);</text:span></text:p>
            <text:p text:style-name="P31"><text:span text:style-name="T18"><text:s text:c="16"/></text:span><text:span text:style-name="T23">CSyntaxErrorLog</text:span><text:span text:style-name="T18">.AddLine(GetCurrentLine(SaveIndex()));</text:span></text:p>
            <text:p text:style-name="P31"><text:span text:style-name="T18"><text:s text:c="16"/></text:span><text:span text:style-name="T21">throw</text:span><text:span text:style-name="T18"> </text:span><text:span text:style-name="T21">new</text:span><text:span text:style-name="T18"> </text:span><text:span text:style-name="T23">CParserException</text:span><text:span text:style-name="T18">(-100, </text:span><text:span text:style-name="T26">"Variable not found"</text:span><text:span text:style-name="T18">, SaveIndex());</text:span></text:p>
            <text:p text:style-name="P35"/>
            <text:p text:style-name="P35"><text:s text:c="12"/>}</text:p>
            <text:p text:style-name="P35"><text:soft-page-break/></text:p>
            <text:p text:style-name="P31"><text:span text:style-name="T18"><text:s text:c="12"/></text:span><text:span text:style-name="T13">//------------ The next token ought to be an assignment</text:span></text:p>
            <text:p text:style-name="P31"><text:span text:style-name="T18"><text:s text:c="12"/></text:span><text:span text:style-name="T13">// expression....</text:span></text:p>
            <text:p text:style-name="P1148"/>
            <text:p text:style-name="P35"><text:s text:c="12"/>GetNext();</text:p>
            <text:p text:style-name="P35"/>
            <text:p text:style-name="P31"><text:span text:style-name="T18"><text:s text:c="12"/></text:span><text:span text:style-name="T21">if</text:span><text:span text:style-name="T18"> (Current_Token != </text:span><text:span text:style-name="T23">TOKEN</text:span><text:span text:style-name="T18">.TOK_ASSIGN)</text:span></text:p>
            <text:p text:style-name="P35"><text:s text:c="12"/>{</text:p>
            <text:p text:style-name="P35"/>
            <text:p text:style-name="P31"><text:span text:style-name="T18"><text:s text:c="16"/></text:span><text:span text:style-name="T23">CSyntaxErrorLog</text:span><text:span text:style-name="T18">.AddLine(</text:span><text:span text:style-name="T26">"= expected"</text:span><text:span text:style-name="T18">);</text:span></text:p>
            <text:p text:style-name="P31"><text:span text:style-name="T18"><text:s text:c="16"/></text:span><text:span text:style-name="T23">CSyntaxErrorLog</text:span><text:span text:style-name="T18">.AddLine(GetCurrentLine(SaveIndex()));</text:span></text:p>
            <text:p text:style-name="P31"><text:span text:style-name="T18"><text:s text:c="16"/></text:span><text:span text:style-name="T21">throw</text:span><text:span text:style-name="T18"> </text:span><text:span text:style-name="T21">new</text:span><text:span text:style-name="T18"> </text:span><text:span text:style-name="T23">CParserException</text:span><text:span text:style-name="T18">(-100, </text:span><text:span text:style-name="T26">"= expected"</text:span><text:span text:style-name="T18">, SaveIndex());</text:span></text:p>
            <text:p text:style-name="P35"/>
            <text:p text:style-name="P35"><text:s text:c="12"/>}</text:p>
            <text:p text:style-name="P35"/>
            <text:p text:style-name="P31"><text:span text:style-name="T18"><text:s text:c="12"/></text:span><text:span text:style-name="T13">//-------- Skip the token to start the expression</text:span></text:p>
            <text:p text:style-name="P31"><text:span text:style-name="T18"><text:s text:c="12"/></text:span><text:span text:style-name="T13">// parsing on the RHS</text:span></text:p>
            <text:p text:style-name="P35"><text:s text:c="12"/>GetNext();</text:p>
            <text:p text:style-name="P31"><text:span text:style-name="T18"><text:s text:c="12"/></text:span><text:span text:style-name="T23">Exp</text:span><text:span text:style-name="T18"> exp = Expr(ctx);</text:span></text:p>
            <text:p text:style-name="P35"/>
            <text:p text:style-name="P31"><text:span text:style-name="T18"><text:s text:c="12"/></text:span><text:span text:style-name="T13">//------------ Do the type analysis ...</text:span></text:p>
            <text:p text:style-name="P1148"/>
            <text:p text:style-name="P31"><text:span text:style-name="T18"><text:s text:c="12"/></text:span><text:span text:style-name="T21">if</text:span><text:span text:style-name="T18"> (exp.TypeCheck(ctx) != s.Type)</text:span></text:p>
            <text:p text:style-name="P35"><text:s text:c="12"/>{</text:p>
            <text:p text:style-name="P31"><text:span text:style-name="T18"><text:s text:c="16"/></text:span><text:span text:style-name="T21">throw</text:span><text:span text:style-name="T18"> </text:span><text:span text:style-name="T21">new</text:span><text:span text:style-name="T18"> </text:span><text:span text:style-name="T23">Exception</text:span><text:span text:style-name="T18">(</text:span><text:span text:style-name="T26">"Type mismatch in assignment"</text:span><text:span text:style-name="T18">);</text:span></text:p>
            <text:p text:style-name="P35"/>
            <text:p text:style-name="P35"><text:s text:c="12"/>}</text:p>
            <text:p text:style-name="P35"/>
            <text:p text:style-name="P31"><text:span text:style-name="T18"><text:s text:c="12"/></text:span><text:span text:style-name="T13">// -------------- End of statement ( ; ) is expected</text:span></text:p>
            <text:p text:style-name="P31"><text:span text:style-name="T18"><text:s text:c="12"/></text:span><text:span text:style-name="T21">if</text:span><text:span text:style-name="T18"> (Current_Token != </text:span><text:span text:style-name="T23">TOKEN</text:span><text:span text:style-name="T18">.TOK_SEMI)</text:span></text:p>
            <text:p text:style-name="P35"><text:s text:c="12"/>{</text:p>
            <text:p text:style-name="P31"><text:span text:style-name="T18"><text:s text:c="16"/></text:span><text:span text:style-name="T23">CSyntaxErrorLog</text:span><text:span text:style-name="T18">.AddLine(</text:span><text:span text:style-name="T26">"; expected"</text:span><text:span text:style-name="T18">);</text:span></text:p>
            <text:p text:style-name="P31"><text:span text:style-name="T18"><text:s text:c="16"/></text:span><text:span text:style-name="T23">CSyntaxErrorLog</text:span><text:span text:style-name="T18">.AddLine(GetCurrentLine(SaveIndex()));</text:span></text:p>
            <text:p text:style-name="P31"><text:span text:style-name="T18"><text:s text:c="16"/></text:span><text:span text:style-name="T21">throw</text:span><text:span text:style-name="T18"> </text:span><text:span text:style-name="T21">new</text:span><text:span text:style-name="T18"> </text:span><text:span text:style-name="T23">CParserException</text:span><text:span text:style-name="T18">(-100, </text:span><text:span text:style-name="T26">" ; expected"</text:span><text:span text:style-name="T18">, -1);</text:span></text:p>
            <text:p text:style-name="P35"/>
            <text:p text:style-name="P35"><text:s text:c="12"/>}</text:p>
            <text:p text:style-name="P31"><text:span text:style-name="T18"><text:s text:c="12"/></text:span><text:span text:style-name="T13">// return an instance of AssignmentStatement node..</text:span></text:p>
            <text:p text:style-name="P31"><text:span text:style-name="T18"><text:s text:c="12"/></text:span><text:span text:style-name="T13">// <text:s text:c="2"/>s =&gt; Symbol info associated with variable</text:span></text:p>
            <text:p text:style-name="P31"><text:span text:style-name="T18"><text:s text:c="12"/></text:span><text:span text:style-name="T13">// <text:s text:c="2"/>exp =&gt; to evaluated and assigned to symbol_info</text:span></text:p>
            <text:p text:style-name="P31"><text:span text:style-name="T18"><text:s text:c="12"/></text:span><text:span text:style-name="T21">return</text:span><text:span text:style-name="T18"> </text:span><text:span text:style-name="T21">new</text:span><text:span text:style-name="T18"> </text:span><text:span text:style-name="T23">AssignmentStatement</text:span><text:span text:style-name="T18">(s, exp);</text:span></text:p>
            <text:p text:style-name="P35"/>
            <text:p text:style-name="P35"><text:s text:c="8"/>}</text:p>
            <text:p text:style-name="Table_20_Contents"/>
          </table:table-cell>
        </table:table-row>
      </table:table>
      <text:p text:style-name="Standard"/>
      <text:p text:style-name="Standard"/>
      <text:p text:style-name="P1448">Parsing Expressions </text:p>
      <text:p text:style-name="Standard"/>
      <text:p text:style-name="Standard">The grammar for expression is given below</text:p>
      <table:table table:name="Table55" table:style-name="Table55">
        <table:table-column table:style-name="Table55.A"/>
        <table:table-row>
          <table:table-cell table:style-name="Table55.A1" office:value-type="string">
            <text:p text:style-name="P31"><text:span text:style-name="T18"><text:s text:c="4"/></text:span><text:span text:style-name="T13"><text:s/></text:span><text:span text:style-name="T7">&lt;Expr&gt;</text:span><text:span text:style-name="T13"> <text:s/>::= <text:s/></text:span><text:span text:style-name="T7">&lt;Term&gt;</text:span><text:span text:style-name="T13"> | </text:span><text:span text:style-name="T7">&lt;Term&gt;</text:span><text:span text:style-name="T13"> { + | - } </text:span><text:span text:style-name="T7">&lt;Expr&gt;</text:span></text:p>
            <text:p text:style-name="P31"><text:span text:style-name="T18"><text:s text:c="4"/></text:span><text:span text:style-name="T13"><text:s/></text:span><text:span text:style-name="T7">&lt;Term&gt;</text:span><text:span text:style-name="T13"> ::= <text:s/></text:span><text:span text:style-name="T7">&lt;Factor&gt;</text:span><text:span text:style-name="T13"> | </text:span><text:span text:style-name="T7">&lt;Factor&gt;</text:span><text:span text:style-name="T13"> <text:s/>{*|/} </text:span><text:span text:style-name="T7">&lt;Term&gt;</text:span></text:p>
            <text:p text:style-name="P31"><text:span text:style-name="T18"><text:s text:c="4"/></text:span><text:span text:style-name="T13"><text:s/></text:span><text:span text:style-name="T7">&lt;Factor&gt;</text:span><text:span text:style-name="T13">::= <text:s/></text:span><text:span text:style-name="T7">&lt;number&gt;</text:span><text:span text:style-name="T13"> | ( </text:span><text:span text:style-name="T7">&lt;expr&gt;</text:span><text:span text:style-name="T13"> ) | {+|-} </text:span><text:span text:style-name="T7">&lt;factor&gt;</text:span></text:p>
            <text:p text:style-name="P31"><text:span text:style-name="T18"><text:s text:c="16"/></text:span><text:span text:style-name="T13"><text:s text:c="11"/></text:span><text:span text:style-name="T7">&lt;variable&gt;</text:span><text:span text:style-name="T13"> | TRUE | FALSE</text:span></text:p>
          </table:table-cell>
        </table:table-row>
      </table:table>
      <text:p text:style-name="Standard"/>
      <text:p text:style-name="Standard">Let us take a look at the Expression routine , ie the top most expression parsing routine at this point of time... ( In future , when logical expressions and relational expressions are added , we modify the <text:soft-page-break/>grammar)</text:p>
      <text:p text:style-name="Standard"/>
      <table:table table:name="Table56" table:style-name="Table56">
        <table:table-column table:style-name="Table56.A"/>
        <table:table-row>
          <table:table-cell table:style-name="Table56.A1" office:value-type="string">
            <text:p text:style-name="P31"><text:span text:style-name="T4"><text:s text:c="8"/></text:span><text:span text:style-name="T7">///</text:span><text:span text:style-name="T13"> </text:span><text:span text:style-name="T7">&lt;summary&gt;</text:span></text:p>
            <text:p text:style-name="P31"><text:span text:style-name="T18"><text:s text:c="8"/></text:span><text:span text:style-name="T7">///</text:span><text:span text:style-name="T13"> <text:s text:c="3"/></text:span><text:span text:style-name="T7">&lt;Expr&gt;</text:span><text:span text:style-name="T13"> <text:s/>::= <text:s/></text:span><text:span text:style-name="T7">&lt;Term&gt;</text:span><text:span text:style-name="T13"> | </text:span><text:span text:style-name="T7">&lt;Term&gt;</text:span><text:span text:style-name="T13"> { + | - } </text:span><text:span text:style-name="T7">&lt;Expr&gt;</text:span></text:p>
            <text:p text:style-name="P31"><text:span text:style-name="T18"><text:s text:c="8"/></text:span><text:span text:style-name="T7">///</text:span><text:span text:style-name="T13"> <text:s text:c="3"/></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pan><text:span text:style-name="T7">&lt;returns&gt;&lt;/returns&gt;</text:span></text:p>
            <text:p text:style-name="P31"><text:span text:style-name="T18"><text:s text:c="8"/></text:span><text:span text:style-name="T21">public</text:span><text:span text:style-name="T18"> </text:span><text:span text:style-name="T23">Exp</text:span><text:span text:style-name="T18"> Expr(</text:span><text:span text:style-name="T23">COMPILATION_CONTEXT</text:span><text:span text:style-name="T18"> ctx)</text:span></text:p>
            <text:p text:style-name="P35"><text:s text:c="8"/>{</text:p>
            <text:p text:style-name="P31"><text:span text:style-name="T18"><text:s text:c="12"/></text:span><text:span text:style-name="T23">TOKEN</text:span><text:span text:style-name="T18"> l_token;</text:span></text:p>
            <text:p text:style-name="P31"><text:span text:style-name="T18"><text:s text:c="12"/></text:span><text:span text:style-name="T23">Exp</text:span><text:span text:style-name="T18"> RetValue = Term(ctx);</text:span></text:p>
            <text:p text:style-name="P31"><text:span text:style-name="T18"><text:s text:c="12"/></text:span><text:span text:style-name="T21">while</text:span><text:span text:style-name="T18"> (Current_Token == </text:span><text:span text:style-name="T23">TOKEN</text:span><text:span text:style-name="T18">.TOK_PLUS || Current_Token == </text:span><text:span text:style-name="T23">TOKEN</text:span><text:span text:style-name="T18">.TOK_SUB)</text:span></text:p>
            <text:p text:style-name="P35"><text:s text:c="12"/>{</text:p>
            <text:p text:style-name="P35"><text:s text:c="16"/>l_token = Current_Token;</text:p>
            <text:p text:style-name="P35"><text:s text:c="16"/>Current_Token = GetToken();</text:p>
            <text:p text:style-name="P31"><text:span text:style-name="T18"><text:s text:c="16"/></text:span><text:span text:style-name="T23">Exp</text:span><text:span text:style-name="T18"> e1 = Expr(ctx);</text:span></text:p>
            <text:p text:style-name="P35"/>
            <text:p text:style-name="P31"><text:span text:style-name="T18"><text:s text:c="16"/></text:span><text:span text:style-name="T21">if</text:span><text:span text:style-name="T18"> (l_token == </text:span><text:span text:style-name="T23">TOKEN</text:span><text:span text:style-name="T18">.TOK_PLUS)</text:span></text:p>
            <text:p text:style-name="P31"><text:span text:style-name="T18"><text:s text:c="20"/>RetValue = </text:span><text:span text:style-name="T21">new</text:span><text:span text:style-name="T18"> </text:span><text:span text:style-name="T23">BinaryPlus</text:span><text:span text:style-name="T18">(RetValue, e1);</text:span></text:p>
            <text:p text:style-name="P31"><text:span text:style-name="T18"><text:s text:c="16"/></text:span><text:span text:style-name="T21">else</text:span></text:p>
            <text:p text:style-name="P31"><text:span text:style-name="T18"><text:s text:c="20"/>RetValue = </text:span><text:span text:style-name="T21">new</text:span><text:span text:style-name="T18"> </text:span><text:span text:style-name="T23">BinaryMinus</text:span><text:span text:style-name="T18">(RetValue, e1);</text:span></text:p>
            <text:p text:style-name="P35"><text:s text:c="12"/>}</text:p>
            <text:p text:style-name="P35"/>
            <text:p text:style-name="P31"><text:span text:style-name="T18"><text:s text:c="12"/></text:span><text:span text:style-name="T21">return</text:span><text:span text:style-name="T18"> RetValue;</text:span></text:p>
            <text:p text:style-name="P35"/>
            <text:p text:style-name="P31"><text:span text:style-name="T18"><text:s text:c="8"/>}</text:span></text:p>
          </table:table-cell>
        </table:table-row>
      </table:table>
      <text:p text:style-name="Standard"/>
      <text:p text:style-name="Standard">The Term routine handles the mul and the div operators</text:p>
      <text:p text:style-name="Standard"/>
      <table:table table:name="Table57" table:style-name="Table57">
        <table:table-column table:style-name="Table57.A"/>
        <table:table-row>
          <table:table-cell table:style-name="Table57.A1" office:value-type="string">
            <text:p text:style-name="P31"><text:span text:style-name="T4"><text:s text:c="5"/></text:span><text:span text:style-name="T18"><text:s/></text:span><text:span text:style-name="T7">///</text:span><text:span text:style-name="T13"> </text:span><text:span text:style-name="T7">&lt;summary&gt;</text:span></text:p>
            <text:p text:style-name="P31"><text:span text:style-name="T18"><text:s text:c="8"/></text:span><text:span text:style-name="T7">///</text:span><text:span text:style-name="T13"> </text:span><text:span text:style-name="T7">&lt;Term&gt;</text:span><text:span text:style-name="T13"> ::= <text:s/></text:span><text:span text:style-name="T7">&lt;Factor&gt;</text:span><text:span text:style-name="T13"> | </text:span><text:span text:style-name="T7">&lt;Factor&gt;</text:span><text:span text:style-name="T13"> <text:s/>{*|/} </text:span><text:span text:style-name="T7">&lt;Term&gt;</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21">public</text:span><text:span text:style-name="T18"> </text:span><text:span text:style-name="T23">Exp</text:span><text:span text:style-name="T18"> Term(</text:span><text:span text:style-name="T23">COMPILATION_CONTEXT</text:span><text:span text:style-name="T18"> ctx)</text:span></text:p>
            <text:p text:style-name="P35"><text:s text:c="8"/>{</text:p>
            <text:p text:style-name="P31"><text:span text:style-name="T18"><text:s text:c="12"/></text:span><text:span text:style-name="T23">TOKEN</text:span><text:span text:style-name="T18"> l_token;</text:span></text:p>
            <text:p text:style-name="P31"><text:span text:style-name="T18"><text:s text:c="12"/></text:span><text:span text:style-name="T23">Exp</text:span><text:span text:style-name="T18"> RetValue = Factor(ctx);</text:span></text:p>
            <text:p text:style-name="P35"/>
            <text:p text:style-name="P31"><text:span text:style-name="T18"><text:s text:c="12"/></text:span><text:span text:style-name="T21">while</text:span><text:span text:style-name="T18"> (Current_Token == </text:span><text:span text:style-name="T23">TOKEN</text:span><text:span text:style-name="T18">.TOK_MUL || Current_Token == </text:span><text:span text:style-name="T23">TOKEN</text:span><text:span text:style-name="T18">.TOK_DIV)</text:span></text:p>
            <text:p text:style-name="P35"><text:s text:c="12"/>{</text:p>
            <text:p text:style-name="P35"><text:s text:c="16"/>l_token = Current_Token;</text:p>
            <text:p text:style-name="P35"><text:s text:c="16"/>Current_Token = GetToken();</text:p>
            <text:p text:style-name="P35"/>
            <text:p text:style-name="P35"/>
            <text:p text:style-name="P31"><text:span text:style-name="T18"><text:s text:c="16"/></text:span><text:span text:style-name="T23">Exp</text:span><text:span text:style-name="T18"> e1 = Term(ctx);</text:span></text:p>
            <text:p text:style-name="P31"><text:span text:style-name="T18"><text:s text:c="16"/></text:span><text:span text:style-name="T21">if</text:span><text:span text:style-name="T18"> (l_token == </text:span><text:span text:style-name="T23">TOKEN</text:span><text:span text:style-name="T18">.TOK_MUL)</text:span></text:p>
            <text:p text:style-name="P31"><text:span text:style-name="T18"><text:s text:c="20"/>RetValue = </text:span><text:span text:style-name="T21">new</text:span><text:span text:style-name="T18"> </text:span><text:span text:style-name="T23">Mul</text:span><text:span text:style-name="T18">(RetValue, e1);</text:span></text:p>
            <text:p text:style-name="P31"><text:span text:style-name="T18"><text:s text:c="16"/></text:span><text:span text:style-name="T21">else</text:span></text:p>
            <text:p text:style-name="P31"><text:span text:style-name="T18"><text:s text:c="20"/>RetValue = </text:span><text:span text:style-name="T21">new</text:span><text:span text:style-name="T18"> </text:span><text:span text:style-name="T23">Div</text:span><text:span text:style-name="T18">(RetValue, e1);</text:span></text:p>
            <text:p text:style-name="P35"/>
            <text:p text:style-name="P35"><text:s text:c="12"/>}</text:p>
            <text:p text:style-name="P35"/>
            <text:p text:style-name="P31"><text:span text:style-name="T18"><text:s text:c="12"/></text:span><text:span text:style-name="T21">return</text:span><text:span text:style-name="T18"> RetValue;</text:span></text:p>
            <text:p text:style-name="P31"><text:span text:style-name="T18"><text:s text:c="8"/>}</text:span></text:p>
          </table:table-cell>
        </table:table-row>
      </table:table>
      <text:p text:style-name="Standard"/>
      <text:p text:style-name="Standard"/>
      <text:p text:style-name="Standard"/>
      <text:p text:style-name="Standard"><text:soft-page-break/>The factor routine is where we handle Variables , unary Operations , Constants etc....</text:p>
      <text:p text:style-name="Standard"/>
      <table:table table:name="Table58" table:style-name="Table58">
        <table:table-column table:style-name="Table58.A"/>
        <table:table-row>
          <table:table-cell table:style-name="Table58.A1" office:value-type="string">
            <text:p text:style-name="P31"><text:span text:style-name="T4"><text:s text:c="2"/></text:span><text:span text:style-name="T7">///</text:span><text:span text:style-name="T13"> </text:span><text:span text:style-name="T7">&lt;summary&gt;</text:span></text:p>
            <text:p text:style-name="P31"><text:span text:style-name="T18"><text:s text:c="8"/></text:span><text:span text:style-name="T7">///</text:span><text:span text:style-name="T13"> <text:s text:c="4"/></text:span><text:span text:style-name="T7">&lt;Factor&gt;</text:span><text:span text:style-name="T13">::= <text:s/></text:span><text:span text:style-name="T7">&lt;number&gt;</text:span><text:span text:style-name="T13"> | ( </text:span><text:span text:style-name="T7">&lt;expr&gt;</text:span><text:span text:style-name="T13"> ) | {+|-} </text:span><text:span text:style-name="T7">&lt;factor&gt;</text:span></text:p>
            <text:p text:style-name="P31"><text:span text:style-name="T18"><text:s text:c="8"/></text:span><text:span text:style-name="T7">///</text:span><text:span text:style-name="T13"> <text:s text:c="10"/></text:span><text:span text:style-name="T7">&lt;variable&gt;</text:span><text:span text:style-name="T13"> | TRUE | FALSE</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21">public</text:span><text:span text:style-name="T18"> </text:span><text:span text:style-name="T23">Exp</text:span><text:span text:style-name="T18"> Factor(</text:span><text:span text:style-name="T23">COMPILATION_CONTEXT</text:span><text:span text:style-name="T18"> ctx)</text:span></text:p>
            <text:p text:style-name="P35"><text:s text:c="8"/>{</text:p>
            <text:p text:style-name="P31"><text:span text:style-name="T18"><text:s text:c="12"/></text:span><text:span text:style-name="T23">TOKEN</text:span><text:span text:style-name="T18"> l_token;</text:span></text:p>
            <text:p text:style-name="P31"><text:span text:style-name="T18"><text:s text:c="12"/></text:span><text:span text:style-name="T23">Exp</text:span><text:span text:style-name="T18"> RetValue = </text:span><text:span text:style-name="T21">null</text:span><text:span text:style-name="T18">;</text:span></text:p>
            <text:p text:style-name="P35"/>
            <text:p text:style-name="P35"/>
            <text:p text:style-name="P35"/>
            <text:p text:style-name="P31"><text:span text:style-name="T18"><text:s text:c="12"/></text:span><text:span text:style-name="T21">if</text:span><text:span text:style-name="T18"> (Current_Token == </text:span><text:span text:style-name="T23">TOKEN</text:span><text:span text:style-name="T18">.TOK_NUMERIC)</text:span></text:p>
            <text:p text:style-name="P35"><text:s text:c="12"/>{</text:p>
            <text:p text:style-name="P35"/>
            <text:p text:style-name="P31"><text:span text:style-name="T18"><text:s text:c="16"/>RetValue = </text:span><text:span text:style-name="T21">new</text:span><text:span text:style-name="T18"> </text:span><text:span text:style-name="T23">NumericConstant</text:span><text:span text:style-name="T18">(GetNumber());</text:span></text:p>
            <text:p text:style-name="P35"><text:s text:c="16"/>Current_Token = GetToken();</text:p>
            <text:p text:style-name="P35"/>
            <text:p text:style-name="P35"><text:s text:c="12"/>}</text:p>
            <text:p text:style-name="P31"><text:span text:style-name="T18"><text:s text:c="12"/></text:span><text:span text:style-name="T21">else</text:span><text:span text:style-name="T18"> </text:span><text:span text:style-name="T21">if</text:span><text:span text:style-name="T18"> (Current_Token == </text:span><text:span text:style-name="T23">TOKEN</text:span><text:span text:style-name="T18">.TOK_STRING)</text:span></text:p>
            <text:p text:style-name="P35"><text:s text:c="12"/>{</text:p>
            <text:p text:style-name="P31"><text:span text:style-name="T18"><text:s text:c="16"/>RetValue = </text:span><text:span text:style-name="T21">new</text:span><text:span text:style-name="T18"> </text:span><text:span text:style-name="T23">StringLiteral</text:span><text:span text:style-name="T18">(last_str);</text:span></text:p>
            <text:p text:style-name="P35"><text:s text:c="16"/>Current_Token = GetToken();</text:p>
            <text:p text:style-name="P35"><text:s text:c="12"/>}</text:p>
            <text:p text:style-name="P31"><text:span text:style-name="T18"><text:s text:c="12"/></text:span><text:span text:style-name="T21">else</text:span><text:span text:style-name="T18"> </text:span><text:span text:style-name="T21">if</text:span><text:span text:style-name="T18"> (Current_Token == </text:span><text:span text:style-name="T23">TOKEN</text:span><text:span text:style-name="T18">.TOK_BOOL_FALSE ||</text:span></text:p>
            <text:p text:style-name="P31"><text:span text:style-name="T18"><text:s text:c="22"/>Current_Token == </text:span><text:span text:style-name="T23">TOKEN</text:span><text:span text:style-name="T18">.TOK_BOOL_TRUE)</text:span></text:p>
            <text:p text:style-name="P35"><text:s text:c="12"/>{</text:p>
            <text:p text:style-name="P31"><text:span text:style-name="T18"><text:s text:c="16"/>RetValue = </text:span><text:span text:style-name="T21">new</text:span><text:span text:style-name="T18"> </text:span><text:span text:style-name="T23">BooleanConstant</text:span><text:span text:style-name="T18">(</text:span></text:p>
            <text:p text:style-name="P31"><text:span text:style-name="T18"><text:s text:c="20"/>Current_Token == </text:span><text:span text:style-name="T23">TOKEN</text:span><text:span text:style-name="T18">.TOK_BOOL_TRUE ? </text:span><text:span text:style-name="T21">true</text:span><text:span text:style-name="T18"> : </text:span><text:span text:style-name="T21">false</text:span><text:span text:style-name="T18">);</text:span></text:p>
            <text:p text:style-name="P35"><text:s text:c="16"/>Current_Token = GetToken();</text:p>
            <text:p text:style-name="P35"><text:s text:c="12"/>}</text:p>
            <text:p text:style-name="P31"><text:span text:style-name="T18"><text:s text:c="12"/></text:span><text:span text:style-name="T21">else</text:span><text:span text:style-name="T18"> </text:span><text:span text:style-name="T21">if</text:span><text:span text:style-name="T18"> (Current_Token == </text:span><text:span text:style-name="T23">TOKEN</text:span><text:span text:style-name="T18">.TOK_OPAREN)</text:span></text:p>
            <text:p text:style-name="P35"><text:s text:c="12"/>{</text:p>
            <text:p text:style-name="P35"/>
            <text:p text:style-name="P35"><text:s text:c="16"/>Current_Token = GetToken();</text:p>
            <text:p text:style-name="P35"/>
            <text:p text:style-name="P31"><text:span text:style-name="T18"><text:s text:c="16"/>RetValue = Expr(ctx); <text:s/></text:span><text:span text:style-name="T13">// Recurse</text:span></text:p>
            <text:p text:style-name="P1148"/>
            <text:p text:style-name="P31"><text:span text:style-name="T18"><text:s text:c="16"/></text:span><text:span text:style-name="T21">if</text:span><text:span text:style-name="T18"> (Current_Token != </text:span><text:span text:style-name="T23">TOKEN</text:span><text:span text:style-name="T18">.TOK_CPAREN)</text:span></text:p>
            <text:p text:style-name="P35"><text:s text:c="16"/>{</text:p>
            <text:p text:style-name="P31"><text:span text:style-name="T18"><text:s text:c="20"/></text:span><text:span text:style-name="T23">Console</text:span><text:span text:style-name="T18">.WriteLine(</text:span><text:span text:style-name="T26">"Missing Closing Parenthesis\n"</text:span><text:span text:style-name="T18">);</text:span></text:p>
            <text:p text:style-name="P31"><text:span text:style-name="T18"><text:s text:c="20"/></text:span><text:span text:style-name="T21">throw</text:span><text:span text:style-name="T18"> </text:span><text:span text:style-name="T21">new</text:span><text:span text:style-name="T18"> </text:span><text:span text:style-name="T23">Exception</text:span><text:span text:style-name="T18">();</text:span></text:p>
            <text:p text:style-name="P35"/>
            <text:p text:style-name="P35"><text:s text:c="16"/>}</text:p>
            <text:p text:style-name="P35"><text:s text:c="16"/>Current_Token = GetToken();</text:p>
            <text:p text:style-name="P35"><text:s text:c="12"/>}</text:p>
            <text:p text:style-name="P35"/>
            <text:p text:style-name="P31"><text:span text:style-name="T18"><text:s text:c="12"/></text:span><text:span text:style-name="T21">else</text:span><text:span text:style-name="T18"> </text:span><text:span text:style-name="T21">if</text:span><text:span text:style-name="T18"> (Current_Token == </text:span><text:span text:style-name="T23">TOKEN</text:span><text:span text:style-name="T18">.TOK_PLUS || Current_Token == </text:span><text:span text:style-name="T23">TOKEN</text:span><text:span text:style-name="T18">.TOK_SUB)</text:span></text:p>
            <text:p text:style-name="P35"><text:s text:c="12"/>{</text:p>
            <text:p text:style-name="P35"><text:s text:c="16"/>l_token = Current_Token;</text:p>
            <text:p text:style-name="P35"><text:s text:c="16"/>Current_Token = GetToken();</text:p>
            <text:p text:style-name="P35"><text:s text:c="16"/>RetValue = Factor(ctx);</text:p>
            <text:p text:style-name="P31"><text:span text:style-name="T18"><text:s text:c="16"/></text:span><text:span text:style-name="T21">if</text:span><text:span text:style-name="T18"> (l_token == </text:span><text:span text:style-name="T23">TOKEN</text:span><text:span text:style-name="T18">.TOK_PLUS)</text:span></text:p>
            <text:p text:style-name="P31"><text:span text:style-name="T18"><text:s text:c="20"/>RetValue = </text:span><text:span text:style-name="T21">new</text:span><text:span text:style-name="T18"> </text:span><text:span text:style-name="T23">UnaryPlus</text:span><text:span text:style-name="T18">(RetValue);</text:span></text:p>
            <text:p text:style-name="P31"><text:span text:style-name="T18"><text:s text:c="16"/></text:span><text:span text:style-name="T21">else</text:span></text:p>
            <text:p text:style-name="P31"><text:span text:style-name="T18"><text:s text:c="20"/>RetValue = </text:span><text:span text:style-name="T21">new</text:span><text:span text:style-name="T18"> </text:span><text:span text:style-name="T23">UnaryMinus</text:span><text:span text:style-name="T18">(RetValue);</text:span></text:p>
            <text:p text:style-name="P35"><text:soft-page-break/><text:s text:c="12"/></text:p>
            <text:p text:style-name="P35"><text:s text:c="12"/>}</text:p>
            <text:p text:style-name="P31"><text:span text:style-name="T18"><text:s text:c="12"/></text:span><text:span text:style-name="T21">else</text:span><text:span text:style-name="T18"> </text:span><text:span text:style-name="T21">if</text:span><text:span text:style-name="T18"> (Current_Token == </text:span><text:span text:style-name="T23">TOKEN</text:span><text:span text:style-name="T18">.TOK_UNQUOTED_STRING)</text:span></text:p>
            <text:p text:style-name="P35"><text:s text:c="12"/>{</text:p>
            <text:p text:style-name="P31"><text:span text:style-name="T18"><text:s text:c="16"/></text:span><text:span text:style-name="T7">///</text:span></text:p>
            <text:p text:style-name="P31"><text:span text:style-name="T18"><text:s text:c="16"/></text:span><text:span text:style-name="T7">///</text:span><text:span text:style-name="T13"> <text:s/>Variables </text:span></text:p>
            <text:p text:style-name="P31"><text:span text:style-name="T18"><text:s text:c="16"/></text:span><text:span text:style-name="T7">///</text:span></text:p>
            <text:p text:style-name="P31"><text:span text:style-name="T18"><text:s text:c="16"/></text:span><text:span text:style-name="T23">String</text:span><text:span text:style-name="T18"> str = </text:span><text:span text:style-name="T21">base</text:span><text:span text:style-name="T18">.last_str;</text:span></text:p>
            <text:p text:style-name="P31"><text:span text:style-name="T18"><text:s text:c="16"/></text:span><text:span text:style-name="T23">SYMBOL_INFO</text:span><text:span text:style-name="T18"> inf = ctx.TABLE.Get(str);</text:span></text:p>
            <text:p text:style-name="P35"/>
            <text:p text:style-name="P31"><text:span text:style-name="T18"><text:s text:c="16"/></text:span><text:span text:style-name="T21">if</text:span><text:span text:style-name="T18"> (inf == </text:span><text:span text:style-name="T21">null</text:span><text:span text:style-name="T18">)</text:span></text:p>
            <text:p text:style-name="P31"><text:span text:style-name="T18"><text:s text:c="20"/></text:span><text:span text:style-name="T21">throw</text:span><text:span text:style-name="T18"> </text:span><text:span text:style-name="T21">new</text:span><text:span text:style-name="T18"> </text:span><text:span text:style-name="T23">Exception</text:span><text:span text:style-name="T18">(</text:span><text:span text:style-name="T26">"Undefined symbol"</text:span><text:span text:style-name="T18">);</text:span></text:p>
            <text:p text:style-name="P35"/>
            <text:p text:style-name="P35"><text:s text:c="16"/>GetNext();</text:p>
            <text:p text:style-name="P31"><text:span text:style-name="T18"><text:s text:c="16"/>RetValue = </text:span><text:span text:style-name="T21">new</text:span><text:span text:style-name="T18"> </text:span><text:span text:style-name="T23">Variable</text:span><text:span text:style-name="T18">(inf);</text:span></text:p>
            <text:p text:style-name="P35"><text:s text:c="12"/>}</text:p>
            <text:p text:style-name="P35"/>
            <text:p text:style-name="P31"><text:span text:style-name="T18"><text:s text:c="11"/></text:span><text:span text:style-name="T21">else</text:span></text:p>
            <text:p text:style-name="P35"><text:s text:c="12"/>{</text:p>
            <text:p text:style-name="P35"/>
            <text:p text:style-name="P31"><text:span text:style-name="T18"><text:s text:c="16"/></text:span><text:span text:style-name="T23">Console</text:span><text:span text:style-name="T18">.WriteLine(</text:span><text:span text:style-name="T26">"Illegal Token"</text:span><text:span text:style-name="T18">);</text:span></text:p>
            <text:p text:style-name="P31"><text:span text:style-name="T18"><text:s text:c="16"/></text:span><text:span text:style-name="T21">throw</text:span><text:span text:style-name="T18"> </text:span><text:span text:style-name="T21">new</text:span><text:span text:style-name="T18"> </text:span><text:span text:style-name="T23">Exception</text:span><text:span text:style-name="T18">();</text:span></text:p>
            <text:p text:style-name="P35"><text:s text:c="12"/>}</text:p>
            <text:p text:style-name="P35"/>
            <text:p text:style-name="P35"/>
            <text:p text:style-name="P31"><text:span text:style-name="T18"><text:s text:c="12"/></text:span><text:span text:style-name="T21">return</text:span><text:span text:style-name="T18"> RetValue;</text:span></text:p>
            <text:p text:style-name="P35"/>
            <text:p text:style-name="P31"><text:span text:style-name="T18"><text:s text:c="8"/>}</text:span></text:p>
          </table:table-cell>
        </table:table-row>
      </table:table>
      <text:p text:style-name="Standard"/>
      <text:p text:style-name="Standard">In the CallSlang Project , this is how we need to invoke the Script....</text:p>
      <text:p text:style-name="Standard"/>
      <text:p text:style-name="Standard"/>
      <table:table table:name="Table59" table:style-name="Table59">
        <table:table-column table:style-name="Table59.A"/>
        <table:table-row>
          <table:table-cell table:style-name="Table59.A1" office:value-type="string">
            <text:p text:style-name="P31"><text:span text:style-name="T21">using</text:span><text:span text:style-name="T18"> System;</text:span></text:p>
            <text:p text:style-name="P31"><text:span text:style-name="T21">using</text:span><text:span text:style-name="T18"> System.Collections.Generic;</text:span></text:p>
            <text:p text:style-name="P31"><text:span text:style-name="T21">using</text:span><text:span text:style-name="T18"> System.Linq;</text:span></text:p>
            <text:p text:style-name="P31"><text:span text:style-name="T21">using</text:span><text:span text:style-name="T18"> System.Text;</text:span></text:p>
            <text:p text:style-name="P31"><text:span text:style-name="T21">using</text:span><text:span text:style-name="T18"> System.Collections;</text:span></text:p>
            <text:p text:style-name="P31"><text:span text:style-name="T21">using</text:span><text:span text:style-name="T18"> System.IO;</text:span></text:p>
            <text:p text:style-name="P31"><text:span text:style-name="T21">using</text:span><text:span text:style-name="T18"> SLANG_DOT_NET;</text:span></text:p>
            <text:p text:style-name="P35"/>
            <text:p text:style-name="P31"><text:span text:style-name="T21">namespace</text:span><text:span text:style-name="T18"> CallSLANG</text:span></text:p>
            <text:p text:style-name="P35">{</text:p>
            <text:p text:style-name="P31"><text:span text:style-name="T18"><text:s text:c="4"/></text:span><text:span text:style-name="T21">class</text:span><text:span text:style-name="T18"> </text:span><text:span text:style-name="T23">Program</text:span></text:p>
            <text:p text:style-name="P35"><text:s text:c="4"/>{</text:p>
            <text:p text:style-name="P35"><text:s text:c="6"/></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 text:c="3"/>Driver routine to call the program script</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21">static</text:span><text:span text:style-name="T18"> </text:span><text:span text:style-name="T21">void</text:span><text:span text:style-name="T18"> TestFileScript(</text:span><text:span text:style-name="T21">string</text:span><text:span text:style-name="T18"> filename)</text:span></text:p>
            <text:p text:style-name="P35"><text:s text:c="8"/>{</text:p>
            <text:p text:style-name="P35"><text:s text:c="12"/></text:p>
            <text:p text:style-name="P31"><text:span text:style-name="T18"><text:s text:c="12"/></text:span><text:span text:style-name="T21">if</text:span><text:span text:style-name="T18"> (filename == </text:span><text:span text:style-name="T21">null</text:span><text:span text:style-name="T18">)</text:span></text:p>
            <text:p text:style-name="P31"><text:span text:style-name="T18"><text:s text:c="20"/></text:span><text:span text:style-name="T21">return</text:span><text:span text:style-name="T18">;</text:span></text:p>
            <text:p text:style-name="P35"/>
            <text:p text:style-name="P35"/>
            <text:p text:style-name="P31"><text:span text:style-name="T18"><text:s text:c="12"/></text:span><text:span text:style-name="T13">// -------------- Read the contents from the file</text:span></text:p>
            <text:p text:style-name="P1148"/>
            <text:p text:style-name="P31"><text:soft-page-break/><text:span text:style-name="T18"><text:s text:c="12"/></text:span><text:span text:style-name="T23">StreamReader</text:span><text:span text:style-name="T18"> sr = </text:span><text:span text:style-name="T21">new</text:span><text:span text:style-name="T18"> </text:span><text:span text:style-name="T23">StreamReader</text:span><text:span text:style-name="T18">(filename);</text:span></text:p>
            <text:p text:style-name="P31"><text:span text:style-name="T18"><text:s text:c="12"/></text:span><text:span text:style-name="T21">string</text:span><text:span text:style-name="T18"> programs2 = sr.ReadToEnd();</text:span></text:p>
            <text:p text:style-name="P35"><text:s text:c="12"/></text:p>
            <text:p text:style-name="P35"/>
            <text:p text:style-name="P31"><text:span text:style-name="T18"><text:s text:c="12"/></text:span><text:span text:style-name="T13">//---------------- Creates the Parser Object</text:span></text:p>
            <text:p text:style-name="P31"><text:span text:style-name="T18"><text:s text:c="12"/></text:span><text:span text:style-name="T13">// With Program text as argument </text:span></text:p>
            <text:p text:style-name="P31"><text:span text:style-name="T18"><text:s text:c="12"/></text:span><text:span text:style-name="T23">RDParser</text:span><text:span text:style-name="T18"> pars = </text:span><text:span text:style-name="T21">null</text:span><text:span text:style-name="T18">;</text:span></text:p>
            <text:p text:style-name="P31"><text:span text:style-name="T18"><text:s text:c="12"/>pars = </text:span><text:span text:style-name="T21">new</text:span><text:span text:style-name="T18"> </text:span><text:span text:style-name="T23">RDParser</text:span><text:span text:style-name="T18">(programs2);</text:span></text:p>
            <text:p text:style-name="P35"/>
            <text:p text:style-name="P31"><text:span text:style-name="T18"><text:s text:c="12"/></text:span><text:span text:style-name="T13">// Create a Compilation Context </text:span></text:p>
            <text:p text:style-name="P31"><text:span text:style-name="T18"><text:s text:c="12"/></text:span><text:span text:style-name="T13">//</text:span></text:p>
            <text:p text:style-name="P31"><text:span text:style-name="T18"><text:s text:c="12"/></text:span><text:span text:style-name="T13">//</text:span></text:p>
            <text:p text:style-name="P31"><text:span text:style-name="T18"><text:s text:c="12"/></text:span><text:span text:style-name="T23">COMPILATION_CONTEXT</text:span><text:span text:style-name="T18"> ctx = </text:span><text:span text:style-name="T21">new</text:span><text:span text:style-name="T18"> </text:span><text:span text:style-name="T23">COMPILATION_CONTEXT</text:span><text:span text:style-name="T18">();</text:span></text:p>
            <text:p text:style-name="P35"/>
            <text:p text:style-name="P31"><text:span text:style-name="T18"><text:s text:c="12"/></text:span><text:span text:style-name="T13">//</text:span></text:p>
            <text:p text:style-name="P31"><text:span text:style-name="T18"><text:s text:c="12"/></text:span><text:span text:style-name="T13">// Call the top level Parsing Routine with </text:span></text:p>
            <text:p text:style-name="P31"><text:span text:style-name="T18"><text:s text:c="12"/></text:span><text:span text:style-name="T13">// Compilation Context as the Argument</text:span></text:p>
            <text:p text:style-name="P31"><text:span text:style-name="T18"><text:s text:c="12"/></text:span><text:span text:style-name="T13">//</text:span></text:p>
            <text:p text:style-name="P31"><text:span text:style-name="T18"><text:s text:c="12"/></text:span><text:span text:style-name="T23">ArrayList</text:span><text:span text:style-name="T18"> stmts = pars.Parse(ctx);</text:span></text:p>
            <text:p text:style-name="P35"/>
            <text:p text:style-name="P31"><text:span text:style-name="T18"><text:s text:c="12"/></text:span><text:span text:style-name="T13">//</text:span></text:p>
            <text:p text:style-name="P31"><text:span text:style-name="T18"><text:s text:c="12"/></text:span><text:span text:style-name="T13">// if we have reached here , the parse process </text:span></text:p>
            <text:p text:style-name="P31"><text:span text:style-name="T18"><text:s text:c="12"/></text:span><text:span text:style-name="T13">// is successful... Create a Run time context and </text:span></text:p>
            <text:p text:style-name="P31"><text:span text:style-name="T18"><text:s text:c="12"/></text:span><text:span text:style-name="T13">// Call Execute statements of each statement...</text:span></text:p>
            <text:p text:style-name="P31"><text:span text:style-name="T18"><text:s text:c="12"/></text:span><text:span text:style-name="T13">//</text:span></text:p>
            <text:p text:style-name="P1148"/>
            <text:p text:style-name="P31"><text:span text:style-name="T18"><text:s text:c="12"/></text:span><text:span text:style-name="T23">RUNTIME_CONTEXT</text:span><text:span text:style-name="T18"> f = </text:span><text:span text:style-name="T21">new</text:span><text:span text:style-name="T18"> </text:span><text:span text:style-name="T23">RUNTIME_CONTEXT</text:span><text:span text:style-name="T18">();</text:span></text:p>
            <text:p text:style-name="P31"><text:span text:style-name="T18"><text:s text:c="12"/></text:span><text:span text:style-name="T21">foreach</text:span><text:span text:style-name="T18">(</text:span><text:span text:style-name="T23">Object</text:span><text:span text:style-name="T18"> obj </text:span><text:span text:style-name="T21">in</text:span><text:span text:style-name="T18"> stmts )</text:span></text:p>
            <text:p text:style-name="P35"><text:s text:c="12"/>{</text:p>
            <text:p text:style-name="P31"><text:span text:style-name="T18"><text:s text:c="16"/></text:span><text:span text:style-name="T23">Stmt</text:span><text:span text:style-name="T18"> s = obj </text:span><text:span text:style-name="T21">as</text:span><text:span text:style-name="T18"> </text:span><text:span text:style-name="T23">Stmt</text:span><text:span text:style-name="T18">;</text:span></text:p>
            <text:p text:style-name="P35"><text:s text:c="16"/>s.Execute(f);</text:p>
            <text:p text:style-name="P35"><text:s text:c="12"/>}</text:p>
            <text:p text:style-name="P35"><text:s text:c="24"/></text:p>
            <text:p text:style-name="P35"><text:s text:c="8"/>}</text:p>
            <text:p text:style-name="P35"/>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pan></text:p>
            <text:p text:style-name="P31"><text:span text:style-name="T18"><text:s text:c="8"/></text:span><text:span text:style-name="T7">///</text:span><text:span text:style-name="T13"> </text:span><text:span text:style-name="T7">&lt;/summary&gt;</text:span></text:p>
            <text:p text:style-name="P31"><text:span text:style-name="T18"><text:s text:c="8"/></text:span><text:span text:style-name="T7">///</text:span><text:span text:style-name="T13"> </text:span><text:span text:style-name="T7">&lt;param name="args"&gt;&lt;/param&gt;</text:span></text:p>
            <text:p text:style-name="P31"><text:span text:style-name="T18"><text:s text:c="8"/></text:span><text:span text:style-name="T21">static</text:span><text:span text:style-name="T18"> </text:span><text:span text:style-name="T21">void</text:span><text:span text:style-name="T18"> Main(</text:span><text:span text:style-name="T21">string</text:span><text:span text:style-name="T18">[] args)</text:span></text:p>
            <text:p text:style-name="P35"><text:s text:c="8"/>{</text:p>
            <text:p text:style-name="P35"><text:s text:c="9"/></text:p>
            <text:p text:style-name="P35"/>
            <text:p text:style-name="P31"><text:span text:style-name="T18"><text:s text:c="12"/></text:span><text:span text:style-name="T21">if</text:span><text:span text:style-name="T18"> (args == </text:span><text:span text:style-name="T21">null</text:span><text:span text:style-name="T18"> ||</text:span></text:p>
            <text:p text:style-name="P35"><text:s text:c="17"/>args.Length != 1)</text:p>
            <text:p text:style-name="P35"><text:s text:c="12"/>{</text:p>
            <text:p text:style-name="P31"><text:span text:style-name="T18"><text:s text:c="16"/></text:span><text:span text:style-name="T23">Console</text:span><text:span text:style-name="T18">.WriteLine(</text:span><text:span text:style-name="T26">"CallSlang &lt;scriptname&gt;\n"</text:span><text:span text:style-name="T18">);</text:span></text:p>
            <text:p text:style-name="P31"><text:span text:style-name="T18"><text:s text:c="16"/></text:span><text:span text:style-name="T21">return</text:span><text:span text:style-name="T18">;</text:span></text:p>
            <text:p text:style-name="P35"/>
            <text:p text:style-name="P35"><text:s text:c="12"/>}</text:p>
            <text:p text:style-name="P35"><text:s text:c="12"/>TestFileScript(args[0]);</text:p>
            <text:p text:style-name="P31"><text:span text:style-name="T18"><text:s text:c="12"/></text:span><text:span text:style-name="T13">//------------- Wait for the Key Press</text:span></text:p>
            <text:p text:style-name="P31"><text:span text:style-name="T18"><text:s text:c="12"/></text:span><text:span text:style-name="T23">Console</text:span><text:span text:style-name="T18">.Read();</text:span></text:p>
            <text:p text:style-name="P35"><text:s text:c="12"/></text:p>
            <text:p text:style-name="P35"><text:s text:c="8"/>}</text:p>
            <text:p text:style-name="P35"><text:s text:c="4"/>}</text:p>
            <text:p text:style-name="P35">}</text:p>
            <text:p text:style-name="Table_20_Contents"/>
            <text:p text:style-name="Table_20_Contents"><text:soft-page-break/>First.sl ( Slang script )</text:p>
          </table:table-cell>
        </table:table-row>
      </table:table>
      <table:table table:name="Table60" table:style-name="Table60">
        <table:table-column table:style-name="Table60.A"/>
        <table:table-row>
          <table:table-cell table:style-name="Table60.A1" office:value-type="string">
            <text:p text:style-name="Table_20_Contents">///////////////////////////////////</text:p>
            <text:p text:style-name="Table_20_Contents">//</text:p>
            <text:p text:style-name="Table_20_Contents">// A simple SLANG script</text:p>
            <text:p text:style-name="Table_20_Contents">//</text:p>
            <text:p text:style-name="Table_20_Contents">// <text:s text:c="3"/>Sample #1</text:p>
            <text:p text:style-name="Table_20_Contents">//</text:p>
            <text:p text:style-name="Table_20_Contents">NUMERIC a; <text:s text:c="2"/>// Declare a Numeric variable</text:p>
            <text:p text:style-name="Table_20_Contents"/>
            <text:p text:style-name="Table_20_Contents">a = 2*3+5* 30 + -(4*5+3); <text:s/>// Assign </text:p>
            <text:p text:style-name="Table_20_Contents"/>
            <text:p text:style-name="Table_20_Contents">PRINTLINE a; <text:s/>// Dump a </text:p>
            <text:p text:style-name="Table_20_Contents"/>
            <text:p text:style-name="Table_20_Contents">//----- String concatenation</text:p>
            <text:p text:style-name="Table_20_Contents"/>
            <text:p text:style-name="Table_20_Contents">PRINT "Hello " + "World";</text:p>
            <text:p text:style-name="Table_20_Contents">//-------------- Write a new line</text:p>
            <text:p text:style-name="Table_20_Contents"/>
            <text:p text:style-name="Table_20_Contents">PRINTLINE "";</text:p>
            <text:p text:style-name="Table_20_Contents">//-------------- string data type</text:p>
            <text:p text:style-name="Table_20_Contents">STRING c;</text:p>
            <text:p text:style-name="Table_20_Contents"/>
            <text:p text:style-name="Table_20_Contents">c = "Hello "; <text:s/>// assignment to string </text:p>
            <text:p text:style-name="Table_20_Contents"/>
            <text:p text:style-name="Table_20_Contents">//---------------- assignment and concatenation</text:p>
            <text:p text:style-name="Table_20_Contents"/>
            <text:p text:style-name="Table_20_Contents">C = C + "World";</text:p>
            <text:p text:style-name="Table_20_Contents"/>
            <text:p text:style-name="Table_20_Contents">PRINTLINE c;</text:p>
            <text:p text:style-name="Table_20_Contents"/>
            <text:p text:style-name="Table_20_Contents">//-------------- boolean variable </text:p>
            <text:p text:style-name="Table_20_Contents"/>
            <text:p text:style-name="Table_20_Contents">BOOLEAN d;</text:p>
            <text:p text:style-name="Table_20_Contents"/>
            <text:p text:style-name="Table_20_Contents">d= TRUE;</text:p>
            <text:p text:style-name="Table_20_Contents"/>
            <text:p text:style-name="Table_20_Contents">PRINTLINE d;</text:p>
            <text:p text:style-name="Table_20_Contents"/>
            <text:p text:style-name="Table_20_Contents">d= FALSE;</text:p>
            <text:p text:style-name="Table_20_Contents"/>
            <text:p text:style-name="Table_20_Contents">PRINTLINE d;</text:p>
            <text:p text:style-name="Table_20_Contents"/>
            <text:p text:style-name="Table_20_Contents"/>
          </table:table-cell>
        </table:table-row>
      </table:table>
      <text:p text:style-name="Standard"/>
      <text:p text:style-name="Standard"/>
      <text:p text:style-name="Standard"/>
      <text:p text:style-name="Standard"/>
      <text:p text:style-name="Standard"/>
      <text:p text:style-name="Standard"><text:soft-page-break/></text:p>
      <text:p text:style-name="Standard">Second.sl </text:p>
      <table:table table:name="Table61" table:style-name="Table61">
        <table:table-column table:style-name="Table61.A"/>
        <table:table-row>
          <table:table-cell table:style-name="Table61.A1" office:value-type="string">
            <text:p text:style-name="Table_20_Contents">//////////////////////////////////////</text:p>
            <text:p text:style-name="Table_20_Contents">//</text:p>
            <text:p text:style-name="Table_20_Contents">// A slang script to test unary expression</text:p>
            <text:p text:style-name="Table_20_Contents">//</text:p>
            <text:p text:style-name="Table_20_Contents">//</text:p>
            <text:p text:style-name="Table_20_Contents">//</text:p>
            <text:p text:style-name="Table_20_Contents"/>
            <text:p text:style-name="Table_20_Contents"/>
            <text:p text:style-name="Table_20_Contents">Numeric a ;</text:p>
            <text:p text:style-name="Table_20_Contents"/>
            <text:p text:style-name="Table_20_Contents">a = -1 ;</text:p>
            <text:p text:style-name="Table_20_Contents"/>
            <text:p text:style-name="Table_20_Contents">a = -a;</text:p>
            <text:p text:style-name="Table_20_Contents"/>
            <text:p text:style-name="Table_20_Contents">Print a;</text:p>
          </table:table-cell>
        </table:table-row>
      </table:table>
      <text:p text:style-name="Standard"/>
      <text:p text:style-name="Standard">Third.sl</text:p>
      <text:p text:style-name="Standard"/>
      <table:table table:name="Table62" table:style-name="Table62">
        <table:table-column table:style-name="Table62.A"/>
        <table:table-row>
          <table:table-cell table:style-name="Table62.A1" office:value-type="string">
            <text:p text:style-name="Table_20_Contents">///////////////////////</text:p>
            <text:p text:style-name="Table_20_Contents">//</text:p>
            <text:p text:style-name="Table_20_Contents">//</text:p>
            <text:p text:style-name="Table_20_Contents">//</text:p>
            <text:p text:style-name="Table_20_Contents">//</text:p>
            <text:p text:style-name="Table_20_Contents">//</text:p>
            <text:p text:style-name="Table_20_Contents"/>
            <text:p text:style-name="Table_20_Contents"/>
            <text:p text:style-name="Table_20_Contents">Numeric a;</text:p>
            <text:p text:style-name="Table_20_Contents"/>
            <text:p text:style-name="Table_20_Contents">String b;</text:p>
            <text:p text:style-name="Table_20_Contents"/>
            <text:p text:style-name="Table_20_Contents"/>
            <text:p text:style-name="Table_20_Contents">a = ---1;</text:p>
            <text:p text:style-name="Table_20_Contents"/>
            <text:p text:style-name="Table_20_Contents">PrintLine a*4 + 10;</text:p>
          </table:table-cell>
        </table:table-row>
      </table:table>
      <text:p text:style-name="Standard"/>
      <text:p text:style-name="Standard"/>
      <text:p text:style-name="Standard"/>
      <text:p text:style-name="Standard"/>
      <text:p text:style-name="Standard"/>
      <text:p text:style-name="Standard">You can go to the command line and invoke the CallSlang executable as follows....a screen snapshot is given in the next page</text:p>
      <text:p text:style-name="Standard"/>
      <text:p text:style-name="Standard">CallSlang first.sl </text:p>
      <text:p text:style-name="Standard">CallSlang second.sl</text:p>
      <text:p text:style-name="Standard">CallSlang third.sl</text:p>
      <text:p text:style-name="Standard"/>
      <text:p text:style-name="Standard"><text:soft-page-break/></text:p>
      <text:p text:style-name="Standard"><draw:frame draw:style-name="fr1" draw:name="graphics1" text:anchor-type="paragraph" svg:width="6.9252in" svg:height="7.3602in" draw:z-index="0"><draw:image xlink:href="Pictures/2000000700005BC5000045FFE7483FD7.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Arial1" svg:font-family="Arial"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Praseed Pai</meta:initial-creator>
    <meta:creation-date>2009-07-03T11:25:29</meta:creation-date>
    <dc:date>2010-01-25T16:39:49</dc:date>
    <meta:editing-cycles>49</meta:editing-cycles>
    <meta:editing-duration>PT16H11M3S</meta:editing-duration>
    <meta:user-defined meta:name="Info 1"/>
    <meta:user-defined meta:name="Info 2"/>
    <meta:user-defined meta:name="Info 3"/>
    <meta:user-defined meta:name="Info 4"/>
    <meta:document-statistic meta:table-count="62" meta:image-count="1" meta:object-count="0" meta:page-count="62" meta:paragraph-count="2352" meta:word-count="7894" meta:character-count="81322"/>
  </office:meta>
</office:document-meta>
</file>